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8626in" svg:height="6.6724in" svg:x="3.0748in" svg:y="7.0642in">
            <draw:object draw:notify-on-update-of-ranges="Sheet1.H2:Sheet1.H58 Sheet1.I2:Sheet1.I58 Sheet1.H2:Sheet1.H58 Sheet1.J2:Sheet1.J58 Sheet1.H2:Sheet1.H58 Sheet1.K2:Sheet1.K58 Sheet1.H2:Sheet1.H58 Sheet1.L2:Sheet1.L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992in" svg:height="7.8535in" svg:x="5.2142in" svg:y="16.2193in">
            <draw:object draw:notify-on-update-of-ranges="Sheet1.N2:Sheet1.N114 Sheet1.O2:Sheet1.O114 Sheet1.N2:Sheet1.N114 Sheet1.P2:Sheet1.P114 Sheet1.N2:Sheet1.N114 Sheet1.Q2:Sheet1.Q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.6913in" svg:height="13.5189in" svg:x="21.3764in" svg:y="17.4638in">
            <draw:object draw:notify-on-update-of-ranges="Sheet1.T2:Sheet1.T121 Sheet1.U2:Sheet1.U121 Sheet1.T2:Sheet1.T121 Sheet1.V2:Sheet1.V121 Sheet1.T2:Sheet1.T121 Sheet1.W2:Sheet1.W121 Sheet1.T2:Sheet1.T121 Sheet1.X2:Sheet1.X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1138in" svg:height="8.3661in" svg:x="24.9319in" svg:y="27.0634in">
            <draw:object draw:notify-on-update-of-ranges="Sheet1.Z2:Sheet1.Z175 Sheet1.AA2:Sheet1.AA175 Sheet1.Z2:Sheet1.Z175 Sheet1.AB2:Sheet1.AB1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24.8854in" svg:y="27.6681in">
            <draw:object draw:notify-on-update-of-ranges="Sheet1.AE2:Sheet1.AE186 Sheet1.AF2:Sheet1.AF186 Sheet1.AE2:Sheet1.AE186 Sheet1.AG2:Sheet1.AG1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49.2858in" svg:y="65.1787in">
            <draw:object draw:notify-on-update-of-ranges="Sheet1.BD3:Sheet1.BD374 Sheet1.BE3:Sheet1.BE374 Sheet1.BD3:Sheet1.BD374 Sheet1.BF3:Sheet1.BF37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1" table:default-cell-style-name="Default"/>
        <table:table-row table:style-name="ro1">
          <table:table-cell table:number-columns-repeated="25"/>
          <table:table-cell office:value-type="string" calcext:value-type="string">
            <text:p>FLYWHEEL</text:p>
          </table:table-cell>
          <table:table-cell table:number-columns-repeated="4"/>
          <table:table-cell office:value-type="string" calcext:value-type="string">
            <text:p>FLYWHEEL</text:p>
          </table:table-cell>
          <table:table-cell office:value-type="string" calcext:value-type="string">
            <text:p>0 update loop time</text:p>
          </table:table-cell>
          <table:table-cell table:number-columns-repeated="3"/>
          <table:table-cell office:value-type="string" calcext:value-type="string">
            <text:p>Robot delta theta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ABS([.B2])" office:value-type="float" office:value="2.594" calcext:value-type="float">
            <text:p>2.594</text:p>
          </table:table-cell>
          <table:table-cell table:formula="of:=ABS([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ABS([.E2])" office:value-type="float" office:value="0" calcext:value-type="float">
            <text:p>0</text:p>
          </table:table-cell>
          <table:table-cell table:formula="of:=ABS([.F2])" office:value-type="float" office:value="0" calcext:value-type="float">
            <text:p>0</text:p>
          </table:table-cell>
          <table:table-cell/>
          <table:table-cell office:value-type="float" office:value="7.713" calcext:value-type="float">
            <text:p>7.713</text:p>
          </table:table-cell>
          <table:table-cell office:value-type="float" office:value="-0.02954102" calcext:value-type="float">
            <text:p>-0.02954102</text:p>
          </table:table-cell>
          <table:table-cell office:value-type="float" office:value="0.09838867" calcext:value-type="float">
            <text:p>0.09838867</text:p>
          </table:table-cell>
          <table:table-cell office:value-type="float" office:value="-0.9864502" calcext:value-type="float">
            <text:p>-0.9864502</text:p>
          </table:table-cell>
          <table:table-cell table:number-columns-repeated="2"/>
          <table:table-cell office:value-type="float" office:value="3.061" calcext:value-type="float">
            <text:p>3.0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626" calcext:value-type="float">
            <text:p>5.626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3" calcext:value-type="float">
            <text:p>33</text:p>
          </table:table-cell>
          <table:table-cell table:number-columns-repeated="31"/>
          <table:table-cell office:value-type="string" calcext:value-type="string">
            <text:p>FLYWHEEL STD</text:p>
          </table:table-cell>
          <table:table-cell/>
        </table:table-row>
        <table:table-row table:style-name="ro1">
          <table:table-cell/>
          <table:table-cell office:value-type="float" office:value="2.845" calcext:value-type="float">
            <text:p>2.845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25.46667" calcext:value-type="float">
            <text:p>25.46667</text:p>
          </table:table-cell>
          <table:table-cell office:value-type="float" office:value="-26.86667" calcext:value-type="float">
            <text:p>-26.86667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ABS([.B3])" office:value-type="float" office:value="2.845" calcext:value-type="float">
            <text:p>2.845</text:p>
          </table:table-cell>
          <table:table-cell table:formula="of:=ABS([.C3])" office:value-type="float" office:value="30.93333" calcext:value-type="float">
            <text:p>30.93333</text:p>
          </table:table-cell>
          <table:table-cell table:formula="of:=ABS([.D3])" office:value-type="float" office:value="25.46667" calcext:value-type="float">
            <text:p>25.46667</text:p>
          </table:table-cell>
          <table:table-cell table:formula="of:=ABS([.E3])" office:value-type="float" office:value="26.86667" calcext:value-type="float">
            <text:p>26.86667</text:p>
          </table:table-cell>
          <table:table-cell table:formula="of:=ABS([.F3])" office:value-type="float" office:value="30" calcext:value-type="float">
            <text:p>30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3.312" calcext:value-type="float">
            <text:p>3.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.648" calcext:value-type="float">
            <text:p>5.64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80.28998" calcext:value-type="float">
            <text:p>80.28998</text:p>
          </table:table-cell>
          <table:table-cell table:formula="of:=[.AJ3]-[.AJ4]" office:value-type="float" office:value="2.14586" calcext:value-type="float">
            <text:p>2.14586</text:p>
          </table:table-cell>
          <table:table-cell table:number-columns-repeated="2"/>
          <table:table-cell office:value-type="float" office:value="177.3625" calcext:value-type="float">
            <text:p>177.3625</text:p>
          </table:table-cell>
          <table:table-cell table:formula="of:=[.AN3]-[.AN4]" office:value-type="float" office:value="0.11760000000001" calcext:value-type="float">
            <text:p>0.11760000000001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formula="of:=[.AW3]-[.AW4]" office:value-type="float" office:value="0" calcext:value-type="float">
            <text:p>0</text:p>
          </table:table-cell>
          <table:table-cell table:number-columns-repeated="5"/>
          <table:table-cell office:value-type="float" office:value="6.009" calcext:value-type="float">
            <text:p>6.009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STDEV([.BE3:.BE374])" office:value-type="float" office:value="0.911907428844907" calcext:value-type="float">
            <text:p>0.911907428844907</text:p>
          </table:table-cell>
          <table:table-cell table:formula="of:=STDEV([.BF3:.BF374])" office:value-type="float" office:value="0.639370739380853" calcext:value-type="float">
            <text:p>0.639370739380853</text:p>
          </table:table-cell>
        </table:table-row>
        <table:table-row table:style-name="ro1">
          <table:table-cell/>
          <table:table-cell office:value-type="float" office:value="3.096" calcext:value-type="float">
            <text:p>3.096</text:p>
          </table:table-cell>
          <table:table-cell office:value-type="float" office:value="105.1" calcext:value-type="float">
            <text:p>105.1</text:p>
          </table:table-cell>
          <table:table-cell office:value-type="float" office:value="103.7667" calcext:value-type="float">
            <text:p>103.7667</text:p>
          </table:table-cell>
          <table:table-cell office:value-type="float" office:value="-107.6" calcext:value-type="float">
            <text:p>-107.6</text:p>
          </table:table-cell>
          <table:table-cell office:value-type="float" office:value="-101.7" calcext:value-type="float">
            <text:p>-101.7</text:p>
          </table:table-cell>
          <table:table-cell/>
          <table:table-cell table:formula="of:=ABS([.B4])" office:value-type="float" office:value="3.096" calcext:value-type="float">
            <text:p>3.096</text:p>
          </table:table-cell>
          <table:table-cell table:formula="of:=ABS([.C4])" office:value-type="float" office:value="105.1" calcext:value-type="float">
            <text:p>105.1</text:p>
          </table:table-cell>
          <table:table-cell table:formula="of:=ABS([.D4])" office:value-type="float" office:value="103.7667" calcext:value-type="float">
            <text:p>103.7667</text:p>
          </table:table-cell>
          <table:table-cell table:formula="of:=ABS([.E4])" office:value-type="float" office:value="107.6" calcext:value-type="float">
            <text:p>107.6</text:p>
          </table:table-cell>
          <table:table-cell table:formula="of:=ABS([.F4])" office:value-type="float" office:value="101.7" calcext:value-type="float">
            <text:p>101.7</text:p>
          </table:table-cell>
          <table:table-cell/>
          <table:table-cell office:value-type="float" office:value="8.068" calcext:value-type="float">
            <text:p>8.068</text:p>
          </table:table-cell>
          <table:table-cell office:value-type="float" office:value="-0.02929688" calcext:value-type="float">
            <text:p>-0.02929688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06006" calcext:value-type="float">
            <text:p>-0.9906006</text:p>
          </table:table-cell>
          <table:table-cell table:number-columns-repeated="2"/>
          <table:table-cell office:value-type="float" office:value="3.416" calcext:value-type="float">
            <text:p>3.416</text:p>
          </table:table-cell>
          <table:table-cell office:value-type="float" office:value="14.4" calcext:value-type="float">
            <text:p>14.4</text:p>
          </table:table-cell>
          <table:table-cell office:value-type="float" office:value="12.4" calcext:value-type="float">
            <text:p>12.4</text:p>
          </table:table-cell>
          <table:table-cell office:value-type="float" office:value="11.2" calcext:value-type="float">
            <text:p>11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83333" calcext:value-type="float">
            <text:p>32.83333</text:p>
          </table:table-cell>
          <table:table-cell table:number-columns-repeated="7"/>
          <table:table-cell office:value-type="float" office:value="78.14412" calcext:value-type="float">
            <text:p>78.14412</text:p>
          </table:table-cell>
          <table:table-cell table:formula="of:=[.AJ4]-[.AJ5]" office:value-type="float" office:value="2.14107" calcext:value-type="float">
            <text:p>2.14107</text:p>
          </table:table-cell>
          <table:table-cell table:number-columns-repeated="2"/>
          <table:table-cell office:value-type="float" office:value="177.2449" calcext:value-type="float">
            <text:p>177.2449</text:p>
          </table:table-cell>
          <table:table-cell table:formula="of:=[.AN4]-[.AN5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table:formula="of:=[.AW4]-[.AW5]" office:value-type="float" office:value="0.00139999999998963" calcext:value-type="float">
            <text:p>0.00139999999998963</text:p>
          </table:table-cell>
          <table:table-cell table:number-columns-repeated="5"/>
          <table:table-cell office:value-type="float" office:value="6.031" calcext:value-type="float">
            <text:p>6.031</text:p>
          </table:table-cell>
          <table:table-cell office:value-type="float" office:value="32.4" calcext:value-type="float">
            <text:p>32.4</text:p>
          </table:table-cell>
          <table:table-cell office:value-type="float" office:value="32.23333" calcext:value-type="float">
            <text:p>32.23333</text:p>
          </table:table-cell>
          <table:table-cell/>
          <table:table-cell table:formula="of:=AVERAGE([.BE3:.BE374])" office:value-type="float" office:value="32.3882623655914" calcext:value-type="float">
            <text:p>32.3882623655914</text:p>
          </table:table-cell>
          <table:table-cell table:formula="of:=AVERAGE([.BF3:.BF374])" office:value-type="float" office:value="32.9344990322581" calcext:value-type="float">
            <text:p>32.9344990322581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98.26667" calcext:value-type="float">
            <text:p>98.26667</text:p>
          </table:table-cell>
          <table:table-cell office:value-type="float" office:value="95.43334" calcext:value-type="float">
            <text:p>95.43334</text:p>
          </table:table-cell>
          <table:table-cell office:value-type="float" office:value="-99.6" calcext:value-type="float">
            <text:p>-99.6</text:p>
          </table:table-cell>
          <table:table-cell office:value-type="float" office:value="-94.23333" calcext:value-type="float">
            <text:p>-94.23333</text:p>
          </table:table-cell>
          <table:table-cell/>
          <table:table-cell table:formula="of:=ABS([.B5])" office:value-type="float" office:value="3.347" calcext:value-type="float">
            <text:p>3.347</text:p>
          </table:table-cell>
          <table:table-cell table:formula="of:=ABS([.C5])" office:value-type="float" office:value="98.26667" calcext:value-type="float">
            <text:p>98.26667</text:p>
          </table:table-cell>
          <table:table-cell table:formula="of:=ABS([.D5])" office:value-type="float" office:value="95.43334" calcext:value-type="float">
            <text:p>95.43334</text:p>
          </table:table-cell>
          <table:table-cell table:formula="of:=ABS([.E5])" office:value-type="float" office:value="99.6" calcext:value-type="float">
            <text:p>99.6</text:p>
          </table:table-cell>
          <table:table-cell table:formula="of:=ABS([.F5])" office:value-type="float" office:value="94.23333" calcext:value-type="float">
            <text:p>94.23333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3.668" calcext:value-type="float">
            <text:p>3.668</text:p>
          </table:table-cell>
          <table:table-cell table:number-columns-repeated="2" office:value-type="float" office:value="317.6" calcext:value-type="float">
            <text:p>317.6</text:p>
          </table:table-cell>
          <table:table-cell office:value-type="float" office:value="310.8" calcext:value-type="float">
            <text:p>310.8</text:p>
          </table:table-cell>
          <table:table-cell office:value-type="float" office:value="312.4" calcext:value-type="float">
            <text:p>312.4</text:p>
          </table:table-cell>
          <table:table-cell/>
          <table:table-cell office:value-type="float" office:value="5.692" calcext:value-type="float">
            <text:p>5.692</text:p>
          </table:table-cell>
          <table:table-cell office:value-type="float" office:value="30.73334" calcext:value-type="float">
            <text:p>30.73334</text:p>
          </table:table-cell>
          <table:table-cell office:value-type="float" office:value="33.63333" calcext:value-type="float">
            <text:p>33.63333</text:p>
          </table:table-cell>
          <table:table-cell table:number-columns-repeated="7"/>
          <table:table-cell office:value-type="float" office:value="76.00305" calcext:value-type="float">
            <text:p>76.00305</text:p>
          </table:table-cell>
          <table:table-cell table:formula="of:=[.AJ5]-[.AJ6]" office:value-type="float" office:value="2.12823" calcext:value-type="float">
            <text:p>2.12823</text:p>
          </table:table-cell>
          <table:table-cell table:number-columns-repeated="2"/>
          <table:table-cell office:value-type="float" office:value="177.0685" calcext:value-type="float">
            <text:p>177.0685</text:p>
          </table:table-cell>
          <table:table-cell table:formula="of:=[.AN5]-[.AN6]" office:value-type="float" office:value="0.176299999999998" calcext:value-type="float">
            <text:p>0.176299999999998</text:p>
          </table:table-cell>
          <table:table-cell table:number-columns-repeated="7"/>
          <table:table-cell office:value-type="float" office:value="179.9986" calcext:value-type="float">
            <text:p>179.9986</text:p>
          </table:table-cell>
          <table:table-cell table:formula="of:=[.AW5]-[.AW6]" office:value-type="float" office:value="0.00100000000000477" calcext:value-type="float">
            <text:p>0.00100000000000477</text:p>
          </table:table-cell>
          <table:table-cell table:number-columns-repeated="5"/>
          <table:table-cell office:value-type="float" office:value="6.053" calcext:value-type="float">
            <text:p>6.053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98" calcext:value-type="float">
            <text:p>3.598</text:p>
          </table:table-cell>
          <table:table-cell office:value-type="float" office:value="99.1" calcext:value-type="float">
            <text:p>99.1</text:p>
          </table:table-cell>
          <table:table-cell office:value-type="float" office:value="106.1" calcext:value-type="float">
            <text:p>106.1</text:p>
          </table:table-cell>
          <table:table-cell office:value-type="float" office:value="-100.5667" calcext:value-type="float">
            <text:p>-100.5667</text:p>
          </table:table-cell>
          <table:table-cell office:value-type="float" office:value="-101.1333" calcext:value-type="float">
            <text:p>-101.1333</text:p>
          </table:table-cell>
          <table:table-cell/>
          <table:table-cell table:formula="of:=ABS([.B6])" office:value-type="float" office:value="3.598" calcext:value-type="float">
            <text:p>3.598</text:p>
          </table:table-cell>
          <table:table-cell table:formula="of:=ABS([.C6])" office:value-type="float" office:value="99.1" calcext:value-type="float">
            <text:p>99.1</text:p>
          </table:table-cell>
          <table:table-cell table:formula="of:=ABS([.D6])" office:value-type="float" office:value="106.1" calcext:value-type="float">
            <text:p>106.1</text:p>
          </table:table-cell>
          <table:table-cell table:formula="of:=ABS([.E6])" office:value-type="float" office:value="100.5667" calcext:value-type="float">
            <text:p>100.5667</text:p>
          </table:table-cell>
          <table:table-cell table:formula="of:=ABS([.F6])" office:value-type="float" office:value="101.1333" calcext:value-type="float">
            <text:p>101.1333</text:p>
          </table:table-cell>
          <table:table-cell/>
          <table:table-cell office:value-type="float" office:value="8.423" calcext:value-type="float">
            <text:p>8.423</text:p>
          </table:table-cell>
          <table:table-cell office:value-type="float" office:value="-0.03015137" calcext:value-type="float">
            <text:p>-0.03015137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3.773" calcext:value-type="float">
            <text:p>3.773</text:p>
          </table:table-cell>
          <table:table-cell table:number-columns-repeated="2" office:value-type="float" office:value="449.6" calcext:value-type="float">
            <text:p>449.6</text:p>
          </table:table-cell>
          <table:table-cell office:value-type="float" office:value="443.6" calcext:value-type="float">
            <text:p>443.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5.714" calcext:value-type="float">
            <text:p>5.714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3.96667" calcext:value-type="float">
            <text:p>33.96667</text:p>
          </table:table-cell>
          <table:table-cell table:number-columns-repeated="7"/>
          <table:table-cell office:value-type="float" office:value="73.87482" calcext:value-type="float">
            <text:p>73.87482</text:p>
          </table:table-cell>
          <table:table-cell table:formula="of:=[.AJ6]-[.AJ7]" office:value-type="float" office:value="2.21587" calcext:value-type="float">
            <text:p>2.21587</text:p>
          </table:table-cell>
          <table:table-cell table:number-columns-repeated="2"/>
          <table:table-cell office:value-type="float" office:value="176.8922" calcext:value-type="float">
            <text:p>176.8922</text:p>
          </table:table-cell>
          <table:table-cell table:formula="of:=[.AN6]-[.AN7]" office:value-type="float" office:value="0.176500000000004" calcext:value-type="float">
            <text:p>0.176500000000004</text:p>
          </table:table-cell>
          <table:table-cell table:number-columns-repeated="7"/>
          <table:table-cell office:value-type="float" office:value="179.9976" calcext:value-type="float">
            <text:p>179.9976</text:p>
          </table:table-cell>
          <table:table-cell table:formula="of:=[.AW6]-[.AW7]" office:value-type="float" office:value="0.000400000000013279" calcext:value-type="float">
            <text:p>0.000400000000013279</text:p>
          </table:table-cell>
          <table:table-cell table:number-columns-repeated="5"/>
          <table:table-cell office:value-type="float" office:value="6.075" calcext:value-type="float">
            <text:p>6.075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851" calcext:value-type="float">
            <text:p>3.851</text:p>
          </table:table-cell>
          <table:table-cell office:value-type="float" office:value="102.2667" calcext:value-type="float">
            <text:p>102.2667</text:p>
          </table:table-cell>
          <table:table-cell office:value-type="float" office:value="98.53333" calcext:value-type="float">
            <text:p>98.53333</text:p>
          </table:table-cell>
          <table:table-cell office:value-type="float" office:value="-98.2" calcext:value-type="float">
            <text:p>-98.2</text:p>
          </table:table-cell>
          <table:table-cell office:value-type="float" office:value="-102.3667" calcext:value-type="float">
            <text:p>-102.3667</text:p>
          </table:table-cell>
          <table:table-cell/>
          <table:table-cell table:formula="of:=ABS([.B7])" office:value-type="float" office:value="3.851" calcext:value-type="float">
            <text:p>3.851</text:p>
          </table:table-cell>
          <table:table-cell table:formula="of:=ABS([.C7])" office:value-type="float" office:value="102.2667" calcext:value-type="float">
            <text:p>102.2667</text:p>
          </table:table-cell>
          <table:table-cell table:formula="of:=ABS([.D7])" office:value-type="float" office:value="98.53333" calcext:value-type="float">
            <text:p>98.53333</text:p>
          </table:table-cell>
          <table:table-cell table:formula="of:=ABS([.E7])" office:value-type="float" office:value="98.2" calcext:value-type="float">
            <text:p>98.2</text:p>
          </table:table-cell>
          <table:table-cell table:formula="of:=ABS([.F7])" office:value-type="float" office:value="102.3667" calcext:value-type="float">
            <text:p>102.3667</text:p>
          </table:table-cell>
          <table:table-cell/>
          <table:table-cell office:value-type="float" office:value="8.675" calcext:value-type="float">
            <text:p>8.675</text:p>
          </table:table-cell>
          <table:table-cell office:value-type="float" office:value="-0.02990723" calcext:value-type="float">
            <text:p>-0.02990723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023" calcext:value-type="float">
            <text:p>4.023</text:p>
          </table:table-cell>
          <table:table-cell office:value-type="float" office:value="749.6" calcext:value-type="float">
            <text:p>749.6</text:p>
          </table:table-cell>
          <table:table-cell office:value-type="float" office:value="744" calcext:value-type="float">
            <text:p>744</text:p>
          </table:table-cell>
          <table:table-cell office:value-type="float" office:value="743.2" calcext:value-type="float">
            <text:p>743.2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float" office:value="5.736" calcext:value-type="float">
            <text:p>5.736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71.65895" calcext:value-type="float">
            <text:p>71.65895</text:p>
          </table:table-cell>
          <table:table-cell table:formula="of:=[.AJ7]-[.AJ8]" office:value-type="float" office:value="2.27809000000001" calcext:value-type="float">
            <text:p>2.27809000000001</text:p>
          </table:table-cell>
          <table:table-cell table:number-columns-repeated="2"/>
          <table:table-cell office:value-type="float" office:value="176.7157" calcext:value-type="float">
            <text:p>176.7157</text:p>
          </table:table-cell>
          <table:table-cell table:formula="of:=[.AN7]-[.AN8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79.9972" calcext:value-type="float">
            <text:p>179.9972</text:p>
          </table:table-cell>
          <table:table-cell table:formula="of:=[.AW7]-[.AW8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097" calcext:value-type="float">
            <text:p>6.097</text:p>
          </table:table-cell>
          <table:table-cell office:value-type="float" office:value="31.9" calcext:value-type="float">
            <text:p>31.9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office:value-type="float" office:value="96.46667" calcext:value-type="float">
            <text:p>96.46667</text:p>
          </table:table-cell>
          <table:table-cell office:value-type="float" office:value="99.40001" calcext:value-type="float">
            <text:p>99.40001</text:p>
          </table:table-cell>
          <table:table-cell office:value-type="float" office:value="-98.13334" calcext:value-type="float">
            <text:p>-98.13334</text:p>
          </table:table-cell>
          <table:table-cell office:value-type="float" office:value="-99.6" calcext:value-type="float">
            <text:p>-99.6</text:p>
          </table:table-cell>
          <table:table-cell/>
          <table:table-cell table:formula="of:=ABS([.B8])" office:value-type="float" office:value="4.102" calcext:value-type="float">
            <text:p>4.102</text:p>
          </table:table-cell>
          <table:table-cell table:formula="of:=ABS([.C8])" office:value-type="float" office:value="96.46667" calcext:value-type="float">
            <text:p>96.46667</text:p>
          </table:table-cell>
          <table:table-cell table:formula="of:=ABS([.D8])" office:value-type="float" office:value="99.40001" calcext:value-type="float">
            <text:p>99.40001</text:p>
          </table:table-cell>
          <table:table-cell table:formula="of:=ABS([.E8])" office:value-type="float" office:value="98.13334" calcext:value-type="float">
            <text:p>98.13334</text:p>
          </table:table-cell>
          <table:table-cell table:formula="of:=ABS([.F8])" office:value-type="float" office:value="99.6" calcext:value-type="float">
            <text:p>99.6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82666" calcext:value-type="float">
            <text:p>0.0982666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133" calcext:value-type="float">
            <text:p>4.133</text:p>
          </table:table-cell>
          <table:table-cell office:value-type="float" office:value="881.2" calcext:value-type="float">
            <text:p>881.2</text:p>
          </table:table-cell>
          <table:table-cell office:value-type="float" office:value="876" calcext:value-type="float">
            <text:p>876</text:p>
          </table:table-cell>
          <table:table-cell office:value-type="float" office:value="875.2" calcext:value-type="float">
            <text:p>875.2</text:p>
          </table:table-cell>
          <table:table-cell office:value-type="float" office:value="867.2" calcext:value-type="float">
            <text:p>867.2</text:p>
          </table:table-cell>
          <table:table-cell/>
          <table:table-cell office:value-type="float" office:value="5.897" calcext:value-type="float">
            <text:p>5.897</text:p>
          </table:table-cell>
          <table:table-cell office:value-type="float" office:value="30.1" calcext:value-type="float">
            <text:p>30.1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69.38086" calcext:value-type="float">
            <text:p>69.38086</text:p>
          </table:table-cell>
          <table:table-cell table:formula="of:=[.AJ8]-[.AJ9]" office:value-type="float" office:value="2.3207" calcext:value-type="float">
            <text:p>2.3207</text:p>
          </table:table-cell>
          <table:table-cell table:number-columns-repeated="2"/>
          <table:table-cell office:value-type="float" office:value="176.5393" calcext:value-type="float">
            <text:p>176.5393</text:p>
          </table:table-cell>
          <table:table-cell table:formula="of:=[.AN8]-[.AN9]" office:value-type="float" office:value="0.176400000000001" calcext:value-type="float">
            <text:p>0.176400000000001</text:p>
          </table:table-cell>
          <table:table-cell table:number-columns-repeated="7"/>
          <table:table-cell office:value-type="float" office:value="179.9968" calcext:value-type="float">
            <text:p>179.9968</text:p>
          </table:table-cell>
          <table:table-cell table:formula="of:=[.AW8]-[.AW9]" office:value-type="float" office:value="0.000400000000013279" calcext:value-type="float">
            <text:p>0.000400000000013279</text:p>
          </table:table-cell>
          <table:table-cell table:number-columns-repeated="5"/>
          <table:table-cell office:value-type="float" office:value="6.119" calcext:value-type="float">
            <text:p>6.119</text:p>
          </table:table-cell>
          <table:table-cell office:value-type="float" office:value="31.2" calcext:value-type="float">
            <text:p>31.2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3" calcext:value-type="float">
            <text:p>4.353</text:p>
          </table:table-cell>
          <table:table-cell office:value-type="float" office:value="99.7" calcext:value-type="float">
            <text:p>99.7</text:p>
          </table:table-cell>
          <table:table-cell office:value-type="float" office:value="98.96667" calcext:value-type="float">
            <text:p>98.96667</text:p>
          </table:table-cell>
          <table:table-cell office:value-type="float" office:value="-100.1" calcext:value-type="float">
            <text:p>-100.1</text:p>
          </table:table-cell>
          <table:table-cell office:value-type="float" office:value="-98.66667" calcext:value-type="float">
            <text:p>-98.66667</text:p>
          </table:table-cell>
          <table:table-cell/>
          <table:table-cell table:formula="of:=ABS([.B9])" office:value-type="float" office:value="4.353" calcext:value-type="float">
            <text:p>4.353</text:p>
          </table:table-cell>
          <table:table-cell table:formula="of:=ABS([.C9])" office:value-type="float" office:value="99.7" calcext:value-type="float">
            <text:p>99.7</text:p>
          </table:table-cell>
          <table:table-cell table:formula="of:=ABS([.D9])" office:value-type="float" office:value="98.96667" calcext:value-type="float">
            <text:p>98.96667</text:p>
          </table:table-cell>
          <table:table-cell table:formula="of:=ABS([.E9])" office:value-type="float" office:value="100.1" calcext:value-type="float">
            <text:p>100.1</text:p>
          </table:table-cell>
          <table:table-cell table:formula="of:=ABS([.F9])" office:value-type="float" office:value="98.66667" calcext:value-type="float">
            <text:p>98.66667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09668" calcext:value-type="float">
            <text:p>-0.9909668</text:p>
          </table:table-cell>
          <table:table-cell table:number-columns-repeated="2"/>
          <table:table-cell office:value-type="float" office:value="4.382" calcext:value-type="float">
            <text:p>4.382</text:p>
          </table:table-cell>
          <table:table-cell office:value-type="float" office:value="1175.2" calcext:value-type="float">
            <text:p>1175.2</text:p>
          </table:table-cell>
          <table:table-cell office:value-type="float" office:value="1170" calcext:value-type="float">
            <text:p>1170</text:p>
          </table:table-cell>
          <table:table-cell office:value-type="float" office:value="1169.6" calcext:value-type="float">
            <text:p>1169.6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float" office:value="5.921" calcext:value-type="float">
            <text:p>5.921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67.06016" calcext:value-type="float">
            <text:p>67.06016</text:p>
          </table:table-cell>
          <table:table-cell table:formula="of:=[.AJ9]-[.AJ10]" office:value-type="float" office:value="2.36400999999999" calcext:value-type="float">
            <text:p>2.36400999999999</text:p>
          </table:table-cell>
          <table:table-cell table:number-columns-repeated="2"/>
          <table:table-cell office:value-type="float" office:value="176.3629" calcext:value-type="float">
            <text:p>176.3629</text:p>
          </table:table-cell>
          <table:table-cell table:formula="of:=[.AN9]-[.AN10]" office:value-type="float" office:value="0.176299999999998" calcext:value-type="float">
            <text:p>0.176299999999998</text:p>
          </table:table-cell>
          <table:table-cell table:number-columns-repeated="7"/>
          <table:table-cell office:value-type="float" office:value="179.9964" calcext:value-type="float">
            <text:p>179.9964</text:p>
          </table:table-cell>
          <table:table-cell table:formula="of:=[.AW9]-[.AW10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28" calcext:value-type="float">
            <text:p>6.28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04" calcext:value-type="float">
            <text:p>4.604</text:p>
          </table:table-cell>
          <table:table-cell office:value-type="float" office:value="99.73333" calcext:value-type="float">
            <text:p>99.73333</text:p>
          </table:table-cell>
          <table:table-cell office:value-type="float" office:value="99.66666" calcext:value-type="float">
            <text:p>99.66666</text:p>
          </table:table-cell>
          <table:table-cell office:value-type="float" office:value="-97.43334" calcext:value-type="float">
            <text:p>-97.43334</text:p>
          </table:table-cell>
          <table:table-cell office:value-type="float" office:value="-99.66666" calcext:value-type="float">
            <text:p>-99.66666</text:p>
          </table:table-cell>
          <table:table-cell/>
          <table:table-cell table:formula="of:=ABS([.B10])" office:value-type="float" office:value="4.604" calcext:value-type="float">
            <text:p>4.604</text:p>
          </table:table-cell>
          <table:table-cell table:formula="of:=ABS([.C10])" office:value-type="float" office:value="99.73333" calcext:value-type="float">
            <text:p>99.73333</text:p>
          </table:table-cell>
          <table:table-cell table:formula="of:=ABS([.D10])" office:value-type="float" office:value="99.66666" calcext:value-type="float">
            <text:p>99.66666</text:p>
          </table:table-cell>
          <table:table-cell table:formula="of:=ABS([.E10])" office:value-type="float" office:value="97.43334" calcext:value-type="float">
            <text:p>97.43334</text:p>
          </table:table-cell>
          <table:table-cell table:formula="of:=ABS([.F10])" office:value-type="float" office:value="99.66666" calcext:value-type="float">
            <text:p>99.66666</text:p>
          </table:table-cell>
          <table:table-cell/>
          <table:table-cell office:value-type="float" office:value="9.134" calcext:value-type="float">
            <text:p>9.134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2109" calcext:value-type="float">
            <text:p>-0.9912109</text:p>
          </table:table-cell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1301.6" calcext:value-type="float">
            <text:p>1301.6</text:p>
          </table:table-cell>
          <table:table-cell office:value-type="float" office:value="1296" calcext:value-type="float">
            <text:p>1296</text:p>
          </table:table-cell>
          <table:table-cell office:value-type="float" office:value="1295.6" calcext:value-type="float">
            <text:p>1295.6</text:p>
          </table:table-cell>
          <table:table-cell office:value-type="float" office:value="1292.8" calcext:value-type="float">
            <text:p>1292.8</text:p>
          </table:table-cell>
          <table:table-cell/>
          <table:table-cell office:value-type="float" office:value="5.943" calcext:value-type="float">
            <text:p>5.943</text:p>
          </table:table-cell>
          <table:table-cell office:value-type="float" office:value="30" calcext:value-type="float">
            <text:p>30</text:p>
          </table:table-cell>
          <table:table-cell office:value-type="float" office:value="32.66667" calcext:value-type="float">
            <text:p>32.66667</text:p>
          </table:table-cell>
          <table:table-cell table:number-columns-repeated="7"/>
          <table:table-cell office:value-type="float" office:value="64.69615" calcext:value-type="float">
            <text:p>64.69615</text:p>
          </table:table-cell>
          <table:table-cell table:formula="of:=[.AJ10]-[.AJ11]" office:value-type="float" office:value="2.39431" calcext:value-type="float">
            <text:p>2.39431</text:p>
          </table:table-cell>
          <table:table-cell table:number-columns-repeated="2"/>
          <table:table-cell office:value-type="float" office:value="176.1866" calcext:value-type="float">
            <text:p>176.1866</text:p>
          </table:table-cell>
          <table:table-cell table:formula="of:=[.AN10]-[.AN11]" office:value-type="float" office:value="0.20689999999999" calcext:value-type="float">
            <text:p>0.20689999999999</text:p>
          </table:table-cell>
          <table:table-cell table:number-columns-repeated="7"/>
          <table:table-cell office:value-type="float" office:value="179.996" calcext:value-type="float">
            <text:p>179.996</text:p>
          </table:table-cell>
          <table:table-cell table:formula="of:=[.AW10]-[.AW11]" office:value-type="float" office:value="0.000600000000019918" calcext:value-type="float">
            <text:p>0.000600000000019918</text:p>
          </table:table-cell>
          <table:table-cell table:number-columns-repeated="5"/>
          <table:table-cell office:value-type="float" office:value="6.305" calcext:value-type="float">
            <text:p>6.305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55" calcext:value-type="float">
            <text:p>4.855</text:p>
          </table:table-cell>
          <table:table-cell office:value-type="float" office:value="101.4667" calcext:value-type="float">
            <text:p>101.4667</text:p>
          </table:table-cell>
          <table:table-cell office:value-type="float" office:value="98.4" calcext:value-type="float">
            <text:p>98.4</text:p>
          </table:table-cell>
          <table:table-cell office:value-type="float" office:value="-100.3333" calcext:value-type="float">
            <text:p>-100.3333</text:p>
          </table:table-cell>
          <table:table-cell office:value-type="float" office:value="-98.16667" calcext:value-type="float">
            <text:p>-98.16667</text:p>
          </table:table-cell>
          <table:table-cell/>
          <table:table-cell table:formula="of:=ABS([.B11])" office:value-type="float" office:value="4.855" calcext:value-type="float">
            <text:p>4.855</text:p>
          </table:table-cell>
          <table:table-cell table:formula="of:=ABS([.C11])" office:value-type="float" office:value="101.4667" calcext:value-type="float">
            <text:p>101.4667</text:p>
          </table:table-cell>
          <table:table-cell table:formula="of:=ABS([.D11])" office:value-type="float" office:value="98.4" calcext:value-type="float">
            <text:p>98.4</text:p>
          </table:table-cell>
          <table:table-cell table:formula="of:=ABS([.E11])" office:value-type="float" office:value="100.3333" calcext:value-type="float">
            <text:p>100.3333</text:p>
          </table:table-cell>
          <table:table-cell table:formula="of:=ABS([.F11])" office:value-type="float" office:value="98.16667" calcext:value-type="float">
            <text:p>98.16667</text:p>
          </table:table-cell>
          <table:table-cell/>
          <table:table-cell office:value-type="float" office:value="9.386" calcext:value-type="float">
            <text:p>9.386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08447" calcext:value-type="float">
            <text:p>-0.9908447</text:p>
          </table:table-cell>
          <table:table-cell table:number-columns-repeated="2"/>
          <table:table-cell office:value-type="float" office:value="4.735" calcext:value-type="float">
            <text:p>4.735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5.965" calcext:value-type="float">
            <text:p>5.965</text:p>
          </table:table-cell>
          <table:table-cell office:value-type="float" office:value="33.8" calcext:value-type="float">
            <text:p>33.8</text:p>
          </table:table-cell>
          <table:table-cell office:value-type="float" office:value="34.13334" calcext:value-type="float">
            <text:p>34.13334</text:p>
          </table:table-cell>
          <table:table-cell table:number-columns-repeated="7"/>
          <table:table-cell office:value-type="float" office:value="62.30184" calcext:value-type="float">
            <text:p>62.30184</text:p>
          </table:table-cell>
          <table:table-cell table:formula="of:=[.AJ11]-[.AJ12]" office:value-type="float" office:value="2.42852" calcext:value-type="float">
            <text:p>2.42852</text:p>
          </table:table-cell>
          <table:table-cell table:number-columns-repeated="2"/>
          <table:table-cell office:value-type="float" office:value="175.9797" calcext:value-type="float">
            <text:p>175.9797</text:p>
          </table:table-cell>
          <table:table-cell table:formula="of:=[.AN11]-[.AN12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54" calcext:value-type="float">
            <text:p>179.9954</text:p>
          </table:table-cell>
          <table:table-cell table:formula="of:=[.AW11]-[.AW12]" office:value-type="float" office:value="0.000399999999984857" calcext:value-type="float">
            <text:p>0.000399999999984857</text:p>
          </table:table-cell>
          <table:table-cell table:number-columns-repeated="5"/>
          <table:table-cell office:value-type="float" office:value="6.328" calcext:value-type="float">
            <text:p>6.328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06" calcext:value-type="float">
            <text:p>5.106</text:p>
          </table:table-cell>
          <table:table-cell office:value-type="float" office:value="-31.9" calcext:value-type="float">
            <text:p>-31.9</text:p>
          </table:table-cell>
          <table:table-cell office:value-type="float" office:value="-27.6" calcext:value-type="float">
            <text:p>-27.6</text:p>
          </table:table-cell>
          <table:table-cell office:value-type="float" office:value="36.5" calcext:value-type="float">
            <text:p>36.5</text:p>
          </table:table-cell>
          <table:table-cell office:value-type="float" office:value="25.6" calcext:value-type="float">
            <text:p>25.6</text:p>
          </table:table-cell>
          <table:table-cell/>
          <table:table-cell table:formula="of:=ABS([.B12])" office:value-type="float" office:value="5.106" calcext:value-type="float">
            <text:p>5.106</text:p>
          </table:table-cell>
          <table:table-cell table:formula="of:=ABS([.C12])" office:value-type="float" office:value="31.9" calcext:value-type="float">
            <text:p>31.9</text:p>
          </table:table-cell>
          <table:table-cell table:formula="of:=ABS([.D12])" office:value-type="float" office:value="27.6" calcext:value-type="float">
            <text:p>27.6</text:p>
          </table:table-cell>
          <table:table-cell table:formula="of:=ABS([.E12])" office:value-type="float" office:value="36.5" calcext:value-type="float">
            <text:p>36.5</text:p>
          </table:table-cell>
          <table:table-cell table:formula="of:=ABS([.F12])" office:value-type="float" office:value="25.6" calcext:value-type="float">
            <text:p>25.6</text:p>
          </table:table-cell>
          <table:table-cell/>
          <table:table-cell office:value-type="float" office:value="9.491" calcext:value-type="float">
            <text:p>9.491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4.839" calcext:value-type="float">
            <text:p>4.839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5.988" calcext:value-type="float">
            <text:p>5.988</text:p>
          </table:table-cell>
          <table:table-cell office:value-type="float" office:value="32.2" calcext:value-type="float">
            <text:p>32.2</text:p>
          </table:table-cell>
          <table:table-cell office:value-type="float" office:value="32.26667" calcext:value-type="float">
            <text:p>32.26667</text:p>
          </table:table-cell>
          <table:table-cell table:number-columns-repeated="7"/>
          <table:table-cell office:value-type="float" office:value="59.87332" calcext:value-type="float">
            <text:p>59.87332</text:p>
          </table:table-cell>
          <table:table-cell table:formula="of:=[.AJ12]-[.AJ13]" office:value-type="float" office:value="2.60877" calcext:value-type="float">
            <text:p>2.60877</text:p>
          </table:table-cell>
          <table:table-cell table:number-columns-repeated="2"/>
          <table:table-cell office:value-type="float" office:value="175.7729" calcext:value-type="float">
            <text:p>175.7729</text:p>
          </table:table-cell>
          <table:table-cell table:formula="of:=[.AN12]-[.AN13]" office:value-type="float" office:value="0.206799999999987" calcext:value-type="float">
            <text:p>0.206799999999987</text:p>
          </table:table-cell>
          <table:table-cell table:number-columns-repeated="7"/>
          <table:table-cell office:value-type="float" office:value="179.995" calcext:value-type="float">
            <text:p>179.995</text:p>
          </table:table-cell>
          <table:table-cell table:formula="of:=[.AW12]-[.AW13]" office:value-type="float" office:value="0.00130000000001473" calcext:value-type="float">
            <text:p>0.00130000000001473</text:p>
          </table:table-cell>
          <table:table-cell table:number-columns-repeated="5"/>
          <table:table-cell office:value-type="float" office:value="6.35" calcext:value-type="float">
            <text:p>6.35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3" calcext:value-type="float">
            <text:p>5.363</text:p>
          </table:table-cell>
          <table:table-cell office:value-type="float" office:value="-107.1667" calcext:value-type="float">
            <text:p>-107.1667</text:p>
          </table:table-cell>
          <table:table-cell office:value-type="float" office:value="-101.4333" calcext:value-type="float">
            <text:p>-101.4333</text:p>
          </table:table-cell>
          <table:table-cell office:value-type="float" office:value="105.4" calcext:value-type="float">
            <text:p>105.4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ABS([.B13])" office:value-type="float" office:value="5.363" calcext:value-type="float">
            <text:p>5.363</text:p>
          </table:table-cell>
          <table:table-cell table:formula="of:=ABS([.C13])" office:value-type="float" office:value="107.1667" calcext:value-type="float">
            <text:p>107.1667</text:p>
          </table:table-cell>
          <table:table-cell table:formula="of:=ABS([.D13])" office:value-type="float" office:value="101.4333" calcext:value-type="float">
            <text:p>101.4333</text:p>
          </table:table-cell>
          <table:table-cell table:formula="of:=ABS([.E13])" office:value-type="float" office:value="105.4" calcext:value-type="float">
            <text:p>105.4</text:p>
          </table:table-cell>
          <table:table-cell table:formula="of:=ABS([.F13])" office:value-type="float" office:value="104.2" calcext:value-type="float">
            <text:p>104.2</text:p>
          </table:table-cell>
          <table:table-cell/>
          <table:table-cell office:value-type="float" office:value="9.741" calcext:value-type="float">
            <text:p>9.741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2" calcext:value-type="float">
            <text:p>1361.2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6667" calcext:value-type="float">
            <text:p>33.26667</text:p>
          </table:table-cell>
          <table:table-cell table:number-columns-repeated="7"/>
          <table:table-cell office:value-type="float" office:value="57.26455" calcext:value-type="float">
            <text:p>57.26455</text:p>
          </table:table-cell>
          <table:table-cell table:formula="of:=[.AJ13]-[.AJ14]" office:value-type="float" office:value="2.64184" calcext:value-type="float">
            <text:p>2.64184</text:p>
          </table:table-cell>
          <table:table-cell table:number-columns-repeated="2"/>
          <table:table-cell office:value-type="float" office:value="175.5661" calcext:value-type="float">
            <text:p>175.5661</text:p>
          </table:table-cell>
          <table:table-cell table:formula="of:=[.AN13]-[.AN14]" office:value-type="float" office:value="0.2757" calcext:value-type="float">
            <text:p>0.2757</text:p>
          </table:table-cell>
          <table:table-cell table:number-columns-repeated="7"/>
          <table:table-cell office:value-type="float" office:value="179.9937" calcext:value-type="float">
            <text:p>179.9937</text:p>
          </table:table-cell>
          <table:table-cell table:formula="of:=[.AW13]-[.AW14]" office:value-type="float" office:value="0.00129999999998631" calcext:value-type="float">
            <text:p>0.00129999999998631</text:p>
          </table:table-cell>
          <table:table-cell table:number-columns-repeated="5"/>
          <table:table-cell office:value-type="float" office:value="6.372" calcext:value-type="float">
            <text:p>6.372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14" calcext:value-type="float">
            <text:p>5.614</text:p>
          </table:table-cell>
          <table:table-cell office:value-type="float" office:value="-97.76668" calcext:value-type="float">
            <text:p>-97.76668</text:p>
          </table:table-cell>
          <table:table-cell office:value-type="float" office:value="-96.16667" calcext:value-type="float">
            <text:p>-96.16667</text:p>
          </table:table-cell>
          <table:table-cell office:value-type="float" office:value="99.90001" calcext:value-type="float">
            <text:p>99.90001</text:p>
          </table:table-cell>
          <table:table-cell office:value-type="float" office:value="97.06667" calcext:value-type="float">
            <text:p>97.06667</text:p>
          </table:table-cell>
          <table:table-cell/>
          <table:table-cell table:formula="of:=ABS([.B14])" office:value-type="float" office:value="5.614" calcext:value-type="float">
            <text:p>5.614</text:p>
          </table:table-cell>
          <table:table-cell table:formula="of:=ABS([.C14])" office:value-type="float" office:value="97.76668" calcext:value-type="float">
            <text:p>97.76668</text:p>
          </table:table-cell>
          <table:table-cell table:formula="of:=ABS([.D14])" office:value-type="float" office:value="96.16667" calcext:value-type="float">
            <text:p>96.16667</text:p>
          </table:table-cell>
          <table:table-cell table:formula="of:=ABS([.E14])" office:value-type="float" office:value="99.90001" calcext:value-type="float">
            <text:p>99.90001</text:p>
          </table:table-cell>
          <table:table-cell table:formula="of:=ABS([.F14])" office:value-type="float" office:value="97.06667" calcext:value-type="float">
            <text:p>97.06667</text:p>
          </table:table-cell>
          <table:table-cell/>
          <table:table-cell office:value-type="float" office:value="9.846" calcext:value-type="float">
            <text:p>9.846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545898" calcext:value-type="float">
            <text:p>0.09545898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369.6" calcext:value-type="float">
            <text:p>1369.6</text:p>
          </table:table-cell>
          <table:table-cell office:value-type="float" office:value="1361.6" calcext:value-type="float">
            <text:p>1361.6</text:p>
          </table:table-cell>
          <table:table-cell office:value-type="float" office:value="1360" calcext:value-type="float">
            <text:p>1360</text:p>
          </table:table-cell>
          <table:table-cell office:value-type="float" office:value="1361.6" calcext:value-type="float">
            <text:p>1361.6</text:p>
          </table:table-cell>
          <table:table-cell/>
          <table:table-cell office:value-type="float" office:value="6.032" calcext:value-type="float">
            <text:p>6.032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3.33333" calcext:value-type="float">
            <text:p>33.33333</text:p>
          </table:table-cell>
          <table:table-cell table:number-columns-repeated="7"/>
          <table:table-cell office:value-type="float" office:value="54.62271" calcext:value-type="float">
            <text:p>54.62271</text:p>
          </table:table-cell>
          <table:table-cell table:formula="of:=[.AJ14]-[.AJ15]" office:value-type="float" office:value="2.5468" calcext:value-type="float">
            <text:p>2.5468</text:p>
          </table:table-cell>
          <table:table-cell table:number-columns-repeated="2"/>
          <table:table-cell office:value-type="float" office:value="175.2904" calcext:value-type="float">
            <text:p>175.2904</text:p>
          </table:table-cell>
          <table:table-cell table:formula="of:=[.AN14]-[.AN15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24" calcext:value-type="float">
            <text:p>179.9924</text:p>
          </table:table-cell>
          <table:table-cell table:formula="of:=[.AW14]-[.AW15]" office:value-type="float" office:value="0.000900000000001455" calcext:value-type="float">
            <text:p>0.000900000000001455</text:p>
          </table:table-cell>
          <table:table-cell table:number-columns-repeated="5"/>
          <table:table-cell office:value-type="float" office:value="6.395" calcext:value-type="float">
            <text:p>6.395</text:p>
          </table:table-cell>
          <table:table-cell office:value-type="float" office:value="32.4" calcext:value-type="float">
            <text:p>32.4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65" calcext:value-type="float">
            <text:p>5.865</text:p>
          </table:table-cell>
          <table:table-cell office:value-type="float" office:value="-99.26667" calcext:value-type="float">
            <text:p>-99.26667</text:p>
          </table:table-cell>
          <table:table-cell office:value-type="float" office:value="-102.5667" calcext:value-type="float">
            <text:p>-102.5667</text:p>
          </table:table-cell>
          <table:table-cell office:value-type="float" office:value="98.2" calcext:value-type="float">
            <text:p>98.2</text:p>
          </table:table-cell>
          <table:table-cell office:value-type="float" office:value="105.9667" calcext:value-type="float">
            <text:p>105.9667</text:p>
          </table:table-cell>
          <table:table-cell/>
          <table:table-cell table:formula="of:=ABS([.B15])" office:value-type="float" office:value="5.865" calcext:value-type="float">
            <text:p>5.865</text:p>
          </table:table-cell>
          <table:table-cell table:formula="of:=ABS([.C15])" office:value-type="float" office:value="99.26667" calcext:value-type="float">
            <text:p>99.26667</text:p>
          </table:table-cell>
          <table:table-cell table:formula="of:=ABS([.D15])" office:value-type="float" office:value="102.5667" calcext:value-type="float">
            <text:p>102.5667</text:p>
          </table:table-cell>
          <table:table-cell table:formula="of:=ABS([.E15])" office:value-type="float" office:value="98.2" calcext:value-type="float">
            <text:p>98.2</text:p>
          </table:table-cell>
          <table:table-cell table:formula="of:=ABS([.F15])" office:value-type="float" office:value="105.9667" calcext:value-type="float">
            <text:p>105.9667</text:p>
          </table:table-cell>
          <table:table-cell/>
          <table:table-cell office:value-type="float" office:value="10.098" calcext:value-type="float">
            <text:p>10.098</text:p>
          </table:table-cell>
          <table:table-cell office:value-type="float" office:value="-0.02905273" calcext:value-type="float">
            <text:p>-0.02905273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449" calcext:value-type="float">
            <text:p>5.449</text:p>
          </table:table-cell>
          <table:table-cell office:value-type="float" office:value="1371.6" calcext:value-type="float">
            <text:p>1371.6</text:p>
          </table:table-cell>
          <table:table-cell office:value-type="float" office:value="1364" calcext:value-type="float">
            <text:p>1364</text:p>
          </table:table-cell>
          <table:table-cell office:value-type="float" office:value="1362" calcext:value-type="float">
            <text:p>1362</text:p>
          </table:table-cell>
          <table:table-cell office:value-type="float" office:value="1364.4" calcext:value-type="float">
            <text:p>1364.4</text:p>
          </table:table-cell>
          <table:table-cell/>
          <table:table-cell office:value-type="float" office:value="6.055" calcext:value-type="float">
            <text:p>6.055</text:p>
          </table:table-cell>
          <table:table-cell office:value-type="float" office:value="33" calcext:value-type="float">
            <text:p>33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52.07591" calcext:value-type="float">
            <text:p>52.07591</text:p>
          </table:table-cell>
          <table:table-cell table:formula="of:=[.AJ15]-[.AJ16]" office:value-type="float" office:value="2.55952" calcext:value-type="float">
            <text:p>2.55952</text:p>
          </table:table-cell>
          <table:table-cell table:number-columns-repeated="2"/>
          <table:table-cell office:value-type="float" office:value="175.0836" calcext:value-type="float">
            <text:p>175.0836</text:p>
          </table:table-cell>
          <table:table-cell table:formula="of:=[.AN15]-[.AN16]" office:value-type="float" office:value="0.206799999999987" calcext:value-type="float">
            <text:p>0.206799999999987</text:p>
          </table:table-cell>
          <table:table-cell table:number-columns-repeated="7"/>
          <table:table-cell office:value-type="float" office:value="179.9915" calcext:value-type="float">
            <text:p>179.9915</text:p>
          </table:table-cell>
          <table:table-cell table:formula="of:=[.AW15]-[.AW16]" office:value-type="float" office:value="0.000900000000001455" calcext:value-type="float">
            <text:p>0.000900000000001455</text:p>
          </table:table-cell>
          <table:table-cell table:number-columns-repeated="5"/>
          <table:table-cell office:value-type="float" office:value="6.417" calcext:value-type="float">
            <text:p>6.417</text:p>
          </table:table-cell>
          <table:table-cell office:value-type="float" office:value="32.1" calcext:value-type="float">
            <text:p>32.1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17" calcext:value-type="float">
            <text:p>6.117</text:p>
          </table:table-cell>
          <table:table-cell office:value-type="float" office:value="-103.3667" calcext:value-type="float">
            <text:p>-103.3667</text:p>
          </table:table-cell>
          <table:table-cell office:value-type="float" office:value="-97.9" calcext:value-type="float">
            <text:p>-97.9</text:p>
          </table:table-cell>
          <table:table-cell office:value-type="float" office:value="100.6333" calcext:value-type="float">
            <text:p>100.6333</text:p>
          </table:table-cell>
          <table:table-cell office:value-type="float" office:value="100.5333" calcext:value-type="float">
            <text:p>100.5333</text:p>
          </table:table-cell>
          <table:table-cell/>
          <table:table-cell table:formula="of:=ABS([.B16])" office:value-type="float" office:value="6.117" calcext:value-type="float">
            <text:p>6.117</text:p>
          </table:table-cell>
          <table:table-cell table:formula="of:=ABS([.C16])" office:value-type="float" office:value="103.3667" calcext:value-type="float">
            <text:p>103.3667</text:p>
          </table:table-cell>
          <table:table-cell table:formula="of:=ABS([.D16])" office:value-type="float" office:value="97.9" calcext:value-type="float">
            <text:p>97.9</text:p>
          </table:table-cell>
          <table:table-cell table:formula="of:=ABS([.E16])" office:value-type="float" office:value="100.6333" calcext:value-type="float">
            <text:p>100.6333</text:p>
          </table:table-cell>
          <table:table-cell table:formula="of:=ABS([.F16])" office:value-type="float" office:value="100.5333" calcext:value-type="float">
            <text:p>100.5333</text:p>
          </table:table-cell>
          <table:table-cell/>
          <table:table-cell office:value-type="float" office:value="10.202" calcext:value-type="float">
            <text:p>10.202</text:p>
          </table:table-cell>
          <table:table-cell office:value-type="float" office:value="-0.0300293" calcext:value-type="float">
            <text:p>-0.0300293</text:p>
          </table:table-cell>
          <table:table-cell office:value-type="float" office:value="0.09619141" calcext:value-type="float">
            <text:p>0.0961914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55" calcext:value-type="float">
            <text:p>5.55</text:p>
          </table:table-cell>
          <table:table-cell office:value-type="float" office:value="1372" calcext:value-type="float">
            <text:p>1372</text:p>
          </table:table-cell>
          <table:table-cell office:value-type="float" office:value="1365.2" calcext:value-type="float">
            <text:p>1365.2</text:p>
          </table:table-cell>
          <table:table-cell office:value-type="float" office:value="1362.8" calcext:value-type="float">
            <text:p>1362.8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float" office:value="6.077" calcext:value-type="float">
            <text:p>6.07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4.13334" calcext:value-type="float">
            <text:p>34.13334</text:p>
          </table:table-cell>
          <table:table-cell table:number-columns-repeated="7"/>
          <table:table-cell office:value-type="float" office:value="49.51639" calcext:value-type="float">
            <text:p>49.51639</text:p>
          </table:table-cell>
          <table:table-cell table:formula="of:=[.AJ16]-[.AJ17]" office:value-type="float" office:value="2.57631" calcext:value-type="float">
            <text:p>2.57631</text:p>
          </table:table-cell>
          <table:table-cell table:number-columns-repeated="2"/>
          <table:table-cell office:value-type="float" office:value="174.8768" calcext:value-type="float">
            <text:p>174.8768</text:p>
          </table:table-cell>
          <table:table-cell table:formula="of:=[.AN16]-[.AN17]" office:value-type="float" office:value="0.206800000000015" calcext:value-type="float">
            <text:p>0.206800000000015</text:p>
          </table:table-cell>
          <table:table-cell table:number-columns-repeated="7"/>
          <table:table-cell office:value-type="float" office:value="179.9906" calcext:value-type="float">
            <text:p>179.9906</text:p>
          </table:table-cell>
          <table:table-cell table:formula="of:=[.AW16]-[.AW17]" office:value-type="float" office:value="0.190599999999989" calcext:value-type="float">
            <text:p>0.190599999999989</text:p>
          </table:table-cell>
          <table:table-cell table:number-columns-repeated="5"/>
          <table:table-cell office:value-type="float" office:value="6.439" calcext:value-type="float">
            <text:p>6.439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68" calcext:value-type="float">
            <text:p>6.368</text:p>
          </table:table-cell>
          <table:table-cell office:value-type="float" office:value="-99.63333" calcext:value-type="float">
            <text:p>-99.63333</text:p>
          </table:table-cell>
          <table:table-cell office:value-type="float" office:value="-99.83334" calcext:value-type="float">
            <text:p>-99.83334</text:p>
          </table:table-cell>
          <table:table-cell office:value-type="float" office:value="99.8" calcext:value-type="float">
            <text:p>99.8</text:p>
          </table:table-cell>
          <table:table-cell office:value-type="float" office:value="102.5667" calcext:value-type="float">
            <text:p>102.5667</text:p>
          </table:table-cell>
          <table:table-cell/>
          <table:table-cell table:formula="of:=ABS([.B17])" office:value-type="float" office:value="6.368" calcext:value-type="float">
            <text:p>6.368</text:p>
          </table:table-cell>
          <table:table-cell table:formula="of:=ABS([.C17])" office:value-type="float" office:value="99.63333" calcext:value-type="float">
            <text:p>99.63333</text:p>
          </table:table-cell>
          <table:table-cell table:formula="of:=ABS([.D17])" office:value-type="float" office:value="99.83334" calcext:value-type="float">
            <text:p>99.83334</text:p>
          </table:table-cell>
          <table:table-cell table:formula="of:=ABS([.E17])" office:value-type="float" office:value="99.8" calcext:value-type="float">
            <text:p>99.8</text:p>
          </table:table-cell>
          <table:table-cell table:formula="of:=ABS([.F17])" office:value-type="float" office:value="102.5667" calcext:value-type="float">
            <text:p>102.5667</text:p>
          </table:table-cell>
          <table:table-cell/>
          <table:table-cell office:value-type="float" office:value="10.452" calcext:value-type="float">
            <text:p>10.452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5.801" calcext:value-type="float">
            <text:p>5.801</text:p>
          </table:table-cell>
          <table:table-cell office:value-type="float" office:value="1377.6" calcext:value-type="float">
            <text:p>1377.6</text:p>
          </table:table-cell>
          <table:table-cell office:value-type="float" office:value="1370.4" calcext:value-type="float">
            <text:p>1370.4</text:p>
          </table:table-cell>
          <table:table-cell office:value-type="float" office:value="1367.2" calcext:value-type="float">
            <text:p>1367.2</text:p>
          </table:table-cell>
          <table:table-cell office:value-type="float" office:value="1370.4" calcext:value-type="float">
            <text:p>1370.4</text:p>
          </table:table-cell>
          <table:table-cell/>
          <table:table-cell office:value-type="float" office:value="6.252" calcext:value-type="float">
            <text:p>6.252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1.93333" calcext:value-type="float">
            <text:p>31.93333</text:p>
          </table:table-cell>
          <table:table-cell table:number-columns-repeated="7"/>
          <table:table-cell office:value-type="float" office:value="46.94008" calcext:value-type="float">
            <text:p>46.94008</text:p>
          </table:table-cell>
          <table:table-cell table:formula="of:=[.AJ17]-[.AJ18]" office:value-type="float" office:value="2.5693" calcext:value-type="float">
            <text:p>2.5693</text:p>
          </table:table-cell>
          <table:table-cell table:number-columns-repeated="2"/>
          <table:table-cell office:value-type="float" office:value="174.67" calcext:value-type="float">
            <text:p>174.67</text:p>
          </table:table-cell>
          <table:table-cell table:formula="of:=[.AN17]-[.AN18]" office:value-type="float" office:value="0.224499999999978" calcext:value-type="float">
            <text:p>0.224499999999978</text:p>
          </table:table-cell>
          <table:table-cell table:number-columns-repeated="7"/>
          <table:table-cell office:value-type="float" office:value="179.8" calcext:value-type="float">
            <text:p>179.8</text:p>
          </table:table-cell>
          <table:table-cell table:formula="of:=[.AW17]-[.AW18]" office:value-type="float" office:value="6.72820000000002" calcext:value-type="float">
            <text:p>6.72820000000002</text:p>
          </table:table-cell>
          <table:table-cell table:number-columns-repeated="5"/>
          <table:table-cell office:value-type="float" office:value="6.461" calcext:value-type="float">
            <text:p>6.461</text:p>
          </table:table-cell>
          <table:table-cell office:value-type="float" office:value="33.3" calcext:value-type="float">
            <text:p>33.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19" calcext:value-type="float">
            <text:p>6.619</text:p>
          </table:table-cell>
          <table:table-cell office:value-type="float" office:value="-102.2667" calcext:value-type="float">
            <text:p>-102.2667</text:p>
          </table:table-cell>
          <table:table-cell office:value-type="float" office:value="-101.7333" calcext:value-type="float">
            <text:p>-101.7333</text:p>
          </table:table-cell>
          <table:table-cell office:value-type="float" office:value="100.1333" calcext:value-type="float">
            <text:p>100.1333</text:p>
          </table:table-cell>
          <table:table-cell office:value-type="float" office:value="99.16667" calcext:value-type="float">
            <text:p>99.16667</text:p>
          </table:table-cell>
          <table:table-cell/>
          <table:table-cell table:formula="of:=ABS([.B18])" office:value-type="float" office:value="6.619" calcext:value-type="float">
            <text:p>6.619</text:p>
          </table:table-cell>
          <table:table-cell table:formula="of:=ABS([.C18])" office:value-type="float" office:value="102.2667" calcext:value-type="float">
            <text:p>102.2667</text:p>
          </table:table-cell>
          <table:table-cell table:formula="of:=ABS([.D18])" office:value-type="float" office:value="101.7333" calcext:value-type="float">
            <text:p>101.7333</text:p>
          </table:table-cell>
          <table:table-cell table:formula="of:=ABS([.E18])" office:value-type="float" office:value="100.1333" calcext:value-type="float">
            <text:p>100.1333</text:p>
          </table:table-cell>
          <table:table-cell table:formula="of:=ABS([.F18])" office:value-type="float" office:value="99.16667" calcext:value-type="float">
            <text:p>99.16667</text:p>
          </table:table-cell>
          <table:table-cell/>
          <table:table-cell office:value-type="float" office:value="10.557" calcext:value-type="float">
            <text:p>10.557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5.903" calcext:value-type="float">
            <text:p>5.903</text:p>
          </table:table-cell>
          <table:table-cell office:value-type="float" office:value="1383.2" calcext:value-type="float">
            <text:p>1383.2</text:p>
          </table:table-cell>
          <table:table-cell office:value-type="float" office:value="1376.8" calcext:value-type="float">
            <text:p>1376.8</text:p>
          </table:table-cell>
          <table:table-cell office:value-type="float" office:value="1373.6" calcext:value-type="float">
            <text:p>1373.6</text:p>
          </table:table-cell>
          <table:table-cell office:value-type="float" office:value="1377.2" calcext:value-type="float">
            <text:p>1377.2</text:p>
          </table:table-cell>
          <table:table-cell/>
          <table:table-cell office:value-type="float" office:value="6.275" calcext:value-type="float">
            <text:p>6.275</text:p>
          </table:table-cell>
          <table:table-cell office:value-type="float" office:value="32.8" calcext:value-type="float">
            <text:p>32.8</text:p>
          </table:table-cell>
          <table:table-cell office:value-type="float" office:value="34.23333" calcext:value-type="float">
            <text:p>34.23333</text:p>
          </table:table-cell>
          <table:table-cell table:number-columns-repeated="7"/>
          <table:table-cell office:value-type="float" office:value="44.37078" calcext:value-type="float">
            <text:p>44.37078</text:p>
          </table:table-cell>
          <table:table-cell table:formula="of:=[.AJ18]-[.AJ19]" office:value-type="float" office:value="2.55548" calcext:value-type="float">
            <text:p>2.55548</text:p>
          </table:table-cell>
          <table:table-cell table:number-columns-repeated="2"/>
          <table:table-cell office:value-type="float" office:value="174.4455" calcext:value-type="float">
            <text:p>174.4455</text:p>
          </table:table-cell>
          <table:table-cell table:formula="of:=[.AN18]-[.AN19]" office:value-type="float" office:value="0.224500000000006" calcext:value-type="float">
            <text:p>0.224500000000006</text:p>
          </table:table-cell>
          <table:table-cell table:number-columns-repeated="7"/>
          <table:table-cell office:value-type="float" office:value="173.0718" calcext:value-type="float">
            <text:p>173.0718</text:p>
          </table:table-cell>
          <table:table-cell table:formula="of:=[.AW18]-[.AW19]" office:value-type="float" office:value="0.156299999999987" calcext:value-type="float">
            <text:p>0.156299999999987</text:p>
          </table:table-cell>
          <table:table-cell table:number-columns-repeated="5"/>
          <table:table-cell office:value-type="float" office:value="6.638" calcext:value-type="float">
            <text:p>6.638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" calcext:value-type="float">
            <text:p>6.87</text:p>
          </table:table-cell>
          <table:table-cell office:value-type="float" office:value="-99.06667" calcext:value-type="float">
            <text:p>-99.06667</text:p>
          </table:table-cell>
          <table:table-cell office:value-type="float" office:value="-98.16667" calcext:value-type="float">
            <text:p>-98.16667</text:p>
          </table:table-cell>
          <table:table-cell office:value-type="float" office:value="98.06666" calcext:value-type="float">
            <text:p>98.06666</text:p>
          </table:table-cell>
          <table:table-cell office:value-type="float" office:value="98.63334" calcext:value-type="float">
            <text:p>98.63334</text:p>
          </table:table-cell>
          <table:table-cell/>
          <table:table-cell table:formula="of:=ABS([.B19])" office:value-type="float" office:value="6.87" calcext:value-type="float">
            <text:p>6.87</text:p>
          </table:table-cell>
          <table:table-cell table:formula="of:=ABS([.C19])" office:value-type="float" office:value="99.06667" calcext:value-type="float">
            <text:p>99.06667</text:p>
          </table:table-cell>
          <table:table-cell table:formula="of:=ABS([.D19])" office:value-type="float" office:value="98.16667" calcext:value-type="float">
            <text:p>98.16667</text:p>
          </table:table-cell>
          <table:table-cell table:formula="of:=ABS([.E19])" office:value-type="float" office:value="98.06666" calcext:value-type="float">
            <text:p>98.06666</text:p>
          </table:table-cell>
          <table:table-cell table:formula="of:=ABS([.F19])" office:value-type="float" office:value="98.63334" calcext:value-type="float">
            <text:p>98.63334</text:p>
          </table:table-cell>
          <table:table-cell/>
          <table:table-cell office:value-type="float" office:value="10.808" calcext:value-type="float">
            <text:p>10.808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6.156" calcext:value-type="float">
            <text:p>6.156</text:p>
          </table:table-cell>
          <table:table-cell office:value-type="float" office:value="1591.2" calcext:value-type="float">
            <text:p>1591.2</text:p>
          </table:table-cell>
          <table:table-cell office:value-type="float" office:value="1586.4" calcext:value-type="float">
            <text:p>1586.4</text:p>
          </table:table-cell>
          <table:table-cell office:value-type="float" office:value="1587.2" calcext:value-type="float">
            <text:p>1587.2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float" office:value="6.297" calcext:value-type="float">
            <text:p>6.297</text:p>
          </table:table-cell>
          <table:table-cell office:value-type="float" office:value="33.4" calcext:value-type="float">
            <text:p>33.4</text:p>
          </table:table-cell>
          <table:table-cell office:value-type="float" office:value="31.96667" calcext:value-type="float">
            <text:p>31.96667</text:p>
          </table:table-cell>
          <table:table-cell table:number-columns-repeated="7"/>
          <table:table-cell office:value-type="float" office:value="41.8153" calcext:value-type="float">
            <text:p>41.8153</text:p>
          </table:table-cell>
          <table:table-cell table:formula="of:=[.AJ19]-[.AJ20]" office:value-type="float" office:value="2.56321" calcext:value-type="float">
            <text:p>2.56321</text:p>
          </table:table-cell>
          <table:table-cell table:number-columns-repeated="2"/>
          <table:table-cell office:value-type="float" office:value="174.221" calcext:value-type="float">
            <text:p>174.221</text:p>
          </table:table-cell>
          <table:table-cell table:formula="of:=[.AN19]-[.AN20]" office:value-type="float" office:value="0.149599999999992" calcext:value-type="float">
            <text:p>0.149599999999992</text:p>
          </table:table-cell>
          <table:table-cell table:number-columns-repeated="7"/>
          <table:table-cell office:value-type="float" office:value="172.9155" calcext:value-type="float">
            <text:p>172.9155</text:p>
          </table:table-cell>
          <table:table-cell table:formula="of:=[.AW19]-[.AW20]" office:value-type="float" office:value="0.156100000000009" calcext:value-type="float">
            <text:p>0.156100000000009</text:p>
          </table:table-cell>
          <table:table-cell table:number-columns-repeated="5"/>
          <table:table-cell office:value-type="float" office:value="6.66" calcext:value-type="float">
            <text:p>6.66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21" calcext:value-type="float">
            <text:p>7.121</text:p>
          </table:table-cell>
          <table:table-cell office:value-type="float" office:value="-98.76667" calcext:value-type="float">
            <text:p>-98.76667</text:p>
          </table:table-cell>
          <table:table-cell office:value-type="float" office:value="-98.96667" calcext:value-type="float">
            <text:p>-98.96667</text:p>
          </table:table-cell>
          <table:table-cell office:value-type="float" office:value="99.36667" calcext:value-type="float">
            <text:p>99.36667</text:p>
          </table:table-cell>
          <table:table-cell office:value-type="float" office:value="101.1" calcext:value-type="float">
            <text:p>101.1</text:p>
          </table:table-cell>
          <table:table-cell/>
          <table:table-cell table:formula="of:=ABS([.B20])" office:value-type="float" office:value="7.121" calcext:value-type="float">
            <text:p>7.121</text:p>
          </table:table-cell>
          <table:table-cell table:formula="of:=ABS([.C20])" office:value-type="float" office:value="98.76667" calcext:value-type="float">
            <text:p>98.76667</text:p>
          </table:table-cell>
          <table:table-cell table:formula="of:=ABS([.D20])" office:value-type="float" office:value="98.96667" calcext:value-type="float">
            <text:p>98.96667</text:p>
          </table:table-cell>
          <table:table-cell table:formula="of:=ABS([.E20])" office:value-type="float" office:value="99.36667" calcext:value-type="float">
            <text:p>99.36667</text:p>
          </table:table-cell>
          <table:table-cell table:formula="of:=ABS([.F20])" office:value-type="float" office:value="101.1" calcext:value-type="float">
            <text:p>101.1</text:p>
          </table:table-cell>
          <table:table-cell/>
          <table:table-cell office:value-type="float" office:value="10.914" calcext:value-type="float">
            <text:p>10.914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924316" calcext:value-type="float">
            <text:p>-0.9924316</text:p>
          </table:table-cell>
          <table:table-cell table:number-columns-repeated="2"/>
          <table:table-cell office:value-type="float" office:value="6.266" calcext:value-type="float">
            <text:p>6.266</text:p>
          </table:table-cell>
          <table:table-cell office:value-type="float" office:value="1721.6" calcext:value-type="float">
            <text:p>1721.6</text:p>
          </table:table-cell>
          <table:table-cell office:value-type="float" office:value="1710" calcext:value-type="float">
            <text:p>1710</text:p>
          </table:table-cell>
          <table:table-cell office:value-type="float" office:value="1712" calcext:value-type="float">
            <text:p>1712</text:p>
          </table:table-cell>
          <table:table-cell office:value-type="float" office:value="1710.4" calcext:value-type="float">
            <text:p>1710.4</text:p>
          </table:table-cell>
          <table:table-cell/>
          <table:table-cell office:value-type="float" office:value="6.321" calcext:value-type="float">
            <text:p>6.321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39.25209" calcext:value-type="float">
            <text:p>39.25209</text:p>
          </table:table-cell>
          <table:table-cell table:formula="of:=[.AJ20]-[.AJ21]" office:value-type="float" office:value="2.55990000000001" calcext:value-type="float">
            <text:p>2.55990000000001</text:p>
          </table:table-cell>
          <table:table-cell table:number-columns-repeated="2"/>
          <table:table-cell office:value-type="float" office:value="174.0714" calcext:value-type="float">
            <text:p>174.0714</text:p>
          </table:table-cell>
          <table:table-cell table:formula="of:=[.AN20]-[.AN21]" office:value-type="float" office:value="0.224600000000009" calcext:value-type="float">
            <text:p>0.224600000000009</text:p>
          </table:table-cell>
          <table:table-cell table:number-columns-repeated="7"/>
          <table:table-cell office:value-type="float" office:value="172.7594" calcext:value-type="float">
            <text:p>172.7594</text:p>
          </table:table-cell>
          <table:table-cell table:formula="of:=[.AW20]-[.AW21]" office:value-type="float" office:value="0.156299999999987" calcext:value-type="float">
            <text:p>0.156299999999987</text:p>
          </table:table-cell>
          <table:table-cell table:number-columns-repeated="5"/>
          <table:table-cell office:value-type="float" office:value="6.682" calcext:value-type="float">
            <text:p>6.682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72" calcext:value-type="float">
            <text:p>7.372</text:p>
          </table:table-cell>
          <table:table-cell office:value-type="float" office:value="-4.233333" calcext:value-type="float">
            <text:p>-4.233333</text:p>
          </table:table-cell>
          <table:table-cell office:value-type="float" office:value="-7.266667" calcext:value-type="float">
            <text:p>-7.266667</text:p>
          </table:table-cell>
          <table:table-cell office:value-type="float" office:value="5.766667" calcext:value-type="float">
            <text:p>5.766667</text:p>
          </table:table-cell>
          <table:table-cell office:value-type="float" office:value="5.266667" calcext:value-type="float">
            <text:p>5.266667</text:p>
          </table:table-cell>
          <table:table-cell/>
          <table:table-cell table:formula="of:=ABS([.B21])" office:value-type="float" office:value="7.372" calcext:value-type="float">
            <text:p>7.372</text:p>
          </table:table-cell>
          <table:table-cell table:formula="of:=ABS([.C21])" office:value-type="float" office:value="4.233333" calcext:value-type="float">
            <text:p>4.233333</text:p>
          </table:table-cell>
          <table:table-cell table:formula="of:=ABS([.D21])" office:value-type="float" office:value="7.266667" calcext:value-type="float">
            <text:p>7.266667</text:p>
          </table:table-cell>
          <table:table-cell table:formula="of:=ABS([.E21])" office:value-type="float" office:value="5.766667" calcext:value-type="float">
            <text:p>5.766667</text:p>
          </table:table-cell>
          <table:table-cell table:formula="of:=ABS([.F21])" office:value-type="float" office:value="5.266667" calcext:value-type="float">
            <text:p>5.266667</text:p>
          </table:table-cell>
          <table:table-cell/>
          <table:table-cell office:value-type="float" office:value="11.164" calcext:value-type="float">
            <text:p>11.164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6.516" calcext:value-type="float">
            <text:p>6.516</text:p>
          </table:table-cell>
          <table:table-cell office:value-type="float" office:value="2014" calcext:value-type="float">
            <text:p>2014</text:p>
          </table:table-cell>
          <table:table-cell office:value-type="float" office:value="2010.4" calcext:value-type="float">
            <text:p>2010.4</text:p>
          </table:table-cell>
          <table:table-cell office:value-type="float" office:value="2005.6" calcext:value-type="float">
            <text:p>2005.6</text:p>
          </table:table-cell>
          <table:table-cell office:value-type="float" office:value="2008.8" calcext:value-type="float">
            <text:p>2008.8</text:p>
          </table:table-cell>
          <table:table-cell/>
          <table:table-cell office:value-type="float" office:value="6.343" calcext:value-type="float">
            <text:p>6.343</text:p>
          </table:table-cell>
          <table:table-cell office:value-type="float" office:value="32.6" calcext:value-type="float">
            <text:p>32.6</text:p>
          </table:table-cell>
          <table:table-cell office:value-type="float" office:value="32.8" calcext:value-type="float">
            <text:p>32.8</text:p>
          </table:table-cell>
          <table:table-cell table:number-columns-repeated="7"/>
          <table:table-cell office:value-type="float" office:value="36.69219" calcext:value-type="float">
            <text:p>36.69219</text:p>
          </table:table-cell>
          <table:table-cell table:formula="of:=[.AJ21]-[.AJ22]" office:value-type="float" office:value="2.56151999999999" calcext:value-type="float">
            <text:p>2.56151999999999</text:p>
          </table:table-cell>
          <table:table-cell table:number-columns-repeated="2"/>
          <table:table-cell office:value-type="float" office:value="173.8468" calcext:value-type="float">
            <text:p>173.8468</text:p>
          </table:table-cell>
          <table:table-cell table:formula="of:=[.AN21]-[.AN22]" office:value-type="float" office:value="0.16040000000001" calcext:value-type="float">
            <text:p>0.16040000000001</text:p>
          </table:table-cell>
          <table:table-cell table:number-columns-repeated="7"/>
          <table:table-cell office:value-type="float" office:value="172.6031" calcext:value-type="float">
            <text:p>172.6031</text:p>
          </table:table-cell>
          <table:table-cell table:formula="of:=[.AW21]-[.AW22]" office:value-type="float" office:value="0.156200000000013" calcext:value-type="float">
            <text:p>0.156200000000013</text:p>
          </table:table-cell>
          <table:table-cell table:number-columns-repeated="5"/>
          <table:table-cell office:value-type="float" office:value="6.705" calcext:value-type="float">
            <text:p>6.705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23" calcext:value-type="float">
            <text:p>7.623</text:p>
          </table:table-cell>
          <table:table-cell office:value-type="float" office:value="29.76667" calcext:value-type="float">
            <text:p>29.76667</text:p>
          </table:table-cell>
          <table:table-cell office:value-type="float" office:value="20.53333" calcext:value-type="float">
            <text:p>20.53333</text:p>
          </table:table-cell>
          <table:table-cell office:value-type="float" office:value="44.3" calcext:value-type="float">
            <text:p>44.3</text:p>
          </table:table-cell>
          <table:table-cell office:value-type="float" office:value="41.76667" calcext:value-type="float">
            <text:p>41.76667</text:p>
          </table:table-cell>
          <table:table-cell/>
          <table:table-cell table:formula="of:=ABS([.B22])" office:value-type="float" office:value="7.623" calcext:value-type="float">
            <text:p>7.623</text:p>
          </table:table-cell>
          <table:table-cell table:formula="of:=ABS([.C22])" office:value-type="float" office:value="29.76667" calcext:value-type="float">
            <text:p>29.76667</text:p>
          </table:table-cell>
          <table:table-cell table:formula="of:=ABS([.D22])" office:value-type="float" office:value="20.53333" calcext:value-type="float">
            <text:p>20.53333</text:p>
          </table:table-cell>
          <table:table-cell table:formula="of:=ABS([.E22])" office:value-type="float" office:value="44.3" calcext:value-type="float">
            <text:p>44.3</text:p>
          </table:table-cell>
          <table:table-cell table:formula="of:=ABS([.F22])" office:value-type="float" office:value="41.76667" calcext:value-type="float">
            <text:p>41.76667</text:p>
          </table:table-cell>
          <table:table-cell/>
          <table:table-cell office:value-type="float" office:value="11.267" calcext:value-type="float">
            <text:p>11.267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6.617" calcext:value-type="float">
            <text:p>6.617</text:p>
          </table:table-cell>
          <table:table-cell office:value-type="float" office:value="2135.2" calcext:value-type="float">
            <text:p>2135.2</text:p>
          </table:table-cell>
          <table:table-cell office:value-type="float" office:value="2130" calcext:value-type="float">
            <text:p>2130</text:p>
          </table:table-cell>
          <table:table-cell office:value-type="float" office:value="2126" calcext:value-type="float">
            <text:p>2126</text:p>
          </table:table-cell>
          <table:table-cell office:value-type="float" office:value="2130.4" calcext:value-type="float">
            <text:p>2130.4</text:p>
          </table:table-cell>
          <table:table-cell/>
          <table:table-cell office:value-type="float" office:value="6.365" calcext:value-type="float">
            <text:p>6.36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4.46667" calcext:value-type="float">
            <text:p>34.46667</text:p>
          </table:table-cell>
          <table:table-cell table:number-columns-repeated="7"/>
          <table:table-cell office:value-type="float" office:value="34.13067" calcext:value-type="float">
            <text:p>34.13067</text:p>
          </table:table-cell>
          <table:table-cell table:formula="of:=[.AJ22]-[.AJ23]" office:value-type="float" office:value="2.55046" calcext:value-type="float">
            <text:p>2.55046</text:p>
          </table:table-cell>
          <table:table-cell table:number-columns-repeated="2"/>
          <table:table-cell office:value-type="float" office:value="173.6864" calcext:value-type="float">
            <text:p>173.6864</text:p>
          </table:table-cell>
          <table:table-cell table:formula="of:=[.AN22]-[.AN23]" office:value-type="float" office:value="0.240700000000004" calcext:value-type="float">
            <text:p>0.240700000000004</text:p>
          </table:table-cell>
          <table:table-cell table:number-columns-repeated="7"/>
          <table:table-cell office:value-type="float" office:value="172.4469" calcext:value-type="float">
            <text:p>172.4469</text:p>
          </table:table-cell>
          <table:table-cell table:formula="of:=[.AW22]-[.AW23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27" calcext:value-type="float">
            <text:p>6.727</text:p>
          </table:table-cell>
          <table:table-cell office:value-type="float" office:value="31.7" calcext:value-type="float">
            <text:p>31.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74" calcext:value-type="float">
            <text:p>7.874</text:p>
          </table:table-cell>
          <table:table-cell office:value-type="float" office:value="87.46667" calcext:value-type="float">
            <text:p>87.46667</text:p>
          </table:table-cell>
          <table:table-cell office:value-type="float" office:value="59.4" calcext:value-type="float">
            <text:p>59.4</text:p>
          </table:table-cell>
          <table:table-cell office:value-type="float" office:value="75.46667" calcext:value-type="float">
            <text:p>75.46667</text:p>
          </table:table-cell>
          <table:table-cell office:value-type="float" office:value="66.96667" calcext:value-type="float">
            <text:p>66.96667</text:p>
          </table:table-cell>
          <table:table-cell/>
          <table:table-cell table:formula="of:=ABS([.B23])" office:value-type="float" office:value="7.874" calcext:value-type="float">
            <text:p>7.874</text:p>
          </table:table-cell>
          <table:table-cell table:formula="of:=ABS([.C23])" office:value-type="float" office:value="87.46667" calcext:value-type="float">
            <text:p>87.46667</text:p>
          </table:table-cell>
          <table:table-cell table:formula="of:=ABS([.D23])" office:value-type="float" office:value="59.4" calcext:value-type="float">
            <text:p>59.4</text:p>
          </table:table-cell>
          <table:table-cell table:formula="of:=ABS([.E23])" office:value-type="float" office:value="75.46667" calcext:value-type="float">
            <text:p>75.46667</text:p>
          </table:table-cell>
          <table:table-cell table:formula="of:=ABS([.F23])" office:value-type="float" office:value="66.96667" calcext:value-type="float">
            <text:p>66.96667</text:p>
          </table:table-cell>
          <table:table-cell/>
          <table:table-cell office:value-type="float" office:value="11.519" calcext:value-type="float">
            <text:p>11.519</text:p>
          </table:table-cell>
          <table:table-cell office:value-type="float" office:value="-0.03015137" calcext:value-type="float">
            <text:p>-0.03015137</text:p>
          </table:table-cell>
          <table:table-cell office:value-type="float" office:value="0.09606934" calcext:value-type="float">
            <text:p>0.09606934</text:p>
          </table:table-cell>
          <table:table-cell office:value-type="float" office:value="-0.9915771" calcext:value-type="float">
            <text:p>-0.9915771</text:p>
          </table:table-cell>
          <table:table-cell table:number-columns-repeated="2"/>
          <table:table-cell office:value-type="float" office:value="6.867" calcext:value-type="float">
            <text:p>6.867</text:p>
          </table:table-cell>
          <table:table-cell office:value-type="float" office:value="2447.2" calcext:value-type="float">
            <text:p>2447.2</text:p>
          </table:table-cell>
          <table:table-cell office:value-type="float" office:value="2436" calcext:value-type="float">
            <text:p>2436</text:p>
          </table:table-cell>
          <table:table-cell office:value-type="float" office:value="2431.2" calcext:value-type="float">
            <text:p>2431.2</text:p>
          </table:table-cell>
          <table:table-cell office:value-type="float" office:value="2436.4" calcext:value-type="float">
            <text:p>2436.4</text:p>
          </table:table-cell>
          <table:table-cell/>
          <table:table-cell office:value-type="float" office:value="6.388" calcext:value-type="float">
            <text:p>6.388</text:p>
          </table:table-cell>
          <table:table-cell office:value-type="float" office:value="32.9" calcext:value-type="float">
            <text:p>32.9</text:p>
          </table:table-cell>
          <table:table-cell office:value-type="float" office:value="32.43334" calcext:value-type="float">
            <text:p>32.43334</text:p>
          </table:table-cell>
          <table:table-cell table:number-columns-repeated="7"/>
          <table:table-cell office:value-type="float" office:value="31.58021" calcext:value-type="float">
            <text:p>31.58021</text:p>
          </table:table-cell>
          <table:table-cell table:formula="of:=[.AJ23]-[.AJ24]" office:value-type="float" office:value="2.53538" calcext:value-type="float">
            <text:p>2.53538</text:p>
          </table:table-cell>
          <table:table-cell table:number-columns-repeated="2"/>
          <table:table-cell office:value-type="float" office:value="173.4457" calcext:value-type="float">
            <text:p>173.4457</text:p>
          </table:table-cell>
          <table:table-cell table:formula="of:=[.AN23]-[.AN24]" office:value-type="float" office:value="0.160399999999981" calcext:value-type="float">
            <text:p>0.160399999999981</text:p>
          </table:table-cell>
          <table:table-cell table:number-columns-repeated="7"/>
          <table:table-cell office:value-type="float" office:value="172.2808" calcext:value-type="float">
            <text:p>172.2808</text:p>
          </table:table-cell>
          <table:table-cell table:formula="of:=[.AW23]-[.AW24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49" calcext:value-type="float">
            <text:p>6.749</text:p>
          </table:table-cell>
          <table:table-cell office:value-type="float" office:value="31" calcext:value-type="float">
            <text:p>31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26" calcext:value-type="float">
            <text:p>8.126</text:p>
          </table:table-cell>
          <table:table-cell office:value-type="float" office:value="76.30001" calcext:value-type="float">
            <text:p>76.30001</text:p>
          </table:table-cell>
          <table:table-cell office:value-type="float" office:value="83.16667" calcext:value-type="float">
            <text:p>83.16667</text:p>
          </table:table-cell>
          <table:table-cell office:value-type="float" office:value="83.6" calcext:value-type="float">
            <text:p>83.6</text:p>
          </table:table-cell>
          <table:table-cell office:value-type="float" office:value="82.40001" calcext:value-type="float">
            <text:p>82.40001</text:p>
          </table:table-cell>
          <table:table-cell/>
          <table:table-cell table:formula="of:=ABS([.B24])" office:value-type="float" office:value="8.126" calcext:value-type="float">
            <text:p>8.126</text:p>
          </table:table-cell>
          <table:table-cell table:formula="of:=ABS([.C24])" office:value-type="float" office:value="76.30001" calcext:value-type="float">
            <text:p>76.30001</text:p>
          </table:table-cell>
          <table:table-cell table:formula="of:=ABS([.D24])" office:value-type="float" office:value="83.16667" calcext:value-type="float">
            <text:p>83.16667</text:p>
          </table:table-cell>
          <table:table-cell table:formula="of:=ABS([.E24])" office:value-type="float" office:value="83.6" calcext:value-type="float">
            <text:p>83.6</text:p>
          </table:table-cell>
          <table:table-cell table:formula="of:=ABS([.F24])" office:value-type="float" office:value="82.40001" calcext:value-type="float">
            <text:p>82.40001</text:p>
          </table:table-cell>
          <table:table-cell/>
          <table:table-cell office:value-type="float" office:value="11.624" calcext:value-type="float">
            <text:p>11.624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12109" calcext:value-type="float">
            <text:p>-0.9912109</text:p>
          </table:table-cell>
          <table:table-cell table:number-columns-repeated="2"/>
          <table:table-cell office:value-type="float" office:value="6.978" calcext:value-type="float">
            <text:p>6.978</text:p>
          </table:table-cell>
          <table:table-cell office:value-type="float" office:value="2578.8" calcext:value-type="float">
            <text:p>2578.8</text:p>
          </table:table-cell>
          <table:table-cell office:value-type="float" office:value="2568" calcext:value-type="float">
            <text:p>2568</text:p>
          </table:table-cell>
          <table:table-cell office:value-type="float" office:value="2564" calcext:value-type="float">
            <text:p>2564</text:p>
          </table:table-cell>
          <table:table-cell office:value-type="float" office:value="2567.2" calcext:value-type="float">
            <text:p>2567.2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31" calcext:value-type="float">
            <text:p>31</text:p>
          </table:table-cell>
          <table:table-cell office:value-type="float" office:value="32.53333" calcext:value-type="float">
            <text:p>32.53333</text:p>
          </table:table-cell>
          <table:table-cell table:number-columns-repeated="7"/>
          <table:table-cell office:value-type="float" office:value="29.04483" calcext:value-type="float">
            <text:p>29.04483</text:p>
          </table:table-cell>
          <table:table-cell table:formula="of:=[.AJ24]-[.AJ25]" office:value-type="float" office:value="2.5219" calcext:value-type="float">
            <text:p>2.5219</text:p>
          </table:table-cell>
          <table:table-cell table:number-columns-repeated="2"/>
          <table:table-cell office:value-type="float" office:value="173.2853" calcext:value-type="float">
            <text:p>173.2853</text:p>
          </table:table-cell>
          <table:table-cell table:formula="of:=[.AN24]-[.AN25]" office:value-type="float" office:value="-1561.2413" calcext:value-type="float">
            <text:p>-1561.2413</text:p>
          </table:table-cell>
          <table:table-cell table:number-columns-repeated="7"/>
          <table:table-cell office:value-type="float" office:value="172.1147" calcext:value-type="float">
            <text:p>172.1147</text:p>
          </table:table-cell>
          <table:table-cell table:formula="of:=[.AW24]-[.AW25]" office:value-type="float" office:value="0.166200000000003" calcext:value-type="float">
            <text:p>0.166200000000003</text:p>
          </table:table-cell>
          <table:table-cell table:number-columns-repeated="5"/>
          <table:table-cell office:value-type="float" office:value="6.772" calcext:value-type="float">
            <text:p>6.772</text:p>
          </table:table-cell>
          <table:table-cell office:value-type="float" office:value="32.7" calcext:value-type="float">
            <text:p>32.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377" calcext:value-type="float">
            <text:p>8.377</text:p>
          </table:table-cell>
          <table:table-cell office:value-type="float" office:value="10.5" calcext:value-type="float">
            <text:p>10.5</text:p>
          </table:table-cell>
          <table:table-cell office:value-type="float" office:value="1.933333" calcext:value-type="float">
            <text:p>1.933333</text:p>
          </table:table-cell>
          <table:table-cell office:value-type="float" office:value="14.7" calcext:value-type="float">
            <text:p>14.7</text:p>
          </table:table-cell>
          <table:table-cell office:value-type="float" office:value="8.433333" calcext:value-type="float">
            <text:p>8.433333</text:p>
          </table:table-cell>
          <table:table-cell/>
          <table:table-cell table:formula="of:=ABS([.B25])" office:value-type="float" office:value="8.377" calcext:value-type="float">
            <text:p>8.377</text:p>
          </table:table-cell>
          <table:table-cell table:formula="of:=ABS([.C25])" office:value-type="float" office:value="10.5" calcext:value-type="float">
            <text:p>10.5</text:p>
          </table:table-cell>
          <table:table-cell table:formula="of:=ABS([.D25])" office:value-type="float" office:value="1.933333" calcext:value-type="float">
            <text:p>1.933333</text:p>
          </table:table-cell>
          <table:table-cell table:formula="of:=ABS([.E25])" office:value-type="float" office:value="14.7" calcext:value-type="float">
            <text:p>14.7</text:p>
          </table:table-cell>
          <table:table-cell table:formula="of:=ABS([.F25])" office:value-type="float" office:value="8.433333" calcext:value-type="float">
            <text:p>8.433333</text:p>
          </table:table-cell>
          <table:table-cell/>
          <table:table-cell office:value-type="float" office:value="11.874" calcext:value-type="float">
            <text:p>11.874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914551" calcext:value-type="float">
            <text:p>-0.9914551</text:p>
          </table:table-cell>
          <table:table-cell table:number-columns-repeated="2"/>
          <table:table-cell office:value-type="float" office:value="7.227" calcext:value-type="float">
            <text:p>7.227</text:p>
          </table:table-cell>
          <table:table-cell office:value-type="float" office:value="2873.2" calcext:value-type="float">
            <text:p>2873.2</text:p>
          </table:table-cell>
          <table:table-cell office:value-type="float" office:value="2861.6" calcext:value-type="float">
            <text:p>2861.6</text:p>
          </table:table-cell>
          <table:table-cell office:value-type="float" office:value="2864" calcext:value-type="float">
            <text:p>2864</text:p>
          </table:table-cell>
          <table:table-cell office:value-type="float" office:value="2862.4" calcext:value-type="float">
            <text:p>2862.4</text:p>
          </table:table-cell>
          <table:table-cell/>
          <table:table-cell office:value-type="float" office:value="6.432" calcext:value-type="float">
            <text:p>6.432</text:p>
          </table:table-cell>
          <table:table-cell office:value-type="float" office:value="31.6" calcext:value-type="float">
            <text:p>31.6</text:p>
          </table:table-cell>
          <table:table-cell office:value-type="float" office:value="33.1" calcext:value-type="float">
            <text:p>33.1</text:p>
          </table:table-cell>
          <table:table-cell table:number-columns-repeated="7"/>
          <table:table-cell office:value-type="float" office:value="26.52293" calcext:value-type="float">
            <text:p>26.52293</text:p>
          </table:table-cell>
          <table:table-cell table:formula="of:=[.AJ25]-[.AJ26]" office:value-type="float" office:value="2.5155" calcext:value-type="float">
            <text:p>2.5155</text:p>
          </table:table-cell>
          <table:table-cell table:number-columns-repeated="2"/>
          <table:table-cell office:value-type="float" office:value="1734.5266" calcext:value-type="float">
            <text:p>1734.5266</text:p>
          </table:table-cell>
          <table:table-cell table:formula="of:=[.AN25]-[.AN26]" office:value-type="float" office:value="1580.3332" calcext:value-type="float">
            <text:p>1580.3332</text:p>
          </table:table-cell>
          <table:table-cell table:number-columns-repeated="7"/>
          <table:table-cell office:value-type="float" office:value="171.9485" calcext:value-type="float">
            <text:p>171.9485</text:p>
          </table:table-cell>
          <table:table-cell table:formula="of:=[.AW25]-[.AW26]" office:value-type="float" office:value="0.1661" calcext:value-type="float">
            <text:p>0.1661</text:p>
          </table:table-cell>
          <table:table-cell table:number-columns-repeated="5"/>
          <table:table-cell office:value-type="float" office:value="6.794" calcext:value-type="float">
            <text:p>6.794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8" calcext:value-type="float">
            <text:p>8.628</text:p>
          </table:table-cell>
          <table:table-cell office:value-type="float" office:value="-61.1" calcext:value-type="float">
            <text:p>-61.1</text:p>
          </table:table-cell>
          <table:table-cell office:value-type="float" office:value="-74.8" calcext:value-type="float">
            <text:p>-74.8</text:p>
          </table:table-cell>
          <table:table-cell office:value-type="float" office:value="-57.43333" calcext:value-type="float">
            <text:p>-57.43333</text:p>
          </table:table-cell>
          <table:table-cell office:value-type="float" office:value="-67.86667" calcext:value-type="float">
            <text:p>-67.86667</text:p>
          </table:table-cell>
          <table:table-cell/>
          <table:table-cell table:formula="of:=ABS([.B26])" office:value-type="float" office:value="8.628" calcext:value-type="float">
            <text:p>8.628</text:p>
          </table:table-cell>
          <table:table-cell table:formula="of:=ABS([.C26])" office:value-type="float" office:value="61.1" calcext:value-type="float">
            <text:p>61.1</text:p>
          </table:table-cell>
          <table:table-cell table:formula="of:=ABS([.D26])" office:value-type="float" office:value="74.8" calcext:value-type="float">
            <text:p>74.8</text:p>
          </table:table-cell>
          <table:table-cell table:formula="of:=ABS([.E26])" office:value-type="float" office:value="57.43333" calcext:value-type="float">
            <text:p>57.43333</text:p>
          </table:table-cell>
          <table:table-cell table:formula="of:=ABS([.F26])" office:value-type="float" office:value="67.86667" calcext:value-type="float">
            <text:p>67.86667</text:p>
          </table:table-cell>
          <table:table-cell/>
          <table:table-cell office:value-type="float" office:value="11.979" calcext:value-type="float">
            <text:p>11.979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7.329" calcext:value-type="float">
            <text:p>7.329</text:p>
          </table:table-cell>
          <table:table-cell office:value-type="float" office:value="2992.4" calcext:value-type="float">
            <text:p>2992.4</text:p>
          </table:table-cell>
          <table:table-cell office:value-type="float" office:value="2982.4" calcext:value-type="float">
            <text:p>2982.4</text:p>
          </table:table-cell>
          <table:table-cell office:value-type="float" office:value="2983.6" calcext:value-type="float">
            <text:p>2983.6</text:p>
          </table:table-cell>
          <table:table-cell office:value-type="float" office:value="2980" calcext:value-type="float">
            <text:p>2980</text:p>
          </table:table-cell>
          <table:table-cell/>
          <table:table-cell office:value-type="float" office:value="6.604" calcext:value-type="float">
            <text:p>6.604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1.66667" calcext:value-type="float">
            <text:p>31.66667</text:p>
          </table:table-cell>
          <table:table-cell table:number-columns-repeated="7"/>
          <table:table-cell office:value-type="float" office:value="24.00743" calcext:value-type="float">
            <text:p>24.00743</text:p>
          </table:table-cell>
          <table:table-cell table:formula="of:=[.AJ26]-[.AJ27]" office:value-type="float" office:value="2.61163" calcext:value-type="float">
            <text:p>2.61163</text:p>
          </table:table-cell>
          <table:table-cell table:number-columns-repeated="2"/>
          <table:table-cell office:value-type="float" office:value="154.1934" calcext:value-type="float">
            <text:p>154.1934</text:p>
          </table:table-cell>
          <table:table-cell table:formula="of:=[.AN26]-[.AN27]" office:value-type="float" office:value="0.333399999999983" calcext:value-type="float">
            <text:p>0.333399999999983</text:p>
          </table:table-cell>
          <table:table-cell table:number-columns-repeated="7"/>
          <table:table-cell office:value-type="float" office:value="171.7824" calcext:value-type="float">
            <text:p>171.7824</text:p>
          </table:table-cell>
          <table:table-cell table:formula="of:=[.AW26]-[.AW27]" office:value-type="float" office:value="0.1661" calcext:value-type="float">
            <text:p>0.1661</text:p>
          </table:table-cell>
          <table:table-cell table:number-columns-repeated="5"/>
          <table:table-cell office:value-type="float" office:value="6.817" calcext:value-type="float">
            <text:p>6.817</text:p>
          </table:table-cell>
          <table:table-cell office:value-type="float" office:value="31.3" calcext:value-type="float">
            <text:p>31.3</text:p>
          </table:table-cell>
          <table:table-cell office:value-type="float" office:value="34.46667" calcext:value-type="float">
            <text:p>34.4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79" calcext:value-type="float">
            <text:p>8.879</text:p>
          </table:table-cell>
          <table:table-cell office:value-type="float" office:value="-72.96667" calcext:value-type="float">
            <text:p>-72.96667</text:p>
          </table:table-cell>
          <table:table-cell office:value-type="float" office:value="-79.6" calcext:value-type="float">
            <text:p>-79.6</text:p>
          </table:table-cell>
          <table:table-cell office:value-type="float" office:value="-70.03334" calcext:value-type="float">
            <text:p>-70.03334</text:p>
          </table:table-cell>
          <table:table-cell office:value-type="float" office:value="-77.3" calcext:value-type="float">
            <text:p>-77.3</text:p>
          </table:table-cell>
          <table:table-cell/>
          <table:table-cell table:formula="of:=ABS([.B27])" office:value-type="float" office:value="8.879" calcext:value-type="float">
            <text:p>8.879</text:p>
          </table:table-cell>
          <table:table-cell table:formula="of:=ABS([.C27])" office:value-type="float" office:value="72.96667" calcext:value-type="float">
            <text:p>72.96667</text:p>
          </table:table-cell>
          <table:table-cell table:formula="of:=ABS([.D27])" office:value-type="float" office:value="79.6" calcext:value-type="float">
            <text:p>79.6</text:p>
          </table:table-cell>
          <table:table-cell table:formula="of:=ABS([.E27])" office:value-type="float" office:value="70.03334" calcext:value-type="float">
            <text:p>70.03334</text:p>
          </table:table-cell>
          <table:table-cell table:formula="of:=ABS([.F27])" office:value-type="float" office:value="77.3" calcext:value-type="float">
            <text:p>77.3</text:p>
          </table:table-cell>
          <table:table-cell/>
          <table:table-cell office:value-type="float" office:value="12.23" calcext:value-type="float">
            <text:p>12.23</text:p>
          </table:table-cell>
          <table:table-cell office:value-type="float" office:value="-0.02282715" calcext:value-type="float">
            <text:p>-0.02282715</text:p>
          </table:table-cell>
          <table:table-cell office:value-type="float" office:value="0.06335449" calcext:value-type="float">
            <text:p>0.06335449</text:p>
          </table:table-cell>
          <table:table-cell office:value-type="float" office:value="-0.9919434" calcext:value-type="float">
            <text:p>-0.9919434</text:p>
          </table:table-cell>
          <table:table-cell table:number-columns-repeated="2"/>
          <table:table-cell office:value-type="float" office:value="7.579" calcext:value-type="float">
            <text:p>7.579</text:p>
          </table:table-cell>
          <table:table-cell office:value-type="float" office:value="3282.8" calcext:value-type="float">
            <text:p>3282.8</text:p>
          </table:table-cell>
          <table:table-cell office:value-type="float" office:value="3264.8" calcext:value-type="float">
            <text:p>3264.8</text:p>
          </table:table-cell>
          <table:table-cell office:value-type="float" office:value="3268" calcext:value-type="float">
            <text:p>3268</text:p>
          </table:table-cell>
          <table:table-cell office:value-type="float" office:value="3265.2" calcext:value-type="float">
            <text:p>3265.2</text:p>
          </table:table-cell>
          <table:table-cell/>
          <table:table-cell office:value-type="float" office:value="6.626" calcext:value-type="float">
            <text:p>6.626</text:p>
          </table:table-cell>
          <table:table-cell office:value-type="float" office:value="32.5" calcext:value-type="float">
            <text:p>32.5</text:p>
          </table:table-cell>
          <table:table-cell office:value-type="float" office:value="33.6" calcext:value-type="float">
            <text:p>33.6</text:p>
          </table:table-cell>
          <table:table-cell table:number-columns-repeated="7"/>
          <table:table-cell office:value-type="float" office:value="21.3958" calcext:value-type="float">
            <text:p>21.3958</text:p>
          </table:table-cell>
          <table:table-cell table:formula="of:=[.AJ27]-[.AJ28]" office:value-type="float" office:value="2.59935" calcext:value-type="float">
            <text:p>2.59935</text:p>
          </table:table-cell>
          <table:table-cell table:number-columns-repeated="2"/>
          <table:table-cell office:value-type="float" office:value="153.86" calcext:value-type="float">
            <text:p>153.86</text:p>
          </table:table-cell>
          <table:table-cell table:formula="of:=[.AN27]-[.AN28]" office:value-type="float" office:value="0.333300000000008" calcext:value-type="float">
            <text:p>0.333300000000008</text:p>
          </table:table-cell>
          <table:table-cell table:number-columns-repeated="7"/>
          <table:table-cell office:value-type="float" office:value="171.6163" calcext:value-type="float">
            <text:p>171.6163</text:p>
          </table:table-cell>
          <table:table-cell table:formula="of:=[.AW27]-[.AW28]" office:value-type="float" office:value="0.1661" calcext:value-type="float">
            <text:p>0.1661</text:p>
          </table:table-cell>
          <table:table-cell table:number-columns-repeated="5"/>
          <table:table-cell office:value-type="float" office:value="6.992" calcext:value-type="float">
            <text:p>6.992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office:value-type="float" office:value="-82.7" calcext:value-type="float">
            <text:p>-82.7</text:p>
          </table:table-cell>
          <table:table-cell office:value-type="float" office:value="-92.86667" calcext:value-type="float">
            <text:p>-92.86667</text:p>
          </table:table-cell>
          <table:table-cell office:value-type="float" office:value="-84.36667" calcext:value-type="float">
            <text:p>-84.36667</text:p>
          </table:table-cell>
          <table:table-cell office:value-type="float" office:value="-88.03333" calcext:value-type="float">
            <text:p>-88.03333</text:p>
          </table:table-cell>
          <table:table-cell/>
          <table:table-cell table:formula="of:=ABS([.B28])" office:value-type="float" office:value="9.13" calcext:value-type="float">
            <text:p>9.13</text:p>
          </table:table-cell>
          <table:table-cell table:formula="of:=ABS([.C28])" office:value-type="float" office:value="82.7" calcext:value-type="float">
            <text:p>82.7</text:p>
          </table:table-cell>
          <table:table-cell table:formula="of:=ABS([.D28])" office:value-type="float" office:value="92.86667" calcext:value-type="float">
            <text:p>92.86667</text:p>
          </table:table-cell>
          <table:table-cell table:formula="of:=ABS([.E28])" office:value-type="float" office:value="84.36667" calcext:value-type="float">
            <text:p>84.36667</text:p>
          </table:table-cell>
          <table:table-cell table:formula="of:=ABS([.F28])" office:value-type="float" office:value="88.03333" calcext:value-type="float">
            <text:p>88.03333</text:p>
          </table:table-cell>
          <table:table-cell/>
          <table:table-cell office:value-type="float" office:value="12.335" calcext:value-type="float">
            <text:p>12.335</text:p>
          </table:table-cell>
          <table:table-cell office:value-type="float" office:value="-0.0357666" calcext:value-type="float">
            <text:p>-0.0357666</text:p>
          </table:table-cell>
          <table:table-cell office:value-type="float" office:value="0.03063965" calcext:value-type="float">
            <text:p>0.03063965</text:p>
          </table:table-cell>
          <table:table-cell office:value-type="float" office:value="-1.009888" calcext:value-type="float">
            <text:p>-1.009888</text:p>
          </table:table-cell>
          <table:table-cell table:number-columns-repeated="2"/>
          <table:table-cell office:value-type="float" office:value="7.684" calcext:value-type="float">
            <text:p>7.684</text:p>
          </table:table-cell>
          <table:table-cell office:value-type="float" office:value="3376.4" calcext:value-type="float">
            <text:p>3376.4</text:p>
          </table:table-cell>
          <table:table-cell office:value-type="float" office:value="3357.2" calcext:value-type="float">
            <text:p>3357.2</text:p>
          </table:table-cell>
          <table:table-cell office:value-type="float" office:value="3362" calcext:value-type="float">
            <text:p>3362</text:p>
          </table:table-cell>
          <table:table-cell office:value-type="float" office:value="3353.2" calcext:value-type="float">
            <text:p>3353.2</text:p>
          </table:table-cell>
          <table:table-cell/>
          <table:table-cell office:value-type="float" office:value="6.648" calcext:value-type="float">
            <text:p>6.648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2.4" calcext:value-type="float">
            <text:p>32.4</text:p>
          </table:table-cell>
          <table:table-cell table:number-columns-repeated="7"/>
          <table:table-cell office:value-type="float" office:value="18.79645" calcext:value-type="float">
            <text:p>18.79645</text:p>
          </table:table-cell>
          <table:table-cell table:formula="of:=[.AJ28]-[.AJ29]" office:value-type="float" office:value="2.45203" calcext:value-type="float">
            <text:p>2.45203</text:p>
          </table:table-cell>
          <table:table-cell table:number-columns-repeated="2"/>
          <table:table-cell office:value-type="float" office:value="153.5267" calcext:value-type="float">
            <text:p>153.5267</text:p>
          </table:table-cell>
          <table:table-cell table:formula="of:=[.AN28]-[.AN29]" office:value-type="float" office:value="0.222200000000015" calcext:value-type="float">
            <text:p>0.222200000000015</text:p>
          </table:table-cell>
          <table:table-cell table:number-columns-repeated="7"/>
          <table:table-cell office:value-type="float" office:value="171.4502" calcext:value-type="float">
            <text:p>171.4502</text:p>
          </table:table-cell>
          <table:table-cell table:formula="of:=[.AW28]-[.AW29]" office:value-type="float" office:value="0.1661" calcext:value-type="float">
            <text:p>0.1661</text:p>
          </table:table-cell>
          <table:table-cell table:number-columns-repeated="5"/>
          <table:table-cell office:value-type="float" office:value="7.014" calcext:value-type="float">
            <text:p>7.014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385" calcext:value-type="float">
            <text:p>9.385</text:p>
          </table:table-cell>
          <table:table-cell office:value-type="float" office:value="-84.83334" calcext:value-type="float">
            <text:p>-84.83334</text:p>
          </table:table-cell>
          <table:table-cell office:value-type="float" office:value="-94.43334" calcext:value-type="float">
            <text:p>-94.43334</text:p>
          </table:table-cell>
          <table:table-cell office:value-type="float" office:value="-87.40001" calcext:value-type="float">
            <text:p>-87.40001</text:p>
          </table:table-cell>
          <table:table-cell office:value-type="float" office:value="-91.36667" calcext:value-type="float">
            <text:p>-91.36667</text:p>
          </table:table-cell>
          <table:table-cell/>
          <table:table-cell table:formula="of:=ABS([.B29])" office:value-type="float" office:value="9.385" calcext:value-type="float">
            <text:p>9.385</text:p>
          </table:table-cell>
          <table:table-cell table:formula="of:=ABS([.C29])" office:value-type="float" office:value="84.83334" calcext:value-type="float">
            <text:p>84.83334</text:p>
          </table:table-cell>
          <table:table-cell table:formula="of:=ABS([.D29])" office:value-type="float" office:value="94.43334" calcext:value-type="float">
            <text:p>94.43334</text:p>
          </table:table-cell>
          <table:table-cell table:formula="of:=ABS([.E29])" office:value-type="float" office:value="87.40001" calcext:value-type="float">
            <text:p>87.40001</text:p>
          </table:table-cell>
          <table:table-cell table:formula="of:=ABS([.F29])" office:value-type="float" office:value="91.36667" calcext:value-type="float">
            <text:p>91.36667</text:p>
          </table:table-cell>
          <table:table-cell/>
          <table:table-cell office:value-type="float" office:value="12.586" calcext:value-type="float">
            <text:p>12.586</text:p>
          </table:table-cell>
          <table:table-cell office:value-type="float" office:value="-0.04528809" calcext:value-type="float">
            <text:p>-0.04528809</text:p>
          </table:table-cell>
          <table:table-cell office:value-type="float" office:value="0.07556152" calcext:value-type="float">
            <text:p>0.07556152</text:p>
          </table:table-cell>
          <table:table-cell office:value-type="float" office:value="-0.9832764" calcext:value-type="float">
            <text:p>-0.9832764</text:p>
          </table:table-cell>
          <table:table-cell table:number-columns-repeated="2"/>
          <table:table-cell office:value-type="float" office:value="7.934" calcext:value-type="float">
            <text:p>7.934</text:p>
          </table:table-cell>
          <table:table-cell office:value-type="float" office:value="3393.6" calcext:value-type="float">
            <text:p>3393.6</text:p>
          </table:table-cell>
          <table:table-cell office:value-type="float" office:value="3374.8" calcext:value-type="float">
            <text:p>3374.8</text:p>
          </table:table-cell>
          <table:table-cell office:value-type="float" office:value="3380" calcext:value-type="float">
            <text:p>3380</text:p>
          </table:table-cell>
          <table:table-cell office:value-type="float" office:value="3374.4" calcext:value-type="float">
            <text:p>3374.4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32.7" calcext:value-type="float">
            <text:p>32.7</text:p>
          </table:table-cell>
          <table:table-cell office:value-type="float" office:value="33.83333" calcext:value-type="float">
            <text:p>33.83333</text:p>
          </table:table-cell>
          <table:table-cell table:number-columns-repeated="7"/>
          <table:table-cell office:value-type="float" office:value="16.34442" calcext:value-type="float">
            <text:p>16.34442</text:p>
          </table:table-cell>
          <table:table-cell table:formula="of:=[.AJ29]-[.AJ30]" office:value-type="float" office:value="2.43254" calcext:value-type="float">
            <text:p>2.43254</text:p>
          </table:table-cell>
          <table:table-cell table:number-columns-repeated="2"/>
          <table:table-cell office:value-type="float" office:value="153.3045" calcext:value-type="float">
            <text:p>153.3045</text:p>
          </table:table-cell>
          <table:table-cell table:formula="of:=[.AN29]-[.AN30]" office:value-type="float" office:value="0.33329999999998" calcext:value-type="float">
            <text:p>0.33329999999998</text:p>
          </table:table-cell>
          <table:table-cell table:number-columns-repeated="7"/>
          <table:table-cell office:value-type="float" office:value="171.2841" calcext:value-type="float">
            <text:p>171.2841</text:p>
          </table:table-cell>
          <table:table-cell table:formula="of:=[.AW29]-[.AW30]" office:value-type="float" office:value="0.0831000000000017" calcext:value-type="float">
            <text:p>0.0831000000000017</text:p>
          </table:table-cell>
          <table:table-cell table:number-columns-repeated="5"/>
          <table:table-cell office:value-type="float" office:value="7.038" calcext:value-type="float">
            <text:p>7.038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36" calcext:value-type="float">
            <text:p>9.636</text:p>
          </table:table-cell>
          <table:table-cell office:value-type="float" office:value="-92.13333" calcext:value-type="float">
            <text:p>-92.13333</text:p>
          </table:table-cell>
          <table:table-cell office:value-type="float" office:value="-92" calcext:value-type="float">
            <text:p>-92</text:p>
          </table:table-cell>
          <table:table-cell office:value-type="float" office:value="-90.7" calcext:value-type="float">
            <text:p>-90.7</text:p>
          </table:table-cell>
          <table:table-cell office:value-type="float" office:value="-96.06667" calcext:value-type="float">
            <text:p>-96.06667</text:p>
          </table:table-cell>
          <table:table-cell/>
          <table:table-cell table:formula="of:=ABS([.B30])" office:value-type="float" office:value="9.636" calcext:value-type="float">
            <text:p>9.636</text:p>
          </table:table-cell>
          <table:table-cell table:formula="of:=ABS([.C30])" office:value-type="float" office:value="92.13333" calcext:value-type="float">
            <text:p>92.13333</text:p>
          </table:table-cell>
          <table:table-cell table:formula="of:=ABS([.D30])" office:value-type="float" office:value="92" calcext:value-type="float">
            <text:p>92</text:p>
          </table:table-cell>
          <table:table-cell table:formula="of:=ABS([.E30])" office:value-type="float" office:value="90.7" calcext:value-type="float">
            <text:p>90.7</text:p>
          </table:table-cell>
          <table:table-cell table:formula="of:=ABS([.F30])" office:value-type="float" office:value="96.06667" calcext:value-type="float">
            <text:p>96.06667</text:p>
          </table:table-cell>
          <table:table-cell/>
          <table:table-cell office:value-type="float" office:value="12.691" calcext:value-type="float">
            <text:p>12.691</text:p>
          </table:table-cell>
          <table:table-cell office:value-type="float" office:value="-0.0526123" calcext:value-type="float">
            <text:p>-0.0526123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0.9782715" calcext:value-type="float">
            <text:p>-0.9782715</text:p>
          </table:table-cell>
          <table:table-cell table:number-columns-repeated="2"/>
          <table:table-cell office:value-type="float" office:value="8.039" calcext:value-type="float">
            <text:p>8.039</text:p>
          </table:table-cell>
          <table:table-cell office:value-type="float" office:value="3399.2" calcext:value-type="float">
            <text:p>3399.2</text:p>
          </table:table-cell>
          <table:table-cell office:value-type="float" office:value="3380" calcext:value-type="float">
            <text:p>3380</text:p>
          </table:table-cell>
          <table:table-cell office:value-type="float" office:value="3385.2" calcext:value-type="float">
            <text:p>3385.2</text:p>
          </table:table-cell>
          <table:table-cell office:value-type="float" office:value="3379.6" calcext:value-type="float">
            <text:p>3379.6</text:p>
          </table:table-cell>
          <table:table-cell/>
          <table:table-cell office:value-type="float" office:value="6.692" calcext:value-type="float">
            <text:p>6.692</text:p>
          </table:table-cell>
          <table:table-cell office:value-type="float" office:value="32.4" calcext:value-type="float">
            <text:p>32.4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13.91188" calcext:value-type="float">
            <text:p>13.91188</text:p>
          </table:table-cell>
          <table:table-cell table:formula="of:=[.AJ30]-[.AJ31]" office:value-type="float" office:value="2.41379" calcext:value-type="float">
            <text:p>2.41379</text:p>
          </table:table-cell>
          <table:table-cell table:number-columns-repeated="2"/>
          <table:table-cell office:value-type="float" office:value="152.9712" calcext:value-type="float">
            <text:p>152.9712</text:p>
          </table:table-cell>
          <table:table-cell table:formula="of:=[.AN30]-[.AN31]" office:value-type="float" office:value="0.444400000000002" calcext:value-type="float">
            <text:p>0.444400000000002</text:p>
          </table:table-cell>
          <table:table-cell table:number-columns-repeated="7"/>
          <table:table-cell office:value-type="float" office:value="171.201" calcext:value-type="float">
            <text:p>171.201</text:p>
          </table:table-cell>
          <table:table-cell table:formula="of:=[.AW30]-[.AW31]" office:value-type="float" office:value="0.0829999999999984" calcext:value-type="float">
            <text:p>0.0829999999999984</text:p>
          </table:table-cell>
          <table:table-cell table:number-columns-repeated="5"/>
          <table:table-cell office:value-type="float" office:value="7.061" calcext:value-type="float">
            <text:p>7.061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887" calcext:value-type="float">
            <text:p>9.887</text:p>
          </table:table-cell>
          <table:table-cell office:value-type="float" office:value="-89.83334" calcext:value-type="float">
            <text:p>-89.83334</text:p>
          </table:table-cell>
          <table:table-cell office:value-type="float" office:value="-89.90001" calcext:value-type="float">
            <text:p>-89.90001</text:p>
          </table:table-cell>
          <table:table-cell office:value-type="float" office:value="-83.16667" calcext:value-type="float">
            <text:p>-83.16667</text:p>
          </table:table-cell>
          <table:table-cell office:value-type="float" office:value="-97.2" calcext:value-type="float">
            <text:p>-97.2</text:p>
          </table:table-cell>
          <table:table-cell/>
          <table:table-cell table:formula="of:=ABS([.B31])" office:value-type="float" office:value="9.887" calcext:value-type="float">
            <text:p>9.887</text:p>
          </table:table-cell>
          <table:table-cell table:formula="of:=ABS([.C31])" office:value-type="float" office:value="89.83334" calcext:value-type="float">
            <text:p>89.83334</text:p>
          </table:table-cell>
          <table:table-cell table:formula="of:=ABS([.D31])" office:value-type="float" office:value="89.90001" calcext:value-type="float">
            <text:p>89.90001</text:p>
          </table:table-cell>
          <table:table-cell table:formula="of:=ABS([.E31])" office:value-type="float" office:value="83.16667" calcext:value-type="float">
            <text:p>83.16667</text:p>
          </table:table-cell>
          <table:table-cell table:formula="of:=ABS([.F31])" office:value-type="float" office:value="97.2" calcext:value-type="float">
            <text:p>97.2</text:p>
          </table:table-cell>
          <table:table-cell/>
          <table:table-cell office:value-type="float" office:value="12.942" calcext:value-type="float">
            <text:p>12.942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0.07177734" calcext:value-type="float">
            <text:p>0.07177734</text:p>
          </table:table-cell>
          <table:table-cell office:value-type="float" office:value="-1.026001" calcext:value-type="float">
            <text:p>-1.026001</text:p>
          </table:table-cell>
          <table:table-cell table:number-columns-repeated="2"/>
          <table:table-cell office:value-type="float" office:value="8.285" calcext:value-type="float">
            <text:p>8.285</text:p>
          </table:table-cell>
          <table:table-cell office:value-type="float" office:value="3492" calcext:value-type="float">
            <text:p>3492</text:p>
          </table:table-cell>
          <table:table-cell office:value-type="float" office:value="3473.6" calcext:value-type="float">
            <text:p>3473.6</text:p>
          </table:table-cell>
          <table:table-cell office:value-type="float" office:value="3476.8" calcext:value-type="float">
            <text:p>3476.8</text:p>
          </table:table-cell>
          <table:table-cell office:value-type="float" office:value="3474" calcext:value-type="float">
            <text:p>3474</text:p>
          </table:table-cell>
          <table:table-cell/>
          <table:table-cell office:value-type="float" office:value="6.714" calcext:value-type="float">
            <text:p>6.714</text:p>
          </table:table-cell>
          <table:table-cell office:value-type="float" office:value="30.6" calcext:value-type="float">
            <text:p>30.6</text:p>
          </table:table-cell>
          <table:table-cell office:value-type="float" office:value="34.86666" calcext:value-type="float">
            <text:p>34.86666</text:p>
          </table:table-cell>
          <table:table-cell table:number-columns-repeated="7"/>
          <table:table-cell office:value-type="float" office:value="11.49809" calcext:value-type="float">
            <text:p>11.49809</text:p>
          </table:table-cell>
          <table:table-cell table:formula="of:=[.AJ31]-[.AJ32]" office:value-type="float" office:value="2.387861" calcext:value-type="float">
            <text:p>2.387861</text:p>
          </table:table-cell>
          <table:table-cell table:number-columns-repeated="2"/>
          <table:table-cell office:value-type="float" office:value="152.5268" calcext:value-type="float">
            <text:p>152.5268</text:p>
          </table:table-cell>
          <table:table-cell table:formula="of:=[.AN31]-[.AN32]" office:value-type="float" office:value="0.333400000000012" calcext:value-type="float">
            <text:p>0.333400000000012</text:p>
          </table:table-cell>
          <table:table-cell table:number-columns-repeated="7"/>
          <table:table-cell office:value-type="float" office:value="171.118" calcext:value-type="float">
            <text:p>171.118</text:p>
          </table:table-cell>
          <table:table-cell table:formula="of:=[.AW31]-[.AW32]" office:value-type="float" office:value="0.1661" calcext:value-type="float">
            <text:p>0.1661</text:p>
          </table:table-cell>
          <table:table-cell table:number-columns-repeated="5"/>
          <table:table-cell office:value-type="float" office:value="7.083" calcext:value-type="float">
            <text:p>7.083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138" calcext:value-type="float">
            <text:p>10.138</text:p>
          </table:table-cell>
          <table:table-cell office:value-type="float" office:value="6.133333" calcext:value-type="float">
            <text:p>6.133333</text:p>
          </table:table-cell>
          <table:table-cell office:value-type="float" office:value="11.53333" calcext:value-type="float">
            <text:p>11.53333</text:p>
          </table:table-cell>
          <table:table-cell office:value-type="float" office:value="-17.83333" calcext:value-type="float">
            <text:p>-17.83333</text:p>
          </table:table-cell>
          <table:table-cell office:value-type="float" office:value="-5.833333" calcext:value-type="float">
            <text:p>-5.833333</text:p>
          </table:table-cell>
          <table:table-cell/>
          <table:table-cell table:formula="of:=ABS([.B32])" office:value-type="float" office:value="10.138" calcext:value-type="float">
            <text:p>10.138</text:p>
          </table:table-cell>
          <table:table-cell table:formula="of:=ABS([.C32])" office:value-type="float" office:value="6.133333" calcext:value-type="float">
            <text:p>6.133333</text:p>
          </table:table-cell>
          <table:table-cell table:formula="of:=ABS([.D32])" office:value-type="float" office:value="11.53333" calcext:value-type="float">
            <text:p>11.53333</text:p>
          </table:table-cell>
          <table:table-cell table:formula="of:=ABS([.E32])" office:value-type="float" office:value="17.83333" calcext:value-type="float">
            <text:p>17.83333</text:p>
          </table:table-cell>
          <table:table-cell table:formula="of:=ABS([.F32])" office:value-type="float" office:value="5.833333" calcext:value-type="float">
            <text:p>5.833333</text:p>
          </table:table-cell>
          <table:table-cell/>
          <table:table-cell office:value-type="float" office:value="13.046" calcext:value-type="float">
            <text:p>13.046</text:p>
          </table:table-cell>
          <table:table-cell office:value-type="float" office:value="0.0007324219" calcext:value-type="float">
            <text:p>0.0007324219</text:p>
          </table:table-cell>
          <table:table-cell office:value-type="float" office:value="0.07653809" calcext:value-type="float">
            <text:p>0.07653809</text:p>
          </table:table-cell>
          <table:table-cell office:value-type="float" office:value="-0.9699707" calcext:value-type="float">
            <text:p>-0.9699707</text:p>
          </table:table-cell>
          <table:table-cell table:number-columns-repeated="2"/>
          <table:table-cell office:value-type="float" office:value="8.396" calcext:value-type="float">
            <text:p>8.396</text:p>
          </table:table-cell>
          <table:table-cell office:value-type="float" office:value="3572.8" calcext:value-type="float">
            <text:p>3572.8</text:p>
          </table:table-cell>
          <table:table-cell office:value-type="float" office:value="3556" calcext:value-type="float">
            <text:p>3556</text:p>
          </table:table-cell>
          <table:table-cell office:value-type="float" office:value="3557.2" calcext:value-type="float">
            <text:p>3557.2</text:p>
          </table:table-cell>
          <table:table-cell office:value-type="float" office:value="3556.8" calcext:value-type="float">
            <text:p>3556.8</text:p>
          </table:table-cell>
          <table:table-cell/>
          <table:table-cell office:value-type="float" office:value="6.736" calcext:value-type="float">
            <text:p>6.736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9.110229" calcext:value-type="float">
            <text:p>9.110229</text:p>
          </table:table-cell>
          <table:table-cell table:formula="of:=[.AJ32]-[.AJ33]" office:value-type="float" office:value="2.448287" calcext:value-type="float">
            <text:p>2.448287</text:p>
          </table:table-cell>
          <table:table-cell table:number-columns-repeated="2"/>
          <table:table-cell office:value-type="float" office:value="152.1934" calcext:value-type="float">
            <text:p>152.1934</text:p>
          </table:table-cell>
          <table:table-cell table:formula="of:=[.AN32]-[.AN33]" office:value-type="float" office:value="0.336899999999986" calcext:value-type="float">
            <text:p>0.336899999999986</text:p>
          </table:table-cell>
          <table:table-cell table:number-columns-repeated="7"/>
          <table:table-cell office:value-type="float" office:value="170.9519" calcext:value-type="float">
            <text:p>170.9519</text:p>
          </table:table-cell>
          <table:table-cell table:formula="of:=[.AW32]-[.AW33]" office:value-type="float" office:value="0.166200000000003" calcext:value-type="float">
            <text:p>0.166200000000003</text:p>
          </table:table-cell>
          <table:table-cell table:number-columns-repeated="5"/>
          <table:table-cell office:value-type="float" office:value="7.105" calcext:value-type="float">
            <text:p>7.105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389" calcext:value-type="float">
            <text:p>10.389</text:p>
          </table:table-cell>
          <table:table-cell office:value-type="float" office:value="59.2" calcext:value-type="float">
            <text:p>59.2</text:p>
          </table:table-cell>
          <table:table-cell office:value-type="float" office:value="68.9" calcext:value-type="float">
            <text:p>68.9</text:p>
          </table:table-cell>
          <table:table-cell office:value-type="float" office:value="73.80001" calcext:value-type="float">
            <text:p>73.80001</text:p>
          </table:table-cell>
          <table:table-cell office:value-type="float" office:value="43.16667" calcext:value-type="float">
            <text:p>43.16667</text:p>
          </table:table-cell>
          <table:table-cell/>
          <table:table-cell table:formula="of:=ABS([.B33])" office:value-type="float" office:value="10.389" calcext:value-type="float">
            <text:p>10.389</text:p>
          </table:table-cell>
          <table:table-cell table:formula="of:=ABS([.C33])" office:value-type="float" office:value="59.2" calcext:value-type="float">
            <text:p>59.2</text:p>
          </table:table-cell>
          <table:table-cell table:formula="of:=ABS([.D33])" office:value-type="float" office:value="68.9" calcext:value-type="float">
            <text:p>68.9</text:p>
          </table:table-cell>
          <table:table-cell table:formula="of:=ABS([.E33])" office:value-type="float" office:value="73.80001" calcext:value-type="float">
            <text:p>73.80001</text:p>
          </table:table-cell>
          <table:table-cell table:formula="of:=ABS([.F33])" office:value-type="float" office:value="43.16667" calcext:value-type="float">
            <text:p>43.16667</text:p>
          </table:table-cell>
          <table:table-cell/>
          <table:table-cell office:value-type="float" office:value="13.297" calcext:value-type="float">
            <text:p>13.297</text:p>
          </table:table-cell>
          <table:table-cell office:value-type="float" office:value="0.03918457" calcext:value-type="float">
            <text:p>0.03918457</text:p>
          </table:table-cell>
          <table:table-cell office:value-type="float" office:value="0.07775879" calcext:value-type="float">
            <text:p>0.07775879</text:p>
          </table:table-cell>
          <table:table-cell office:value-type="float" office:value="-1.010132" calcext:value-type="float">
            <text:p>-1.010132</text:p>
          </table:table-cell>
          <table:table-cell table:number-columns-repeated="2"/>
          <table:table-cell office:value-type="float" office:value="8.645" calcext:value-type="float">
            <text:p>8.645</text:p>
          </table:table-cell>
          <table:table-cell office:value-type="float" office:value="3875.2" calcext:value-type="float">
            <text:p>3875.2</text:p>
          </table:table-cell>
          <table:table-cell office:value-type="float" office:value="3853.6" calcext:value-type="float">
            <text:p>3853.6</text:p>
          </table:table-cell>
          <table:table-cell office:value-type="float" office:value="3854" calcext:value-type="float">
            <text:p>3854</text:p>
          </table:table-cell>
          <table:table-cell office:value-type="float" office:value="3852.8" calcext:value-type="float">
            <text:p>3852.8</text:p>
          </table:table-cell>
          <table:table-cell/>
          <table:table-cell office:value-type="float" office:value="6.758" calcext:value-type="float">
            <text:p>6.758</text:p>
          </table:table-cell>
          <table:table-cell office:value-type="float" office:value="31.5" calcext:value-type="float">
            <text:p>31.5</text:p>
          </table:table-cell>
          <table:table-cell office:value-type="float" office:value="33.06667" calcext:value-type="float">
            <text:p>33.06667</text:p>
          </table:table-cell>
          <table:table-cell table:number-columns-repeated="7"/>
          <table:table-cell office:value-type="float" office:value="6.661942" calcext:value-type="float">
            <text:p>6.661942</text:p>
          </table:table-cell>
          <table:table-cell table:formula="of:=[.AJ33]-[.AJ34]" office:value-type="float" office:value="2.418839" calcext:value-type="float">
            <text:p>2.418839</text:p>
          </table:table-cell>
          <table:table-cell table:number-columns-repeated="2"/>
          <table:table-cell office:value-type="float" office:value="151.8565" calcext:value-type="float">
            <text:p>151.8565</text:p>
          </table:table-cell>
          <table:table-cell table:formula="of:=[.AN33]-[.AN34]" office:value-type="float" office:value="0.336900000000014" calcext:value-type="float">
            <text:p>0.336900000000014</text:p>
          </table:table-cell>
          <table:table-cell table:number-columns-repeated="7"/>
          <table:table-cell office:value-type="float" office:value="170.7857" calcext:value-type="float">
            <text:p>170.7857</text:p>
          </table:table-cell>
          <table:table-cell table:formula="of:=[.AW33]-[.AW34]" office:value-type="float" office:value="0.1738" calcext:value-type="float">
            <text:p>0.1738</text:p>
          </table:table-cell>
          <table:table-cell table:number-columns-repeated="5"/>
          <table:table-cell office:value-type="float" office:value="7.127" calcext:value-type="float">
            <text:p>7.127</text:p>
          </table:table-cell>
          <table:table-cell office:value-type="float" office:value="30.7" calcext:value-type="float">
            <text:p>30.7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64" calcext:value-type="float">
            <text:p>10.64</text:p>
          </table:table-cell>
          <table:table-cell office:value-type="float" office:value="72.1" calcext:value-type="float">
            <text:p>72.1</text:p>
          </table:table-cell>
          <table:table-cell office:value-type="float" office:value="70.9" calcext:value-type="float">
            <text:p>70.9</text:p>
          </table:table-cell>
          <table:table-cell office:value-type="float" office:value="72.3" calcext:value-type="float">
            <text:p>72.3</text:p>
          </table:table-cell>
          <table:table-cell office:value-type="float" office:value="73.86667" calcext:value-type="float">
            <text:p>73.86667</text:p>
          </table:table-cell>
          <table:table-cell/>
          <table:table-cell table:formula="of:=ABS([.B34])" office:value-type="float" office:value="10.64" calcext:value-type="float">
            <text:p>10.64</text:p>
          </table:table-cell>
          <table:table-cell table:formula="of:=ABS([.C34])" office:value-type="float" office:value="72.1" calcext:value-type="float">
            <text:p>72.1</text:p>
          </table:table-cell>
          <table:table-cell table:formula="of:=ABS([.D34])" office:value-type="float" office:value="70.9" calcext:value-type="float">
            <text:p>70.9</text:p>
          </table:table-cell>
          <table:table-cell table:formula="of:=ABS([.E34])" office:value-type="float" office:value="72.3" calcext:value-type="float">
            <text:p>72.3</text:p>
          </table:table-cell>
          <table:table-cell table:formula="of:=ABS([.F34])" office:value-type="float" office:value="73.86667" calcext:value-type="float">
            <text:p>73.86667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-0.03173828" calcext:value-type="float">
            <text:p>-0.03173828</text:p>
          </table:table-cell>
          <table:table-cell office:value-type="float" office:value="0.08959961" calcext:value-type="float">
            <text:p>0.08959961</text:p>
          </table:table-cell>
          <table:table-cell office:value-type="float" office:value="-0.9829102" calcext:value-type="float">
            <text:p>-0.9829102</text:p>
          </table:table-cell>
          <table:table-cell table:number-columns-repeated="2"/>
          <table:table-cell office:value-type="float" office:value="8.755" calcext:value-type="float">
            <text:p>8.755</text:p>
          </table:table-cell>
          <table:table-cell office:value-type="float" office:value="4007.2" calcext:value-type="float">
            <text:p>4007.2</text:p>
          </table:table-cell>
          <table:table-cell office:value-type="float" office:value="3985.2" calcext:value-type="float">
            <text:p>3985.2</text:p>
          </table:table-cell>
          <table:table-cell office:value-type="float" office:value="3986" calcext:value-type="float">
            <text:p>3986</text:p>
          </table:table-cell>
          <table:table-cell office:value-type="float" office:value="3985.2" calcext:value-type="float">
            <text:p>3985.2</text:p>
          </table:table-cell>
          <table:table-cell/>
          <table:table-cell office:value-type="float" office:value="6.781" calcext:value-type="float">
            <text:p>6.781</text:p>
          </table:table-cell>
          <table:table-cell office:value-type="float" office:value="32.4" calcext:value-type="float">
            <text:p>32.4</text:p>
          </table:table-cell>
          <table:table-cell office:value-type="float" office:value="33.36667" calcext:value-type="float">
            <text:p>33.36667</text:p>
          </table:table-cell>
          <table:table-cell table:number-columns-repeated="7"/>
          <table:table-cell office:value-type="float" office:value="4.243103" calcext:value-type="float">
            <text:p>4.243103</text:p>
          </table:table-cell>
          <table:table-cell table:formula="of:=[.AJ34]-[.AJ35]" office:value-type="float" office:value="2.260559" calcext:value-type="float">
            <text:p>2.260559</text:p>
          </table:table-cell>
          <table:table-cell table:number-columns-repeated="2"/>
          <table:table-cell office:value-type="float" office:value="151.5196" calcext:value-type="float">
            <text:p>151.5196</text:p>
          </table:table-cell>
          <table:table-cell table:formula="of:=[.AN34]-[.AN35]" office:value-type="float" office:value="0.336999999999989" calcext:value-type="float">
            <text:p>0.336999999999989</text:p>
          </table:table-cell>
          <table:table-cell table:number-columns-repeated="7"/>
          <table:table-cell office:value-type="float" office:value="170.6119" calcext:value-type="float">
            <text:p>170.6119</text:p>
          </table:table-cell>
          <table:table-cell table:formula="of:=[.AW34]-[.AW35]" office:value-type="float" office:value="0.1738" calcext:value-type="float">
            <text:p>0.1738</text:p>
          </table:table-cell>
          <table:table-cell table:number-columns-repeated="5"/>
          <table:table-cell office:value-type="float" office:value="7.149" calcext:value-type="float">
            <text:p>7.149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1.76667" calcext:value-type="float">
            <text:p>31.7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891" calcext:value-type="float">
            <text:p>10.891</text:p>
          </table:table-cell>
          <table:table-cell office:value-type="float" office:value="82.66666" calcext:value-type="float">
            <text:p>82.66666</text:p>
          </table:table-cell>
          <table:table-cell office:value-type="float" office:value="88.1" calcext:value-type="float">
            <text:p>88.1</text:p>
          </table:table-cell>
          <table:table-cell office:value-type="float" office:value="81.76667" calcext:value-type="float">
            <text:p>81.7666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BS([.B35])" office:value-type="float" office:value="10.891" calcext:value-type="float">
            <text:p>10.891</text:p>
          </table:table-cell>
          <table:table-cell table:formula="of:=ABS([.C35])" office:value-type="float" office:value="82.66666" calcext:value-type="float">
            <text:p>82.66666</text:p>
          </table:table-cell>
          <table:table-cell table:formula="of:=ABS([.D35])" office:value-type="float" office:value="88.1" calcext:value-type="float">
            <text:p>88.1</text:p>
          </table:table-cell>
          <table:table-cell table:formula="of:=ABS([.E35])" office:value-type="float" office:value="81.76667" calcext:value-type="float">
            <text:p>81.76667</text:p>
          </table:table-cell>
          <table:table-cell table:formula="of:=ABS([.F35])" office:value-type="float" office:value="85" calcext:value-type="float">
            <text:p>85</text:p>
          </table:table-cell>
          <table:table-cell/>
          <table:table-cell office:value-type="float" office:value="13.653" calcext:value-type="float">
            <text:p>13.653</text:p>
          </table:table-cell>
          <table:table-cell office:value-type="float" office:value="0.01879883" calcext:value-type="float">
            <text:p>0.01879883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030518" calcext:value-type="float">
            <text:p>-1.030518</text:p>
          </table:table-cell>
          <table:table-cell table:number-columns-repeated="2"/>
          <table:table-cell office:value-type="float" office:value="9.005" calcext:value-type="float">
            <text:p>9.005</text:p>
          </table:table-cell>
          <table:table-cell office:value-type="float" office:value="4301.6" calcext:value-type="float">
            <text:p>4301.6</text:p>
          </table:table-cell>
          <table:table-cell office:value-type="float" office:value="4279.2" calcext:value-type="float">
            <text:p>4279.2</text:p>
          </table:table-cell>
          <table:table-cell office:value-type="float" office:value="4286.4" calcext:value-type="float">
            <text:p>4286.4</text:p>
          </table:table-cell>
          <table:table-cell office:value-type="float" office:value="4280" calcext:value-type="float">
            <text:p>4280</text:p>
          </table:table-cell>
          <table:table-cell/>
          <table:table-cell office:value-type="float" office:value="6.803" calcext:value-type="float">
            <text:p>6.803</text:p>
          </table:table-cell>
          <table:table-cell office:value-type="float" office:value="32.6" calcext:value-type="float">
            <text:p>32.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.982544" calcext:value-type="float">
            <text:p>1.982544</text:p>
          </table:table-cell>
          <table:table-cell table:formula="of:=[.AJ35]-[.AJ36]" office:value-type="float" office:value="1.681839" calcext:value-type="float">
            <text:p>1.681839</text:p>
          </table:table-cell>
          <table:table-cell table:number-columns-repeated="2"/>
          <table:table-cell office:value-type="float" office:value="151.1826" calcext:value-type="float">
            <text:p>151.1826</text:p>
          </table:table-cell>
          <table:table-cell table:formula="of:=[.AN35]-[.AN36]" office:value-type="float" office:value="0.336900000000014" calcext:value-type="float">
            <text:p>0.336900000000014</text:p>
          </table:table-cell>
          <table:table-cell table:number-columns-repeated="7"/>
          <table:table-cell office:value-type="float" office:value="170.4381" calcext:value-type="float">
            <text:p>170.4381</text:p>
          </table:table-cell>
          <table:table-cell table:formula="of:=[.AW35]-[.AW36]" office:value-type="float" office:value="0.173699999999997" calcext:value-type="float">
            <text:p>0.173699999999997</text:p>
          </table:table-cell>
          <table:table-cell table:number-columns-repeated="5"/>
          <table:table-cell office:value-type="float" office:value="7.171" calcext:value-type="float">
            <text:p>7.17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142" calcext:value-type="float">
            <text:p>11.142</text:p>
          </table:table-cell>
          <table:table-cell office:value-type="float" office:value="87.56667" calcext:value-type="float">
            <text:p>87.56667</text:p>
          </table:table-cell>
          <table:table-cell office:value-type="float" office:value="93.73333" calcext:value-type="float">
            <text:p>93.73333</text:p>
          </table:table-cell>
          <table:table-cell office:value-type="float" office:value="94.76667" calcext:value-type="float">
            <text:p>94.76667</text:p>
          </table:table-cell>
          <table:table-cell office:value-type="float" office:value="89.36667" calcext:value-type="float">
            <text:p>89.36667</text:p>
          </table:table-cell>
          <table:table-cell/>
          <table:table-cell table:formula="of:=ABS([.B36])" office:value-type="float" office:value="11.142" calcext:value-type="float">
            <text:p>11.142</text:p>
          </table:table-cell>
          <table:table-cell table:formula="of:=ABS([.C36])" office:value-type="float" office:value="87.56667" calcext:value-type="float">
            <text:p>87.56667</text:p>
          </table:table-cell>
          <table:table-cell table:formula="of:=ABS([.D36])" office:value-type="float" office:value="93.73333" calcext:value-type="float">
            <text:p>93.73333</text:p>
          </table:table-cell>
          <table:table-cell table:formula="of:=ABS([.E36])" office:value-type="float" office:value="94.76667" calcext:value-type="float">
            <text:p>94.76667</text:p>
          </table:table-cell>
          <table:table-cell table:formula="of:=ABS([.F36])" office:value-type="float" office:value="89.36667" calcext:value-type="float">
            <text:p>89.36667</text:p>
          </table:table-cell>
          <table:table-cell/>
          <table:table-cell office:value-type="float" office:value="13.758" calcext:value-type="float">
            <text:p>13.758</text:p>
          </table:table-cell>
          <table:table-cell office:value-type="float" office:value="-0.01269531" calcext:value-type="float">
            <text:p>-0.01269531</text:p>
          </table:table-cell>
          <table:table-cell office:value-type="float" office:value="0.08569336" calcext:value-type="float">
            <text:p>0.08569336</text:p>
          </table:table-cell>
          <table:table-cell office:value-type="float" office:value="-0.99646" calcext:value-type="float">
            <text:p>-0.99646</text:p>
          </table:table-cell>
          <table:table-cell table:number-columns-repeated="2"/>
          <table:table-cell office:value-type="float" office:value="9.107" calcext:value-type="float">
            <text:p>9.107</text:p>
          </table:table-cell>
          <table:table-cell office:value-type="float" office:value="4431.2" calcext:value-type="float">
            <text:p>4431.2</text:p>
          </table:table-cell>
          <table:table-cell office:value-type="float" office:value="4410.8" calcext:value-type="float">
            <text:p>4410.8</text:p>
          </table:table-cell>
          <table:table-cell office:value-type="float" office:value="4416" calcext:value-type="float">
            <text:p>4416</text:p>
          </table:table-cell>
          <table:table-cell office:value-type="float" office:value="4406.8" calcext:value-type="float">
            <text:p>4406.8</text:p>
          </table:table-cell>
          <table:table-cell/>
          <table:table-cell office:value-type="float" office:value="6.964" calcext:value-type="float">
            <text:p>6.964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5" calcext:value-type="float">
            <text:p>32.5</text:p>
          </table:table-cell>
          <table:table-cell table:number-columns-repeated="7"/>
          <table:table-cell office:value-type="float" office:value="0.300705" calcext:value-type="float">
            <text:p>0.300705</text:p>
          </table:table-cell>
          <table:table-cell table:formula="of:=[.AJ36]-[.AJ37]" office:value-type="float" office:value="-2.155823" calcext:value-type="float">
            <text:p>-2.155823</text:p>
          </table:table-cell>
          <table:table-cell table:number-columns-repeated="2"/>
          <table:table-cell office:value-type="float" office:value="150.8457" calcext:value-type="float">
            <text:p>150.8457</text:p>
          </table:table-cell>
          <table:table-cell table:formula="of:=[.AN36]-[.AN37]" office:value-type="float" office:value="0.224699999999984" calcext:value-type="float">
            <text:p>0.224699999999984</text:p>
          </table:table-cell>
          <table:table-cell table:number-columns-repeated="7"/>
          <table:table-cell office:value-type="float" office:value="170.2644" calcext:value-type="float">
            <text:p>170.2644</text:p>
          </table:table-cell>
          <table:table-cell table:formula="of:=[.AW36]-[.AW37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5" calcext:value-type="float">
            <text:p>7.35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393" calcext:value-type="float">
            <text:p>11.393</text:p>
          </table:table-cell>
          <table:table-cell office:value-type="float" office:value="83.4" calcext:value-type="float">
            <text:p>83.4</text:p>
          </table:table-cell>
          <table:table-cell office:value-type="float" office:value="87.63333" calcext:value-type="float">
            <text:p>87.63333</text:p>
          </table:table-cell>
          <table:table-cell office:value-type="float" office:value="79.93333" calcext:value-type="float">
            <text:p>79.93333</text:p>
          </table:table-cell>
          <table:table-cell office:value-type="float" office:value="88.83334" calcext:value-type="float">
            <text:p>88.83334</text:p>
          </table:table-cell>
          <table:table-cell/>
          <table:table-cell table:formula="of:=ABS([.B37])" office:value-type="float" office:value="11.393" calcext:value-type="float">
            <text:p>11.393</text:p>
          </table:table-cell>
          <table:table-cell table:formula="of:=ABS([.C37])" office:value-type="float" office:value="83.4" calcext:value-type="float">
            <text:p>83.4</text:p>
          </table:table-cell>
          <table:table-cell table:formula="of:=ABS([.D37])" office:value-type="float" office:value="87.63333" calcext:value-type="float">
            <text:p>87.63333</text:p>
          </table:table-cell>
          <table:table-cell table:formula="of:=ABS([.E37])" office:value-type="float" office:value="79.93333" calcext:value-type="float">
            <text:p>79.93333</text:p>
          </table:table-cell>
          <table:table-cell table:formula="of:=ABS([.F37])" office:value-type="float" office:value="88.83334" calcext:value-type="float">
            <text:p>88.83334</text:p>
          </table:table-cell>
          <table:table-cell/>
          <table:table-cell office:value-type="float" office:value="14.008" calcext:value-type="float">
            <text:p>14.008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0.1005859" calcext:value-type="float">
            <text:p>0.1005859</text:p>
          </table:table-cell>
          <table:table-cell office:value-type="float" office:value="-0.9926758" calcext:value-type="float">
            <text:p>-0.9926758</text:p>
          </table:table-cell>
          <table:table-cell table:number-columns-repeated="2"/>
          <table:table-cell office:value-type="float" office:value="9.356" calcext:value-type="float">
            <text:p>9.356</text:p>
          </table:table-cell>
          <table:table-cell office:value-type="float" office:value="4548" calcext:value-type="float">
            <text:p>4548</text:p>
          </table:table-cell>
          <table:table-cell office:value-type="float" office:value="4525.6" calcext:value-type="float">
            <text:p>4525.6</text:p>
          </table:table-cell>
          <table:table-cell office:value-type="float" office:value="4528.4" calcext:value-type="float">
            <text:p>4528.4</text:p>
          </table:table-cell>
          <table:table-cell office:value-type="float" office:value="4521.2" calcext:value-type="float">
            <text:p>4521.2</text:p>
          </table:table-cell>
          <table:table-cell/>
          <table:table-cell office:value-type="float" office:value="6.988" calcext:value-type="float">
            <text:p>6.988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2.53333" calcext:value-type="float">
            <text:p>32.53333</text:p>
          </table:table-cell>
          <table:table-cell table:number-columns-repeated="7"/>
          <table:table-cell office:value-type="float" office:value="2.456528" calcext:value-type="float">
            <text:p>2.456528</text:p>
          </table:table-cell>
          <table:table-cell table:formula="of:=[.AJ37]-[.AJ38]" office:value-type="float" office:value="-1.895828" calcext:value-type="float">
            <text:p>-1.895828</text:p>
          </table:table-cell>
          <table:table-cell table:number-columns-repeated="2"/>
          <table:table-cell office:value-type="float" office:value="150.621" calcext:value-type="float">
            <text:p>150.621</text:p>
          </table:table-cell>
          <table:table-cell table:formula="of:=[.AN37]-[.AN38]" office:value-type="float" office:value="0.449200000000019" calcext:value-type="float">
            <text:p>0.449200000000019</text:p>
          </table:table-cell>
          <table:table-cell table:number-columns-repeated="7"/>
          <table:table-cell office:value-type="float" office:value="170.0906" calcext:value-type="float">
            <text:p>170.0906</text:p>
          </table:table-cell>
          <table:table-cell table:formula="of:=[.AW37]-[.AW38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72" calcext:value-type="float">
            <text:p>7.372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644" calcext:value-type="float">
            <text:p>11.644</text:p>
          </table:table-cell>
          <table:table-cell office:value-type="float" office:value="55.9" calcext:value-type="float">
            <text:p>55.9</text:p>
          </table:table-cell>
          <table:table-cell office:value-type="float" office:value="78.66666" calcext:value-type="float">
            <text:p>78.66666</text:p>
          </table:table-cell>
          <table:table-cell office:value-type="float" office:value="64.13333" calcext:value-type="float">
            <text:p>64.13333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ABS([.B38])" office:value-type="float" office:value="11.644" calcext:value-type="float">
            <text:p>11.644</text:p>
          </table:table-cell>
          <table:table-cell table:formula="of:=ABS([.C38])" office:value-type="float" office:value="55.9" calcext:value-type="float">
            <text:p>55.9</text:p>
          </table:table-cell>
          <table:table-cell table:formula="of:=ABS([.D38])" office:value-type="float" office:value="78.66666" calcext:value-type="float">
            <text:p>78.66666</text:p>
          </table:table-cell>
          <table:table-cell table:formula="of:=ABS([.E38])" office:value-type="float" office:value="64.13333" calcext:value-type="float">
            <text:p>64.13333</text:p>
          </table:table-cell>
          <table:table-cell table:formula="of:=ABS([.F38])" office:value-type="float" office:value="58.4" calcext:value-type="float">
            <text:p>58.4</text:p>
          </table:table-cell>
          <table:table-cell/>
          <table:table-cell office:value-type="float" office:value="14.113" calcext:value-type="float">
            <text:p>14.113</text:p>
          </table:table-cell>
          <table:table-cell office:value-type="float" office:value="-0.03820801" calcext:value-type="float">
            <text:p>-0.03820801</text:p>
          </table:table-cell>
          <table:table-cell office:value-type="float" office:value="0.1201172" calcext:value-type="float">
            <text:p>0.1201172</text:p>
          </table:table-cell>
          <table:table-cell office:value-type="float" office:value="-1.016602" calcext:value-type="float">
            <text:p>-1.016602</text:p>
          </table:table-cell>
          <table:table-cell table:number-columns-repeated="2"/>
          <table:table-cell office:value-type="float" office:value="9.467" calcext:value-type="float">
            <text:p>9.46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1" calcext:value-type="float">
            <text:p>31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4.352356" calcext:value-type="float">
            <text:p>4.352356</text:p>
          </table:table-cell>
          <table:table-cell table:formula="of:=[.AJ38]-[.AJ39]" office:value-type="float" office:value="-1.71138" calcext:value-type="float">
            <text:p>-1.71138</text:p>
          </table:table-cell>
          <table:table-cell table:number-columns-repeated="2"/>
          <table:table-cell office:value-type="float" office:value="150.1718" calcext:value-type="float">
            <text:p>150.1718</text:p>
          </table:table-cell>
          <table:table-cell table:formula="of:=[.AN38]-[.AN39]" office:value-type="float" office:value="0.449199999999991" calcext:value-type="float">
            <text:p>0.449199999999991</text:p>
          </table:table-cell>
          <table:table-cell table:number-columns-repeated="7"/>
          <table:table-cell office:value-type="float" office:value="169.9168" calcext:value-type="float">
            <text:p>169.9168</text:p>
          </table:table-cell>
          <table:table-cell table:formula="of:=[.AW38]-[.AW39]" office:value-type="float" office:value="0.1738" calcext:value-type="float">
            <text:p>0.1738</text:p>
          </table:table-cell>
          <table:table-cell table:number-columns-repeated="5"/>
          <table:table-cell office:value-type="float" office:value="7.394" calcext:value-type="float">
            <text:p>7.39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895" calcext:value-type="float">
            <text:p>11.895</text:p>
          </table:table-cell>
          <table:table-cell office:value-type="float" office:value="3.266667" calcext:value-type="float">
            <text:p>3.266667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4.033333" calcext:value-type="float">
            <text:p>4.033333</text:p>
          </table:table-cell>
          <table:table-cell office:value-type="float" office:value="4.533333" calcext:value-type="float">
            <text:p>4.533333</text:p>
          </table:table-cell>
          <table:table-cell/>
          <table:table-cell table:formula="of:=ABS([.B39])" office:value-type="float" office:value="11.895" calcext:value-type="float">
            <text:p>11.895</text:p>
          </table:table-cell>
          <table:table-cell table:formula="of:=ABS([.C39])" office:value-type="float" office:value="3.266667" calcext:value-type="float">
            <text:p>3.266667</text:p>
          </table:table-cell>
          <table:table-cell table:formula="of:=ABS([.D39])" office:value-type="float" office:value="3.333333" calcext:value-type="float">
            <text:p>3.333333</text:p>
          </table:table-cell>
          <table:table-cell table:formula="of:=ABS([.E39])" office:value-type="float" office:value="4.033333" calcext:value-type="float">
            <text:p>4.033333</text:p>
          </table:table-cell>
          <table:table-cell table:formula="of:=ABS([.F39])" office:value-type="float" office:value="4.533333" calcext:value-type="float">
            <text:p>4.533333</text:p>
          </table:table-cell>
          <table:table-cell/>
          <table:table-cell office:value-type="float" office:value="14.364" calcext:value-type="float">
            <text:p>14.364</text:p>
          </table:table-cell>
          <table:table-cell office:value-type="float" office:value="-0.06958008" calcext:value-type="float">
            <text:p>-0.06958008</text:p>
          </table:table-cell>
          <table:table-cell office:value-type="float" office:value="0.1607666" calcext:value-type="float">
            <text:p>0.1607666</text:p>
          </table:table-cell>
          <table:table-cell office:value-type="float" office:value="-1.005493" calcext:value-type="float">
            <text:p>-1.005493</text:p>
          </table:table-cell>
          <table:table-cell table:number-columns-repeated="2"/>
          <table:table-cell office:value-type="float" office:value="9.716" calcext:value-type="float">
            <text:p>9.716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32" calcext:value-type="float">
            <text:p>7.032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83333" calcext:value-type="float">
            <text:p>33.83333</text:p>
          </table:table-cell>
          <table:table-cell table:number-columns-repeated="7"/>
          <table:table-cell office:value-type="float" office:value="6.063736" calcext:value-type="float">
            <text:p>6.063736</text:p>
          </table:table-cell>
          <table:table-cell table:formula="of:=[.AJ39]-[.AJ40]" office:value-type="float" office:value="-1.50917" calcext:value-type="float">
            <text:p>-1.50917</text:p>
          </table:table-cell>
          <table:table-cell table:number-columns-repeated="2"/>
          <table:table-cell office:value-type="float" office:value="149.7226" calcext:value-type="float">
            <text:p>149.7226</text:p>
          </table:table-cell>
          <table:table-cell table:formula="of:=[.AN39]-[.AN40]" office:value-type="float" office:value="0.226200000000006" calcext:value-type="float">
            <text:p>0.226200000000006</text:p>
          </table:table-cell>
          <table:table-cell table:number-columns-repeated="7"/>
          <table:table-cell office:value-type="float" office:value="169.743" calcext:value-type="float">
            <text:p>169.743</text:p>
          </table:table-cell>
          <table:table-cell table:formula="of:=[.AW39]-[.AW40]" office:value-type="float" office:value="0.742999999999995" calcext:value-type="float">
            <text:p>0.742999999999995</text:p>
          </table:table-cell>
          <table:table-cell table:number-columns-repeated="5"/>
          <table:table-cell office:value-type="float" office:value="7.416" calcext:value-type="float">
            <text:p>7.416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146" calcext:value-type="float">
            <text:p>12.146</text:p>
          </table:table-cell>
          <table:table-cell office:value-type="float" office:value="44.1" calcext:value-type="float">
            <text:p>44.1</text:p>
          </table:table-cell>
          <table:table-cell office:value-type="float" office:value="-18.5" calcext:value-type="float">
            <text:p>-18.5</text:p>
          </table:table-cell>
          <table:table-cell office:value-type="float" office:value="-23.03333" calcext:value-type="float">
            <text:p>-23.03333</text:p>
          </table:table-cell>
          <table:table-cell office:value-type="float" office:value="46.66667" calcext:value-type="float">
            <text:p>46.66667</text:p>
          </table:table-cell>
          <table:table-cell/>
          <table:table-cell table:formula="of:=ABS([.B40])" office:value-type="float" office:value="12.146" calcext:value-type="float">
            <text:p>12.146</text:p>
          </table:table-cell>
          <table:table-cell table:formula="of:=ABS([.C40])" office:value-type="float" office:value="44.1" calcext:value-type="float">
            <text:p>44.1</text:p>
          </table:table-cell>
          <table:table-cell table:formula="of:=ABS([.D40])" office:value-type="float" office:value="18.5" calcext:value-type="float">
            <text:p>18.5</text:p>
          </table:table-cell>
          <table:table-cell table:formula="of:=ABS([.E40])" office:value-type="float" office:value="23.03333" calcext:value-type="float">
            <text:p>23.03333</text:p>
          </table:table-cell>
          <table:table-cell table:formula="of:=ABS([.F40])" office:value-type="float" office:value="46.66667" calcext:value-type="float">
            <text:p>46.66667</text:p>
          </table:table-cell>
          <table:table-cell/>
          <table:table-cell office:value-type="float" office:value="14.467" calcext:value-type="float">
            <text:p>14.467</text:p>
          </table:table-cell>
          <table:table-cell office:value-type="float" office:value="-0.005737305" calcext:value-type="float">
            <text:p>-0.005737305</text:p>
          </table:table-cell>
          <table:table-cell office:value-type="float" office:value="0.05371094" calcext:value-type="float">
            <text:p>0.05371094</text:p>
          </table:table-cell>
          <table:table-cell office:value-type="float" office:value="-0.987915" calcext:value-type="float">
            <text:p>-0.987915</text:p>
          </table:table-cell>
          <table:table-cell table:number-columns-repeated="2"/>
          <table:table-cell office:value-type="float" office:value="9.817" calcext:value-type="float">
            <text:p>9.81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55" calcext:value-type="float">
            <text:p>7.055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2.63334" calcext:value-type="float">
            <text:p>32.63334</text:p>
          </table:table-cell>
          <table:table-cell table:number-columns-repeated="7"/>
          <table:table-cell office:value-type="float" office:value="7.572906" calcext:value-type="float">
            <text:p>7.572906</text:p>
          </table:table-cell>
          <table:table-cell table:formula="of:=[.AJ40]-[.AJ41]" office:value-type="float" office:value="-1.228393" calcext:value-type="float">
            <text:p>-1.228393</text:p>
          </table:table-cell>
          <table:table-cell table:number-columns-repeated="2"/>
          <table:table-cell office:value-type="float" office:value="149.4964" calcext:value-type="float">
            <text:p>149.4964</text:p>
          </table:table-cell>
          <table:table-cell table:formula="of:=[.AN40]-[.AN41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formula="of:=[.AW40]-[.AW41]" office:value-type="float" office:value="169" calcext:value-type="float">
            <text:p>169</text:p>
          </table:table-cell>
          <table:table-cell table:number-columns-repeated="5"/>
          <table:table-cell office:value-type="float" office:value="7.439" calcext:value-type="float">
            <text:p>7.439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398" calcext:value-type="float">
            <text:p>12.398</text:p>
          </table:table-cell>
          <table:table-cell office:value-type="float" office:value="71.86667" calcext:value-type="float">
            <text:p>71.86667</text:p>
          </table:table-cell>
          <table:table-cell office:value-type="float" office:value="-64.3" calcext:value-type="float">
            <text:p>-64.3</text:p>
          </table:table-cell>
          <table:table-cell office:value-type="float" office:value="-82.80001" calcext:value-type="float">
            <text:p>-82.80001</text:p>
          </table:table-cell>
          <table:table-cell office:value-type="float" office:value="67.63333" calcext:value-type="float">
            <text:p>67.63333</text:p>
          </table:table-cell>
          <table:table-cell/>
          <table:table-cell table:formula="of:=ABS([.B41])" office:value-type="float" office:value="12.398" calcext:value-type="float">
            <text:p>12.398</text:p>
          </table:table-cell>
          <table:table-cell table:formula="of:=ABS([.C41])" office:value-type="float" office:value="71.86667" calcext:value-type="float">
            <text:p>71.86667</text:p>
          </table:table-cell>
          <table:table-cell table:formula="of:=ABS([.D41])" office:value-type="float" office:value="64.3" calcext:value-type="float">
            <text:p>64.3</text:p>
          </table:table-cell>
          <table:table-cell table:formula="of:=ABS([.E41])" office:value-type="float" office:value="82.80001" calcext:value-type="float">
            <text:p>82.80001</text:p>
          </table:table-cell>
          <table:table-cell table:formula="of:=ABS([.F41])" office:value-type="float" office:value="67.63333" calcext:value-type="float">
            <text:p>67.63333</text:p>
          </table:table-cell>
          <table:table-cell/>
          <table:table-cell office:value-type="float" office:value="14.719" calcext:value-type="float">
            <text:p>14.719</text:p>
          </table:table-cell>
          <table:table-cell office:value-type="float" office:value="-0.05932617" calcext:value-type="float">
            <text:p>-0.05932617</text:p>
          </table:table-cell>
          <table:table-cell office:value-type="float" office:value="0.09118652" calcext:value-type="float">
            <text:p>0.09118652</text:p>
          </table:table-cell>
          <table:table-cell office:value-type="float" office:value="-1.02063" calcext:value-type="float">
            <text:p>-1.02063</text:p>
          </table:table-cell>
          <table:table-cell table:number-columns-repeated="2"/>
          <table:table-cell office:value-type="float" office:value="10.067" calcext:value-type="float">
            <text:p>10.067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77" calcext:value-type="float">
            <text:p>7.077</text:p>
          </table:table-cell>
          <table:table-cell office:value-type="float" office:value="31.3" calcext:value-type="float">
            <text:p>31.3</text:p>
          </table:table-cell>
          <table:table-cell office:value-type="float" office:value="33.36667" calcext:value-type="float">
            <text:p>33.36667</text:p>
          </table:table-cell>
          <table:table-cell table:number-columns-repeated="7"/>
          <table:table-cell office:value-type="float" office:value="8.801299" calcext:value-type="float">
            <text:p>8.801299</text:p>
          </table:table-cell>
          <table:table-cell table:formula="of:=[.AJ41]-[.AJ42]" office:value-type="float" office:value="-0.590837000000001" calcext:value-type="float">
            <text:p>-0.590837000000001</text:p>
          </table:table-cell>
          <table:table-cell table:number-columns-repeated="2"/>
          <table:table-cell office:value-type="float" office:value="149.1572" calcext:value-type="float">
            <text:p>149.1572</text:p>
          </table:table-cell>
          <table:table-cell table:formula="of:=[.AN41]-[.AN42]" office:value-type="float" office:value="0.339199999999977" calcext:value-type="float">
            <text:p>0.339199999999977</text:p>
          </table:table-cell>
          <table:table-cell table:number-columns-repeated="8"/>
          <table:table-cell table:formula="of:=[.AW41]-[.AW42]" office:value-type="float" office:value="-152.2468" calcext:value-type="float">
            <text:p>-152.2468</text:p>
          </table:table-cell>
          <table:table-cell table:number-columns-repeated="2"/>
          <table:table-cell office:value-type="float" office:value="152.4671" calcext:value-type="float">
            <text:p>152.4671</text:p>
          </table:table-cell>
          <table:table-cell table:number-columns-repeated="2"/>
          <table:table-cell office:value-type="float" office:value="7.461" calcext:value-type="float">
            <text:p>7.461</text:p>
          </table:table-cell>
          <table:table-cell office:value-type="float" office:value="32.6" calcext:value-type="float">
            <text:p>32.6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651" calcext:value-type="float">
            <text:p>12.651</text:p>
          </table:table-cell>
          <table:table-cell office:value-type="float" office:value="87.9" calcext:value-type="float">
            <text:p>87.9</text:p>
          </table:table-cell>
          <table:table-cell office:value-type="float" office:value="-82" calcext:value-type="float">
            <text:p>-82</text:p>
          </table:table-cell>
          <table:table-cell office:value-type="float" office:value="-72.53334" calcext:value-type="float">
            <text:p>-72.53334</text:p>
          </table:table-cell>
          <table:table-cell office:value-type="float" office:value="79.7" calcext:value-type="float">
            <text:p>79.7</text:p>
          </table:table-cell>
          <table:table-cell/>
          <table:table-cell table:formula="of:=ABS([.B42])" office:value-type="float" office:value="12.651" calcext:value-type="float">
            <text:p>12.651</text:p>
          </table:table-cell>
          <table:table-cell table:formula="of:=ABS([.C42])" office:value-type="float" office:value="87.9" calcext:value-type="float">
            <text:p>87.9</text:p>
          </table:table-cell>
          <table:table-cell table:formula="of:=ABS([.D42])" office:value-type="float" office:value="82" calcext:value-type="float">
            <text:p>82</text:p>
          </table:table-cell>
          <table:table-cell table:formula="of:=ABS([.E42])" office:value-type="float" office:value="72.53334" calcext:value-type="float">
            <text:p>72.53334</text:p>
          </table:table-cell>
          <table:table-cell table:formula="of:=ABS([.F42])" office:value-type="float" office:value="79.7" calcext:value-type="float">
            <text:p>79.7</text:p>
          </table:table-cell>
          <table:table-cell/>
          <table:table-cell office:value-type="float" office:value="14.823" calcext:value-type="float">
            <text:p>14.823</text:p>
          </table:table-cell>
          <table:table-cell office:value-type="float" office:value="-0.01464844" calcext:value-type="float">
            <text:p>-0.01464844</text:p>
          </table:table-cell>
          <table:table-cell office:value-type="float" office:value="0.0748291" calcext:value-type="float">
            <text:p>0.0748291</text:p>
          </table:table-cell>
          <table:table-cell office:value-type="float" office:value="-1.001831" calcext:value-type="float">
            <text:p>-1.001831</text:p>
          </table:table-cell>
          <table:table-cell table:number-columns-repeated="2"/>
          <table:table-cell office:value-type="float" office:value="10.169" calcext:value-type="float">
            <text:p>10.169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099" calcext:value-type="float">
            <text:p>7.099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5" calcext:value-type="float">
            <text:p>33.5</text:p>
          </table:table-cell>
          <table:table-cell table:number-columns-repeated="7"/>
          <table:table-cell office:value-type="float" office:value="9.392136" calcext:value-type="float">
            <text:p>9.392136</text:p>
          </table:table-cell>
          <table:table-cell table:formula="of:=[.AJ42]-[.AJ43]" office:value-type="float" office:value="-0.306334999999999" calcext:value-type="float">
            <text:p>-0.306334999999999</text:p>
          </table:table-cell>
          <table:table-cell table:number-columns-repeated="2"/>
          <table:table-cell office:value-type="float" office:value="148.818" calcext:value-type="float">
            <text:p>148.818</text:p>
          </table:table-cell>
          <table:table-cell table:formula="of:=[.AN42]-[.AN43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52.2468" calcext:value-type="float">
            <text:p>152.2468</text:p>
          </table:table-cell>
          <table:table-cell table:formula="of:=[.AW42]-[.AW43]" office:value-type="float" office:value="0.220300000000009" calcext:value-type="float">
            <text:p>0.220300000000009</text:p>
          </table:table-cell>
          <table:table-cell table:number-columns-repeated="5"/>
          <table:table-cell office:value-type="float" office:value="7.484" calcext:value-type="float">
            <text:p>7.484</text:p>
          </table:table-cell>
          <table:table-cell office:value-type="float" office:value="33.3" calcext:value-type="float">
            <text:p>33.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902" calcext:value-type="float">
            <text:p>12.902</text:p>
          </table:table-cell>
          <table:table-cell office:value-type="float" office:value="91.06667" calcext:value-type="float">
            <text:p>91.06667</text:p>
          </table:table-cell>
          <table:table-cell office:value-type="float" office:value="-77.26667" calcext:value-type="float">
            <text:p>-77.26667</text:p>
          </table:table-cell>
          <table:table-cell office:value-type="float" office:value="-73.3" calcext:value-type="float">
            <text:p>-73.3</text:p>
          </table:table-cell>
          <table:table-cell office:value-type="float" office:value="90.2" calcext:value-type="float">
            <text:p>90.2</text:p>
          </table:table-cell>
          <table:table-cell/>
          <table:table-cell table:formula="of:=ABS([.B43])" office:value-type="float" office:value="12.902" calcext:value-type="float">
            <text:p>12.902</text:p>
          </table:table-cell>
          <table:table-cell table:formula="of:=ABS([.C43])" office:value-type="float" office:value="91.06667" calcext:value-type="float">
            <text:p>91.06667</text:p>
          </table:table-cell>
          <table:table-cell table:formula="of:=ABS([.D43])" office:value-type="float" office:value="77.26667" calcext:value-type="float">
            <text:p>77.26667</text:p>
          </table:table-cell>
          <table:table-cell table:formula="of:=ABS([.E43])" office:value-type="float" office:value="73.3" calcext:value-type="float">
            <text:p>73.3</text:p>
          </table:table-cell>
          <table:table-cell table:formula="of:=ABS([.F43])" office:value-type="float" office:value="90.2" calcext:value-type="float">
            <text:p>90.2</text:p>
          </table:table-cell>
          <table:table-cell/>
          <table:table-cell office:value-type="float" office:value="15.075" calcext:value-type="float">
            <text:p>15.075</text:p>
          </table:table-cell>
          <table:table-cell office:value-type="float" office:value="-0.03833008" calcext:value-type="float">
            <text:p>-0.03833008</text:p>
          </table:table-cell>
          <table:table-cell office:value-type="float" office:value="0.07861328" calcext:value-type="float">
            <text:p>0.07861328</text:p>
          </table:table-cell>
          <table:table-cell office:value-type="float" office:value="-0.9863281" calcext:value-type="float">
            <text:p>-0.9863281</text:p>
          </table:table-cell>
          <table:table-cell table:number-columns-repeated="2"/>
          <table:table-cell office:value-type="float" office:value="10.42" calcext:value-type="float">
            <text:p>10.42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121" calcext:value-type="float">
            <text:p>7.12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4.1" calcext:value-type="float">
            <text:p>34.1</text:p>
          </table:table-cell>
          <table:table-cell table:number-columns-repeated="7"/>
          <table:table-cell office:value-type="float" office:value="9.698471" calcext:value-type="float">
            <text:p>9.698471</text:p>
          </table:table-cell>
          <table:table-cell table:formula="of:=[.AJ43]-[.AJ44]" office:value-type="float" office:value="-0.0523990000000012" calcext:value-type="float">
            <text:p>-0.0523990000000012</text:p>
          </table:table-cell>
          <table:table-cell table:number-columns-repeated="2"/>
          <table:table-cell office:value-type="float" office:value="148.4788" calcext:value-type="float">
            <text:p>148.4788</text:p>
          </table:table-cell>
          <table:table-cell table:formula="of:=[.AN43]-[.AN44]" office:value-type="float" office:value="0.339300000000009" calcext:value-type="float">
            <text:p>0.339300000000009</text:p>
          </table:table-cell>
          <table:table-cell table:number-columns-repeated="7"/>
          <table:table-cell office:value-type="float" office:value="152.0265" calcext:value-type="float">
            <text:p>152.0265</text:p>
          </table:table-cell>
          <table:table-cell table:formula="of:=[.AW43]-[.AW44]" office:value-type="float" office:value="0.220200000000005" calcext:value-type="float">
            <text:p>0.220200000000005</text:p>
          </table:table-cell>
          <table:table-cell table:number-columns-repeated="5"/>
          <table:table-cell office:value-type="float" office:value="7.506" calcext:value-type="float">
            <text:p>7.506</text:p>
          </table:table-cell>
          <table:table-cell office:value-type="float" office:value="32.1" calcext:value-type="float">
            <text:p>32.1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153" calcext:value-type="float">
            <text:p>13.153</text:p>
          </table:table-cell>
          <table:table-cell office:value-type="float" office:value="22.9" calcext:value-type="float">
            <text:p>22.9</text:p>
          </table:table-cell>
          <table:table-cell office:value-type="float" office:value="11.16667" calcext:value-type="float">
            <text:p>11.16667</text:p>
          </table:table-cell>
          <table:table-cell office:value-type="float" office:value="6.033333" calcext:value-type="float">
            <text:p>6.033333</text:p>
          </table:table-cell>
          <table:table-cell office:value-type="float" office:value="-0" calcext:value-type="float">
            <text:p>0</text:p>
          </table:table-cell>
          <table:table-cell/>
          <table:table-cell table:formula="of:=ABS([.B44])" office:value-type="float" office:value="13.153" calcext:value-type="float">
            <text:p>13.153</text:p>
          </table:table-cell>
          <table:table-cell table:formula="of:=ABS([.C44])" office:value-type="float" office:value="22.9" calcext:value-type="float">
            <text:p>22.9</text:p>
          </table:table-cell>
          <table:table-cell table:formula="of:=ABS([.D44])" office:value-type="float" office:value="11.16667" calcext:value-type="float">
            <text:p>11.16667</text:p>
          </table:table-cell>
          <table:table-cell table:formula="of:=ABS([.E44])" office:value-type="float" office:value="6.033333" calcext:value-type="float">
            <text:p>6.033333</text:p>
          </table:table-cell>
          <table:table-cell table:formula="of:=ABS([.F44])" office:value-type="float" office:value="0" calcext:value-type="float">
            <text:p>0</text:p>
          </table:table-cell>
          <table:table-cell/>
          <table:table-cell office:value-type="float" office:value="15.18" calcext:value-type="float">
            <text:p>15.18</text:p>
          </table:table-cell>
          <table:table-cell office:value-type="float" office:value="-0.08374023" calcext:value-type="float">
            <text:p>-0.08374023</text:p>
          </table:table-cell>
          <table:table-cell office:value-type="float" office:value="0.1226807" calcext:value-type="float">
            <text:p>0.1226807</text:p>
          </table:table-cell>
          <table:table-cell office:value-type="float" office:value="-1.002563" calcext:value-type="float">
            <text:p>-1.002563</text:p>
          </table:table-cell>
          <table:table-cell table:number-columns-repeated="2"/>
          <table:table-cell office:value-type="float" office:value="10.53" calcext:value-type="float">
            <text:p>10.53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143" calcext:value-type="float">
            <text:p>7.143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9.75087" calcext:value-type="float">
            <text:p>9.75087</text:p>
          </table:table-cell>
          <table:table-cell table:formula="of:=[.AJ44]-[.AJ45]" office:value-type="float" office:value="0.331986000000001" calcext:value-type="float">
            <text:p>0.331986000000001</text:p>
          </table:table-cell>
          <table:table-cell table:number-columns-repeated="2"/>
          <table:table-cell office:value-type="float" office:value="148.1395" calcext:value-type="float">
            <text:p>148.1395</text:p>
          </table:table-cell>
          <table:table-cell table:formula="of:=[.AN44]-[.AN45]" office:value-type="float" office:value="0.339200000000005" calcext:value-type="float">
            <text:p>0.339200000000005</text:p>
          </table:table-cell>
          <table:table-cell table:number-columns-repeated="7"/>
          <table:table-cell office:value-type="float" office:value="151.8063" calcext:value-type="float">
            <text:p>151.8063</text:p>
          </table:table-cell>
          <table:table-cell table:formula="of:=[.AW44]-[.AW45]" office:value-type="float" office:value="0.22029999999998" calcext:value-type="float">
            <text:p>0.22029999999998</text:p>
          </table:table-cell>
          <table:table-cell table:number-columns-repeated="5"/>
          <table:table-cell office:value-type="float" office:value="7.528" calcext:value-type="float">
            <text:p>7.528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404" calcext:value-type="float">
            <text:p>13.404</text:p>
          </table:table-cell>
          <table:table-cell office:value-type="float" office:value="-80.30001" calcext:value-type="float">
            <text:p>-80.30001</text:p>
          </table:table-cell>
          <table:table-cell office:value-type="float" office:value="46.86666" calcext:value-type="float">
            <text:p>46.86666</text:p>
          </table:table-cell>
          <table:table-cell office:value-type="float" office:value="95.36667" calcext:value-type="float">
            <text:p>95.36667</text:p>
          </table:table-cell>
          <table:table-cell office:value-type="float" office:value="-72.63333" calcext:value-type="float">
            <text:p>-72.63333</text:p>
          </table:table-cell>
          <table:table-cell/>
          <table:table-cell table:formula="of:=ABS([.B45])" office:value-type="float" office:value="13.404" calcext:value-type="float">
            <text:p>13.404</text:p>
          </table:table-cell>
          <table:table-cell table:formula="of:=ABS([.C45])" office:value-type="float" office:value="80.30001" calcext:value-type="float">
            <text:p>80.30001</text:p>
          </table:table-cell>
          <table:table-cell table:formula="of:=ABS([.D45])" office:value-type="float" office:value="46.86666" calcext:value-type="float">
            <text:p>46.86666</text:p>
          </table:table-cell>
          <table:table-cell table:formula="of:=ABS([.E45])" office:value-type="float" office:value="95.36667" calcext:value-type="float">
            <text:p>95.36667</text:p>
          </table:table-cell>
          <table:table-cell table:formula="of:=ABS([.F45])" office:value-type="float" office:value="72.63333" calcext:value-type="float">
            <text:p>72.63333</text:p>
          </table:table-cell>
          <table:table-cell/>
          <table:table-cell office:value-type="float" office:value="15.43" calcext:value-type="float">
            <text:p>15.43</text:p>
          </table:table-cell>
          <table:table-cell office:value-type="float" office:value="-0.06237793" calcext:value-type="float">
            <text:p>-0.06237793</text:p>
          </table:table-cell>
          <table:table-cell office:value-type="float" office:value="0.1074219" calcext:value-type="float">
            <text:p>0.1074219</text:p>
          </table:table-cell>
          <table:table-cell office:value-type="float" office:value="-1.010742" calcext:value-type="float">
            <text:p>-1.010742</text:p>
          </table:table-cell>
          <table:table-cell table:number-columns-repeated="2"/>
          <table:table-cell office:value-type="float" office:value="10.78" calcext:value-type="float">
            <text:p>10.78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18" calcext:value-type="float">
            <text:p>7.318</text:p>
          </table:table-cell>
          <table:table-cell office:value-type="float" office:value="32.2" calcext:value-type="float">
            <text:p>32.2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9.418884" calcext:value-type="float">
            <text:p>9.418884</text:p>
          </table:table-cell>
          <table:table-cell table:formula="of:=[.AJ45]-[.AJ46]" office:value-type="float" office:value="0.331985" calcext:value-type="float">
            <text:p>0.331985</text:p>
          </table:table-cell>
          <table:table-cell table:number-columns-repeated="2"/>
          <table:table-cell office:value-type="float" office:value="147.8003" calcext:value-type="float">
            <text:p>147.8003</text:p>
          </table:table-cell>
          <table:table-cell table:formula="of:=[.AN45]-[.AN46]" office:value-type="float" office:value="0.456400000000002" calcext:value-type="float">
            <text:p>0.456400000000002</text:p>
          </table:table-cell>
          <table:table-cell table:number-columns-repeated="7"/>
          <table:table-cell office:value-type="float" office:value="151.586" calcext:value-type="float">
            <text:p>151.586</text:p>
          </table:table-cell>
          <table:table-cell table:formula="of:=[.AW45]-[.AW46]" office:value-type="float" office:value="0.220200000000005" calcext:value-type="float">
            <text:p>0.220200000000005</text:p>
          </table:table-cell>
          <table:table-cell table:number-columns-repeated="5"/>
          <table:table-cell office:value-type="float" office:value="7.711" calcext:value-type="float">
            <text:p>7.711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655" calcext:value-type="float">
            <text:p>13.655</text:p>
          </table:table-cell>
          <table:table-cell office:value-type="float" office:value="-74.96667" calcext:value-type="float">
            <text:p>-74.96667</text:p>
          </table:table-cell>
          <table:table-cell office:value-type="float" office:value="80.23334" calcext:value-type="float">
            <text:p>80.23334</text:p>
          </table:table-cell>
          <table:table-cell office:value-type="float" office:value="65.7" calcext:value-type="float">
            <text:p>65.7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ABS([.B46])" office:value-type="float" office:value="13.655" calcext:value-type="float">
            <text:p>13.655</text:p>
          </table:table-cell>
          <table:table-cell table:formula="of:=ABS([.C46])" office:value-type="float" office:value="74.96667" calcext:value-type="float">
            <text:p>74.96667</text:p>
          </table:table-cell>
          <table:table-cell table:formula="of:=ABS([.D46])" office:value-type="float" office:value="80.23334" calcext:value-type="float">
            <text:p>80.23334</text:p>
          </table:table-cell>
          <table:table-cell table:formula="of:=ABS([.E46])" office:value-type="float" office:value="65.7" calcext:value-type="float">
            <text:p>65.7</text:p>
          </table:table-cell>
          <table:table-cell table:formula="of:=ABS([.F46])" office:value-type="float" office:value="66" calcext:value-type="float">
            <text:p>66</text:p>
          </table:table-cell>
          <table:table-cell/>
          <table:table-cell office:value-type="float" office:value="15.534" calcext:value-type="float">
            <text:p>15.534</text:p>
          </table:table-cell>
          <table:table-cell office:value-type="float" office:value="-0.03466797" calcext:value-type="float">
            <text:p>-0.03466797</text:p>
          </table:table-cell>
          <table:table-cell office:value-type="float" office:value="0.09655762" calcext:value-type="float">
            <text:p>0.09655762</text:p>
          </table:table-cell>
          <table:table-cell office:value-type="float" office:value="-0.9642334" calcext:value-type="float">
            <text:p>-0.9642334</text:p>
          </table:table-cell>
          <table:table-cell table:number-columns-repeated="2"/>
          <table:table-cell office:value-type="float" office:value="10.884" calcext:value-type="float">
            <text:p>10.884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41" calcext:value-type="float">
            <text:p>7.341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9.086899" calcext:value-type="float">
            <text:p>9.086899</text:p>
          </table:table-cell>
          <table:table-cell table:formula="of:=[.AJ46]-[.AJ47]" office:value-type="float" office:value="0.376206000000002" calcext:value-type="float">
            <text:p>0.376206000000002</text:p>
          </table:table-cell>
          <table:table-cell table:number-columns-repeated="2"/>
          <table:table-cell office:value-type="float" office:value="147.3439" calcext:value-type="float">
            <text:p>147.3439</text:p>
          </table:table-cell>
          <table:table-cell table:formula="of:=[.AN46]-[.AN47]" office:value-type="float" office:value="0.342199999999991" calcext:value-type="float">
            <text:p>0.342199999999991</text:p>
          </table:table-cell>
          <table:table-cell table:number-columns-repeated="7"/>
          <table:table-cell office:value-type="float" office:value="151.3658" calcext:value-type="float">
            <text:p>151.3658</text:p>
          </table:table-cell>
          <table:table-cell table:formula="of:=[.AW46]-[.AW47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733" calcext:value-type="float">
            <text:p>7.733</text:p>
          </table:table-cell>
          <table:table-cell office:value-type="float" office:value="31.6" calcext:value-type="float">
            <text:p>31.6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06" calcext:value-type="float">
            <text:p>13.906</text:p>
          </table:table-cell>
          <table:table-cell office:value-type="float" office:value="-81.53334" calcext:value-type="float">
            <text:p>-81.53334</text:p>
          </table:table-cell>
          <table:table-cell office:value-type="float" office:value="83.03333" calcext:value-type="float">
            <text:p>83.03333</text:p>
          </table:table-cell>
          <table:table-cell office:value-type="float" office:value="84.63333" calcext:value-type="float">
            <text:p>84.63333</text:p>
          </table:table-cell>
          <table:table-cell office:value-type="float" office:value="-75.76667" calcext:value-type="float">
            <text:p>-75.76667</text:p>
          </table:table-cell>
          <table:table-cell/>
          <table:table-cell table:formula="of:=ABS([.B47])" office:value-type="float" office:value="13.906" calcext:value-type="float">
            <text:p>13.906</text:p>
          </table:table-cell>
          <table:table-cell table:formula="of:=ABS([.C47])" office:value-type="float" office:value="81.53334" calcext:value-type="float">
            <text:p>81.53334</text:p>
          </table:table-cell>
          <table:table-cell table:formula="of:=ABS([.D47])" office:value-type="float" office:value="83.03333" calcext:value-type="float">
            <text:p>83.03333</text:p>
          </table:table-cell>
          <table:table-cell table:formula="of:=ABS([.E47])" office:value-type="float" office:value="84.63333" calcext:value-type="float">
            <text:p>84.63333</text:p>
          </table:table-cell>
          <table:table-cell table:formula="of:=ABS([.F47])" office:value-type="float" office:value="75.76667" calcext:value-type="float">
            <text:p>75.76667</text:p>
          </table:table-cell>
          <table:table-cell/>
          <table:table-cell office:value-type="float" office:value="15.786" calcext:value-type="float">
            <text:p>15.786</text:p>
          </table:table-cell>
          <table:table-cell office:value-type="float" office:value="-0.02075195" calcext:value-type="float">
            <text:p>-0.02075195</text:p>
          </table:table-cell>
          <table:table-cell office:value-type="float" office:value="0.08789063" calcext:value-type="float">
            <text:p>0.08789063</text:p>
          </table:table-cell>
          <table:table-cell office:value-type="float" office:value="-0.9958496" calcext:value-type="float">
            <text:p>-0.9958496</text:p>
          </table:table-cell>
          <table:table-cell table:number-columns-repeated="2"/>
          <table:table-cell office:value-type="float" office:value="11.134" calcext:value-type="float">
            <text:p>11.134</text:p>
          </table:table-cell>
          <table:table-cell office:value-type="float" office:value="4552.8" calcext:value-type="float">
            <text:p>4552.8</text:p>
          </table:table-cell>
          <table:table-cell office:value-type="float" office:value="4529.6" calcext:value-type="float">
            <text:p>4529.6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" calcext:value-type="float">
            <text:p>4526</text:p>
          </table:table-cell>
          <table:table-cell/>
          <table:table-cell office:value-type="float" office:value="7.363" calcext:value-type="float">
            <text:p>7.363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23333" calcext:value-type="float">
            <text:p>32.23333</text:p>
          </table:table-cell>
          <table:table-cell table:number-columns-repeated="7"/>
          <table:table-cell office:value-type="float" office:value="8.710693" calcext:value-type="float">
            <text:p>8.710693</text:p>
          </table:table-cell>
          <table:table-cell table:formula="of:=[.AJ47]-[.AJ48]" office:value-type="float" office:value="0.43399" calcext:value-type="float">
            <text:p>0.43399</text:p>
          </table:table-cell>
          <table:table-cell table:number-columns-repeated="2"/>
          <table:table-cell office:value-type="float" office:value="147.0017" calcext:value-type="float">
            <text:p>147.0017</text:p>
          </table:table-cell>
          <table:table-cell table:formula="of:=[.AN47]-[.AN48]" office:value-type="float" office:value="146.6478" calcext:value-type="float">
            <text:p>146.6478</text:p>
          </table:table-cell>
          <table:table-cell table:number-columns-repeated="7"/>
          <table:table-cell office:value-type="float" office:value="151.1436" calcext:value-type="float">
            <text:p>151.1436</text:p>
          </table:table-cell>
          <table:table-cell table:formula="of:=[.AW47]-[.AW48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755" calcext:value-type="float">
            <text:p>7.755</text:p>
          </table:table-cell>
          <table:table-cell table:number-columns-repeated="2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157" calcext:value-type="float">
            <text:p>14.157</text:p>
          </table:table-cell>
          <table:table-cell office:value-type="float" office:value="-94.66666" calcext:value-type="float">
            <text:p>-94.66666</text:p>
          </table:table-cell>
          <table:table-cell office:value-type="float" office:value="83.53333" calcext:value-type="float">
            <text:p>83.53333</text:p>
          </table:table-cell>
          <table:table-cell office:value-type="float" office:value="86.26667" calcext:value-type="float">
            <text:p>86.26667</text:p>
          </table:table-cell>
          <table:table-cell office:value-type="float" office:value="-88.1" calcext:value-type="float">
            <text:p>-88.1</text:p>
          </table:table-cell>
          <table:table-cell/>
          <table:table-cell table:formula="of:=ABS([.B48])" office:value-type="float" office:value="14.157" calcext:value-type="float">
            <text:p>14.157</text:p>
          </table:table-cell>
          <table:table-cell table:formula="of:=ABS([.C48])" office:value-type="float" office:value="94.66666" calcext:value-type="float">
            <text:p>94.66666</text:p>
          </table:table-cell>
          <table:table-cell table:formula="of:=ABS([.D48])" office:value-type="float" office:value="83.53333" calcext:value-type="float">
            <text:p>83.53333</text:p>
          </table:table-cell>
          <table:table-cell table:formula="of:=ABS([.E48])" office:value-type="float" office:value="86.26667" calcext:value-type="float">
            <text:p>86.26667</text:p>
          </table:table-cell>
          <table:table-cell table:formula="of:=ABS([.F48])" office:value-type="float" office:value="88.1" calcext:value-type="float">
            <text:p>88.1</text:p>
          </table:table-cell>
          <table:table-cell/>
          <table:table-cell office:value-type="float" office:value="15.891" calcext:value-type="float">
            <text:p>15.891</text:p>
          </table:table-cell>
          <table:table-cell office:value-type="float" office:value="-0.04663086" calcext:value-type="float">
            <text:p>-0.04663086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-1.01416" calcext:value-type="float">
            <text:p>-1.01416</text:p>
          </table:table-cell>
          <table:table-cell table:number-columns-repeated="2"/>
          <table:table-cell office:value-type="float" office:value="11.239" calcext:value-type="float">
            <text:p>11.239</text:p>
          </table:table-cell>
          <table:table-cell office:value-type="float" office:value="4553.2" calcext:value-type="float">
            <text:p>4553.2</text:p>
          </table:table-cell>
          <table:table-cell office:value-type="float" office:value="4530.4" calcext:value-type="float">
            <text:p>4530.4</text:p>
          </table:table-cell>
          <table:table-cell office:value-type="float" office:value="4532.8" calcext:value-type="float">
            <text:p>4532.8</text:p>
          </table:table-cell>
          <table:table-cell office:value-type="float" office:value="4526.4" calcext:value-type="float">
            <text:p>4526.4</text:p>
          </table:table-cell>
          <table:table-cell/>
          <table:table-cell office:value-type="float" office:value="7.387" calcext:value-type="float">
            <text:p>7.387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73333" calcext:value-type="float">
            <text:p>33.73333</text:p>
          </table:table-cell>
          <table:table-cell table:number-columns-repeated="7"/>
          <table:table-cell office:value-type="float" office:value="8.276703" calcext:value-type="float">
            <text:p>8.276703</text:p>
          </table:table-cell>
          <table:table-cell table:formula="of:=[.AJ48]-[.AJ49]" office:value-type="float" office:value="0.488722999999999" calcext:value-type="float">
            <text:p>0.488722999999999</text:p>
          </table:table-cell>
          <table:table-cell table:number-columns-repeated="2"/>
          <table:table-cell office:value-type="float" office:value="0.3539" calcext:value-type="float">
            <text:p>0.3539</text:p>
          </table:table-cell>
          <table:table-cell table:formula="of:=[.AN48]-[.AN49]" office:value-type="float" office:value="-129.6499" calcext:value-type="float">
            <text:p>-129.6499</text:p>
          </table:table-cell>
          <table:table-cell table:number-columns-repeated="7"/>
          <table:table-cell office:value-type="float" office:value="150.9213" calcext:value-type="float">
            <text:p>150.9213</text:p>
          </table:table-cell>
          <table:table-cell table:formula="of:=[.AW48]-[.AW49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781" calcext:value-type="float">
            <text:p>7.781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08" calcext:value-type="float">
            <text:p>14.408</text:p>
          </table:table-cell>
          <table:table-cell office:value-type="float" office:value="-21.76667" calcext:value-type="float">
            <text:p>-21.76667</text:p>
          </table:table-cell>
          <table:table-cell office:value-type="float" office:value="14.2" calcext:value-type="float">
            <text:p>14.2</text:p>
          </table:table-cell>
          <table:table-cell office:value-type="float" office:value="12.93333" calcext:value-type="float">
            <text:p>12.93333</text:p>
          </table:table-cell>
          <table:table-cell office:value-type="float" office:value="-12.33333" calcext:value-type="float">
            <text:p>-12.33333</text:p>
          </table:table-cell>
          <table:table-cell/>
          <table:table-cell table:formula="of:=ABS([.B49])" office:value-type="float" office:value="14.408" calcext:value-type="float">
            <text:p>14.408</text:p>
          </table:table-cell>
          <table:table-cell table:formula="of:=ABS([.C49])" office:value-type="float" office:value="21.76667" calcext:value-type="float">
            <text:p>21.76667</text:p>
          </table:table-cell>
          <table:table-cell table:formula="of:=ABS([.D49])" office:value-type="float" office:value="14.2" calcext:value-type="float">
            <text:p>14.2</text:p>
          </table:table-cell>
          <table:table-cell table:formula="of:=ABS([.E49])" office:value-type="float" office:value="12.93333" calcext:value-type="float">
            <text:p>12.93333</text:p>
          </table:table-cell>
          <table:table-cell table:formula="of:=ABS([.F49])" office:value-type="float" office:value="12.33333" calcext:value-type="float">
            <text:p>12.33333</text:p>
          </table:table-cell>
          <table:table-cell/>
          <table:table-cell office:value-type="float" office:value="16.141" calcext:value-type="float">
            <text:p>16.141</text:p>
          </table:table-cell>
          <table:table-cell office:value-type="float" office:value="-0.03295898" calcext:value-type="float">
            <text:p>-0.03295898</text:p>
          </table:table-cell>
          <table:table-cell office:value-type="float" office:value="0.1062012" calcext:value-type="float">
            <text:p>0.1062012</text:p>
          </table:table-cell>
          <table:table-cell office:value-type="float" office:value="-1.029541" calcext:value-type="float">
            <text:p>-1.029541</text:p>
          </table:table-cell>
          <table:table-cell table:number-columns-repeated="2"/>
          <table:table-cell office:value-type="float" office:value="11.49" calcext:value-type="float">
            <text:p>11.49</text:p>
          </table:table-cell>
          <table:table-cell office:value-type="float" office:value="4762" calcext:value-type="float">
            <text:p>4762</text:p>
          </table:table-cell>
          <table:table-cell office:value-type="float" office:value="4734.4" calcext:value-type="float">
            <text:p>4734.4</text:p>
          </table:table-cell>
          <table:table-cell office:value-type="float" office:value="4742" calcext:value-type="float">
            <text:p>4742</text:p>
          </table:table-cell>
          <table:table-cell office:value-type="float" office:value="4736" calcext:value-type="float">
            <text:p>4736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36666" calcext:value-type="float">
            <text:p>32.36666</text:p>
          </table:table-cell>
          <table:table-cell table:number-columns-repeated="7"/>
          <table:table-cell office:value-type="float" office:value="7.78798" calcext:value-type="float">
            <text:p>7.78798</text:p>
          </table:table-cell>
          <table:table-cell table:formula="of:=[.AJ49]-[.AJ50]" office:value-type="float" office:value="0.530381" calcext:value-type="float">
            <text:p>0.530381</text:p>
          </table:table-cell>
          <table:table-cell table:number-columns-repeated="2"/>
          <table:table-cell office:value-type="float" office:value="130.0038" calcext:value-type="float">
            <text:p>130.0038</text:p>
          </table:table-cell>
          <table:table-cell table:formula="of:=[.AN49]-[.AN50]" office:value-type="float" office:value="0.350100000000026" calcext:value-type="float">
            <text:p>0.350100000000026</text:p>
          </table:table-cell>
          <table:table-cell table:number-columns-repeated="7"/>
          <table:table-cell office:value-type="float" office:value="150.699" calcext:value-type="float">
            <text:p>150.699</text:p>
          </table:table-cell>
          <table:table-cell table:formula="of:=[.AW49]-[.AW50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802" calcext:value-type="float">
            <text:p>7.802</text:p>
          </table:table-cell>
          <table:table-cell office:value-type="float" office:value="33.5" calcext:value-type="float">
            <text:p>33.5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659" calcext:value-type="float">
            <text:p>14.659</text:p>
          </table:table-cell>
          <table:table-cell office:value-type="float" office:value="62" calcext:value-type="float">
            <text:p>62</text:p>
          </table:table-cell>
          <table:table-cell office:value-type="float" office:value="-36.83333" calcext:value-type="float">
            <text:p>-36.83333</text:p>
          </table:table-cell>
          <table:table-cell office:value-type="float" office:value="-69.2" calcext:value-type="float">
            <text:p>-69.2</text:p>
          </table:table-cell>
          <table:table-cell office:value-type="float" office:value="80.76667" calcext:value-type="float">
            <text:p>80.76667</text:p>
          </table:table-cell>
          <table:table-cell/>
          <table:table-cell table:formula="of:=ABS([.B50])" office:value-type="float" office:value="14.659" calcext:value-type="float">
            <text:p>14.659</text:p>
          </table:table-cell>
          <table:table-cell table:formula="of:=ABS([.C50])" office:value-type="float" office:value="62" calcext:value-type="float">
            <text:p>62</text:p>
          </table:table-cell>
          <table:table-cell table:formula="of:=ABS([.D50])" office:value-type="float" office:value="36.83333" calcext:value-type="float">
            <text:p>36.83333</text:p>
          </table:table-cell>
          <table:table-cell table:formula="of:=ABS([.E50])" office:value-type="float" office:value="69.2" calcext:value-type="float">
            <text:p>69.2</text:p>
          </table:table-cell>
          <table:table-cell table:formula="of:=ABS([.F50])" office:value-type="float" office:value="80.76667" calcext:value-type="float">
            <text:p>80.76667</text:p>
          </table:table-cell>
          <table:table-cell/>
          <table:table-cell office:value-type="float" office:value="16.248" calcext:value-type="float">
            <text:p>16.248</text:p>
          </table:table-cell>
          <table:table-cell office:value-type="float" office:value="-0.03881836" calcext:value-type="float">
            <text:p>-0.03881836</text:p>
          </table:table-cell>
          <table:table-cell office:value-type="float" office:value="0.1265869" calcext:value-type="float">
            <text:p>0.1265869</text:p>
          </table:table-cell>
          <table:table-cell office:value-type="float" office:value="-0.9901123" calcext:value-type="float">
            <text:p>-0.9901123</text:p>
          </table:table-cell>
          <table:table-cell table:number-columns-repeated="2"/>
          <table:table-cell office:value-type="float" office:value="11.592" calcext:value-type="float">
            <text:p>11.592</text:p>
          </table:table-cell>
          <table:table-cell office:value-type="float" office:value="4872" calcext:value-type="float">
            <text:p>4872</text:p>
          </table:table-cell>
          <table:table-cell office:value-type="float" office:value="4845.2" calcext:value-type="float">
            <text:p>4845.2</text:p>
          </table:table-cell>
          <table:table-cell office:value-type="float" office:value="4852.8" calcext:value-type="float">
            <text:p>4852.8</text:p>
          </table:table-cell>
          <table:table-cell office:value-type="float" office:value="4845.6" calcext:value-type="float">
            <text:p>4845.6</text:p>
          </table:table-cell>
          <table:table-cell/>
          <table:table-cell office:value-type="float" office:value="7.431" calcext:value-type="float">
            <text:p>7.431</text:p>
          </table:table-cell>
          <table:table-cell office:value-type="float" office:value="32.9" calcext:value-type="float">
            <text:p>32.9</text:p>
          </table:table-cell>
          <table:table-cell office:value-type="float" office:value="33.4" calcext:value-type="float">
            <text:p>33.4</text:p>
          </table:table-cell>
          <table:table-cell table:number-columns-repeated="7"/>
          <table:table-cell office:value-type="float" office:value="7.257599" calcext:value-type="float">
            <text:p>7.257599</text:p>
          </table:table-cell>
          <table:table-cell table:formula="of:=[.AJ50]-[.AJ51]" office:value-type="float" office:value="0.593873" calcext:value-type="float">
            <text:p>0.593873</text:p>
          </table:table-cell>
          <table:table-cell table:number-columns-repeated="2"/>
          <table:table-cell office:value-type="float" office:value="129.6537" calcext:value-type="float">
            <text:p>129.6537</text:p>
          </table:table-cell>
          <table:table-cell table:formula="of:=[.AN50]-[.AN51]" office:value-type="float" office:value="0.932399999999973" calcext:value-type="float">
            <text:p>0.932399999999973</text:p>
          </table:table-cell>
          <table:table-cell table:number-columns-repeated="7"/>
          <table:table-cell office:value-type="float" office:value="150.4768" calcext:value-type="float">
            <text:p>150.4768</text:p>
          </table:table-cell>
          <table:table-cell table:formula="of:=[.AW50]-[.AW51]" office:value-type="float" office:value="0.22229999999999" calcext:value-type="float">
            <text:p>0.22229999999999</text:p>
          </table:table-cell>
          <table:table-cell table:number-columns-repeated="5"/>
          <table:table-cell office:value-type="float" office:value="7.824" calcext:value-type="float">
            <text:p>7.824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4.1" calcext:value-type="float">
            <text:p>3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91" calcext:value-type="float">
            <text:p>14.91</text:p>
          </table:table-cell>
          <table:table-cell office:value-type="float" office:value="76.56667" calcext:value-type="float">
            <text:p>76.56667</text:p>
          </table:table-cell>
          <table:table-cell office:value-type="float" office:value="-74.36667" calcext:value-type="float">
            <text:p>-74.36667</text:p>
          </table:table-cell>
          <table:table-cell office:value-type="float" office:value="-88.83334" calcext:value-type="float">
            <text:p>-88.83334</text:p>
          </table:table-cell>
          <table:table-cell office:value-type="float" office:value="78.43334" calcext:value-type="float">
            <text:p>78.43334</text:p>
          </table:table-cell>
          <table:table-cell/>
          <table:table-cell table:formula="of:=ABS([.B51])" office:value-type="float" office:value="14.91" calcext:value-type="float">
            <text:p>14.91</text:p>
          </table:table-cell>
          <table:table-cell table:formula="of:=ABS([.C51])" office:value-type="float" office:value="76.56667" calcext:value-type="float">
            <text:p>76.56667</text:p>
          </table:table-cell>
          <table:table-cell table:formula="of:=ABS([.D51])" office:value-type="float" office:value="74.36667" calcext:value-type="float">
            <text:p>74.36667</text:p>
          </table:table-cell>
          <table:table-cell table:formula="of:=ABS([.E51])" office:value-type="float" office:value="88.83334" calcext:value-type="float">
            <text:p>88.83334</text:p>
          </table:table-cell>
          <table:table-cell table:formula="of:=ABS([.F51])" office:value-type="float" office:value="78.43334" calcext:value-type="float">
            <text:p>78.4333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-0.04455566" calcext:value-type="float">
            <text:p>-0.04455566</text:p>
          </table:table-cell>
          <table:table-cell office:value-type="float" office:value="0.239624" calcext:value-type="float">
            <text:p>0.239624</text:p>
          </table:table-cell>
          <table:table-cell office:value-type="float" office:value="-0.994873" calcext:value-type="float">
            <text:p>-0.994873</text:p>
          </table:table-cell>
          <table:table-cell table:number-columns-repeated="2"/>
          <table:table-cell office:value-type="float" office:value="11.845" calcext:value-type="float">
            <text:p>11.845</text:p>
          </table:table-cell>
          <table:table-cell office:value-type="float" office:value="5160.4" calcext:value-type="float">
            <text:p>5160.4</text:p>
          </table:table-cell>
          <table:table-cell office:value-type="float" office:value="5132.4" calcext:value-type="float">
            <text:p>5132.4</text:p>
          </table:table-cell>
          <table:table-cell office:value-type="float" office:value="5140.8" calcext:value-type="float">
            <text:p>5140.8</text:p>
          </table:table-cell>
          <table:table-cell office:value-type="float" office:value="5133.2" calcext:value-type="float">
            <text:p>5133.2</text:p>
          </table:table-cell>
          <table:table-cell/>
          <table:table-cell office:value-type="float" office:value="7.456" calcext:value-type="float">
            <text:p>7.45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26667" calcext:value-type="float">
            <text:p>33.26667</text:p>
          </table:table-cell>
          <table:table-cell table:number-columns-repeated="7"/>
          <table:table-cell office:value-type="float" office:value="6.663726" calcext:value-type="float">
            <text:p>6.663726</text:p>
          </table:table-cell>
          <table:table-cell table:formula="of:=[.AJ51]-[.AJ52]" office:value-type="float" office:value="0.626784" calcext:value-type="float">
            <text:p>0.626784</text:p>
          </table:table-cell>
          <table:table-cell table:number-columns-repeated="2"/>
          <table:table-cell office:value-type="float" office:value="128.7213" calcext:value-type="float">
            <text:p>128.7213</text:p>
          </table:table-cell>
          <table:table-cell table:formula="of:=[.AN51]-[.AN52]" office:value-type="float" office:value="0.932500000000019" calcext:value-type="float">
            <text:p>0.932500000000019</text:p>
          </table:table-cell>
          <table:table-cell table:number-columns-repeated="7"/>
          <table:table-cell office:value-type="float" office:value="150.2545" calcext:value-type="float">
            <text:p>150.2545</text:p>
          </table:table-cell>
          <table:table-cell table:formula="of:=[.AW51]-[.AW52]" office:value-type="float" office:value="0.222200000000015" calcext:value-type="float">
            <text:p>0.222200000000015</text:p>
          </table:table-cell>
          <table:table-cell table:number-columns-repeated="5"/>
          <table:table-cell office:value-type="float" office:value="7.849" calcext:value-type="float">
            <text:p>7.849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161" calcext:value-type="float">
            <text:p>15.161</text:p>
          </table:table-cell>
          <table:table-cell office:value-type="float" office:value="85.23334" calcext:value-type="float">
            <text:p>85.23334</text:p>
          </table:table-cell>
          <table:table-cell office:value-type="float" office:value="-91.50001" calcext:value-type="float">
            <text:p>-91.50001</text:p>
          </table:table-cell>
          <table:table-cell office:value-type="float" office:value="-94.33333" calcext:value-type="float">
            <text:p>-94.33333</text:p>
          </table:table-cell>
          <table:table-cell office:value-type="float" office:value="85.93333" calcext:value-type="float">
            <text:p>85.93333</text:p>
          </table:table-cell>
          <table:table-cell/>
          <table:table-cell table:formula="of:=ABS([.B52])" office:value-type="float" office:value="15.161" calcext:value-type="float">
            <text:p>15.161</text:p>
          </table:table-cell>
          <table:table-cell table:formula="of:=ABS([.C52])" office:value-type="float" office:value="85.23334" calcext:value-type="float">
            <text:p>85.23334</text:p>
          </table:table-cell>
          <table:table-cell table:formula="of:=ABS([.D52])" office:value-type="float" office:value="91.50001" calcext:value-type="float">
            <text:p>91.50001</text:p>
          </table:table-cell>
          <table:table-cell table:formula="of:=ABS([.E52])" office:value-type="float" office:value="94.33333" calcext:value-type="float">
            <text:p>94.33333</text:p>
          </table:table-cell>
          <table:table-cell table:formula="of:=ABS([.F52])" office:value-type="float" office:value="85.93333" calcext:value-type="float">
            <text:p>85.93333</text:p>
          </table:table-cell>
          <table:table-cell/>
          <table:table-cell office:value-type="float" office:value="16.602" calcext:value-type="float">
            <text:p>16.602</text:p>
          </table:table-cell>
          <table:table-cell office:value-type="float" office:value="-0.07666016" calcext:value-type="float">
            <text:p>-0.07666016</text:p>
          </table:table-cell>
          <table:table-cell office:value-type="float" office:value="0.1444092" calcext:value-type="float">
            <text:p>0.1444092</text:p>
          </table:table-cell>
          <table:table-cell office:value-type="float" office:value="-0.9512939" calcext:value-type="float">
            <text:p>-0.9512939</text:p>
          </table:table-cell>
          <table:table-cell table:number-columns-repeated="2"/>
          <table:table-cell office:value-type="float" office:value="11.956" calcext:value-type="float">
            <text:p>11.956</text:p>
          </table:table-cell>
          <table:table-cell office:value-type="float" office:value="5284.8" calcext:value-type="float">
            <text:p>5284.8</text:p>
          </table:table-cell>
          <table:table-cell office:value-type="float" office:value="5257.2" calcext:value-type="float">
            <text:p>5257.2</text:p>
          </table:table-cell>
          <table:table-cell office:value-type="float" office:value="5264.8" calcext:value-type="float">
            <text:p>5264.8</text:p>
          </table:table-cell>
          <table:table-cell office:value-type="float" office:value="5258.8" calcext:value-type="float">
            <text:p>5258.8</text:p>
          </table:table-cell>
          <table:table-cell/>
          <table:table-cell office:value-type="float" office:value="7.478" calcext:value-type="float">
            <text:p>7.47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6" calcext:value-type="float">
            <text:p>32.6</text:p>
          </table:table-cell>
          <table:table-cell table:number-columns-repeated="7"/>
          <table:table-cell office:value-type="float" office:value="6.036942" calcext:value-type="float">
            <text:p>6.036942</text:p>
          </table:table-cell>
          <table:table-cell table:formula="of:=[.AJ52]-[.AJ53]" office:value-type="float" office:value="0.653321" calcext:value-type="float">
            <text:p>0.653321</text:p>
          </table:table-cell>
          <table:table-cell table:number-columns-repeated="2"/>
          <table:table-cell office:value-type="float" office:value="127.7888" calcext:value-type="float">
            <text:p>127.7888</text:p>
          </table:table-cell>
          <table:table-cell table:formula="of:=[.AN52]-[.AN53]" office:value-type="float" office:value="0.46629999999999" calcext:value-type="float">
            <text:p>0.46629999999999</text:p>
          </table:table-cell>
          <table:table-cell table:number-columns-repeated="7"/>
          <table:table-cell office:value-type="float" office:value="150.0323" calcext:value-type="float">
            <text:p>150.0323</text:p>
          </table:table-cell>
          <table:table-cell table:formula="of:=[.AW52]-[.AW53]" office:value-type="float" office:value="0.222199999999987" calcext:value-type="float">
            <text:p>0.222199999999987</text:p>
          </table:table-cell>
          <table:table-cell table:number-columns-repeated="5"/>
          <table:table-cell office:value-type="float" office:value="7.871" calcext:value-type="float">
            <text:p>7.871</text:p>
          </table:table-cell>
          <table:table-cell office:value-type="float" office:value="32.4" calcext:value-type="float">
            <text:p>32.4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12" calcext:value-type="float">
            <text:p>15.412</text:p>
          </table:table-cell>
          <table:table-cell office:value-type="float" office:value="92.40001" calcext:value-type="float">
            <text:p>92.40001</text:p>
          </table:table-cell>
          <table:table-cell office:value-type="float" office:value="-88.7" calcext:value-type="float">
            <text:p>-88.7</text:p>
          </table:table-cell>
          <table:table-cell office:value-type="float" office:value="-98.33334" calcext:value-type="float">
            <text:p>-98.33334</text:p>
          </table:table-cell>
          <table:table-cell office:value-type="float" office:value="89.73333" calcext:value-type="float">
            <text:p>89.73333</text:p>
          </table:table-cell>
          <table:table-cell/>
          <table:table-cell table:formula="of:=ABS([.B53])" office:value-type="float" office:value="15.412" calcext:value-type="float">
            <text:p>15.412</text:p>
          </table:table-cell>
          <table:table-cell table:formula="of:=ABS([.C53])" office:value-type="float" office:value="92.40001" calcext:value-type="float">
            <text:p>92.40001</text:p>
          </table:table-cell>
          <table:table-cell table:formula="of:=ABS([.D53])" office:value-type="float" office:value="88.7" calcext:value-type="float">
            <text:p>88.7</text:p>
          </table:table-cell>
          <table:table-cell table:formula="of:=ABS([.E53])" office:value-type="float" office:value="98.33334" calcext:value-type="float">
            <text:p>98.33334</text:p>
          </table:table-cell>
          <table:table-cell table:formula="of:=ABS([.F53])" office:value-type="float" office:value="89.73333" calcext:value-type="float">
            <text:p>89.73333</text:p>
          </table:table-cell>
          <table:table-cell/>
          <table:table-cell office:value-type="float" office:value="16.853" calcext:value-type="float">
            <text:p>16.853</text:p>
          </table:table-cell>
          <table:table-cell office:value-type="float" office:value="-0.05456543" calcext:value-type="float">
            <text:p>-0.05456543</text:p>
          </table:table-cell>
          <table:table-cell office:value-type="float" office:value="0.1630859" calcext:value-type="float">
            <text:p>0.1630859</text:p>
          </table:table-cell>
          <table:table-cell office:value-type="float" office:value="-0.97229" calcext:value-type="float">
            <text:p>-0.97229</text:p>
          </table:table-cell>
          <table:table-cell table:number-columns-repeated="2"/>
          <table:table-cell office:value-type="float" office:value="12.205" calcext:value-type="float">
            <text:p>12.205</text:p>
          </table:table-cell>
          <table:table-cell office:value-type="float" office:value="5566" calcext:value-type="float">
            <text:p>5566</text:p>
          </table:table-cell>
          <table:table-cell office:value-type="float" office:value="5539.2" calcext:value-type="float">
            <text:p>5539.2</text:p>
          </table:table-cell>
          <table:table-cell office:value-type="float" office:value="5541.2" calcext:value-type="float">
            <text:p>5541.2</text:p>
          </table:table-cell>
          <table:table-cell office:value-type="float" office:value="5533.2" calcext:value-type="float">
            <text:p>5533.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1.3" calcext:value-type="float">
            <text:p>31.3</text:p>
          </table:table-cell>
          <table:table-cell office:value-type="float" office:value="32.33333" calcext:value-type="float">
            <text:p>32.33333</text:p>
          </table:table-cell>
          <table:table-cell table:number-columns-repeated="7"/>
          <table:table-cell office:value-type="float" office:value="5.383621" calcext:value-type="float">
            <text:p>5.383621</text:p>
          </table:table-cell>
          <table:table-cell table:formula="of:=[.AJ53]-[.AJ54]" office:value-type="float" office:value="0.673141999999999" calcext:value-type="float">
            <text:p>0.673141999999999</text:p>
          </table:table-cell>
          <table:table-cell table:number-columns-repeated="2"/>
          <table:table-cell office:value-type="float" office:value="127.3225" calcext:value-type="float">
            <text:p>127.3225</text:p>
          </table:table-cell>
          <table:table-cell table:formula="of:=[.AN53]-[.AN54]" office:value-type="float" office:value="0.348500000000001" calcext:value-type="float">
            <text:p>0.348500000000001</text:p>
          </table:table-cell>
          <table:table-cell table:number-columns-repeated="7"/>
          <table:table-cell office:value-type="float" office:value="149.8101" calcext:value-type="float">
            <text:p>149.8101</text:p>
          </table:table-cell>
          <table:table-cell table:formula="of:=[.AW53]-[.AW54]" office:value-type="float" office:value="0.222300000000018" calcext:value-type="float">
            <text:p>0.222300000000018</text:p>
          </table:table-cell>
          <table:table-cell table:number-columns-repeated="5"/>
          <table:table-cell office:value-type="float" office:value="7.893" calcext:value-type="float">
            <text:p>7.893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663" calcext:value-type="float">
            <text:p>15.663</text:p>
          </table:table-cell>
          <table:table-cell office:value-type="float" office:value="78.06667" calcext:value-type="float">
            <text:p>78.06667</text:p>
          </table:table-cell>
          <table:table-cell office:value-type="float" office:value="-80.4" calcext:value-type="float">
            <text:p>-80.4</text:p>
          </table:table-cell>
          <table:table-cell office:value-type="float" office:value="-78.6" calcext:value-type="float">
            <text:p>-78.6</text:p>
          </table:table-cell>
          <table:table-cell office:value-type="float" office:value="86.36667" calcext:value-type="float">
            <text:p>86.36667</text:p>
          </table:table-cell>
          <table:table-cell/>
          <table:table-cell table:formula="of:=ABS([.B54])" office:value-type="float" office:value="15.663" calcext:value-type="float">
            <text:p>15.663</text:p>
          </table:table-cell>
          <table:table-cell table:formula="of:=ABS([.C54])" office:value-type="float" office:value="78.06667" calcext:value-type="float">
            <text:p>78.06667</text:p>
          </table:table-cell>
          <table:table-cell table:formula="of:=ABS([.D54])" office:value-type="float" office:value="80.4" calcext:value-type="float">
            <text:p>80.4</text:p>
          </table:table-cell>
          <table:table-cell table:formula="of:=ABS([.E54])" office:value-type="float" office:value="78.6" calcext:value-type="float">
            <text:p>78.6</text:p>
          </table:table-cell>
          <table:table-cell table:formula="of:=ABS([.F54])" office:value-type="float" office:value="86.36667" calcext:value-type="float">
            <text:p>86.36667</text:p>
          </table:table-cell>
          <table:table-cell/>
          <table:table-cell office:value-type="float" office:value="16.958" calcext:value-type="float">
            <text:p>16.958</text:p>
          </table:table-cell>
          <table:table-cell office:value-type="float" office:value="0.01916504" calcext:value-type="float">
            <text:p>0.01916504</text:p>
          </table:table-cell>
          <table:table-cell office:value-type="float" office:value="0.2210693" calcext:value-type="float">
            <text:p>0.2210693</text:p>
          </table:table-cell>
          <table:table-cell office:value-type="float" office:value="-1.017822" calcext:value-type="float">
            <text:p>-1.017822</text:p>
          </table:table-cell>
          <table:table-cell table:number-columns-repeated="2"/>
          <table:table-cell office:value-type="float" office:value="12.307" calcext:value-type="float">
            <text:p>12.307</text:p>
          </table:table-cell>
          <table:table-cell office:value-type="float" office:value="5680.4" calcext:value-type="float">
            <text:p>5680.4</text:p>
          </table:table-cell>
          <table:table-cell office:value-type="float" office:value="5651.6" calcext:value-type="float">
            <text:p>5651.6</text:p>
          </table:table-cell>
          <table:table-cell office:value-type="float" office:value="5654" calcext:value-type="float">
            <text:p>5654</text:p>
          </table:table-cell>
          <table:table-cell office:value-type="float" office:value="5648.799" calcext:value-type="float">
            <text:p>5648.799</text:p>
          </table:table-cell>
          <table:table-cell/>
          <table:table-cell office:value-type="float" office:value="7.672" calcext:value-type="float">
            <text:p>7.672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4.710479" calcext:value-type="float">
            <text:p>4.710479</text:p>
          </table:table-cell>
          <table:table-cell table:formula="of:=[.AJ54]-[.AJ55]" office:value-type="float" office:value="0.682204000000001" calcext:value-type="float">
            <text:p>0.682204000000001</text:p>
          </table:table-cell>
          <table:table-cell table:number-columns-repeated="2"/>
          <table:table-cell office:value-type="float" office:value="126.974" calcext:value-type="float">
            <text:p>126.974</text:p>
          </table:table-cell>
          <table:table-cell table:formula="of:=[.AN54]-[.AN55]" office:value-type="float" office:value="0.348500000000001" calcext:value-type="float">
            <text:p>0.348500000000001</text:p>
          </table:table-cell>
          <table:table-cell table:number-columns-repeated="7"/>
          <table:table-cell office:value-type="float" office:value="149.5878" calcext:value-type="float">
            <text:p>149.5878</text:p>
          </table:table-cell>
          <table:table-cell table:formula="of:=[.AW54]-[.AW55]" office:value-type="float" office:value="0.222199999999987" calcext:value-type="float">
            <text:p>0.222199999999987</text:p>
          </table:table-cell>
          <table:table-cell table:number-columns-repeated="5"/>
          <table:table-cell office:value-type="float" office:value="8.054" calcext:value-type="float">
            <text:p>8.054</text:p>
          </table:table-cell>
          <table:table-cell office:value-type="float" office:value="33.3" calcext:value-type="float">
            <text:p>33.3</text:p>
          </table:table-cell>
          <table:table-cell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17" calcext:value-type="float">
            <text:p>15.917</text:p>
          </table:table-cell>
          <table:table-cell office:value-type="float" office:value="-52.23333" calcext:value-type="float">
            <text:p>-52.23333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-20.53333" calcext:value-type="float">
            <text:p>-20.53333</text:p>
          </table:table-cell>
          <table:table-cell/>
          <table:table-cell table:formula="of:=ABS([.B55])" office:value-type="float" office:value="15.917" calcext:value-type="float">
            <text:p>15.917</text:p>
          </table:table-cell>
          <table:table-cell table:formula="of:=ABS([.C55])" office:value-type="float" office:value="52.23333" calcext:value-type="float">
            <text:p>52.23333</text:p>
          </table:table-cell>
          <table:table-cell table:formula="of:=ABS([.D55])" office:value-type="float" office:value="31.76667" calcext:value-type="float">
            <text:p>31.76667</text:p>
          </table:table-cell>
          <table:table-cell table:formula="of:=ABS([.E55])" office:value-type="float" office:value="31.36667" calcext:value-type="float">
            <text:p>31.36667</text:p>
          </table:table-cell>
          <table:table-cell table:formula="of:=ABS([.F55])" office:value-type="float" office:value="20.53333" calcext:value-type="float">
            <text:p>20.53333</text:p>
          </table:table-cell>
          <table:table-cell/>
          <table:table-cell office:value-type="float" office:value="17.208" calcext:value-type="float">
            <text:p>17.208</text:p>
          </table:table-cell>
          <table:table-cell office:value-type="float" office:value="0.0111084" calcext:value-type="float">
            <text:p>0.0111084</text:p>
          </table:table-cell>
          <table:table-cell office:value-type="float" office:value="0.1156006" calcext:value-type="float">
            <text:p>0.1156006</text:p>
          </table:table-cell>
          <table:table-cell office:value-type="float" office:value="-0.9725342" calcext:value-type="float">
            <text:p>-0.9725342</text:p>
          </table:table-cell>
          <table:table-cell table:number-columns-repeated="2"/>
          <table:table-cell office:value-type="float" office:value="12.563" calcext:value-type="float">
            <text:p>12.563</text:p>
          </table:table-cell>
          <table:table-cell office:value-type="float" office:value="5972" calcext:value-type="float">
            <text:p>5972</text:p>
          </table:table-cell>
          <table:table-cell office:value-type="float" office:value="5940" calcext:value-type="float">
            <text:p>5940</text:p>
          </table:table-cell>
          <table:table-cell office:value-type="float" office:value="5947.2" calcext:value-type="float">
            <text:p>5947.2</text:p>
          </table:table-cell>
          <table:table-cell office:value-type="float" office:value="5934.8" calcext:value-type="float">
            <text:p>5934.8</text:p>
          </table:table-cell>
          <table:table-cell/>
          <table:table-cell office:value-type="float" office:value="7.694" calcext:value-type="float">
            <text:p>7.694</text:p>
          </table:table-cell>
          <table:table-cell office:value-type="float" office:value="30.36667" calcext:value-type="float">
            <text:p>30.36667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4.028275" calcext:value-type="float">
            <text:p>4.028275</text:p>
          </table:table-cell>
          <table:table-cell table:formula="of:=[.AJ55]-[.AJ56]" office:value-type="float" office:value="0.687912" calcext:value-type="float">
            <text:p>0.687912</text:p>
          </table:table-cell>
          <table:table-cell table:number-columns-repeated="2"/>
          <table:table-cell office:value-type="float" office:value="126.6255" calcext:value-type="float">
            <text:p>126.6255</text:p>
          </table:table-cell>
          <table:table-cell table:formula="of:=[.AN55]-[.AN56]" office:value-type="float" office:value="0.580799999999996" calcext:value-type="float">
            <text:p>0.580799999999996</text:p>
          </table:table-cell>
          <table:table-cell table:number-columns-repeated="7"/>
          <table:table-cell office:value-type="float" office:value="149.3656" calcext:value-type="float">
            <text:p>149.3656</text:p>
          </table:table-cell>
          <table:table-cell table:formula="of:=[.AW55]-[.AW56]" office:value-type="float" office:value="0.111099999999993" calcext:value-type="float">
            <text:p>0.111099999999993</text:p>
          </table:table-cell>
          <table:table-cell table:number-columns-repeated="5"/>
          <table:table-cell office:value-type="float" office:value="8.081" calcext:value-type="float">
            <text:p>8.081</text:p>
          </table:table-cell>
          <table:table-cell office:value-type="float" office:value="31.4" calcext:value-type="float">
            <text:p>31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168" calcext:value-type="float">
            <text:p>16.168</text:p>
          </table:table-cell>
          <table:table-cell office:value-type="float" office:value="-81.76667" calcext:value-type="float">
            <text:p>-81.76667</text:p>
          </table:table-cell>
          <table:table-cell office:value-type="float" office:value="79.76667" calcext:value-type="float">
            <text:p>79.76667</text:p>
          </table:table-cell>
          <table:table-cell office:value-type="float" office:value="77.73333" calcext:value-type="float">
            <text:p>77.73333</text:p>
          </table:table-cell>
          <table:table-cell office:value-type="float" office:value="-59.03333" calcext:value-type="float">
            <text:p>-59.03333</text:p>
          </table:table-cell>
          <table:table-cell/>
          <table:table-cell table:formula="of:=ABS([.B56])" office:value-type="float" office:value="16.168" calcext:value-type="float">
            <text:p>16.168</text:p>
          </table:table-cell>
          <table:table-cell table:formula="of:=ABS([.C56])" office:value-type="float" office:value="81.76667" calcext:value-type="float">
            <text:p>81.76667</text:p>
          </table:table-cell>
          <table:table-cell table:formula="of:=ABS([.D56])" office:value-type="float" office:value="79.76667" calcext:value-type="float">
            <text:p>79.76667</text:p>
          </table:table-cell>
          <table:table-cell table:formula="of:=ABS([.E56])" office:value-type="float" office:value="77.73333" calcext:value-type="float">
            <text:p>77.73333</text:p>
          </table:table-cell>
          <table:table-cell table:formula="of:=ABS([.F56])" office:value-type="float" office:value="59.03333" calcext:value-type="float">
            <text:p>59.03333</text:p>
          </table:table-cell>
          <table:table-cell/>
          <table:table-cell office:value-type="float" office:value="17.313" calcext:value-type="float">
            <text:p>17.313</text:p>
          </table:table-cell>
          <table:table-cell office:value-type="float" office:value="-0.06945801" calcext:value-type="float">
            <text:p>-0.06945801</text:p>
          </table:table-cell>
          <table:table-cell office:value-type="float" office:value="0.1434326" calcext:value-type="float">
            <text:p>0.1434326</text:p>
          </table:table-cell>
          <table:table-cell office:value-type="float" office:value="-0.9868164" calcext:value-type="float">
            <text:p>-0.9868164</text:p>
          </table:table-cell>
          <table:table-cell table:number-columns-repeated="2"/>
          <table:table-cell office:value-type="float" office:value="12.674" calcext:value-type="float">
            <text:p>12.674</text:p>
          </table:table-cell>
          <table:table-cell office:value-type="float" office:value="6097.6" calcext:value-type="float">
            <text:p>6097.6</text:p>
          </table:table-cell>
          <table:table-cell office:value-type="float" office:value="6063.2" calcext:value-type="float">
            <text:p>6063.2</text:p>
          </table:table-cell>
          <table:table-cell office:value-type="float" office:value="6071.2" calcext:value-type="float">
            <text:p>6071.2</text:p>
          </table:table-cell>
          <table:table-cell office:value-type="float" office:value="6060.8" calcext:value-type="float">
            <text:p>6060.8</text:p>
          </table:table-cell>
          <table:table-cell/>
          <table:table-cell office:value-type="float" office:value="7.718" calcext:value-type="float">
            <text:p>7.718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56667" calcext:value-type="float">
            <text:p>32.56667</text:p>
          </table:table-cell>
          <table:table-cell table:number-columns-repeated="7"/>
          <table:table-cell office:value-type="float" office:value="3.340363" calcext:value-type="float">
            <text:p>3.340363</text:p>
          </table:table-cell>
          <table:table-cell table:formula="of:=[.AJ56]-[.AJ57]" office:value-type="float" office:value="0.688599" calcext:value-type="float">
            <text:p>0.688599</text:p>
          </table:table-cell>
          <table:table-cell table:number-columns-repeated="2"/>
          <table:table-cell office:value-type="float" office:value="126.0447" calcext:value-type="float">
            <text:p>126.0447</text:p>
          </table:table-cell>
          <table:table-cell table:formula="of:=[.AN56]-[.AN57]" office:value-type="float" office:value="0.581000000000003" calcext:value-type="float">
            <text:p>0.581000000000003</text:p>
          </table:table-cell>
          <table:table-cell table:number-columns-repeated="7"/>
          <table:table-cell office:value-type="float" office:value="149.2545" calcext:value-type="float">
            <text:p>149.2545</text:p>
          </table:table-cell>
          <table:table-cell table:formula="of:=[.AW56]-[.AW57]" office:value-type="float" office:value="0.111099999999993" calcext:value-type="float">
            <text:p>0.111099999999993</text:p>
          </table:table-cell>
          <table:table-cell table:number-columns-repeated="5"/>
          <table:table-cell office:value-type="float" office:value="8.104" calcext:value-type="float">
            <text:p>8.10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419" calcext:value-type="float">
            <text:p>16.419</text:p>
          </table:table-cell>
          <table:table-cell office:value-type="float" office:value="-94.13333" calcext:value-type="float">
            <text:p>-94.13333</text:p>
          </table:table-cell>
          <table:table-cell office:value-type="float" office:value="84.36667" calcext:value-type="float">
            <text:p>84.36667</text:p>
          </table:table-cell>
          <table:table-cell office:value-type="float" office:value="85.56666" calcext:value-type="float">
            <text:p>85.56666</text:p>
          </table:table-cell>
          <table:table-cell office:value-type="float" office:value="-84.40001" calcext:value-type="float">
            <text:p>-84.40001</text:p>
          </table:table-cell>
          <table:table-cell/>
          <table:table-cell table:formula="of:=ABS([.B57])" office:value-type="float" office:value="16.419" calcext:value-type="float">
            <text:p>16.419</text:p>
          </table:table-cell>
          <table:table-cell table:formula="of:=ABS([.C57])" office:value-type="float" office:value="94.13333" calcext:value-type="float">
            <text:p>94.13333</text:p>
          </table:table-cell>
          <table:table-cell table:formula="of:=ABS([.D57])" office:value-type="float" office:value="84.36667" calcext:value-type="float">
            <text:p>84.36667</text:p>
          </table:table-cell>
          <table:table-cell table:formula="of:=ABS([.E57])" office:value-type="float" office:value="85.56666" calcext:value-type="float">
            <text:p>85.56666</text:p>
          </table:table-cell>
          <table:table-cell table:formula="of:=ABS([.F57])" office:value-type="float" office:value="84.40001" calcext:value-type="float">
            <text:p>84.40001</text:p>
          </table:table-cell>
          <table:table-cell/>
          <table:table-cell office:value-type="float" office:value="17.563" calcext:value-type="float">
            <text:p>17.563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1043701" calcext:value-type="float">
            <text:p>0.1043701</text:p>
          </table:table-cell>
          <table:table-cell office:value-type="float" office:value="-0.9918213" calcext:value-type="float">
            <text:p>-0.9918213</text:p>
          </table:table-cell>
          <table:table-cell table:number-columns-repeated="2"/>
          <table:table-cell office:value-type="float" office:value="12.923" calcext:value-type="float">
            <text:p>12.923</text:p>
          </table:table-cell>
          <table:table-cell office:value-type="float" office:value="6384.799" calcext:value-type="float">
            <text:p>6384.799</text:p>
          </table:table-cell>
          <table:table-cell office:value-type="float" office:value="6351.2" calcext:value-type="float">
            <text:p>6351.2</text:p>
          </table:table-cell>
          <table:table-cell office:value-type="float" office:value="6359.2" calcext:value-type="float">
            <text:p>6359.2</text:p>
          </table:table-cell>
          <table:table-cell office:value-type="float" office:value="6353.6" calcext:value-type="float">
            <text:p>6353.6</text:p>
          </table:table-cell>
          <table:table-cell/>
          <table:table-cell office:value-type="float" office:value="7.741" calcext:value-type="float">
            <text:p>7.741</text:p>
          </table:table-cell>
          <table:table-cell office:value-type="float" office:value="31.9" calcext:value-type="float">
            <text:p>31.9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2.651764" calcext:value-type="float">
            <text:p>2.651764</text:p>
          </table:table-cell>
          <table:table-cell table:formula="of:=[.AJ57]-[.AJ58]" office:value-type="float" office:value="0.683548" calcext:value-type="float">
            <text:p>0.683548</text:p>
          </table:table-cell>
          <table:table-cell table:number-columns-repeated="2"/>
          <table:table-cell office:value-type="float" office:value="125.4637" calcext:value-type="float">
            <text:p>125.4637</text:p>
          </table:table-cell>
          <table:table-cell table:formula="of:=[.AN57]-[.AN58]" office:value-type="float" office:value="0.348399999999998" calcext:value-type="float">
            <text:p>0.348399999999998</text:p>
          </table:table-cell>
          <table:table-cell table:number-columns-repeated="7"/>
          <table:table-cell office:value-type="float" office:value="149.1434" calcext:value-type="float">
            <text:p>149.1434</text:p>
          </table:table-cell>
          <table:table-cell table:formula="of:=[.AW57]-[.AW58]" office:value-type="float" office:value="0.226400000000012" calcext:value-type="float">
            <text:p>0.226400000000012</text:p>
          </table:table-cell>
          <table:table-cell table:number-columns-repeated="5"/>
          <table:table-cell office:value-type="float" office:value="8.127" calcext:value-type="float">
            <text:p>8.127</text:p>
          </table:table-cell>
          <table:table-cell office:value-type="float" office:value="32.5" calcext:value-type="float">
            <text:p>32.5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7" calcext:value-type="float">
            <text:p>16.67</text:p>
          </table:table-cell>
          <table:table-cell office:value-type="float" office:value="-95.6" calcext:value-type="float">
            <text:p>-95.6</text:p>
          </table:table-cell>
          <table:table-cell office:value-type="float" office:value="84.83334" calcext:value-type="float">
            <text:p>84.83334</text:p>
          </table:table-cell>
          <table:table-cell office:value-type="float" office:value="87.7" calcext:value-type="float">
            <text:p>87.7</text:p>
          </table:table-cell>
          <table:table-cell office:value-type="float" office:value="-85.96667" calcext:value-type="float">
            <text:p>-85.96667</text:p>
          </table:table-cell>
          <table:table-cell/>
          <table:table-cell table:formula="of:=ABS([.B58])" office:value-type="float" office:value="16.67" calcext:value-type="float">
            <text:p>16.67</text:p>
          </table:table-cell>
          <table:table-cell table:formula="of:=ABS([.C58])" office:value-type="float" office:value="95.6" calcext:value-type="float">
            <text:p>95.6</text:p>
          </table:table-cell>
          <table:table-cell table:formula="of:=ABS([.D58])" office:value-type="float" office:value="84.83334" calcext:value-type="float">
            <text:p>84.83334</text:p>
          </table:table-cell>
          <table:table-cell table:formula="of:=ABS([.E58])" office:value-type="float" office:value="87.7" calcext:value-type="float">
            <text:p>87.7</text:p>
          </table:table-cell>
          <table:table-cell table:formula="of:=ABS([.F58])" office:value-type="float" office:value="85.96667" calcext:value-type="float">
            <text:p>85.96667</text:p>
          </table:table-cell>
          <table:table-cell/>
          <table:table-cell office:value-type="float" office:value="17.667" calcext:value-type="float">
            <text:p>17.667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0.08862305" calcext:value-type="float">
            <text:p>0.08862305</text:p>
          </table:table-cell>
          <table:table-cell office:value-type="float" office:value="-1.040283" calcext:value-type="float">
            <text:p>-1.040283</text:p>
          </table:table-cell>
          <table:table-cell table:number-columns-repeated="2"/>
          <table:table-cell office:value-type="float" office:value="13.028" calcext:value-type="float">
            <text:p>13.028</text:p>
          </table:table-cell>
          <table:table-cell office:value-type="float" office:value="6502.8" calcext:value-type="float">
            <text:p>6502.8</text:p>
          </table:table-cell>
          <table:table-cell office:value-type="float" office:value="6468.8" calcext:value-type="float">
            <text:p>6468.8</text:p>
          </table:table-cell>
          <table:table-cell office:value-type="float" office:value="6476.8" calcext:value-type="float">
            <text:p>6476.8</text:p>
          </table:table-cell>
          <table:table-cell office:value-type="float" office:value="6472" calcext:value-type="float">
            <text:p>6472</text:p>
          </table:table-cell>
          <table:table-cell/>
          <table:table-cell office:value-type="float" office:value="7.763" calcext:value-type="float">
            <text:p>7.763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1" calcext:value-type="float">
            <text:p>32.1</text:p>
          </table:table-cell>
          <table:table-cell table:number-columns-repeated="7"/>
          <table:table-cell office:value-type="float" office:value="1.968216" calcext:value-type="float">
            <text:p>1.968216</text:p>
          </table:table-cell>
          <table:table-cell table:formula="of:=[.AJ58]-[.AJ59]" office:value-type="float" office:value="0.674133" calcext:value-type="float">
            <text:p>0.674133</text:p>
          </table:table-cell>
          <table:table-cell table:number-columns-repeated="2"/>
          <table:table-cell office:value-type="float" office:value="125.1153" calcext:value-type="float">
            <text:p>125.1153</text:p>
          </table:table-cell>
          <table:table-cell table:formula="of:=[.AN58]-[.AN59]" office:value-type="float" office:value="0.34920000000001" calcext:value-type="float">
            <text:p>0.34920000000001</text:p>
          </table:table-cell>
          <table:table-cell table:number-columns-repeated="7"/>
          <table:table-cell office:value-type="float" office:value="148.917" calcext:value-type="float">
            <text:p>148.917</text:p>
          </table:table-cell>
          <table:table-cell table:formula="of:=[.AW58]-[.AW59]" office:value-type="float" office:value="0.339500000000015" calcext:value-type="float">
            <text:p>0.339500000000015</text:p>
          </table:table-cell>
          <table:table-cell table:number-columns-repeated="5"/>
          <table:table-cell office:value-type="float" office:value="8.149" calcext:value-type="float">
            <text:p>8.149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7.919" calcext:value-type="float">
            <text:p>17.919</text:p>
          </table:table-cell>
          <table:table-cell office:value-type="float" office:value="-0.1086426" calcext:value-type="float">
            <text:p>-0.1086426</text:p>
          </table:table-cell>
          <table:table-cell office:value-type="float" office:value="0.09057617" calcext:value-type="float">
            <text:p>0.09057617</text:p>
          </table:table-cell>
          <table:table-cell office:value-type="float" office:value="-1.02124" calcext:value-type="float">
            <text:p>-1.02124</text:p>
          </table:table-cell>
          <table:table-cell table:number-columns-repeated="2"/>
          <table:table-cell office:value-type="float" office:value="13.279" calcext:value-type="float">
            <text:p>13.279</text:p>
          </table:table-cell>
          <table:table-cell office:value-type="float" office:value="6791.6" calcext:value-type="float">
            <text:p>6791.6</text:p>
          </table:table-cell>
          <table:table-cell office:value-type="float" office:value="6751.2" calcext:value-type="float">
            <text:p>6751.2</text:p>
          </table:table-cell>
          <table:table-cell office:value-type="float" office:value="6759.6" calcext:value-type="float">
            <text:p>6759.6</text:p>
          </table:table-cell>
          <table:table-cell office:value-type="float" office:value="6754.4" calcext:value-type="float">
            <text:p>6754.4</text:p>
          </table:table-cell>
          <table:table-cell/>
          <table:table-cell office:value-type="float" office:value="7.786" calcext:value-type="float">
            <text:p>7.786</text:p>
          </table:table-cell>
          <table:table-cell office:value-type="float" office:value="30.5" calcext:value-type="float">
            <text:p>30.5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1.294083" calcext:value-type="float">
            <text:p>1.294083</text:p>
          </table:table-cell>
          <table:table-cell table:formula="of:=[.AJ59]-[.AJ60]" office:value-type="float" office:value="0.6617282" calcext:value-type="float">
            <text:p>0.6617282</text:p>
          </table:table-cell>
          <table:table-cell table:number-columns-repeated="2"/>
          <table:table-cell office:value-type="float" office:value="124.7661" calcext:value-type="float">
            <text:p>124.7661</text:p>
          </table:table-cell>
          <table:table-cell table:formula="of:=[.AN59]-[.AN60]" office:value-type="float" office:value="0.349199999999996" calcext:value-type="float">
            <text:p>0.349199999999996</text:p>
          </table:table-cell>
          <table:table-cell table:number-columns-repeated="7"/>
          <table:table-cell office:value-type="float" office:value="148.5775" calcext:value-type="float">
            <text:p>148.5775</text:p>
          </table:table-cell>
          <table:table-cell table:formula="of:=[.AW59]-[.AW60]" office:value-type="float" office:value="0.226299999999981" calcext:value-type="float">
            <text:p>0.226299999999981</text:p>
          </table:table-cell>
          <table:table-cell table:number-columns-repeated="5"/>
          <table:table-cell office:value-type="float" office:value="8.173" calcext:value-type="float">
            <text:p>8.173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024" calcext:value-type="float">
            <text:p>18.024</text:p>
          </table:table-cell>
          <table:table-cell office:value-type="float" office:value="-0.08178711" calcext:value-type="float">
            <text:p>-0.08178711</text:p>
          </table:table-cell>
          <table:table-cell office:value-type="float" office:value="0.1035156" calcext:value-type="float">
            <text:p>0.1035156</text:p>
          </table:table-cell>
          <table:table-cell office:value-type="float" office:value="-1.02063" calcext:value-type="float">
            <text:p>-1.02063</text:p>
          </table:table-cell>
          <table:table-cell table:number-columns-repeated="2"/>
          <table:table-cell office:value-type="float" office:value="13.38" calcext:value-type="float">
            <text:p>13.38</text:p>
          </table:table-cell>
          <table:table-cell office:value-type="float" office:value="6897.6" calcext:value-type="float">
            <text:p>6897.6</text:p>
          </table:table-cell>
          <table:table-cell office:value-type="float" office:value="6858.4" calcext:value-type="float">
            <text:p>6858.4</text:p>
          </table:table-cell>
          <table:table-cell office:value-type="float" office:value="6866.8" calcext:value-type="float">
            <text:p>6866.8</text:p>
          </table:table-cell>
          <table:table-cell office:value-type="float" office:value="6860.799" calcext:value-type="float">
            <text:p>6860.799</text:p>
          </table:table-cell>
          <table:table-cell/>
          <table:table-cell office:value-type="float" office:value="7.809" calcext:value-type="float">
            <text:p>7.809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3" calcext:value-type="float">
            <text:p>32.3</text:p>
          </table:table-cell>
          <table:table-cell table:number-columns-repeated="7"/>
          <table:table-cell office:value-type="float" office:value="0.6323548" calcext:value-type="float">
            <text:p>0.6323548</text:p>
          </table:table-cell>
          <table:table-cell table:formula="of:=[.AJ60]-[.AJ61]" office:value-type="float" office:value="0.627792422" calcext:value-type="float">
            <text:p>0.627792422</text:p>
          </table:table-cell>
          <table:table-cell table:number-columns-repeated="2"/>
          <table:table-cell office:value-type="float" office:value="124.4169" calcext:value-type="float">
            <text:p>124.4169</text:p>
          </table:table-cell>
          <table:table-cell table:formula="of:=[.AN60]-[.AN61]" office:value-type="float" office:value="0.232799999999997" calcext:value-type="float">
            <text:p>0.232799999999997</text:p>
          </table:table-cell>
          <table:table-cell table:number-columns-repeated="7"/>
          <table:table-cell office:value-type="float" office:value="148.3512" calcext:value-type="float">
            <text:p>148.3512</text:p>
          </table:table-cell>
          <table:table-cell table:formula="of:=[.AW60]-[.AW61]" office:value-type="float" office:value="0.226400000000012" calcext:value-type="float">
            <text:p>0.226400000000012</text:p>
          </table:table-cell>
          <table:table-cell table:number-columns-repeated="5"/>
          <table:table-cell office:value-type="float" office:value="8.195" calcext:value-type="float">
            <text:p>8.195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275" calcext:value-type="float">
            <text:p>18.275</text:p>
          </table:table-cell>
          <table:table-cell office:value-type="float" office:value="-0.06384277" calcext:value-type="float">
            <text:p>-0.06384277</text:p>
          </table:table-cell>
          <table:table-cell office:value-type="float" office:value="0.1473389" calcext:value-type="float">
            <text:p>0.1473389</text:p>
          </table:table-cell>
          <table:table-cell office:value-type="float" office:value="-0.9906006" calcext:value-type="float">
            <text:p>-0.9906006</text:p>
          </table:table-cell>
          <table:table-cell table:number-columns-repeated="2"/>
          <table:table-cell office:value-type="float" office:value="13.633" calcext:value-type="float">
            <text:p>13.633</text:p>
          </table:table-cell>
          <table:table-cell office:value-type="float" office:value="6985.2" calcext:value-type="float">
            <text:p>6985.2</text:p>
          </table:table-cell>
          <table:table-cell office:value-type="float" office:value="6946.4" calcext:value-type="float">
            <text:p>6946.4</text:p>
          </table:table-cell>
          <table:table-cell office:value-type="float" office:value="6954.8" calcext:value-type="float">
            <text:p>6954.8</text:p>
          </table:table-cell>
          <table:table-cell office:value-type="float" office:value="6944.4" calcext:value-type="float">
            <text:p>6944.4</text:p>
          </table:table-cell>
          <table:table-cell/>
          <table:table-cell office:value-type="float" office:value="7.831" calcext:value-type="float">
            <text:p>7.831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3" calcext:value-type="float">
            <text:p>33.3</text:p>
          </table:table-cell>
          <table:table-cell table:number-columns-repeated="7"/>
          <table:table-cell office:value-type="float" office:value="0.004562378" calcext:value-type="float">
            <text:p>0.004562378</text:p>
          </table:table-cell>
          <table:table-cell table:formula="of:=[.AJ61]-[.AJ62]" office:value-type="float" office:value="-0.592804022" calcext:value-type="float">
            <text:p>-0.592804022</text:p>
          </table:table-cell>
          <table:table-cell table:number-columns-repeated="2"/>
          <table:table-cell office:value-type="float" office:value="124.1841" calcext:value-type="float">
            <text:p>124.1841</text:p>
          </table:table-cell>
          <table:table-cell table:formula="of:=[.AN61]-[.AN62]" office:value-type="float" office:value="0.465500000000006" calcext:value-type="float">
            <text:p>0.465500000000006</text:p>
          </table:table-cell>
          <table:table-cell table:number-columns-repeated="7"/>
          <table:table-cell office:value-type="float" office:value="148.1248" calcext:value-type="float">
            <text:p>148.1248</text:p>
          </table:table-cell>
          <table:table-cell table:formula="of:=[.AW61]-[.AW62]" office:value-type="float" office:value="0.226299999999981" calcext:value-type="float">
            <text:p>0.226299999999981</text:p>
          </table:table-cell>
          <table:table-cell table:number-columns-repeated="5"/>
          <table:table-cell office:value-type="float" office:value="8.217" calcext:value-type="float">
            <text:p>8.217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38" calcext:value-type="float">
            <text:p>18.38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0.08239746" calcext:value-type="float">
            <text:p>0.08239746</text:p>
          </table:table-cell>
          <table:table-cell office:value-type="float" office:value="-0.9781494" calcext:value-type="float">
            <text:p>-0.9781494</text:p>
          </table:table-cell>
          <table:table-cell table:number-columns-repeated="2"/>
          <table:table-cell office:value-type="float" office:value="13.743" calcext:value-type="float">
            <text:p>13.743</text:p>
          </table:table-cell>
          <table:table-cell office:value-type="float" office:value="6966" calcext:value-type="float">
            <text:p>6966</text:p>
          </table:table-cell>
          <table:table-cell office:value-type="float" office:value="6932" calcext:value-type="float">
            <text:p>6932</text:p>
          </table:table-cell>
          <table:table-cell office:value-type="float" office:value="6935.2" calcext:value-type="float">
            <text:p>6935.2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float" office:value="7.855" calcext:value-type="float">
            <text:p>7.855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96667" calcext:value-type="float">
            <text:p>32.96667</text:p>
          </table:table-cell>
          <table:table-cell table:number-columns-repeated="7"/>
          <table:table-cell office:value-type="float" office:value="0.5973664" calcext:value-type="float">
            <text:p>0.5973664</text:p>
          </table:table-cell>
          <table:table-cell table:formula="of:=[.AJ62]-[.AJ63]" office:value-type="float" office:value="-0.5646516" calcext:value-type="float">
            <text:p>-0.5646516</text:p>
          </table:table-cell>
          <table:table-cell table:number-columns-repeated="2"/>
          <table:table-cell office:value-type="float" office:value="123.7186" calcext:value-type="float">
            <text:p>123.7186</text:p>
          </table:table-cell>
          <table:table-cell table:formula="of:=[.AN62]-[.AN63]" office:value-type="float" office:value="0.349199999999996" calcext:value-type="float">
            <text:p>0.349199999999996</text:p>
          </table:table-cell>
          <table:table-cell table:number-columns-repeated="7"/>
          <table:table-cell office:value-type="float" office:value="147.8985" calcext:value-type="float">
            <text:p>147.8985</text:p>
          </table:table-cell>
          <table:table-cell table:formula="of:=[.AW62]-[.AW63]" office:value-type="string" office:string-value="" calcext:value-type="error">
            <text:p>#VALUE!</text:p>
          </table:table-cell>
          <table:table-cell table:number-columns-repeated="5"/>
          <table:table-cell office:value-type="float" office:value="8.239" calcext:value-type="float">
            <text:p>8.239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63" calcext:value-type="float">
            <text:p>18.63</text:p>
          </table:table-cell>
          <table:table-cell office:value-type="float" office:value="-0.06604004" calcext:value-type="float">
            <text:p>-0.06604004</text:p>
          </table:table-cell>
          <table:table-cell office:value-type="float" office:value="0.1182861" calcext:value-type="float">
            <text:p>0.1182861</text:p>
          </table:table-cell>
          <table:table-cell office:value-type="float" office:value="-0.9741211" calcext:value-type="float">
            <text:p>-0.9741211</text:p>
          </table:table-cell>
          <table:table-cell table:number-columns-repeated="2"/>
          <table:table-cell office:value-type="float" office:value="13.993" calcext:value-type="float">
            <text:p>13.993</text:p>
          </table:table-cell>
          <table:table-cell office:value-type="float" office:value="6667.6" calcext:value-type="float">
            <text:p>6667.6</text:p>
          </table:table-cell>
          <table:table-cell office:value-type="float" office:value="6636" calcext:value-type="float">
            <text:p>6636</text:p>
          </table:table-cell>
          <table:table-cell office:value-type="float" office:value="6636.8" calcext:value-type="float">
            <text:p>6636.8</text:p>
          </table:table-cell>
          <table:table-cell office:value-type="float" office:value="6628.4" calcext:value-type="float">
            <text:p>6628.4</text:p>
          </table:table-cell>
          <table:table-cell/>
          <table:table-cell office:value-type="float" office:value="8.028" calcext:value-type="float">
            <text:p>8.028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2.76667" calcext:value-type="float">
            <text:p>32.76667</text:p>
          </table:table-cell>
          <table:table-cell table:number-columns-repeated="7"/>
          <table:table-cell office:value-type="float" office:value="1.162018" calcext:value-type="float">
            <text:p>1.162018</text:p>
          </table:table-cell>
          <table:table-cell table:formula="of:=[.AJ63]-[.AJ64]" office:value-type="float" office:value="-0.521637" calcext:value-type="float">
            <text:p>-0.521637</text:p>
          </table:table-cell>
          <table:table-cell table:number-columns-repeated="2"/>
          <table:table-cell office:value-type="float" office:value="123.3694" calcext:value-type="float">
            <text:p>123.3694</text:p>
          </table:table-cell>
          <table:table-cell table:formula="of:=[.AN63]-[.AN64]" office:value-type="float" office:value="0.349199999999996" calcext:value-type="float">
            <text:p>0.349199999999996</text:p>
          </table:table-cell>
          <table:table-cell table:number-columns-repeated="7"/>
          <table:table-cell office:value-type="string" calcext:value-type="string">
            <text:p>147.784.6297</text:p>
          </table:table-cell>
          <table:table-cell table:formula="of:=[.AW63]-[.AW64]" office:value-type="string" office:string-value="" calcext:value-type="error">
            <text:p>#VALUE!</text:p>
          </table:table-cell>
          <table:table-cell table:number-columns-repeated="5"/>
          <table:table-cell office:value-type="float" office:value="8.411" calcext:value-type="float">
            <text:p>8.411</text:p>
          </table:table-cell>
          <table:table-cell office:value-type="float" office:value="32.9" calcext:value-type="float">
            <text:p>32.9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734" calcext:value-type="float">
            <text:p>18.734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.02490234" calcext:value-type="float">
            <text:p>0.02490234</text:p>
          </table:table-cell>
          <table:table-cell office:value-type="float" office:value="-1.011841" calcext:value-type="float">
            <text:p>-1.011841</text:p>
          </table:table-cell>
          <table:table-cell table:number-columns-repeated="2"/>
          <table:table-cell office:value-type="float" office:value="14.096" calcext:value-type="float">
            <text:p>14.096</text:p>
          </table:table-cell>
          <table:table-cell office:value-type="float" office:value="6540.4" calcext:value-type="float">
            <text:p>6540.4</text:p>
          </table:table-cell>
          <table:table-cell office:value-type="float" office:value="6510" calcext:value-type="float">
            <text:p>6510</text:p>
          </table:table-cell>
          <table:table-cell office:value-type="float" office:value="6510.4" calcext:value-type="float">
            <text:p>6510.4</text:p>
          </table:table-cell>
          <table:table-cell office:value-type="float" office:value="6511.2" calcext:value-type="float">
            <text:p>6511.2</text:p>
          </table:table-cell>
          <table:table-cell/>
          <table:table-cell office:value-type="float" office:value="8.053" calcext:value-type="float">
            <text:p>8.05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46667" calcext:value-type="float">
            <text:p>32.46667</text:p>
          </table:table-cell>
          <table:table-cell table:number-columns-repeated="7"/>
          <table:table-cell office:value-type="float" office:value="1.683655" calcext:value-type="float">
            <text:p>1.683655</text:p>
          </table:table-cell>
          <table:table-cell table:formula="of:=[.AJ64]-[.AJ65]" office:value-type="float" office:value="-0.474289" calcext:value-type="float">
            <text:p>-0.474289</text:p>
          </table:table-cell>
          <table:table-cell table:number-columns-repeated="2"/>
          <table:table-cell office:value-type="float" office:value="123.0202" calcext:value-type="float">
            <text:p>123.0202</text:p>
          </table:table-cell>
          <table:table-cell table:formula="of:=[.AN64]-[.AN65]" office:value-type="float" office:value="0.465500000000006" calcext:value-type="float">
            <text:p>0.465500000000006</text:p>
          </table:table-cell>
          <table:table-cell table:number-columns-repeated="7"/>
          <table:table-cell office:value-type="float" office:value="124.3958" calcext:value-type="float">
            <text:p>124.3958</text:p>
          </table:table-cell>
          <table:table-cell table:formula="of:=[.AW64]-[.AW65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439" calcext:value-type="float">
            <text:p>8.439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8.985" calcext:value-type="float">
            <text:p>18.985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08129883" calcext:value-type="float">
            <text:p>0.08129883</text:p>
          </table:table-cell>
          <table:table-cell office:value-type="float" office:value="-1.020142" calcext:value-type="float">
            <text:p>-1.020142</text:p>
          </table:table-cell>
          <table:table-cell table:number-columns-repeated="2"/>
          <table:table-cell office:value-type="float" office:value="14.348" calcext:value-type="float">
            <text:p>14.348</text:p>
          </table:table-cell>
          <table:table-cell office:value-type="float" office:value="6236" calcext:value-type="float">
            <text:p>6236</text:p>
          </table:table-cell>
          <table:table-cell office:value-type="float" office:value="6203.6" calcext:value-type="float">
            <text:p>6203.6</text:p>
          </table:table-cell>
          <table:table-cell office:value-type="float" office:value="6204.4" calcext:value-type="float">
            <text:p>6204.4</text:p>
          </table:table-cell>
          <table:table-cell office:value-type="float" office:value="6204.8" calcext:value-type="float">
            <text:p>6204.8</text:p>
          </table:table-cell>
          <table:table-cell/>
          <table:table-cell office:value-type="float" office:value="8.076" calcext:value-type="float">
            <text:p>8.076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4.3" calcext:value-type="float">
            <text:p>34.3</text:p>
          </table:table-cell>
          <table:table-cell table:number-columns-repeated="7"/>
          <table:table-cell office:value-type="float" office:value="2.157944" calcext:value-type="float">
            <text:p>2.157944</text:p>
          </table:table-cell>
          <table:table-cell table:formula="of:=[.AJ65]-[.AJ66]" office:value-type="float" office:value="-0.422226" calcext:value-type="float">
            <text:p>-0.422226</text:p>
          </table:table-cell>
          <table:table-cell table:number-columns-repeated="2"/>
          <table:table-cell office:value-type="float" office:value="122.5547" calcext:value-type="float">
            <text:p>122.5547</text:p>
          </table:table-cell>
          <table:table-cell table:formula="of:=[.AN65]-[.AN66]" office:value-type="float" office:value="0.347899999999996" calcext:value-type="float">
            <text:p>0.347899999999996</text:p>
          </table:table-cell>
          <table:table-cell table:number-columns-repeated="7"/>
          <table:table-cell office:value-type="float" office:value="124.1634" calcext:value-type="float">
            <text:p>124.1634</text:p>
          </table:table-cell>
          <table:table-cell table:formula="of:=[.AW65]-[.AW66]" office:value-type="float" office:value="0.34859999999999" calcext:value-type="float">
            <text:p>0.34859999999999</text:p>
          </table:table-cell>
          <table:table-cell table:number-columns-repeated="5"/>
          <table:table-cell office:value-type="float" office:value="8.461" calcext:value-type="float">
            <text:p>8.461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091" calcext:value-type="float">
            <text:p>19.091</text:p>
          </table:table-cell>
          <table:table-cell office:value-type="float" office:value="-0.09179688" calcext:value-type="float">
            <text:p>-0.09179688</text:p>
          </table:table-cell>
          <table:table-cell office:value-type="float" office:value="0.1732178" calcext:value-type="float">
            <text:p>0.1732178</text:p>
          </table:table-cell>
          <table:table-cell office:value-type="float" office:value="-0.9885254" calcext:value-type="float">
            <text:p>-0.9885254</text:p>
          </table:table-cell>
          <table:table-cell table:number-columns-repeated="2"/>
          <table:table-cell office:value-type="float" office:value="14.451" calcext:value-type="float">
            <text:p>14.451</text:p>
          </table:table-cell>
          <table:table-cell office:value-type="float" office:value="6108" calcext:value-type="float">
            <text:p>6108</text:p>
          </table:table-cell>
          <table:table-cell office:value-type="float" office:value="6078" calcext:value-type="float">
            <text:p>6078</text:p>
          </table:table-cell>
          <table:table-cell office:value-type="float" office:value="6078.4" calcext:value-type="float">
            <text:p>6078.4</text:p>
          </table:table-cell>
          <table:table-cell office:value-type="float" office:value="6076.8" calcext:value-type="float">
            <text:p>6076.8</text:p>
          </table:table-cell>
          <table:table-cell/>
          <table:table-cell office:value-type="float" office:value="8.098" calcext:value-type="float">
            <text:p>8.098</text:p>
          </table:table-cell>
          <table:table-cell office:value-type="float" office:value="31.8" calcext:value-type="float">
            <text:p>31.8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2.58017" calcext:value-type="float">
            <text:p>2.58017</text:p>
          </table:table-cell>
          <table:table-cell table:formula="of:=[.AJ66]-[.AJ67]" office:value-type="float" office:value="-0.355377" calcext:value-type="float">
            <text:p>-0.355377</text:p>
          </table:table-cell>
          <table:table-cell table:number-columns-repeated="2"/>
          <table:table-cell office:value-type="float" office:value="122.2068" calcext:value-type="float">
            <text:p>122.2068</text:p>
          </table:table-cell>
          <table:table-cell table:formula="of:=[.AN66]-[.AN67]" office:value-type="float" office:value="0.347999999999999" calcext:value-type="float">
            <text:p>0.347999999999999</text:p>
          </table:table-cell>
          <table:table-cell table:number-columns-repeated="7"/>
          <table:table-cell office:value-type="float" office:value="123.8148" calcext:value-type="float">
            <text:p>123.8148</text:p>
          </table:table-cell>
          <table:table-cell table:formula="of:=[.AW66]-[.AW67]" office:value-type="float" office:value="0.348600000000005" calcext:value-type="float">
            <text:p>0.348600000000005</text:p>
          </table:table-cell>
          <table:table-cell table:number-columns-repeated="5"/>
          <table:table-cell office:value-type="float" office:value="8.483" calcext:value-type="float">
            <text:p>8.483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342" calcext:value-type="float">
            <text:p>19.342</text:p>
          </table:table-cell>
          <table:table-cell office:value-type="float" office:value="-0.02478027" calcext:value-type="float">
            <text:p>-0.02478027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0.9776611" calcext:value-type="float">
            <text:p>-0.9776611</text:p>
          </table:table-cell>
          <table:table-cell table:number-columns-repeated="2"/>
          <table:table-cell office:value-type="float" office:value="14.701" calcext:value-type="float">
            <text:p>14.701</text:p>
          </table:table-cell>
          <table:table-cell office:value-type="float" office:value="5802.4" calcext:value-type="float">
            <text:p>5802.4</text:p>
          </table:table-cell>
          <table:table-cell office:value-type="float" office:value="5777.6" calcext:value-type="float">
            <text:p>5777.6</text:p>
          </table:table-cell>
          <table:table-cell office:value-type="float" office:value="5778.4" calcext:value-type="float">
            <text:p>5778.4</text:p>
          </table:table-cell>
          <table:table-cell office:value-type="float" office:value="5778.8" calcext:value-type="float">
            <text:p>5778.8</text:p>
          </table:table-cell>
          <table:table-cell/>
          <table:table-cell office:value-type="float" office:value="8.122" calcext:value-type="float">
            <text:p>8.122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3.86667" calcext:value-type="float">
            <text:p>33.86667</text:p>
          </table:table-cell>
          <table:table-cell table:number-columns-repeated="7"/>
          <table:table-cell office:value-type="float" office:value="2.935547" calcext:value-type="float">
            <text:p>2.935547</text:p>
          </table:table-cell>
          <table:table-cell table:formula="of:=[.AJ67]-[.AJ68]" office:value-type="float" office:value="-0.296387" calcext:value-type="float">
            <text:p>-0.296387</text:p>
          </table:table-cell>
          <table:table-cell table:number-columns-repeated="2"/>
          <table:table-cell office:value-type="float" office:value="121.8588" calcext:value-type="float">
            <text:p>121.8588</text:p>
          </table:table-cell>
          <table:table-cell table:formula="of:=[.AN67]-[.AN68]" office:value-type="float" office:value="0.347899999999996" calcext:value-type="float">
            <text:p>0.347899999999996</text:p>
          </table:table-cell>
          <table:table-cell table:number-columns-repeated="7"/>
          <table:table-cell office:value-type="float" office:value="123.4662" calcext:value-type="float">
            <text:p>123.4662</text:p>
          </table:table-cell>
          <table:table-cell table:formula="of:=[.AW67]-[.AW68]" office:value-type="float" office:value="0.348699999999994" calcext:value-type="float">
            <text:p>0.348699999999994</text:p>
          </table:table-cell>
          <table:table-cell table:number-columns-repeated="5"/>
          <table:table-cell office:value-type="float" office:value="8.505" calcext:value-type="float">
            <text:p>8.505</text:p>
          </table:table-cell>
          <table:table-cell office:value-type="float" office:value="32.5" calcext:value-type="float">
            <text:p>32.5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446" calcext:value-type="float">
            <text:p>19.446</text:p>
          </table:table-cell>
          <table:table-cell office:value-type="float" office:value="-0.01708984" calcext:value-type="float">
            <text:p>-0.01708984</text:p>
          </table:table-cell>
          <table:table-cell office:value-type="float" office:value="0.1086426" calcext:value-type="float">
            <text:p>0.1086426</text:p>
          </table:table-cell>
          <table:table-cell office:value-type="float" office:value="-0.9418945" calcext:value-type="float">
            <text:p>-0.9418945</text:p>
          </table:table-cell>
          <table:table-cell table:number-columns-repeated="2"/>
          <table:table-cell office:value-type="float" office:value="14.803" calcext:value-type="float">
            <text:p>14.803</text:p>
          </table:table-cell>
          <table:table-cell office:value-type="float" office:value="5688" calcext:value-type="float">
            <text:p>5688</text:p>
          </table:table-cell>
          <table:table-cell office:value-type="float" office:value="5663.2" calcext:value-type="float">
            <text:p>5663.2</text:p>
          </table:table-cell>
          <table:table-cell office:value-type="float" office:value="5664" calcext:value-type="float">
            <text:p>5664</text:p>
          </table:table-cell>
          <table:table-cell office:value-type="float" office:value="5661.2" calcext:value-type="float">
            <text:p>5661.2</text:p>
          </table:table-cell>
          <table:table-cell/>
          <table:table-cell office:value-type="float" office:value="8.144" calcext:value-type="float">
            <text:p>8.144</text:p>
          </table:table-cell>
          <table:table-cell office:value-type="float" office:value="31.6" calcext:value-type="float">
            <text:p>31.6</text:p>
          </table:table-cell>
          <table:table-cell office:value-type="float" office:value="33.06667" calcext:value-type="float">
            <text:p>33.06667</text:p>
          </table:table-cell>
          <table:table-cell table:number-columns-repeated="7"/>
          <table:table-cell office:value-type="float" office:value="3.231934" calcext:value-type="float">
            <text:p>3.231934</text:p>
          </table:table-cell>
          <table:table-cell table:formula="of:=[.AJ68]-[.AJ69]" office:value-type="float" office:value="-0.201568" calcext:value-type="float">
            <text:p>-0.201568</text:p>
          </table:table-cell>
          <table:table-cell table:number-columns-repeated="2"/>
          <table:table-cell office:value-type="float" office:value="121.5109" calcext:value-type="float">
            <text:p>121.5109</text:p>
          </table:table-cell>
          <table:table-cell table:formula="of:=[.AN68]-[.AN69]" office:value-type="float" office:value="0.23190000000001" calcext:value-type="float">
            <text:p>0.23190000000001</text:p>
          </table:table-cell>
          <table:table-cell table:number-columns-repeated="7"/>
          <table:table-cell office:value-type="float" office:value="123.1175" calcext:value-type="float">
            <text:p>123.1175</text:p>
          </table:table-cell>
          <table:table-cell table:formula="of:=[.AW68]-[.AW69]" office:value-type="float" office:value="0.232300000000009" calcext:value-type="float">
            <text:p>0.232300000000009</text:p>
          </table:table-cell>
          <table:table-cell table:number-columns-repeated="5"/>
          <table:table-cell office:value-type="float" office:value="8.527" calcext:value-type="float">
            <text:p>8.527</text:p>
          </table:table-cell>
          <table:table-cell office:value-type="float" office:value="31.2" calcext:value-type="float">
            <text:p>31.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697" calcext:value-type="float">
            <text:p>19.697</text:p>
          </table:table-cell>
          <table:table-cell office:value-type="float" office:value="-0.02062988" calcext:value-type="float">
            <text:p>-0.02062988</text:p>
          </table:table-cell>
          <table:table-cell office:value-type="float" office:value="0.0892334" calcext:value-type="float">
            <text:p>0.0892334</text:p>
          </table:table-cell>
          <table:table-cell office:value-type="float" office:value="-0.9995117" calcext:value-type="float">
            <text:p>-0.9995117</text:p>
          </table:table-cell>
          <table:table-cell table:number-columns-repeated="2"/>
          <table:table-cell office:value-type="float" office:value="15.056" calcext:value-type="float">
            <text:p>15.056</text:p>
          </table:table-cell>
          <table:table-cell office:value-type="float" office:value="5376.4" calcext:value-type="float">
            <text:p>5376.4</text:p>
          </table:table-cell>
          <table:table-cell office:value-type="float" office:value="5351.6" calcext:value-type="float">
            <text:p>5351.6</text:p>
          </table:table-cell>
          <table:table-cell office:value-type="float" office:value="5352" calcext:value-type="float">
            <text:p>5352</text:p>
          </table:table-cell>
          <table:table-cell office:value-type="float" office:value="5350.4" calcext:value-type="float">
            <text:p>5350.4</text:p>
          </table:table-cell>
          <table:table-cell/>
          <table:table-cell office:value-type="float" office:value="8.166" calcext:value-type="float">
            <text:p>8.166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3.433502" calcext:value-type="float">
            <text:p>3.433502</text:p>
          </table:table-cell>
          <table:table-cell table:formula="of:=[.AJ69]-[.AJ70]" office:value-type="float" office:value="0.00570699999999968" calcext:value-type="float">
            <text:p>0.00570699999999968</text:p>
          </table:table-cell>
          <table:table-cell table:number-columns-repeated="2"/>
          <table:table-cell office:value-type="float" office:value="121.279" calcext:value-type="float">
            <text:p>121.279</text:p>
          </table:table-cell>
          <table:table-cell table:formula="of:=[.AN69]-[.AN70]" office:value-type="float" office:value="-1415809.721" calcext:value-type="float">
            <text:p>-1415809.721</text:p>
          </table:table-cell>
          <table:table-cell table:number-columns-repeated="7"/>
          <table:table-cell office:value-type="float" office:value="122.8852" calcext:value-type="float">
            <text:p>122.8852</text:p>
          </table:table-cell>
          <table:table-cell table:formula="of:=[.AW69]-[.AW70]" office:value-type="float" office:value="0.232500000000002" calcext:value-type="float">
            <text:p>0.232500000000002</text:p>
          </table:table-cell>
          <table:table-cell table:number-columns-repeated="5"/>
          <table:table-cell office:value-type="float" office:value="8.549" calcext:value-type="float">
            <text:p>8.549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9.8" calcext:value-type="float">
            <text:p>19.8</text:p>
          </table:table-cell>
          <table:table-cell office:value-type="float" office:value="-0.01428223" calcext:value-type="float">
            <text:p>-0.01428223</text:p>
          </table:table-cell>
          <table:table-cell office:value-type="float" office:value="0.0880127" calcext:value-type="float">
            <text:p>0.0880127</text:p>
          </table:table-cell>
          <table:table-cell office:value-type="float" office:value="-0.9790039" calcext:value-type="float">
            <text:p>-0.9790039</text:p>
          </table:table-cell>
          <table:table-cell table:number-columns-repeated="2"/>
          <table:table-cell office:value-type="float" office:value="15.158" calcext:value-type="float">
            <text:p>15.158</text:p>
          </table:table-cell>
          <table:table-cell office:value-type="float" office:value="5262.8" calcext:value-type="float">
            <text:p>5262.8</text:p>
          </table:table-cell>
          <table:table-cell office:value-type="float" office:value="5237.2" calcext:value-type="float">
            <text:p>5237.2</text:p>
          </table:table-cell>
          <table:table-cell office:value-type="float" office:value="5238.4" calcext:value-type="float">
            <text:p>5238.4</text:p>
          </table:table-cell>
          <table:table-cell office:value-type="float" office:value="5235.6" calcext:value-type="float">
            <text:p>5235.6</text:p>
          </table:table-cell>
          <table:table-cell/>
          <table:table-cell office:value-type="float" office:value="8.189" calcext:value-type="float">
            <text:p>8.189</text:p>
          </table:table-cell>
          <table:table-cell office:value-type="float" office:value="31.5" calcext:value-type="float">
            <text:p>31.5</text:p>
          </table:table-cell>
          <table:table-cell office:value-type="float" office:value="32.83333" calcext:value-type="float">
            <text:p>32.83333</text:p>
          </table:table-cell>
          <table:table-cell table:number-columns-repeated="7"/>
          <table:table-cell office:value-type="float" office:value="3.427795" calcext:value-type="float">
            <text:p>3.427795</text:p>
          </table:table-cell>
          <table:table-cell table:formula="of:=[.AJ70]-[.AJ71]" office:value-type="float" office:value="0.069534" calcext:value-type="float">
            <text:p>0.069534</text:p>
          </table:table-cell>
          <table:table-cell table:number-columns-repeated="2"/>
          <table:table-cell office:value-type="float" office:value="1415931" calcext:value-type="float">
            <text:p>1415931</text:p>
          </table:table-cell>
          <table:table-cell table:formula="of:=[.AN70]-[.AN71]" office:value-type="float" office:value="1415826.197" calcext:value-type="float">
            <text:p>1415826.197</text:p>
          </table:table-cell>
          <table:table-cell table:number-columns-repeated="7"/>
          <table:table-cell office:value-type="float" office:value="122.6527" calcext:value-type="float">
            <text:p>122.6527</text:p>
          </table:table-cell>
          <table:table-cell table:formula="of:=[.AW70]-[.AW71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572" calcext:value-type="float">
            <text:p>8.572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053" calcext:value-type="float">
            <text:p>20.053</text:p>
          </table:table-cell>
          <table:table-cell office:value-type="float" office:value="-0.0324707" calcext:value-type="float">
            <text:p>-0.0324707</text:p>
          </table:table-cell>
          <table:table-cell office:value-type="float" office:value="0.1164551" calcext:value-type="float">
            <text:p>0.1164551</text:p>
          </table:table-cell>
          <table:table-cell office:value-type="float" office:value="-0.9665527" calcext:value-type="float">
            <text:p>-0.9665527</text:p>
          </table:table-cell>
          <table:table-cell table:number-columns-repeated="2"/>
          <table:table-cell office:value-type="float" office:value="15.411" calcext:value-type="float">
            <text:p>15.411</text:p>
          </table:table-cell>
          <table:table-cell office:value-type="float" office:value="4956.4" calcext:value-type="float">
            <text:p>4956.4</text:p>
          </table:table-cell>
          <table:table-cell office:value-type="float" office:value="4931.2" calcext:value-type="float">
            <text:p>4931.2</text:p>
          </table:table-cell>
          <table:table-cell office:value-type="float" office:value="4932" calcext:value-type="float">
            <text:p>4932</text:p>
          </table:table-cell>
          <table:table-cell office:value-type="float" office:value="4929.2" calcext:value-type="float">
            <text:p>4929.2</text:p>
          </table:table-cell>
          <table:table-cell/>
          <table:table-cell office:value-type="float" office:value="8.211" calcext:value-type="float">
            <text:p>8.211</text:p>
          </table:table-cell>
          <table:table-cell office:value-type="float" office:value="30.73334" calcext:value-type="float">
            <text:p>30.73334</text:p>
          </table:table-cell>
          <table:table-cell office:value-type="float" office:value="31.8" calcext:value-type="float">
            <text:p>31.8</text:p>
          </table:table-cell>
          <table:table-cell table:number-columns-repeated="7"/>
          <table:table-cell office:value-type="float" office:value="3.358261" calcext:value-type="float">
            <text:p>3.358261</text:p>
          </table:table-cell>
          <table:table-cell table:formula="of:=[.AJ71]-[.AJ72]" office:value-type="float" office:value="0.119247" calcext:value-type="float">
            <text:p>0.119247</text:p>
          </table:table-cell>
          <table:table-cell table:number-columns-repeated="2"/>
          <table:table-cell office:value-type="float" office:value="104.803" calcext:value-type="float">
            <text:p>104.803</text:p>
          </table:table-cell>
          <table:table-cell table:formula="of:=[.AN71]-[.AN72]" office:value-type="float" office:value="0.3386" calcext:value-type="float">
            <text:p>0.3386</text:p>
          </table:table-cell>
          <table:table-cell table:number-columns-repeated="7"/>
          <table:table-cell office:value-type="float" office:value="122.4203" calcext:value-type="float">
            <text:p>122.4203</text:p>
          </table:table-cell>
          <table:table-cell table:formula="of:=[.AW71]-[.AW72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594" calcext:value-type="float">
            <text:p>8.594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157" calcext:value-type="float">
            <text:p>20.157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0.9742432" calcext:value-type="float">
            <text:p>-0.9742432</text:p>
          </table:table-cell>
          <table:table-cell table:number-columns-repeated="2"/>
          <table:table-cell office:value-type="float" office:value="15.521" calcext:value-type="float">
            <text:p>15.521</text:p>
          </table:table-cell>
          <table:table-cell office:value-type="float" office:value="4820" calcext:value-type="float">
            <text:p>4820</text:p>
          </table:table-cell>
          <table:table-cell office:value-type="float" office:value="4799.2" calcext:value-type="float">
            <text:p>4799.2</text:p>
          </table:table-cell>
          <table:table-cell office:value-type="float" office:value="4800.8" calcext:value-type="float">
            <text:p>4800.8</text:p>
          </table:table-cell>
          <table:table-cell office:value-type="float" office:value="4798.8" calcext:value-type="float">
            <text:p>4798.8</text:p>
          </table:table-cell>
          <table:table-cell/>
          <table:table-cell office:value-type="float" office:value="8.386" calcext:value-type="float">
            <text:p>8.386</text:p>
          </table:table-cell>
          <table:table-cell office:value-type="float" office:value="32.7" calcext:value-type="float">
            <text:p>32.7</text:p>
          </table:table-cell>
          <table:table-cell office:value-type="float" office:value="33.46667" calcext:value-type="float">
            <text:p>33.46667</text:p>
          </table:table-cell>
          <table:table-cell table:number-columns-repeated="7"/>
          <table:table-cell office:value-type="float" office:value="3.239014" calcext:value-type="float">
            <text:p>3.239014</text:p>
          </table:table-cell>
          <table:table-cell table:formula="of:=[.AJ72]-[.AJ73]" office:value-type="float" office:value="0.163254" calcext:value-type="float">
            <text:p>0.163254</text:p>
          </table:table-cell>
          <table:table-cell table:number-columns-repeated="2"/>
          <table:table-cell office:value-type="float" office:value="104.4644" calcext:value-type="float">
            <text:p>104.4644</text:p>
          </table:table-cell>
          <table:table-cell table:formula="of:=[.AN72]-[.AN73]" office:value-type="float" office:value="0.3386" calcext:value-type="float">
            <text:p>0.3386</text:p>
          </table:table-cell>
          <table:table-cell table:number-columns-repeated="7"/>
          <table:table-cell office:value-type="float" office:value="122.1879" calcext:value-type="float">
            <text:p>122.1879</text:p>
          </table:table-cell>
          <table:table-cell table:formula="of:=[.AW72]-[.AW73]" office:value-type="float" office:value="0.232399999999998" calcext:value-type="float">
            <text:p>0.232399999999998</text:p>
          </table:table-cell>
          <table:table-cell table:number-columns-repeated="5"/>
          <table:table-cell office:value-type="float" office:value="8.769" calcext:value-type="float">
            <text:p>8.769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408" calcext:value-type="float">
            <text:p>20.408</text:p>
          </table:table-cell>
          <table:table-cell office:value-type="float" office:value="-0.04138184" calcext:value-type="float">
            <text:p>-0.04138184</text:p>
          </table:table-cell>
          <table:table-cell office:value-type="float" office:value="0.09313965" calcext:value-type="float">
            <text:p>0.09313965</text:p>
          </table:table-cell>
          <table:table-cell office:value-type="float" office:value="-0.9759521" calcext:value-type="float">
            <text:p>-0.9759521</text:p>
          </table:table-cell>
          <table:table-cell table:number-columns-repeated="2"/>
          <table:table-cell office:value-type="float" office:value="15.771" calcext:value-type="float">
            <text:p>15.771</text:p>
          </table:table-cell>
          <table:table-cell office:value-type="float" office:value="4518.8" calcext:value-type="float">
            <text:p>4518.8</text:p>
          </table:table-cell>
          <table:table-cell office:value-type="float" office:value="4499.6" calcext:value-type="float">
            <text:p>4499.6</text:p>
          </table:table-cell>
          <table:table-cell office:value-type="float" office:value="4494.4" calcext:value-type="float">
            <text:p>4494.4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float" office:value="8.409" calcext:value-type="float">
            <text:p>8.409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3.13334" calcext:value-type="float">
            <text:p>33.13334</text:p>
          </table:table-cell>
          <table:table-cell table:number-columns-repeated="7"/>
          <table:table-cell office:value-type="float" office:value="3.07576" calcext:value-type="float">
            <text:p>3.07576</text:p>
          </table:table-cell>
          <table:table-cell table:formula="of:=[.AJ73]-[.AJ74]" office:value-type="float" office:value="0.186417" calcext:value-type="float">
            <text:p>0.186417</text:p>
          </table:table-cell>
          <table:table-cell table:number-columns-repeated="2"/>
          <table:table-cell office:value-type="float" office:value="104.1258" calcext:value-type="float">
            <text:p>104.1258</text:p>
          </table:table-cell>
          <table:table-cell table:formula="of:=[.AN73]-[.AN74]" office:value-type="float" office:value="0.338499999999996" calcext:value-type="float">
            <text:p>0.338499999999996</text:p>
          </table:table-cell>
          <table:table-cell table:number-columns-repeated="7"/>
          <table:table-cell office:value-type="float" office:value="121.9555" calcext:value-type="float">
            <text:p>121.9555</text:p>
          </table:table-cell>
          <table:table-cell table:formula="of:=[.AW73]-[.AW74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" calcext:value-type="float">
            <text:p>8.8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513" calcext:value-type="float">
            <text:p>20.513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0.9958496" calcext:value-type="float">
            <text:p>-0.9958496</text:p>
          </table:table-cell>
          <table:table-cell table:number-columns-repeated="2"/>
          <table:table-cell office:value-type="float" office:value="15.872" calcext:value-type="float">
            <text:p>15.872</text:p>
          </table:table-cell>
          <table:table-cell office:value-type="float" office:value="4399.2" calcext:value-type="float">
            <text:p>4399.2</text:p>
          </table:table-cell>
          <table:table-cell office:value-type="float" office:value="4380" calcext:value-type="float">
            <text:p>4380</text:p>
          </table:table-cell>
          <table:table-cell office:value-type="float" office:value="4374.4" calcext:value-type="float">
            <text:p>4374.4</text:p>
          </table:table-cell>
          <table:table-cell office:value-type="float" office:value="4380.8" calcext:value-type="float">
            <text:p>4380.8</text:p>
          </table:table-cell>
          <table:table-cell/>
          <table:table-cell office:value-type="float" office:value="8.431" calcext:value-type="float">
            <text:p>8.431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3.03333" calcext:value-type="float">
            <text:p>33.03333</text:p>
          </table:table-cell>
          <table:table-cell table:number-columns-repeated="7"/>
          <table:table-cell office:value-type="float" office:value="2.889343" calcext:value-type="float">
            <text:p>2.889343</text:p>
          </table:table-cell>
          <table:table-cell table:formula="of:=[.AJ74]-[.AJ75]" office:value-type="float" office:value="0.189438" calcext:value-type="float">
            <text:p>0.189438</text:p>
          </table:table-cell>
          <table:table-cell table:number-columns-repeated="2"/>
          <table:table-cell office:value-type="float" office:value="103.7873" calcext:value-type="float">
            <text:p>103.7873</text:p>
          </table:table-cell>
          <table:table-cell table:formula="of:=[.AN74]-[.AN75]" office:value-type="float" office:value="0.338499999999996" calcext:value-type="float">
            <text:p>0.338499999999996</text:p>
          </table:table-cell>
          <table:table-cell table:number-columns-repeated="7"/>
          <table:table-cell office:value-type="float" office:value="121.7244" calcext:value-type="float">
            <text:p>121.7244</text:p>
          </table:table-cell>
          <table:table-cell table:formula="of:=[.AW74]-[.AW75]" office:value-type="float" office:value="0.231000000000009" calcext:value-type="float">
            <text:p>0.231000000000009</text:p>
          </table:table-cell>
          <table:table-cell table:number-columns-repeated="5"/>
          <table:table-cell office:value-type="float" office:value="8.822" calcext:value-type="float">
            <text:p>8.822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764" calcext:value-type="float">
            <text:p>20.764</text:p>
          </table:table-cell>
          <table:table-cell office:value-type="float" office:value="-0.05712891" calcext:value-type="float">
            <text:p>-0.05712891</text:p>
          </table:table-cell>
          <table:table-cell office:value-type="float" office:value="0.0847168" calcext:value-type="float">
            <text:p>0.0847168</text:p>
          </table:table-cell>
          <table:table-cell office:value-type="float" office:value="-1.029541" calcext:value-type="float">
            <text:p>-1.029541</text:p>
          </table:table-cell>
          <table:table-cell table:number-columns-repeated="2"/>
          <table:table-cell office:value-type="float" office:value="16.123" calcext:value-type="float">
            <text:p>16.123</text:p>
          </table:table-cell>
          <table:table-cell office:value-type="float" office:value="4094" calcext:value-type="float">
            <text:p>4094</text:p>
          </table:table-cell>
          <table:table-cell office:value-type="float" office:value="4073.6" calcext:value-type="float">
            <text:p>4073.6</text:p>
          </table:table-cell>
          <table:table-cell office:value-type="float" office:value="4068.4" calcext:value-type="float">
            <text:p>4068.4</text:p>
          </table:table-cell>
          <table:table-cell office:value-type="float" office:value="4073.2" calcext:value-type="float">
            <text:p>4073.2</text:p>
          </table:table-cell>
          <table:table-cell/>
          <table:table-cell office:value-type="float" office:value="8.454" calcext:value-type="float">
            <text:p>8.454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86667" calcext:value-type="float">
            <text:p>32.86667</text:p>
          </table:table-cell>
          <table:table-cell table:number-columns-repeated="7"/>
          <table:table-cell office:value-type="float" office:value="2.699905" calcext:value-type="float">
            <text:p>2.699905</text:p>
          </table:table-cell>
          <table:table-cell table:formula="of:=[.AJ75]-[.AJ76]" office:value-type="float" office:value="0.192138" calcext:value-type="float">
            <text:p>0.192138</text:p>
          </table:table-cell>
          <table:table-cell table:number-columns-repeated="2"/>
          <table:table-cell office:value-type="float" office:value="103.4488" calcext:value-type="float">
            <text:p>103.4488</text:p>
          </table:table-cell>
          <table:table-cell table:formula="of:=[.AN75]-[.AN76]" office:value-type="float" office:value="0.33850000000001" calcext:value-type="float">
            <text:p>0.33850000000001</text:p>
          </table:table-cell>
          <table:table-cell table:number-columns-repeated="7"/>
          <table:table-cell office:value-type="float" office:value="121.4934" calcext:value-type="float">
            <text:p>121.4934</text:p>
          </table:table-cell>
          <table:table-cell table:formula="of:=[.AW75]-[.AW76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45" calcext:value-type="float">
            <text:p>8.845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0.868" calcext:value-type="float">
            <text:p>20.868</text:p>
          </table:table-cell>
          <table:table-cell office:value-type="float" office:value="-0.02978516" calcext:value-type="float">
            <text:p>-0.02978516</text:p>
          </table:table-cell>
          <table:table-cell office:value-type="float" office:value="0.1204834" calcext:value-type="float">
            <text:p>0.1204834</text:p>
          </table:table-cell>
          <table:table-cell office:value-type="float" office:value="-1.000244" calcext:value-type="float">
            <text:p>-1.000244</text:p>
          </table:table-cell>
          <table:table-cell table:number-columns-repeated="2"/>
          <table:table-cell office:value-type="float" office:value="16.228" calcext:value-type="float">
            <text:p>16.228</text:p>
          </table:table-cell>
          <table:table-cell office:value-type="float" office:value="3960" calcext:value-type="float">
            <text:p>3960</text:p>
          </table:table-cell>
          <table:table-cell office:value-type="float" office:value="3947.6" calcext:value-type="float">
            <text:p>3947.6</text:p>
          </table:table-cell>
          <table:table-cell office:value-type="float" office:value="3942.4" calcext:value-type="float">
            <text:p>3942.4</text:p>
          </table:table-cell>
          <table:table-cell office:value-type="float" office:value="3947.6" calcext:value-type="float">
            <text:p>3947.6</text:p>
          </table:table-cell>
          <table:table-cell/>
          <table:table-cell office:value-type="float" office:value="8.477" calcext:value-type="float">
            <text:p>8.477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3.8" calcext:value-type="float">
            <text:p>33.8</text:p>
          </table:table-cell>
          <table:table-cell table:number-columns-repeated="7"/>
          <table:table-cell office:value-type="float" office:value="2.507767" calcext:value-type="float">
            <text:p>2.507767</text:p>
          </table:table-cell>
          <table:table-cell table:formula="of:=[.AJ76]-[.AJ77]" office:value-type="float" office:value="0.21315" calcext:value-type="float">
            <text:p>0.21315</text:p>
          </table:table-cell>
          <table:table-cell table:number-columns-repeated="2"/>
          <table:table-cell office:value-type="float" office:value="103.1103" calcext:value-type="float">
            <text:p>103.1103</text:p>
          </table:table-cell>
          <table:table-cell table:formula="of:=[.AN76]-[.AN77]" office:value-type="float" office:value="0.3386" calcext:value-type="float">
            <text:p>0.3386</text:p>
          </table:table-cell>
          <table:table-cell table:number-columns-repeated="7"/>
          <table:table-cell office:value-type="float" office:value="121.2623" calcext:value-type="float">
            <text:p>121.2623</text:p>
          </table:table-cell>
          <table:table-cell table:formula="of:=[.AW76]-[.AW77]" office:value-type="float" office:value="0.231099999999998" calcext:value-type="float">
            <text:p>0.231099999999998</text:p>
          </table:table-cell>
          <table:table-cell table:number-columns-repeated="5"/>
          <table:table-cell office:value-type="float" office:value="8.867" calcext:value-type="float">
            <text:p>8.867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119" calcext:value-type="float">
            <text:p>21.119</text:p>
          </table:table-cell>
          <table:table-cell office:value-type="float" office:value="0.04064941" calcext:value-type="float">
            <text:p>0.04064941</text:p>
          </table:table-cell>
          <table:table-cell office:value-type="float" office:value="-0.002441406" calcext:value-type="float">
            <text:p>-0.002441406</text:p>
          </table:table-cell>
          <table:table-cell office:value-type="float" office:value="-0.9615479" calcext:value-type="float">
            <text:p>-0.9615479</text:p>
          </table:table-cell>
          <table:table-cell table:number-columns-repeated="2"/>
          <table:table-cell office:value-type="float" office:value="16.481" calcext:value-type="float">
            <text:p>16.481</text:p>
          </table:table-cell>
          <table:table-cell office:value-type="float" office:value="3660.8" calcext:value-type="float">
            <text:p>3660.8</text:p>
          </table:table-cell>
          <table:table-cell office:value-type="float" office:value="3648" calcext:value-type="float">
            <text:p>3648</text:p>
          </table:table-cell>
          <table:table-cell office:value-type="float" office:value="3642.4" calcext:value-type="float">
            <text:p>3642.4</text:p>
          </table:table-cell>
          <table:table-cell office:value-type="float" office:value="3642.8" calcext:value-type="float">
            <text:p>3642.8</text:p>
          </table:table-cell>
          <table:table-cell/>
          <table:table-cell office:value-type="float" office:value="8.499" calcext:value-type="float">
            <text:p>8.499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9" calcext:value-type="float">
            <text:p>32.9</text:p>
          </table:table-cell>
          <table:table-cell table:number-columns-repeated="7"/>
          <table:table-cell office:value-type="float" office:value="2.294617" calcext:value-type="float">
            <text:p>2.294617</text:p>
          </table:table-cell>
          <table:table-cell table:formula="of:=[.AJ77]-[.AJ78]" office:value-type="float" office:value="0.218781" calcext:value-type="float">
            <text:p>0.218781</text:p>
          </table:table-cell>
          <table:table-cell table:number-columns-repeated="2"/>
          <table:table-cell office:value-type="float" office:value="102.7717" calcext:value-type="float">
            <text:p>102.7717</text:p>
          </table:table-cell>
          <table:table-cell table:formula="of:=[.AN77]-[.AN78]" office:value-type="float" office:value="0.2256" calcext:value-type="float">
            <text:p>0.2256</text:p>
          </table:table-cell>
          <table:table-cell table:number-columns-repeated="7"/>
          <table:table-cell office:value-type="float" office:value="121.0312" calcext:value-type="float">
            <text:p>121.0312</text:p>
          </table:table-cell>
          <table:table-cell table:formula="of:=[.AW77]-[.AW78]" office:value-type="float" office:value="0.230999999999995" calcext:value-type="float">
            <text:p>0.230999999999995</text:p>
          </table:table-cell>
          <table:table-cell table:number-columns-repeated="5"/>
          <table:table-cell office:value-type="float" office:value="8.889" calcext:value-type="float">
            <text:p>8.889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223" calcext:value-type="float">
            <text:p>21.223</text:p>
          </table:table-cell>
          <table:table-cell office:value-type="float" office:value="-0.01989746" calcext:value-type="float">
            <text:p>-0.01989746</text:p>
          </table:table-cell>
          <table:table-cell office:value-type="float" office:value="0.09069824" calcext:value-type="float">
            <text:p>0.09069824</text:p>
          </table:table-cell>
          <table:table-cell office:value-type="float" office:value="-0.9991455" calcext:value-type="float">
            <text:p>-0.9991455</text:p>
          </table:table-cell>
          <table:table-cell table:number-columns-repeated="2"/>
          <table:table-cell office:value-type="float" office:value="16.583" calcext:value-type="float">
            <text:p>16.583</text:p>
          </table:table-cell>
          <table:table-cell office:value-type="float" office:value="3540" calcext:value-type="float">
            <text:p>3540</text:p>
          </table:table-cell>
          <table:table-cell office:value-type="float" office:value="3521.6" calcext:value-type="float">
            <text:p>3521.6</text:p>
          </table:table-cell>
          <table:table-cell office:value-type="float" office:value="3522.4" calcext:value-type="float">
            <text:p>3522.4</text:p>
          </table:table-cell>
          <table:table-cell office:value-type="float" office:value="3519.2" calcext:value-type="float">
            <text:p>3519.2</text:p>
          </table:table-cell>
          <table:table-cell/>
          <table:table-cell office:value-type="float" office:value="8.521" calcext:value-type="float">
            <text:p>8.521</text:p>
          </table:table-cell>
          <table:table-cell office:value-type="float" office:value="31.4" calcext:value-type="float">
            <text:p>31.4</text:p>
          </table:table-cell>
          <table:table-cell office:value-type="float" office:value="32.2" calcext:value-type="float">
            <text:p>32.2</text:p>
          </table:table-cell>
          <table:table-cell table:number-columns-repeated="7"/>
          <table:table-cell office:value-type="float" office:value="2.075836" calcext:value-type="float">
            <text:p>2.075836</text:p>
          </table:table-cell>
          <table:table-cell table:formula="of:=[.AJ78]-[.AJ79]" office:value-type="float" office:value="0.198852" calcext:value-type="float">
            <text:p>0.198852</text:p>
          </table:table-cell>
          <table:table-cell table:number-columns-repeated="2"/>
          <table:table-cell office:value-type="float" office:value="102.5461" calcext:value-type="float">
            <text:p>102.5461</text:p>
          </table:table-cell>
          <table:table-cell table:formula="of:=[.AN78]-[.AN79]" office:value-type="float" office:value="0.33829999999999" calcext:value-type="float">
            <text:p>0.33829999999999</text:p>
          </table:table-cell>
          <table:table-cell table:number-columns-repeated="7"/>
          <table:table-cell office:value-type="float" office:value="120.8002" calcext:value-type="float">
            <text:p>120.8002</text:p>
          </table:table-cell>
          <table:table-cell table:formula="of:=[.AW78]-[.AW79]" office:value-type="float" office:value="0.115600000000001" calcext:value-type="float">
            <text:p>0.115600000000001</text:p>
          </table:table-cell>
          <table:table-cell table:number-columns-repeated="5"/>
          <table:table-cell office:value-type="float" office:value="8.916" calcext:value-type="float">
            <text:p>8.916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475" calcext:value-type="float">
            <text:p>21.475</text:p>
          </table:table-cell>
          <table:table-cell office:value-type="float" office:value="-0.02844238" calcext:value-type="float">
            <text:p>-0.02844238</text:p>
          </table:table-cell>
          <table:table-cell office:value-type="float" office:value="0.08789063" calcext:value-type="float">
            <text:p>0.08789063</text:p>
          </table:table-cell>
          <table:table-cell office:value-type="float" office:value="-0.9875488" calcext:value-type="float">
            <text:p>-0.9875488</text:p>
          </table:table-cell>
          <table:table-cell table:number-columns-repeated="2"/>
          <table:table-cell office:value-type="float" office:value="16.833" calcext:value-type="float">
            <text:p>16.833</text:p>
          </table:table-cell>
          <table:table-cell office:value-type="float" office:value="3234" calcext:value-type="float">
            <text:p>3234</text:p>
          </table:table-cell>
          <table:table-cell office:value-type="float" office:value="3221.6" calcext:value-type="float">
            <text:p>3221.6</text:p>
          </table:table-cell>
          <table:table-cell office:value-type="float" office:value="3216.4" calcext:value-type="float">
            <text:p>3216.4</text:p>
          </table:table-cell>
          <table:table-cell office:value-type="float" office:value="3221.2" calcext:value-type="float">
            <text:p>3221.2</text:p>
          </table:table-cell>
          <table:table-cell/>
          <table:table-cell office:value-type="float" office:value="8.543" calcext:value-type="float">
            <text:p>8.543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4.23333" calcext:value-type="float">
            <text:p>34.23333</text:p>
          </table:table-cell>
          <table:table-cell table:number-columns-repeated="7"/>
          <table:table-cell office:value-type="float" office:value="1.876984" calcext:value-type="float">
            <text:p>1.876984</text:p>
          </table:table-cell>
          <table:table-cell table:formula="of:=[.AJ79]-[.AJ80]" office:value-type="float" office:value="0.197175" calcext:value-type="float">
            <text:p>0.197175</text:p>
          </table:table-cell>
          <table:table-cell table:number-columns-repeated="2"/>
          <table:table-cell office:value-type="float" office:value="102.2078" calcext:value-type="float">
            <text:p>102.2078</text:p>
          </table:table-cell>
          <table:table-cell table:formula="of:=[.AN79]-[.AN80]" office:value-type="float" office:value="0.3382" calcext:value-type="float">
            <text:p>0.3382</text:p>
          </table:table-cell>
          <table:table-cell table:number-columns-repeated="7"/>
          <table:table-cell office:value-type="float" office:value="120.6846" calcext:value-type="float">
            <text:p>120.6846</text:p>
          </table:table-cell>
          <table:table-cell table:formula="of:=[.AW79]-[.AW80]" office:value-type="float" office:value="0.115499999999997" calcext:value-type="float">
            <text:p>0.115499999999997</text:p>
          </table:table-cell>
          <table:table-cell table:number-columns-repeated="5"/>
          <table:table-cell office:value-type="float" office:value="8.938" calcext:value-type="float">
            <text:p>8.938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58" calcext:value-type="float">
            <text:p>21.58</text:p>
          </table:table-cell>
          <table:table-cell office:value-type="float" office:value="-0.03430176" calcext:value-type="float">
            <text:p>-0.03430176</text:p>
          </table:table-cell>
          <table:table-cell office:value-type="float" office:value="0.09619141" calcext:value-type="float">
            <text:p>0.09619141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16.944" calcext:value-type="float">
            <text:p>16.944</text:p>
          </table:table-cell>
          <table:table-cell office:value-type="float" office:value="3102.8" calcext:value-type="float">
            <text:p>3102.8</text:p>
          </table:table-cell>
          <table:table-cell office:value-type="float" office:value="3089.6" calcext:value-type="float">
            <text:p>3089.6</text:p>
          </table:table-cell>
          <table:table-cell office:value-type="float" office:value="3084.4" calcext:value-type="float">
            <text:p>3084.4</text:p>
          </table:table-cell>
          <table:table-cell office:value-type="float" office:value="3087.6" calcext:value-type="float">
            <text:p>3087.6</text:p>
          </table:table-cell>
          <table:table-cell/>
          <table:table-cell office:value-type="float" office:value="8.565" calcext:value-type="float">
            <text:p>8.565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16667" calcext:value-type="float">
            <text:p>32.16667</text:p>
          </table:table-cell>
          <table:table-cell table:number-columns-repeated="7"/>
          <table:table-cell office:value-type="float" office:value="1.679809" calcext:value-type="float">
            <text:p>1.679809</text:p>
          </table:table-cell>
          <table:table-cell table:formula="of:=[.AJ80]-[.AJ81]" office:value-type="float" office:value="1.679809" calcext:value-type="float">
            <text:p>1.679809</text:p>
          </table:table-cell>
          <table:table-cell table:number-columns-repeated="2"/>
          <table:table-cell office:value-type="float" office:value="101.8696" calcext:value-type="float">
            <text:p>101.8696</text:p>
          </table:table-cell>
          <table:table-cell table:formula="of:=[.AN80]-[.AN81]" office:value-type="float" office:value="0.338300000000004" calcext:value-type="float">
            <text:p>0.338300000000004</text:p>
          </table:table-cell>
          <table:table-cell table:number-columns-repeated="7"/>
          <table:table-cell office:value-type="float" office:value="120.5691" calcext:value-type="float">
            <text:p>120.5691</text:p>
          </table:table-cell>
          <table:table-cell table:formula="of:=[.AW80]-[.AW81]" office:value-type="float" office:value="0.115500000000011" calcext:value-type="float">
            <text:p>0.115500000000011</text:p>
          </table:table-cell>
          <table:table-cell table:number-columns-repeated="5"/>
          <table:table-cell office:value-type="float" office:value="8.96" calcext:value-type="float">
            <text:p>8.96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83" calcext:value-type="float">
            <text:p>21.83</text:p>
          </table:table-cell>
          <table:table-cell office:value-type="float" office:value="-0.02832031" calcext:value-type="float">
            <text:p>-0.02832031</text:p>
          </table:table-cell>
          <table:table-cell office:value-type="float" office:value="0.09655762" calcext:value-type="float">
            <text:p>0.09655762</text:p>
          </table:table-cell>
          <table:table-cell office:value-type="float" office:value="-0.994873" calcext:value-type="float">
            <text:p>-0.994873</text:p>
          </table:table-cell>
          <table:table-cell table:number-columns-repeated="2"/>
          <table:table-cell office:value-type="float" office:value="17.193" calcext:value-type="float">
            <text:p>17.193</text:p>
          </table:table-cell>
          <table:table-cell office:value-type="float" office:value="2808" calcext:value-type="float">
            <text:p>2808</text:p>
          </table:table-cell>
          <table:table-cell office:value-type="float" office:value="2795.2" calcext:value-type="float">
            <text:p>2795.2</text:p>
          </table:table-cell>
          <table:table-cell office:value-type="float" office:value="2790.4" calcext:value-type="float">
            <text:p>2790.4</text:p>
          </table:table-cell>
          <table:table-cell office:value-type="float" office:value="2793.6" calcext:value-type="float">
            <text:p>2793.6</text:p>
          </table:table-cell>
          <table:table-cell/>
          <table:table-cell office:value-type="float" office:value="8.737" calcext:value-type="float">
            <text:p>8.73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2.8" calcext:value-type="float">
            <text:p>32.8</text:p>
          </table:table-cell>
          <table:table-cell table:number-columns-repeated="11"/>
          <table:table-cell office:value-type="float" office:value="101.5313" calcext:value-type="float">
            <text:p>101.5313</text:p>
          </table:table-cell>
          <table:table-cell table:formula="of:=[.AN81]-[.AN82]" office:value-type="float" office:value="0.451099999999997" calcext:value-type="float">
            <text:p>0.451099999999997</text:p>
          </table:table-cell>
          <table:table-cell table:number-columns-repeated="7"/>
          <table:table-cell office:value-type="float" office:value="120.4536" calcext:value-type="float">
            <text:p>120.4536</text:p>
          </table:table-cell>
          <table:table-cell table:formula="of:=[.AW81]-[.AW82]" office:value-type="float" office:value="0.346599999999995" calcext:value-type="float">
            <text:p>0.346599999999995</text:p>
          </table:table-cell>
          <table:table-cell table:number-columns-repeated="5"/>
          <table:table-cell office:value-type="float" office:value="9.121" calcext:value-type="float">
            <text:p>9.121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1.934" calcext:value-type="float">
            <text:p>21.934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0.08557129" calcext:value-type="float">
            <text:p>0.08557129</text:p>
          </table:table-cell>
          <table:table-cell office:value-type="float" office:value="-0.9931641" calcext:value-type="float">
            <text:p>-0.9931641</text:p>
          </table:table-cell>
          <table:table-cell table:number-columns-repeated="2"/>
          <table:table-cell office:value-type="float" office:value="17.296" calcext:value-type="float">
            <text:p>17.296</text:p>
          </table:table-cell>
          <table:table-cell office:value-type="float" office:value="2689.6" calcext:value-type="float">
            <text:p>2689.6</text:p>
          </table:table-cell>
          <table:table-cell office:value-type="float" office:value="2675.2" calcext:value-type="float">
            <text:p>2675.2</text:p>
          </table:table-cell>
          <table:table-cell office:value-type="float" office:value="2670.4" calcext:value-type="float">
            <text:p>2670.4</text:p>
          </table:table-cell>
          <table:table-cell office:value-type="float" office:value="2674.4" calcext:value-type="float">
            <text:p>2674.4</text:p>
          </table:table-cell>
          <table:table-cell/>
          <table:table-cell office:value-type="float" office:value="8.759" calcext:value-type="float">
            <text:p>8.759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86667" calcext:value-type="float">
            <text:p>33.86667</text:p>
          </table:table-cell>
          <table:table-cell table:number-columns-repeated="11"/>
          <table:table-cell office:value-type="float" office:value="101.0802" calcext:value-type="float">
            <text:p>101.0802</text:p>
          </table:table-cell>
          <table:table-cell table:formula="of:=[.AN82]-[.AN83]" office:value-type="float" office:value="0.338400000000007" calcext:value-type="float">
            <text:p>0.338400000000007</text:p>
          </table:table-cell>
          <table:table-cell table:number-columns-repeated="7"/>
          <table:table-cell office:value-type="float" office:value="120.107" calcext:value-type="float">
            <text:p>120.107</text:p>
          </table:table-cell>
          <table:table-cell table:formula="of:=[.AW82]-[.AW83]" office:value-type="float" office:value="0.346599999999995" calcext:value-type="float">
            <text:p>0.346599999999995</text:p>
          </table:table-cell>
          <table:table-cell table:number-columns-repeated="5"/>
          <table:table-cell office:value-type="float" office:value="9.147" calcext:value-type="float">
            <text:p>9.147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186" calcext:value-type="float">
            <text:p>22.186</text:p>
          </table:table-cell>
          <table:table-cell office:value-type="float" office:value="-0.02856445" calcext:value-type="float">
            <text:p>-0.02856445</text:p>
          </table:table-cell>
          <table:table-cell office:value-type="float" office:value="0.09277344" calcext:value-type="float">
            <text:p>0.09277344</text:p>
          </table:table-cell>
          <table:table-cell office:value-type="float" office:value="-0.987915" calcext:value-type="float">
            <text:p>-0.987915</text:p>
          </table:table-cell>
          <table:table-cell table:number-columns-repeated="2"/>
          <table:table-cell office:value-type="float" office:value="17.548" calcext:value-type="float">
            <text:p>17.548</text:p>
          </table:table-cell>
          <table:table-cell office:value-type="float" office:value="2376.8" calcext:value-type="float">
            <text:p>2376.8</text:p>
          </table:table-cell>
          <table:table-cell office:value-type="float" office:value="2369.6" calcext:value-type="float">
            <text:p>2369.6</text:p>
          </table:table-cell>
          <table:table-cell office:value-type="float" office:value="2364.4" calcext:value-type="float">
            <text:p>2364.4</text:p>
          </table:table-cell>
          <table:table-cell office:value-type="float" office:value="2367.2" calcext:value-type="float">
            <text:p>2367.2</text:p>
          </table:table-cell>
          <table:table-cell/>
          <table:table-cell office:value-type="float" office:value="8.782" calcext:value-type="float">
            <text:p>8.782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5" calcext:value-type="float">
            <text:p>32.5</text:p>
          </table:table-cell>
          <table:table-cell table:number-columns-repeated="11"/>
          <table:table-cell office:value-type="float" office:value="100.7418" calcext:value-type="float">
            <text:p>100.7418</text:p>
          </table:table-cell>
          <table:table-cell table:formula="of:=[.AN83]-[.AN84]" office:value-type="float" office:value="0.337800000000001" calcext:value-type="float">
            <text:p>0.337800000000001</text:p>
          </table:table-cell>
          <table:table-cell table:number-columns-repeated="7"/>
          <table:table-cell office:value-type="float" office:value="119.7604" calcext:value-type="float">
            <text:p>119.7604</text:p>
          </table:table-cell>
          <table:table-cell table:formula="of:=[.AW83]-[.AW84]" office:value-type="float" office:value="0.115200000000002" calcext:value-type="float">
            <text:p>0.115200000000002</text:p>
          </table:table-cell>
          <table:table-cell table:number-columns-repeated="5"/>
          <table:table-cell office:value-type="float" office:value="9.171" calcext:value-type="float">
            <text:p>9.171</text:p>
          </table:table-cell>
          <table:table-cell office:value-type="float" office:value="30.3" calcext:value-type="float">
            <text:p>30.3</text:p>
          </table:table-cell>
          <table:table-cell office:value-type="float" office:value="34.56667" calcext:value-type="float">
            <text:p>34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292" calcext:value-type="float">
            <text:p>22.292</text:p>
          </table:table-cell>
          <table:table-cell office:value-type="float" office:value="0.002319336" calcext:value-type="float">
            <text:p>0.002319336</text:p>
          </table:table-cell>
          <table:table-cell office:value-type="float" office:value="0.06311035" calcext:value-type="float">
            <text:p>0.06311035</text:p>
          </table:table-cell>
          <table:table-cell office:value-type="float" office:value="-1.005493" calcext:value-type="float">
            <text:p>-1.005493</text:p>
          </table:table-cell>
          <table:table-cell table:number-columns-repeated="2"/>
          <table:table-cell office:value-type="float" office:value="17.65" calcext:value-type="float">
            <text:p>17.65</text:p>
          </table:table-cell>
          <table:table-cell office:value-type="float" office:value="2258" calcext:value-type="float">
            <text:p>2258</text:p>
          </table:table-cell>
          <table:table-cell office:value-type="float" office:value="2250" calcext:value-type="float">
            <text:p>2250</text:p>
          </table:table-cell>
          <table:table-cell office:value-type="float" office:value="2244.4" calcext:value-type="float">
            <text:p>2244.4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8.804" calcext:value-type="float">
            <text:p>8.804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83333" calcext:value-type="float">
            <text:p>32.83333</text:p>
          </table:table-cell>
          <table:table-cell table:number-columns-repeated="11"/>
          <table:table-cell office:value-type="float" office:value="100.404" calcext:value-type="float">
            <text:p>100.404</text:p>
          </table:table-cell>
          <table:table-cell table:formula="of:=[.AN84]-[.AN85]" office:value-type="float" office:value="0.337699999999998" calcext:value-type="float">
            <text:p>0.337699999999998</text:p>
          </table:table-cell>
          <table:table-cell table:number-columns-repeated="7"/>
          <table:table-cell office:value-type="float" office:value="119.6452" calcext:value-type="float">
            <text:p>119.6452</text:p>
          </table:table-cell>
          <table:table-cell table:formula="of:=[.AW84]-[.AW85]" office:value-type="float" office:value="116.771" calcext:value-type="float">
            <text:p>116.771</text:p>
          </table:table-cell>
          <table:table-cell table:number-columns-repeated="5"/>
          <table:table-cell office:value-type="float" office:value="9.195" calcext:value-type="float">
            <text:p>9.195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542" calcext:value-type="float">
            <text:p>22.542</text:p>
          </table:table-cell>
          <table:table-cell office:value-type="float" office:value="-0.02160645" calcext:value-type="float">
            <text:p>-0.02160645</text:p>
          </table:table-cell>
          <table:table-cell office:value-type="float" office:value="0.05358887" calcext:value-type="float">
            <text:p>0.05358887</text:p>
          </table:table-cell>
          <table:table-cell office:value-type="float" office:value="-0.9802246" calcext:value-type="float">
            <text:p>-0.9802246</text:p>
          </table:table-cell>
          <table:table-cell table:number-columns-repeated="2"/>
          <table:table-cell office:value-type="float" office:value="17.901" calcext:value-type="float">
            <text:p>17.901</text:p>
          </table:table-cell>
          <table:table-cell office:value-type="float" office:value="1951.2" calcext:value-type="float">
            <text:p>1951.2</text:p>
          </table:table-cell>
          <table:table-cell office:value-type="float" office:value="1943.6" calcext:value-type="float">
            <text:p>1943.6</text:p>
          </table:table-cell>
          <table:table-cell office:value-type="float" office:value="1938.4" calcext:value-type="float">
            <text:p>1938.4</text:p>
          </table:table-cell>
          <table:table-cell office:value-type="float" office:value="1942.8" calcext:value-type="float">
            <text:p>1942.8</text:p>
          </table:table-cell>
          <table:table-cell/>
          <table:table-cell office:value-type="float" office:value="8.826" calcext:value-type="float">
            <text:p>8.826</text:p>
          </table:table-cell>
          <table:table-cell office:value-type="float" office:value="31.9" calcext:value-type="float">
            <text:p>31.9</text:p>
          </table:table-cell>
          <table:table-cell office:value-type="float" office:value="32.66667" calcext:value-type="float">
            <text:p>32.66667</text:p>
          </table:table-cell>
          <table:table-cell table:number-columns-repeated="11"/>
          <table:table-cell office:value-type="float" office:value="100.0663" calcext:value-type="float">
            <text:p>100.0663</text:p>
          </table:table-cell>
          <table:table-cell table:formula="of:=[.AN85]-[.AN86]" office:value-type="float" office:value="0.450469999999996" calcext:value-type="float">
            <text:p>0.450469999999996</text:p>
          </table:table-cell>
          <table:table-cell table:number-columns-repeated="7"/>
          <table:table-cell office:value-type="float" office:value="2.8742" calcext:value-type="float">
            <text:p>2.8742</text:p>
          </table:table-cell>
          <table:table-cell table:formula="of:=[.AW85]-[.AW86]" office:value-type="float" office:value="-99.7775" calcext:value-type="float">
            <text:p>-99.7775</text:p>
          </table:table-cell>
          <table:table-cell table:number-columns-repeated="5"/>
          <table:table-cell office:value-type="float" office:value="9.217" calcext:value-type="float">
            <text:p>9.21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646" calcext:value-type="float">
            <text:p>22.646</text:p>
          </table:table-cell>
          <table:table-cell office:value-type="float" office:value="-0.01318359" calcext:value-type="float">
            <text:p>-0.01318359</text:p>
          </table:table-cell>
          <table:table-cell office:value-type="float" office:value="0.07641602" calcext:value-type="float">
            <text:p>0.07641602</text:p>
          </table:table-cell>
          <table:table-cell office:value-type="float" office:value="-0.9749756" calcext:value-type="float">
            <text:p>-0.9749756</text:p>
          </table:table-cell>
          <table:table-cell table:number-columns-repeated="2"/>
          <table:table-cell office:value-type="float" office:value="18.003" calcext:value-type="float">
            <text:p>18.003</text:p>
          </table:table-cell>
          <table:table-cell office:value-type="float" office:value="1830.4" calcext:value-type="float">
            <text:p>1830.4</text:p>
          </table:table-cell>
          <table:table-cell office:value-type="float" office:value="1824" calcext:value-type="float">
            <text:p>1824</text:p>
          </table:table-cell>
          <table:table-cell office:value-type="float" office:value="1818" calcext:value-type="float">
            <text:p>1818</text:p>
          </table:table-cell>
          <table:table-cell office:value-type="float" office:value="1824.4" calcext:value-type="float">
            <text:p>1824.4</text:p>
          </table:table-cell>
          <table:table-cell/>
          <table:table-cell office:value-type="float" office:value="8.848" calcext:value-type="float">
            <text:p>8.848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46667" calcext:value-type="float">
            <text:p>33.46667</text:p>
          </table:table-cell>
          <table:table-cell table:number-columns-repeated="11"/>
          <table:table-cell office:value-type="float" office:value="99.61583" calcext:value-type="float">
            <text:p>99.61583</text:p>
          </table:table-cell>
          <table:table-cell table:formula="of:=[.AN86]-[.AN87]" office:value-type="float" office:value="0.900850000000006" calcext:value-type="float">
            <text:p>0.900850000000006</text:p>
          </table:table-cell>
          <table:table-cell table:number-columns-repeated="7"/>
          <table:table-cell office:value-type="float" office:value="102.6517" calcext:value-type="float">
            <text:p>102.6517</text:p>
          </table:table-cell>
          <table:table-cell table:formula="of:=[.AW86]-[.AW87]" office:value-type="float" office:value="0.222500000000011" calcext:value-type="float">
            <text:p>0.222500000000011</text:p>
          </table:table-cell>
          <table:table-cell table:number-columns-repeated="5"/>
          <table:table-cell office:value-type="float" office:value="9.239" calcext:value-type="float">
            <text:p>9.239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897" calcext:value-type="float">
            <text:p>22.897</text:p>
          </table:table-cell>
          <table:table-cell office:value-type="float" office:value="-0.005737305" calcext:value-type="float">
            <text:p>-0.005737305</text:p>
          </table:table-cell>
          <table:table-cell office:value-type="float" office:value="0.1027832" calcext:value-type="float">
            <text:p>0.1027832</text:p>
          </table:table-cell>
          <table:table-cell office:value-type="float" office:value="-1.007324" calcext:value-type="float">
            <text:p>-1.007324</text:p>
          </table:table-cell>
          <table:table-cell table:number-columns-repeated="2"/>
          <table:table-cell office:value-type="float" office:value="18.256" calcext:value-type="float">
            <text:p>18.256</text:p>
          </table:table-cell>
          <table:table-cell office:value-type="float" office:value="1519.6" calcext:value-type="float">
            <text:p>1519.6</text:p>
          </table:table-cell>
          <table:table-cell office:value-type="float" office:value="1517.6" calcext:value-type="float">
            <text:p>1517.6</text:p>
          </table:table-cell>
          <table:table-cell office:value-type="float" office:value="1512.4" calcext:value-type="float">
            <text:p>1512.4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1.26667" calcext:value-type="float">
            <text:p>31.26667</text:p>
          </table:table-cell>
          <table:table-cell table:number-columns-repeated="11"/>
          <table:table-cell office:value-type="float" office:value="98.71498" calcext:value-type="float">
            <text:p>98.71498</text:p>
          </table:table-cell>
          <table:table-cell table:formula="of:=[.AN87]-[.AN88]" office:value-type="float" office:value="0.788200000000003" calcext:value-type="float">
            <text:p>0.788200000000003</text:p>
          </table:table-cell>
          <table:table-cell table:number-columns-repeated="7"/>
          <table:table-cell office:value-type="float" office:value="102.4292" calcext:value-type="float">
            <text:p>102.4292</text:p>
          </table:table-cell>
          <table:table-cell table:formula="of:=[.AW87]-[.AW88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261" calcext:value-type="float">
            <text:p>9.261</text:p>
          </table:table-cell>
          <table:table-cell office:value-type="float" office:value="31.9" calcext:value-type="float">
            <text:p>31.9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.999" calcext:value-type="float">
            <text:p>22.999</text:p>
          </table:table-cell>
          <table:table-cell office:value-type="float" office:value="-0.03771973" calcext:value-type="float">
            <text:p>-0.03771973</text:p>
          </table:table-cell>
          <table:table-cell office:value-type="float" office:value="0.1166992" calcext:value-type="float">
            <text:p>0.1166992</text:p>
          </table:table-cell>
          <table:table-cell office:value-type="float" office:value="-1.011353" calcext:value-type="float">
            <text:p>-1.011353</text:p>
          </table:table-cell>
          <table:table-cell table:number-columns-repeated="2"/>
          <table:table-cell office:value-type="float" office:value="18.358" calcext:value-type="float">
            <text:p>18.358</text:p>
          </table:table-cell>
          <table:table-cell office:value-type="float" office:value="1398" calcext:value-type="float">
            <text:p>1398</text:p>
          </table:table-cell>
          <table:table-cell office:value-type="float" office:value="1397.6" calcext:value-type="float">
            <text:p>1397.6</text:p>
          </table:table-cell>
          <table:table-cell office:value-type="float" office:value="1392" calcext:value-type="float">
            <text:p>1392</text:p>
          </table:table-cell>
          <table:table-cell office:value-type="float" office:value="1396.4" calcext:value-type="float">
            <text:p>1396.4</text:p>
          </table:table-cell>
          <table:table-cell/>
          <table:table-cell office:value-type="float" office:value="8.892" calcext:value-type="float">
            <text:p>8.892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9" calcext:value-type="float">
            <text:p>33.9</text:p>
          </table:table-cell>
          <table:table-cell table:number-columns-repeated="11"/>
          <table:table-cell office:value-type="float" office:value="97.92678" calcext:value-type="float">
            <text:p>97.92678</text:p>
          </table:table-cell>
          <table:table-cell table:formula="of:=[.AN88]-[.AN89]" office:value-type="float" office:value="0.337789999999998" calcext:value-type="float">
            <text:p>0.337789999999998</text:p>
          </table:table-cell>
          <table:table-cell table:number-columns-repeated="7"/>
          <table:table-cell office:value-type="float" office:value="102.2059" calcext:value-type="float">
            <text:p>102.2059</text:p>
          </table:table-cell>
          <table:table-cell table:formula="of:=[.AW88]-[.AW89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283" calcext:value-type="float">
            <text:p>9.283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252" calcext:value-type="float">
            <text:p>23.252</text:p>
          </table:table-cell>
          <table:table-cell office:value-type="float" office:value="-0.06323242" calcext:value-type="float">
            <text:p>-0.06323242</text:p>
          </table:table-cell>
          <table:table-cell office:value-type="float" office:value="0.1107178" calcext:value-type="float">
            <text:p>0.1107178</text:p>
          </table:table-cell>
          <table:table-cell office:value-type="float" office:value="-0.9941406" calcext:value-type="float">
            <text:p>-0.9941406</text:p>
          </table:table-cell>
          <table:table-cell table:number-columns-repeated="2"/>
          <table:table-cell office:value-type="float" office:value="18.611" calcext:value-type="float">
            <text:p>18.611</text:p>
          </table:table-cell>
          <table:table-cell office:value-type="float" office:value="1092.4" calcext:value-type="float">
            <text:p>1092.4</text:p>
          </table:table-cell>
          <table:table-cell office:value-type="float" office:value="1091.6" calcext:value-type="float">
            <text:p>1091.6</text:p>
          </table:table-cell>
          <table:table-cell office:value-type="float" office:value="1080" calcext:value-type="float">
            <text:p>1080</text:p>
          </table:table-cell>
          <table:table-cell office:value-type="float" office:value="1092.4" calcext:value-type="float">
            <text:p>1092.4</text:p>
          </table:table-cell>
          <table:table-cell/>
          <table:table-cell office:value-type="float" office:value="8.914" calcext:value-type="float">
            <text:p>8.914</text:p>
          </table:table-cell>
          <table:table-cell office:value-type="float" office:value="30.36667" calcext:value-type="float">
            <text:p>30.36667</text:p>
          </table:table-cell>
          <table:table-cell office:value-type="float" office:value="32.7" calcext:value-type="float">
            <text:p>32.7</text:p>
          </table:table-cell>
          <table:table-cell table:number-columns-repeated="11"/>
          <table:table-cell office:value-type="float" office:value="97.58899" calcext:value-type="float">
            <text:p>97.58899</text:p>
          </table:table-cell>
          <table:table-cell table:formula="of:=[.AN89]-[.AN90]" office:value-type="float" office:value="0.337329999999994" calcext:value-type="float">
            <text:p>0.337329999999994</text:p>
          </table:table-cell>
          <table:table-cell table:number-columns-repeated="7"/>
          <table:table-cell office:value-type="float" office:value="101.9826" calcext:value-type="float">
            <text:p>101.9826</text:p>
          </table:table-cell>
          <table:table-cell table:formula="of:=[.AW89]-[.AW90]" office:value-type="float" office:value="0.223399999999998" calcext:value-type="float">
            <text:p>0.223399999999998</text:p>
          </table:table-cell>
          <table:table-cell table:number-columns-repeated="5"/>
          <table:table-cell office:value-type="float" office:value="9.305" calcext:value-type="float">
            <text:p>9.305</text:p>
          </table:table-cell>
          <table:table-cell office:value-type="float" office:value="30.83333" calcext:value-type="float">
            <text:p>30.8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357" calcext:value-type="float">
            <text:p>23.357</text:p>
          </table:table-cell>
          <table:table-cell office:value-type="float" office:value="-0.03234863" calcext:value-type="float">
            <text:p>-0.03234863</text:p>
          </table:table-cell>
          <table:table-cell office:value-type="float" office:value="0.07446289" calcext:value-type="float">
            <text:p>0.07446289</text:p>
          </table:table-cell>
          <table:table-cell office:value-type="float" office:value="-0.9654541" calcext:value-type="float">
            <text:p>-0.9654541</text:p>
          </table:table-cell>
          <table:table-cell table:number-columns-repeated="2"/>
          <table:table-cell office:value-type="float" office:value="18.714" calcext:value-type="float">
            <text:p>18.714</text:p>
          </table:table-cell>
          <table:table-cell office:value-type="float" office:value="972.4" calcext:value-type="float">
            <text:p>972.4</text:p>
          </table:table-cell>
          <table:table-cell office:value-type="float" office:value="971.2" calcext:value-type="float">
            <text:p>971.2</text:p>
          </table:table-cell>
          <table:table-cell office:value-type="float" office:value="960.4" calcext:value-type="float">
            <text:p>960.4</text:p>
          </table:table-cell>
          <table:table-cell office:value-type="float" office:value="968.8" calcext:value-type="float">
            <text:p>968.8</text:p>
          </table:table-cell>
          <table:table-cell/>
          <table:table-cell office:value-type="float" office:value="8.936" calcext:value-type="float">
            <text:p>8.936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13334" calcext:value-type="float">
            <text:p>33.13334</text:p>
          </table:table-cell>
          <table:table-cell table:number-columns-repeated="11"/>
          <table:table-cell office:value-type="float" office:value="97.25166" calcext:value-type="float">
            <text:p>97.25166</text:p>
          </table:table-cell>
          <table:table-cell table:formula="of:=[.AN90]-[.AN91]" office:value-type="float" office:value="0.449820000000003" calcext:value-type="float">
            <text:p>0.449820000000003</text:p>
          </table:table-cell>
          <table:table-cell table:number-columns-repeated="7"/>
          <table:table-cell office:value-type="float" office:value="101.7592" calcext:value-type="float">
            <text:p>101.7592</text:p>
          </table:table-cell>
          <table:table-cell table:formula="of:=[.AW90]-[.AW91]" office:value-type="float" office:value="0.223200000000006" calcext:value-type="float">
            <text:p>0.223200000000006</text:p>
          </table:table-cell>
          <table:table-cell table:number-columns-repeated="5"/>
          <table:table-cell office:value-type="float" office:value="9.477" calcext:value-type="float">
            <text:p>9.477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608" calcext:value-type="float">
            <text:p>23.608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01123" calcext:value-type="float">
            <text:p>-0.9901123</text:p>
          </table:table-cell>
          <table:table-cell table:number-columns-repeated="2"/>
          <table:table-cell office:value-type="float" office:value="18.968" calcext:value-type="float">
            <text:p>18.968</text:p>
          </table:table-cell>
          <table:table-cell office:value-type="float" office:value="772.4" calcext:value-type="float">
            <text:p>772.4</text:p>
          </table:table-cell>
          <table:table-cell office:value-type="float" office:value="761.6" calcext:value-type="float">
            <text:p>761.6</text:p>
          </table:table-cell>
          <table:table-cell office:value-type="float" office:value="759.2" calcext:value-type="float">
            <text:p>759.2</text:p>
          </table:table-cell>
          <table:table-cell office:value-type="float" office:value="764.8" calcext:value-type="float">
            <text:p>764.8</text:p>
          </table:table-cell>
          <table:table-cell/>
          <table:table-cell office:value-type="float" office:value="9.097" calcext:value-type="float">
            <text:p>9.097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43333" calcext:value-type="float">
            <text:p>33.43333</text:p>
          </table:table-cell>
          <table:table-cell table:number-columns-repeated="11"/>
          <table:table-cell office:value-type="float" office:value="96.80184" calcext:value-type="float">
            <text:p>96.80184</text:p>
          </table:table-cell>
          <table:table-cell table:formula="of:=[.AN91]-[.AN92]" office:value-type="float" office:value="0.337379999999996" calcext:value-type="float">
            <text:p>0.337379999999996</text:p>
          </table:table-cell>
          <table:table-cell table:number-columns-repeated="7"/>
          <table:table-cell office:value-type="float" office:value="101.536" calcext:value-type="float">
            <text:p>101.536</text:p>
          </table:table-cell>
          <table:table-cell table:formula="of:=[.AW91]-[.AW92]" office:value-type="float" office:value="0.223399999999998" calcext:value-type="float">
            <text:p>0.223399999999998</text:p>
          </table:table-cell>
          <table:table-cell table:number-columns-repeated="5"/>
          <table:table-cell office:value-type="float" office:value="9.509" calcext:value-type="float">
            <text:p>9.509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714" calcext:value-type="float">
            <text:p>23.714</text:p>
          </table:table-cell>
          <table:table-cell office:value-type="float" office:value="-0.03222656" calcext:value-type="float">
            <text:p>-0.03222656</text:p>
          </table:table-cell>
          <table:table-cell office:value-type="float" office:value="0.09643555" calcext:value-type="float">
            <text:p>0.09643555</text:p>
          </table:table-cell>
          <table:table-cell office:value-type="float" office:value="-0.9897461" calcext:value-type="float">
            <text:p>-0.9897461</text:p>
          </table:table-cell>
          <table:table-cell table:number-columns-repeated="2"/>
          <table:table-cell office:value-type="float" office:value="19.069" calcext:value-type="float">
            <text:p>19.069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21" calcext:value-type="float">
            <text:p>9.121</text:p>
          </table:table-cell>
          <table:table-cell office:value-type="float" office:value="32.4" calcext:value-type="float">
            <text:p>32.4</text:p>
          </table:table-cell>
          <table:table-cell office:value-type="float" office:value="33.1" calcext:value-type="float">
            <text:p>33.1</text:p>
          </table:table-cell>
          <table:table-cell table:number-columns-repeated="11"/>
          <table:table-cell office:value-type="float" office:value="96.46446" calcext:value-type="float">
            <text:p>96.46446</text:p>
          </table:table-cell>
          <table:table-cell table:formula="of:=[.AN92]-[.AN93]" office:value-type="float" office:value="96.46446" calcext:value-type="float">
            <text:p>96.46446</text:p>
          </table:table-cell>
          <table:table-cell table:number-columns-repeated="7"/>
          <table:table-cell office:value-type="float" office:value="101.3126" calcext:value-type="float">
            <text:p>101.3126</text:p>
          </table:table-cell>
          <table:table-cell table:formula="of:=[.AW92]-[.AW93]" office:value-type="float" office:value="0.223300000000009" calcext:value-type="float">
            <text:p>0.223300000000009</text:p>
          </table:table-cell>
          <table:table-cell table:number-columns-repeated="5"/>
          <table:table-cell office:value-type="float" office:value="9.531" calcext:value-type="float">
            <text:p>9.531</text:p>
          </table:table-cell>
          <table:table-cell office:value-type="float" office:value="29.8" calcext:value-type="float">
            <text:p>29.8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3.964" calcext:value-type="float">
            <text:p>23.964</text:p>
          </table:table-cell>
          <table:table-cell office:value-type="float" office:value="-0.02832031" calcext:value-type="float">
            <text:p>-0.02832031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03564" calcext:value-type="float">
            <text:p>-0.9903564</text:p>
          </table:table-cell>
          <table:table-cell table:number-columns-repeated="2"/>
          <table:table-cell office:value-type="float" office:value="19.322" calcext:value-type="float">
            <text:p>19.322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43" calcext:value-type="float">
            <text:p>9.143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03333" calcext:value-type="float">
            <text:p>33.03333</text:p>
          </table:table-cell>
          <table:table-cell table:number-columns-repeated="12"/>
          <table:table-cell table:formula="of:=[.AN93]-[.AN94]" office:value-type="float" office:value="-79.18665" calcext:value-type="float">
            <text:p>-79.18665</text:p>
          </table:table-cell>
          <table:table-cell table:number-columns-repeated="7"/>
          <table:table-cell office:value-type="float" office:value="101.0893" calcext:value-type="float">
            <text:p>101.0893</text:p>
          </table:table-cell>
          <table:table-cell table:formula="of:=[.AW93]-[.AW94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553" calcext:value-type="float">
            <text:p>9.55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067" calcext:value-type="float">
            <text:p>24.067</text:p>
          </table:table-cell>
          <table:table-cell office:value-type="float" office:value="-0.02966309" calcext:value-type="float">
            <text:p>-0.0296630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89624" calcext:value-type="float">
            <text:p>-0.989624</text:p>
          </table:table-cell>
          <table:table-cell table:number-columns-repeated="2"/>
          <table:table-cell office:value-type="float" office:value="19.432" calcext:value-type="float">
            <text:p>19.432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65" calcext:value-type="float">
            <text:p>9.165</text:p>
          </table:table-cell>
          <table:table-cell office:value-type="float" office:value="30.3" calcext:value-type="float">
            <text:p>30.3</text:p>
          </table:table-cell>
          <table:table-cell office:value-type="float" office:value="33.3" calcext:value-type="float">
            <text:p>33.3</text:p>
          </table:table-cell>
          <table:table-cell table:number-columns-repeated="11"/>
          <table:table-cell office:value-type="float" office:value="79.18665" calcext:value-type="float">
            <text:p>79.18665</text:p>
          </table:table-cell>
          <table:table-cell table:formula="of:=[.AN94]-[.AN95]" office:value-type="float" office:value="0.317899999999995" calcext:value-type="float">
            <text:p>0.317899999999995</text:p>
          </table:table-cell>
          <table:table-cell table:number-columns-repeated="7"/>
          <table:table-cell office:value-type="float" office:value="100.866" calcext:value-type="float">
            <text:p>100.866</text:p>
          </table:table-cell>
          <table:table-cell table:formula="of:=[.AW94]-[.AW95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575" calcext:value-type="float">
            <text:p>9.575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319" calcext:value-type="float">
            <text:p>24.319</text:p>
          </table:table-cell>
          <table:table-cell office:value-type="float" office:value="-0.03198242" calcext:value-type="float">
            <text:p>-0.03198242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-0.9924316" calcext:value-type="float">
            <text:p>-0.9924316</text:p>
          </table:table-cell>
          <table:table-cell table:number-columns-repeated="2"/>
          <table:table-cell office:value-type="float" office:value="19.684" calcext:value-type="float">
            <text:p>19.684</text:p>
          </table:table-cell>
          <table:table-cell office:value-type="float" office:value="761.6" calcext:value-type="float">
            <text:p>761.6</text:p>
          </table:table-cell>
          <table:table-cell office:value-type="float" office:value="752.8" calcext:value-type="float">
            <text:p>752.8</text:p>
          </table:table-cell>
          <table:table-cell office:value-type="float" office:value="748.8" calcext:value-type="float">
            <text:p>748.8</text:p>
          </table:table-cell>
          <table:table-cell office:value-type="float" office:value="756" calcext:value-type="float">
            <text:p>756</text:p>
          </table:table-cell>
          <table:table-cell/>
          <table:table-cell office:value-type="float" office:value="9.188" calcext:value-type="float">
            <text:p>9.18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43333" calcext:value-type="float">
            <text:p>33.43333</text:p>
          </table:table-cell>
          <table:table-cell table:number-columns-repeated="11"/>
          <table:table-cell office:value-type="float" office:value="78.86875" calcext:value-type="float">
            <text:p>78.86875</text:p>
          </table:table-cell>
          <table:table-cell table:formula="of:=[.AN95]-[.AN96]" office:value-type="float" office:value="0.316890000000001" calcext:value-type="float">
            <text:p>0.316890000000001</text:p>
          </table:table-cell>
          <table:table-cell table:number-columns-repeated="7"/>
          <table:table-cell office:value-type="float" office:value="100.6427" calcext:value-type="float">
            <text:p>100.6427</text:p>
          </table:table-cell>
          <table:table-cell table:formula="of:=[.AW95]-[.AW96]" office:value-type="float" office:value="0.11160000000001" calcext:value-type="float">
            <text:p>0.11160000000001</text:p>
          </table:table-cell>
          <table:table-cell table:number-columns-repeated="5"/>
          <table:table-cell office:value-type="float" office:value="9.597" calcext:value-type="float">
            <text:p>9.597</text:p>
          </table:table-cell>
          <table:table-cell office:value-type="float" office:value="31.7" calcext:value-type="float">
            <text:p>31.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424" calcext:value-type="float">
            <text:p>24.424</text:p>
          </table:table-cell>
          <table:table-cell office:value-type="float" office:value="-0.03149414" calcext:value-type="float">
            <text:p>-0.03149414</text:p>
          </table:table-cell>
          <table:table-cell office:value-type="float" office:value="0.09570313" calcext:value-type="float">
            <text:p>0.09570313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19.795" calcext:value-type="float">
            <text:p>19.795</text:p>
          </table:table-cell>
          <table:table-cell office:value-type="float" office:value="747.2" calcext:value-type="float">
            <text:p>747.2</text:p>
          </table:table-cell>
          <table:table-cell office:value-type="float" office:value="739.5999" calcext:value-type="float">
            <text:p>739.5999</text:p>
          </table:table-cell>
          <table:table-cell office:value-type="float" office:value="733.5999" calcext:value-type="float">
            <text:p>733.5999</text:p>
          </table:table-cell>
          <table:table-cell office:value-type="float" office:value="745.5999" calcext:value-type="float">
            <text:p>745.5999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06667" calcext:value-type="float">
            <text:p>32.06667</text:p>
          </table:table-cell>
          <table:table-cell table:number-columns-repeated="11"/>
          <table:table-cell office:value-type="float" office:value="78.55186" calcext:value-type="float">
            <text:p>78.55186</text:p>
          </table:table-cell>
          <table:table-cell table:formula="of:=[.AN96]-[.AN97]" office:value-type="float" office:value="0.316950000000006" calcext:value-type="float">
            <text:p>0.316950000000006</text:p>
          </table:table-cell>
          <table:table-cell table:number-columns-repeated="7"/>
          <table:table-cell office:value-type="float" office:value="100.5311" calcext:value-type="float">
            <text:p>100.5311</text:p>
          </table:table-cell>
          <table:table-cell table:formula="of:=[.AW96]-[.AW97]" office:value-type="float" office:value="0.111699999999999" calcext:value-type="float">
            <text:p>0.111699999999999</text:p>
          </table:table-cell>
          <table:table-cell table:number-columns-repeated="5"/>
          <table:table-cell office:value-type="float" office:value="9.619" calcext:value-type="float">
            <text:p>9.619</text:p>
          </table:table-cell>
          <table:table-cell table:number-columns-repeated="2"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675" calcext:value-type="float">
            <text:p>24.675</text:p>
          </table:table-cell>
          <table:table-cell office:value-type="float" office:value="-0.02966309" calcext:value-type="float">
            <text:p>-0.02966309</text:p>
          </table:table-cell>
          <table:table-cell office:value-type="float" office:value="0.0958252" calcext:value-type="float">
            <text:p>0.0958252</text:p>
          </table:table-cell>
          <table:table-cell office:value-type="float" office:value="-0.9919434" calcext:value-type="float">
            <text:p>-0.9919434</text:p>
          </table:table-cell>
          <table:table-cell table:number-columns-repeated="2"/>
          <table:table-cell office:value-type="float" office:value="20.033" calcext:value-type="float">
            <text:p>20.033</text:p>
          </table:table-cell>
          <table:table-cell office:value-type="float" office:value="454.8" calcext:value-type="float">
            <text:p>454.8</text:p>
          </table:table-cell>
          <table:table-cell office:value-type="float" office:value="452.4" calcext:value-type="float">
            <text:p>452.4</text:p>
          </table:table-cell>
          <table:table-cell office:value-type="float" office:value="446" calcext:value-type="float">
            <text:p>446</text:p>
          </table:table-cell>
          <table:table-cell office:value-type="float" office:value="457.2" calcext:value-type="float">
            <text:p>457.2</text:p>
          </table:table-cell>
          <table:table-cell/>
          <table:table-cell office:value-type="float" office:value="9.232" calcext:value-type="float">
            <text:p>9.232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3.33333" calcext:value-type="float">
            <text:p>33.33333</text:p>
          </table:table-cell>
          <table:table-cell table:number-columns-repeated="11"/>
          <table:table-cell office:value-type="float" office:value="78.23491" calcext:value-type="float">
            <text:p>78.23491</text:p>
          </table:table-cell>
          <table:table-cell table:formula="of:=[.AN97]-[.AN98]" office:value-type="float" office:value="0.316950000000006" calcext:value-type="float">
            <text:p>0.316950000000006</text:p>
          </table:table-cell>
          <table:table-cell table:number-columns-repeated="7"/>
          <table:table-cell office:value-type="float" office:value="100.4194" calcext:value-type="float">
            <text:p>100.4194</text:p>
          </table:table-cell>
          <table:table-cell table:formula="of:=[.AW97]-[.AW98]" office:value-type="float" office:value="0.223299999999995" calcext:value-type="float">
            <text:p>0.223299999999995</text:p>
          </table:table-cell>
          <table:table-cell table:number-columns-repeated="5"/>
          <table:table-cell office:value-type="float" office:value="9.641" calcext:value-type="float">
            <text:p>9.641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4.779" calcext:value-type="float">
            <text:p>24.779</text:p>
          </table:table-cell>
          <table:table-cell office:value-type="float" office:value="-0.03271484" calcext:value-type="float">
            <text:p>-0.03271484</text:p>
          </table:table-cell>
          <table:table-cell office:value-type="float" office:value="0.09570313" calcext:value-type="float">
            <text:p>0.09570313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20.144" calcext:value-type="float">
            <text:p>20.144</text:p>
          </table:table-cell>
          <table:table-cell office:value-type="float" office:value="320.4" calcext:value-type="float">
            <text:p>320.4</text:p>
          </table:table-cell>
          <table:table-cell office:value-type="float" office:value="320" calcext:value-type="float">
            <text:p>320</text:p>
          </table:table-cell>
          <table:table-cell office:value-type="float" office:value="313.6" calcext:value-type="float">
            <text:p>313.6</text:p>
          </table:table-cell>
          <table:table-cell office:value-type="float" office:value="324.4" calcext:value-type="float">
            <text:p>324.4</text:p>
          </table:table-cell>
          <table:table-cell/>
          <table:table-cell office:value-type="float" office:value="9.255" calcext:value-type="float">
            <text:p>9.255</text:p>
          </table:table-cell>
          <table:table-cell office:value-type="float" office:value="30.8" calcext:value-type="float">
            <text:p>30.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.696" calcext:value-type="float">
            <text:p>5.696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6.46667" calcext:value-type="float">
            <text:p>36.46667</text:p>
          </table:table-cell>
          <table:table-cell table:number-columns-repeated="6"/>
          <table:table-cell office:value-type="float" office:value="77.91796" calcext:value-type="float">
            <text:p>77.91796</text:p>
          </table:table-cell>
          <table:table-cell table:formula="of:=[.AN98]-[.AN99]" office:value-type="float" office:value="0.316909999999993" calcext:value-type="float">
            <text:p>0.316909999999993</text:p>
          </table:table-cell>
          <table:table-cell table:number-columns-repeated="7"/>
          <table:table-cell office:value-type="float" office:value="100.1961" calcext:value-type="float">
            <text:p>100.1961</text:p>
          </table:table-cell>
          <table:table-cell table:formula="of:=[.AW98]-[.AW99]" office:value-type="float" office:value="0.225099999999998" calcext:value-type="float">
            <text:p>0.225099999999998</text:p>
          </table:table-cell>
          <table:table-cell table:number-columns-repeated="5"/>
          <table:table-cell office:value-type="float" office:value="9.663" calcext:value-type="float">
            <text:p>9.663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031" calcext:value-type="float">
            <text:p>25.031</text:p>
          </table:table-cell>
          <table:table-cell office:value-type="float" office:value="-0.03186035" calcext:value-type="float">
            <text:p>-0.03186035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02344" calcext:value-type="float">
            <text:p>-0.9902344</text:p>
          </table:table-cell>
          <table:table-cell table:number-columns-repeated="2"/>
          <table:table-cell office:value-type="float" office:value="20.393" calcext:value-type="float">
            <text:p>20.393</text:p>
          </table:table-cell>
          <table:table-cell office:value-type="float" office:value="38" calcext:value-type="float">
            <text:p>38</text:p>
          </table:table-cell>
          <table:table-cell office:value-type="float" office:value="37.6" calcext:value-type="float">
            <text:p>37.6</text:p>
          </table:table-cell>
          <table:table-cell office:value-type="float" office:value="31.2" calcext:value-type="float">
            <text:p>31.2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9.278" calcext:value-type="float">
            <text:p>9.278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5.718" calcext:value-type="float">
            <text:p>5.718</text:p>
          </table:table-cell>
          <table:table-cell office:value-type="float" office:value="34.1" calcext:value-type="float">
            <text:p>34.1</text:p>
          </table:table-cell>
          <table:table-cell office:value-type="float" office:value="37.36666" calcext:value-type="float">
            <text:p>37.36666</text:p>
          </table:table-cell>
          <table:table-cell table:number-columns-repeated="6"/>
          <table:table-cell office:value-type="float" office:value="77.60105" calcext:value-type="float">
            <text:p>77.60105</text:p>
          </table:table-cell>
          <table:table-cell table:formula="of:=[.AN99]-[.AN100]" office:value-type="float" office:value="0.422570000000007" calcext:value-type="float">
            <text:p>0.422570000000007</text:p>
          </table:table-cell>
          <table:table-cell table:number-columns-repeated="7"/>
          <table:table-cell office:value-type="float" office:value="99.971" calcext:value-type="float">
            <text:p>99.971</text:p>
          </table:table-cell>
          <table:table-cell table:formula="of:=[.AW99]-[.AW100]" office:value-type="float" office:value="0.225090000000009" calcext:value-type="float">
            <text:p>0.225090000000009</text:p>
          </table:table-cell>
          <table:table-cell table:number-columns-repeated="5"/>
          <table:table-cell office:value-type="float" office:value="9.838" calcext:value-type="float">
            <text:p>9.838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135" calcext:value-type="float">
            <text:p>25.135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753418" calcext:value-type="float">
            <text:p>0.09753418</text:p>
          </table:table-cell>
          <table:table-cell office:value-type="float" office:value="-0.9914551" calcext:value-type="float">
            <text:p>-0.9914551</text:p>
          </table:table-cell>
          <table:table-cell table:number-columns-repeated="2"/>
          <table:table-cell office:value-type="float" office:value="20.495" calcext:value-type="float">
            <text:p>20.4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53" calcext:value-type="float">
            <text:p>9.453</text:p>
          </table:table-cell>
          <table:table-cell office:value-type="float" office:value="32.4" calcext:value-type="float">
            <text:p>32.4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5.74" calcext:value-type="float">
            <text:p>5.74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73333" calcext:value-type="float">
            <text:p>34.73333</text:p>
          </table:table-cell>
          <table:table-cell table:number-columns-repeated="6"/>
          <table:table-cell office:value-type="float" office:value="77.17848" calcext:value-type="float">
            <text:p>77.17848</text:p>
          </table:table-cell>
          <table:table-cell table:formula="of:=[.AN100]-[.AN101]" office:value-type="float" office:value="0.316949999999991" calcext:value-type="float">
            <text:p>0.316949999999991</text:p>
          </table:table-cell>
          <table:table-cell table:number-columns-repeated="7"/>
          <table:table-cell office:value-type="float" office:value="99.74591" calcext:value-type="float">
            <text:p>99.74591</text:p>
          </table:table-cell>
          <table:table-cell table:formula="of:=[.AW100]-[.AW101]" office:value-type="float" office:value="0.225079999999991" calcext:value-type="float">
            <text:p>0.225079999999991</text:p>
          </table:table-cell>
          <table:table-cell table:number-columns-repeated="5"/>
          <table:table-cell office:value-type="float" office:value="9.866" calcext:value-type="float">
            <text:p>9.86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386" calcext:value-type="float">
            <text:p>25.386</text:p>
          </table:table-cell>
          <table:table-cell office:value-type="float" office:value="-0.03112793" calcext:value-type="float">
            <text:p>-0.03112793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0.744" calcext:value-type="float">
            <text:p>20.74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76" calcext:value-type="float">
            <text:p>9.476</text:p>
          </table:table-cell>
          <table:table-cell office:value-type="float" office:value="31.7" calcext:value-type="float">
            <text:p>31.7</text:p>
          </table:table-cell>
          <table:table-cell office:value-type="float" office:value="31.93333" calcext:value-type="float">
            <text:p>31.93333</text:p>
          </table:table-cell>
          <table:table-cell table:number-columns-repeated="2"/>
          <table:table-cell office:value-type="float" office:value="5.762" calcext:value-type="float">
            <text:p>5.762</text:p>
          </table:table-cell>
          <table:table-cell office:value-type="float" office:value="34.9" calcext:value-type="float">
            <text:p>34.9</text:p>
          </table:table-cell>
          <table:table-cell office:value-type="float" office:value="36.1" calcext:value-type="float">
            <text:p>36.1</text:p>
          </table:table-cell>
          <table:table-cell table:number-columns-repeated="6"/>
          <table:table-cell office:value-type="float" office:value="76.86153" calcext:value-type="float">
            <text:p>76.86153</text:p>
          </table:table-cell>
          <table:table-cell table:formula="of:=[.AN101]-[.AN102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99.52083" calcext:value-type="float">
            <text:p>99.52083</text:p>
          </table:table-cell>
          <table:table-cell table:formula="of:=[.AW101]-[.AW102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9.888" calcext:value-type="float">
            <text:p>9.888</text:p>
          </table:table-cell>
          <table:table-cell office:value-type="float" office:value="33.4" calcext:value-type="float">
            <text:p>33.4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491" calcext:value-type="float">
            <text:p>25.491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0.09558105" calcext:value-type="float">
            <text:p>0.09558105</text:p>
          </table:table-cell>
          <table:table-cell office:value-type="float" office:value="-0.9899902" calcext:value-type="float">
            <text:p>-0.9899902</text:p>
          </table:table-cell>
          <table:table-cell table:number-columns-repeated="2"/>
          <table:table-cell office:value-type="float" office:value="20.852" calcext:value-type="float">
            <text:p>20.85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498" calcext:value-type="float">
            <text:p>9.498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4.36666" calcext:value-type="float">
            <text:p>34.36666</text:p>
          </table:table-cell>
          <table:table-cell table:number-columns-repeated="2"/>
          <table:table-cell office:value-type="float" office:value="5.923" calcext:value-type="float">
            <text:p>5.92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5.93333" calcext:value-type="float">
            <text:p>35.93333</text:p>
          </table:table-cell>
          <table:table-cell table:number-columns-repeated="6"/>
          <table:table-cell office:value-type="float" office:value="76.54523" calcext:value-type="float">
            <text:p>76.54523</text:p>
          </table:table-cell>
          <table:table-cell table:formula="of:=[.AN102]-[.AN103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99.29576" calcext:value-type="float">
            <text:p>99.29576</text:p>
          </table:table-cell>
          <table:table-cell table:formula="of:=[.AW102]-[.AW103]" office:value-type="float" office:value="0.225110000000001" calcext:value-type="float">
            <text:p>0.225110000000001</text:p>
          </table:table-cell>
          <table:table-cell table:number-columns-repeated="5"/>
          <table:table-cell office:value-type="float" office:value="9.916" calcext:value-type="float">
            <text:p>9.916</text:p>
          </table:table-cell>
          <table:table-cell office:value-type="float" office:value="33.8" calcext:value-type="float">
            <text:p>33.8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741" calcext:value-type="float">
            <text:p>25.741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9484863" calcext:value-type="float">
            <text:p>0.09484863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1.101" calcext:value-type="float">
            <text:p>21.10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21" calcext:value-type="float">
            <text:p>9.521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5.945" calcext:value-type="float">
            <text:p>5.945</text:p>
          </table:table-cell>
          <table:table-cell office:value-type="float" office:value="34.7" calcext:value-type="float">
            <text:p>34.7</text:p>
          </table:table-cell>
          <table:table-cell office:value-type="float" office:value="36.36667" calcext:value-type="float">
            <text:p>36.36667</text:p>
          </table:table-cell>
          <table:table-cell table:number-columns-repeated="6"/>
          <table:table-cell office:value-type="float" office:value="76.22893" calcext:value-type="float">
            <text:p>76.22893</text:p>
          </table:table-cell>
          <table:table-cell table:formula="of:=[.AN103]-[.AN104]" office:value-type="float" office:value="0.316290000000009" calcext:value-type="float">
            <text:p>0.316290000000009</text:p>
          </table:table-cell>
          <table:table-cell table:number-columns-repeated="7"/>
          <table:table-cell office:value-type="float" office:value="99.07065" calcext:value-type="float">
            <text:p>99.07065</text:p>
          </table:table-cell>
          <table:table-cell table:formula="of:=[.AW103]-[.AW104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9.938" calcext:value-type="float">
            <text:p>9.938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5.846" calcext:value-type="float">
            <text:p>25.846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741211" calcext:value-type="float">
            <text:p>0.09741211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1.203" calcext:value-type="float">
            <text:p>21.20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43" calcext:value-type="float">
            <text:p>9.543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5.97" calcext:value-type="float">
            <text:p>5.9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75.91264" calcext:value-type="float">
            <text:p>75.91264</text:p>
          </table:table-cell>
          <table:table-cell table:formula="of:=[.AN104]-[.AN105]" office:value-type="float" office:value="0.316360000000003" calcext:value-type="float">
            <text:p>0.316360000000003</text:p>
          </table:table-cell>
          <table:table-cell table:number-columns-repeated="7"/>
          <table:table-cell office:value-type="float" office:value="98.84558" calcext:value-type="float">
            <text:p>98.84558</text:p>
          </table:table-cell>
          <table:table-cell table:formula="of:=[.AW104]-[.AW105]" office:value-type="float" office:value="0.225059999999999" calcext:value-type="float">
            <text:p>0.225059999999999</text:p>
          </table:table-cell>
          <table:table-cell table:number-columns-repeated="5"/>
          <table:table-cell office:value-type="float" office:value="9.96" calcext:value-type="float">
            <text:p>9.96</text:p>
          </table:table-cell>
          <table:table-cell office:value-type="float" office:value="34.1" calcext:value-type="float">
            <text:p>34.1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097" calcext:value-type="float">
            <text:p>26.097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509277" calcext:value-type="float">
            <text:p>0.0950927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21.457" calcext:value-type="float">
            <text:p>21.457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65" calcext:value-type="float">
            <text:p>9.565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6667" calcext:value-type="float">
            <text:p>32.76667</text:p>
          </table:table-cell>
          <table:table-cell table:number-columns-repeated="2"/>
          <table:table-cell office:value-type="float" office:value="5.992" calcext:value-type="float">
            <text:p>5.992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6.03333" calcext:value-type="float">
            <text:p>36.03333</text:p>
          </table:table-cell>
          <table:table-cell table:number-columns-repeated="6"/>
          <table:table-cell office:value-type="float" office:value="75.59628" calcext:value-type="float">
            <text:p>75.59628</text:p>
          </table:table-cell>
          <table:table-cell table:formula="of:=[.AN105]-[.AN106]" office:value-type="float" office:value="0.316339999999997" calcext:value-type="float">
            <text:p>0.316339999999997</text:p>
          </table:table-cell>
          <table:table-cell table:number-columns-repeated="7"/>
          <table:table-cell office:value-type="float" office:value="98.62052" calcext:value-type="float">
            <text:p>98.62052</text:p>
          </table:table-cell>
          <table:table-cell table:formula="of:=[.AW105]-[.AW106]" office:value-type="float" office:value="0.225110000000001" calcext:value-type="float">
            <text:p>0.225110000000001</text:p>
          </table:table-cell>
          <table:table-cell table:number-columns-repeated="5"/>
          <table:table-cell office:value-type="float" office:value="9.983" calcext:value-type="float">
            <text:p>9.983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207" calcext:value-type="float">
            <text:p>26.207</text:p>
          </table:table-cell>
          <table:table-cell office:value-type="float" office:value="-0.02941895" calcext:value-type="float">
            <text:p>-0.02941895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21875" calcext:value-type="float">
            <text:p>-0.9921875</text:p>
          </table:table-cell>
          <table:table-cell table:number-columns-repeated="2"/>
          <table:table-cell office:value-type="float" office:value="21.56" calcext:value-type="float">
            <text:p>21.56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88" calcext:value-type="float">
            <text:p>9.58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.014" calcext:value-type="float">
            <text:p>6.014</text:p>
          </table:table-cell>
          <table:table-cell office:value-type="float" office:value="34.7" calcext:value-type="float">
            <text:p>34.7</text:p>
          </table:table-cell>
          <table:table-cell office:value-type="float" office:value="35.9" calcext:value-type="float">
            <text:p>35.9</text:p>
          </table:table-cell>
          <table:table-cell table:number-columns-repeated="6"/>
          <table:table-cell office:value-type="float" office:value="75.27994" calcext:value-type="float">
            <text:p>75.27994</text:p>
          </table:table-cell>
          <table:table-cell table:formula="of:=[.AN106]-[.AN107]" office:value-type="float" office:value="0.31631999999999" calcext:value-type="float">
            <text:p>0.31631999999999</text:p>
          </table:table-cell>
          <table:table-cell table:number-columns-repeated="7"/>
          <table:table-cell office:value-type="float" office:value="98.39541" calcext:value-type="float">
            <text:p>98.39541</text:p>
          </table:table-cell>
          <table:table-cell table:formula="of:=[.AW106]-[.AW107]" office:value-type="float" office:value="0.225070000000002" calcext:value-type="float">
            <text:p>0.225070000000002</text:p>
          </table:table-cell>
          <table:table-cell table:number-columns-repeated="5"/>
          <table:table-cell office:value-type="float" office:value="10.005" calcext:value-type="float">
            <text:p>10.005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452" calcext:value-type="float">
            <text:p>26.452</text:p>
          </table:table-cell>
          <table:table-cell office:value-type="float" office:value="-0.03027344" calcext:value-type="float">
            <text:p>-0.03027344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03564" calcext:value-type="float">
            <text:p>-0.9903564</text:p>
          </table:table-cell>
          <table:table-cell table:number-columns-repeated="2"/>
          <table:table-cell office:value-type="float" office:value="21.811" calcext:value-type="float">
            <text:p>21.81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33" calcext:value-type="float">
            <text:p>33</text:p>
          </table:table-cell>
          <table:table-cell office:value-type="float" office:value="32.03333" calcext:value-type="float">
            <text:p>32.03333</text:p>
          </table:table-cell>
          <table:table-cell table:number-columns-repeated="2"/>
          <table:table-cell office:value-type="float" office:value="6.039" calcext:value-type="float">
            <text:p>6.039</text:p>
          </table:table-cell>
          <table:table-cell office:value-type="float" office:value="34" calcext:value-type="float">
            <text:p>34</text:p>
          </table:table-cell>
          <table:table-cell office:value-type="float" office:value="35.9" calcext:value-type="float">
            <text:p>35.9</text:p>
          </table:table-cell>
          <table:table-cell table:number-columns-repeated="6"/>
          <table:table-cell office:value-type="float" office:value="74.96362" calcext:value-type="float">
            <text:p>74.96362</text:p>
          </table:table-cell>
          <table:table-cell table:formula="of:=[.AN107]-[.AN108]" office:value-type="float" office:value="0.316290000000009" calcext:value-type="float">
            <text:p>0.316290000000009</text:p>
          </table:table-cell>
          <table:table-cell table:number-columns-repeated="7"/>
          <table:table-cell office:value-type="float" office:value="98.17034" calcext:value-type="float">
            <text:p>98.17034</text:p>
          </table:table-cell>
          <table:table-cell table:formula="of:=[.AW107]-[.AW108]" office:value-type="float" office:value="22.17034" calcext:value-type="float">
            <text:p>22.17034</text:p>
          </table:table-cell>
          <table:table-cell table:number-columns-repeated="5"/>
          <table:table-cell office:value-type="float" office:value="10.028" calcext:value-type="float">
            <text:p>10.028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558" calcext:value-type="float">
            <text:p>26.558</text:p>
          </table:table-cell>
          <table:table-cell office:value-type="float" office:value="-0.03039551" calcext:value-type="float">
            <text:p>-0.03039551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20654" calcext:value-type="float">
            <text:p>-0.9920654</text:p>
          </table:table-cell>
          <table:table-cell table:number-columns-repeated="2"/>
          <table:table-cell office:value-type="float" office:value="21.921" calcext:value-type="float">
            <text:p>21.92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632" calcext:value-type="float">
            <text:p>9.632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6.064" calcext:value-type="float">
            <text:p>6.06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7" calcext:value-type="float">
            <text:p>34.7</text:p>
          </table:table-cell>
          <table:table-cell table:number-columns-repeated="6"/>
          <table:table-cell office:value-type="float" office:value="74.64733" calcext:value-type="float">
            <text:p>74.64733</text:p>
          </table:table-cell>
          <table:table-cell table:formula="of:=[.AN108]-[.AN109]" office:value-type="float" office:value="0.316299999999998" calcext:value-type="float">
            <text:p>0.316299999999998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table:formula="of:=[.AW108]-[.AW109]" office:value-type="float" office:value="-1.85975000000001" calcext:value-type="float">
            <text:p>-1.85975000000001</text:p>
          </table:table-cell>
          <table:table-cell table:number-columns-repeated="5"/>
          <table:table-cell office:value-type="float" office:value="10.189" calcext:value-type="float">
            <text:p>10.189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33333" calcext:value-type="float">
            <text:p>32.3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808" calcext:value-type="float">
            <text:p>26.808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16992" calcext:value-type="float">
            <text:p>-0.9916992</text:p>
          </table:table-cell>
          <table:table-cell table:number-columns-repeated="2"/>
          <table:table-cell office:value-type="float" office:value="22.171" calcext:value-type="float">
            <text:p>22.17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04" calcext:value-type="float">
            <text:p>9.80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float" office:value="6.086" calcext:value-type="float">
            <text:p>6.086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.7" calcext:value-type="float">
            <text:p>35.7</text:p>
          </table:table-cell>
          <table:table-cell table:number-columns-repeated="6"/>
          <table:table-cell office:value-type="float" office:value="74.33103" calcext:value-type="float">
            <text:p>74.33103</text:p>
          </table:table-cell>
          <table:table-cell table:formula="of:=[.AN109]-[.AN110]" office:value-type="float" office:value="0.317080000000004" calcext:value-type="float">
            <text:p>0.317080000000004</text:p>
          </table:table-cell>
          <table:table-cell table:number-columns-repeated="7"/>
          <table:table-cell office:value-type="float" office:value="77.85975" calcext:value-type="float">
            <text:p>77.85975</text:p>
          </table:table-cell>
          <table:table-cell table:formula="of:=[.AW109]-[.AW110]" office:value-type="float" office:value="0.217800000000011" calcext:value-type="float">
            <text:p>0.217800000000011</text:p>
          </table:table-cell>
          <table:table-cell table:number-columns-repeated="5"/>
          <table:table-cell office:value-type="float" office:value="10.211" calcext:value-type="float">
            <text:p>10.211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6.913" calcext:value-type="float">
            <text:p>26.913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67969" calcext:value-type="float">
            <text:p>0.09667969</text:p>
          </table:table-cell>
          <table:table-cell office:value-type="float" office:value="-0.9916992" calcext:value-type="float">
            <text:p>-0.9916992</text:p>
          </table:table-cell>
          <table:table-cell table:number-columns-repeated="2"/>
          <table:table-cell office:value-type="float" office:value="22.272" calcext:value-type="float">
            <text:p>22.27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26" calcext:value-type="float">
            <text:p>9.826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2.76667" calcext:value-type="float">
            <text:p>32.76667</text:p>
          </table:table-cell>
          <table:table-cell table:number-columns-repeated="2"/>
          <table:table-cell office:value-type="float" office:value="6.108" calcext:value-type="float">
            <text:p>6.108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4.4" calcext:value-type="float">
            <text:p>34.4</text:p>
          </table:table-cell>
          <table:table-cell table:number-columns-repeated="6"/>
          <table:table-cell office:value-type="float" office:value="74.01395" calcext:value-type="float">
            <text:p>74.01395</text:p>
          </table:table-cell>
          <table:table-cell table:formula="of:=[.AN110]-[.AN111]" office:value-type="float" office:value="0.317089999999993" calcext:value-type="float">
            <text:p>0.317089999999993</text:p>
          </table:table-cell>
          <table:table-cell table:number-columns-repeated="7"/>
          <table:table-cell office:value-type="float" office:value="77.64195" calcext:value-type="float">
            <text:p>77.64195</text:p>
          </table:table-cell>
          <table:table-cell table:formula="of:=[.AW110]-[.AW111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237" calcext:value-type="float">
            <text:p>10.237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163" calcext:value-type="float">
            <text:p>27.163</text:p>
          </table:table-cell>
          <table:table-cell office:value-type="float" office:value="-0.03088379" calcext:value-type="float">
            <text:p>-0.03088379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-0.9910889" calcext:value-type="float">
            <text:p>-0.9910889</text:p>
          </table:table-cell>
          <table:table-cell table:number-columns-repeated="2"/>
          <table:table-cell office:value-type="float" office:value="22.522" calcext:value-type="float">
            <text:p>22.522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48" calcext:value-type="float">
            <text:p>9.848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4.03333" calcext:value-type="float">
            <text:p>34.03333</text:p>
          </table:table-cell>
          <table:table-cell table:number-columns-repeated="2"/>
          <table:table-cell office:value-type="float" office:value="6.28" calcext:value-type="float">
            <text:p>6.28</text:p>
          </table:table-cell>
          <table:table-cell office:value-type="float" office:value="35.7" calcext:value-type="float">
            <text:p>35.7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73.69686" calcext:value-type="float">
            <text:p>73.69686</text:p>
          </table:table-cell>
          <table:table-cell table:formula="of:=[.AN111]-[.AN112]" office:value-type="float" office:value="0.317019999999999" calcext:value-type="float">
            <text:p>0.317019999999999</text:p>
          </table:table-cell>
          <table:table-cell table:number-columns-repeated="7"/>
          <table:table-cell office:value-type="float" office:value="77.42416" calcext:value-type="float">
            <text:p>77.42416</text:p>
          </table:table-cell>
          <table:table-cell table:formula="of:=[.AW111]-[.AW112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261" calcext:value-type="float">
            <text:p>10.26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267" calcext:value-type="float">
            <text:p>27.267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0.09680176" calcext:value-type="float">
            <text:p>0.09680176</text:p>
          </table:table-cell>
          <table:table-cell office:value-type="float" office:value="-0.9902344" calcext:value-type="float">
            <text:p>-0.9902344</text:p>
          </table:table-cell>
          <table:table-cell table:number-columns-repeated="2"/>
          <table:table-cell office:value-type="float" office:value="22.633" calcext:value-type="float">
            <text:p>22.63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32.6" calcext:value-type="float">
            <text:p>32.6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6.305" calcext:value-type="float">
            <text:p>6.305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56667" calcext:value-type="float">
            <text:p>35.56667</text:p>
          </table:table-cell>
          <table:table-cell table:number-columns-repeated="6"/>
          <table:table-cell office:value-type="float" office:value="73.37984" calcext:value-type="float">
            <text:p>73.37984</text:p>
          </table:table-cell>
          <table:table-cell table:formula="of:=[.AN112]-[.AN113]" office:value-type="float" office:value="0.317040000000006" calcext:value-type="float">
            <text:p>0.317040000000006</text:p>
          </table:table-cell>
          <table:table-cell table:number-columns-repeated="7"/>
          <table:table-cell office:value-type="float" office:value="77.20637" calcext:value-type="float">
            <text:p>77.20637</text:p>
          </table:table-cell>
          <table:table-cell table:formula="of:=[.AW112]-[.AW113]" office:value-type="float" office:value="0.217800000000011" calcext:value-type="float">
            <text:p>0.217800000000011</text:p>
          </table:table-cell>
          <table:table-cell table:number-columns-repeated="5"/>
          <table:table-cell office:value-type="float" office:value="10.283" calcext:value-type="float">
            <text:p>10.283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519" calcext:value-type="float">
            <text:p>27.519</text:p>
          </table:table-cell>
          <table:table-cell office:value-type="float" office:value="-0.03161621" calcext:value-type="float">
            <text:p>-0.03161621</text:p>
          </table:table-cell>
          <table:table-cell office:value-type="float" office:value="0.0949707" calcext:value-type="float">
            <text:p>0.0949707</text:p>
          </table:table-cell>
          <table:table-cell office:value-type="float" office:value="-0.9907227" calcext:value-type="float">
            <text:p>-0.9907227</text:p>
          </table:table-cell>
          <table:table-cell table:number-columns-repeated="2"/>
          <table:table-cell office:value-type="float" office:value="22.884" calcext:value-type="float">
            <text:p>22.88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892" calcext:value-type="float">
            <text:p>9.89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.328" calcext:value-type="float">
            <text:p>6.328</text:p>
          </table:table-cell>
          <table:table-cell office:value-type="float" office:value="33.8" calcext:value-type="float">
            <text:p>33.8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73.0628" calcext:value-type="float">
            <text:p>73.0628</text:p>
          </table:table-cell>
          <table:table-cell table:formula="of:=[.AN113]-[.AN114]" office:value-type="float" office:value="0.31707999999999" calcext:value-type="float">
            <text:p>0.31707999999999</text:p>
          </table:table-cell>
          <table:table-cell table:number-columns-repeated="7"/>
          <table:table-cell office:value-type="float" office:value="76.98857" calcext:value-type="float">
            <text:p>76.98857</text:p>
          </table:table-cell>
          <table:table-cell table:formula="of:=[.AW113]-[.AW114]" office:value-type="float" office:value="0.217789999999994" calcext:value-type="float">
            <text:p>0.217789999999994</text:p>
          </table:table-cell>
          <table:table-cell table:number-columns-repeated="5"/>
          <table:table-cell office:value-type="float" office:value="10.305" calcext:value-type="float">
            <text:p>10.305</text:p>
          </table:table-cell>
          <table:table-cell office:value-type="float" office:value="29.86667" calcext:value-type="float">
            <text:p>29.86667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7.624" calcext:value-type="float">
            <text:p>27.624</text:p>
          </table:table-cell>
          <table:table-cell office:value-type="float" office:value="-0.03137207" calcext:value-type="float">
            <text:p>-0.03137207</text:p>
          </table:table-cell>
          <table:table-cell office:value-type="float" office:value="0.09631348" calcext:value-type="float">
            <text:p>0.09631348</text:p>
          </table:table-cell>
          <table:table-cell office:value-type="float" office:value="-0.991333" calcext:value-type="float">
            <text:p>-0.991333</text:p>
          </table:table-cell>
          <table:table-cell table:number-columns-repeated="2"/>
          <table:table-cell office:value-type="float" office:value="22.995" calcext:value-type="float">
            <text:p>22.9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14" calcext:value-type="float">
            <text:p>9.914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3.36667" calcext:value-type="float">
            <text:p>33.36667</text:p>
          </table:table-cell>
          <table:table-cell table:number-columns-repeated="2"/>
          <table:table-cell office:value-type="float" office:value="6.351" calcext:value-type="float">
            <text:p>6.351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5.76667" calcext:value-type="float">
            <text:p>35.76667</text:p>
          </table:table-cell>
          <table:table-cell table:number-columns-repeated="6"/>
          <table:table-cell office:value-type="float" office:value="72.74572" calcext:value-type="float">
            <text:p>72.74572</text:p>
          </table:table-cell>
          <table:table-cell table:formula="of:=[.AN114]-[.AN115]" office:value-type="float" office:value="0.317090000000007" calcext:value-type="float">
            <text:p>0.317090000000007</text:p>
          </table:table-cell>
          <table:table-cell table:number-columns-repeated="7"/>
          <table:table-cell office:value-type="float" office:value="76.77078" calcext:value-type="float">
            <text:p>76.77078</text:p>
          </table:table-cell>
          <table:table-cell table:formula="of:=[.AW114]-[.AW115]" office:value-type="float" office:value="0.108910000000009" calcext:value-type="float">
            <text:p>0.108910000000009</text:p>
          </table:table-cell>
          <table:table-cell table:number-columns-repeated="5"/>
          <table:table-cell office:value-type="float" office:value="10.327" calcext:value-type="float">
            <text:p>10.327</text:p>
          </table:table-cell>
          <table:table-cell office:value-type="float" office:value="34.4" calcext:value-type="float">
            <text:p>34.4</text:p>
          </table:table-cell>
          <table:table-cell office:value-type="float" office:value="31.56667" calcext:value-type="float">
            <text:p>31.5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233" calcext:value-type="float">
            <text:p>23.23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37" calcext:value-type="float">
            <text:p>9.937</text:p>
          </table:table-cell>
          <table:table-cell office:value-type="float" office:value="30.63333" calcext:value-type="float">
            <text:p>30.63333</text:p>
          </table:table-cell>
          <table:table-cell office:value-type="float" office:value="33.3" calcext:value-type="float">
            <text:p>33.3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office:value-type="float" office:value="33.1" calcext:value-type="float">
            <text:p>33.1</text:p>
          </table:table-cell>
          <table:table-cell office:value-type="float" office:value="35.16667" calcext:value-type="float">
            <text:p>35.16667</text:p>
          </table:table-cell>
          <table:table-cell table:number-columns-repeated="6"/>
          <table:table-cell office:value-type="float" office:value="72.42863" calcext:value-type="float">
            <text:p>72.42863</text:p>
          </table:table-cell>
          <table:table-cell table:formula="of:=[.AN115]-[.AN116]" office:value-type="float" office:value="0.267529999999994" calcext:value-type="float">
            <text:p>0.267529999999994</text:p>
          </table:table-cell>
          <table:table-cell table:number-columns-repeated="7"/>
          <table:table-cell office:value-type="float" office:value="76.66187" calcext:value-type="float">
            <text:p>76.66187</text:p>
          </table:table-cell>
          <table:table-cell table:formula="of:=[.AW115]-[.AW116]" office:value-type="float" office:value="0.108949999999993" calcext:value-type="float">
            <text:p>0.108949999999993</text:p>
          </table:table-cell>
          <table:table-cell table:number-columns-repeated="5"/>
          <table:table-cell office:value-type="float" office:value="10.349" calcext:value-type="float">
            <text:p>10.349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344" calcext:value-type="float">
            <text:p>23.344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59" calcext:value-type="float">
            <text:p>9.959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9" calcext:value-type="float">
            <text:p>33.9</text:p>
          </table:table-cell>
          <table:table-cell table:number-columns-repeated="2"/>
          <table:table-cell office:value-type="float" office:value="6.395" calcext:value-type="float">
            <text:p>6.395</text:p>
          </table:table-cell>
          <table:table-cell office:value-type="float" office:value="35.1" calcext:value-type="float">
            <text:p>35.1</text:p>
          </table:table-cell>
          <table:table-cell office:value-type="float" office:value="35.56667" calcext:value-type="float">
            <text:p>35.56667</text:p>
          </table:table-cell>
          <table:table-cell table:number-columns-repeated="6"/>
          <table:table-cell office:value-type="float" office:value="72.1611" calcext:value-type="float">
            <text:p>72.1611</text:p>
          </table:table-cell>
          <table:table-cell table:formula="of:=[.AN116]-[.AN117]" office:value-type="float" office:value="21.32522" calcext:value-type="float">
            <text:p>21.32522</text:p>
          </table:table-cell>
          <table:table-cell table:number-columns-repeated="7"/>
          <table:table-cell office:value-type="float" office:value="76.55292" calcext:value-type="float">
            <text:p>76.55292</text:p>
          </table:table-cell>
          <table:table-cell table:formula="of:=[.AW116]-[.AW117]" office:value-type="float" office:value="0.108900000000006" calcext:value-type="float">
            <text:p>0.108900000000006</text:p>
          </table:table-cell>
          <table:table-cell table:number-columns-repeated="5"/>
          <table:table-cell office:value-type="float" office:value="10.372" calcext:value-type="float">
            <text:p>10.372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593" calcext:value-type="float">
            <text:p>23.593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981" calcext:value-type="float">
            <text:p>9.981</text:p>
          </table:table-cell>
          <table:table-cell office:value-type="float" office:value="31.9" calcext:value-type="float">
            <text:p>31.9</text:p>
          </table:table-cell>
          <table:table-cell office:value-type="float" office:value="31.86667" calcext:value-type="float">
            <text:p>31.86667</text:p>
          </table:table-cell>
          <table:table-cell table:number-columns-repeated="2"/>
          <table:table-cell office:value-type="float" office:value="6.417" calcext:value-type="float">
            <text:p>6.41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6.86666" calcext:value-type="float">
            <text:p>36.86666</text:p>
          </table:table-cell>
          <table:table-cell table:number-columns-repeated="6"/>
          <table:table-cell office:value-type="float" office:value="50.83588" calcext:value-type="float">
            <text:p>50.83588</text:p>
          </table:table-cell>
          <table:table-cell table:formula="of:=[.AN117]-[.AN118]" office:value-type="float" office:value="0.325230000000005" calcext:value-type="float">
            <text:p>0.325230000000005</text:p>
          </table:table-cell>
          <table:table-cell table:number-columns-repeated="7"/>
          <table:table-cell office:value-type="float" office:value="76.44402" calcext:value-type="float">
            <text:p>76.44402</text:p>
          </table:table-cell>
          <table:table-cell table:formula="of:=[.AW117]-[.AW118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545" calcext:value-type="float">
            <text:p>10.545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63333" calcext:value-type="float">
            <text:p>33.6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695" calcext:value-type="float">
            <text:p>23.69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003" calcext:value-type="float">
            <text:p>10.003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86667" calcext:value-type="float">
            <text:p>33.86667</text:p>
          </table:table-cell>
          <table:table-cell table:number-columns-repeated="2"/>
          <table:table-cell office:value-type="float" office:value="6.44" calcext:value-type="float">
            <text:p>6.44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50.51065" calcext:value-type="float">
            <text:p>50.51065</text:p>
          </table:table-cell>
          <table:table-cell table:formula="of:=[.AN118]-[.AN119]" office:value-type="float" office:value="0.325289999999995" calcext:value-type="float">
            <text:p>0.325289999999995</text:p>
          </table:table-cell>
          <table:table-cell table:number-columns-repeated="7"/>
          <table:table-cell office:value-type="float" office:value="76.22312" calcext:value-type="float">
            <text:p>76.22312</text:p>
          </table:table-cell>
          <table:table-cell table:formula="of:=[.AW118]-[.AW119]" office:value-type="float" office:value="0.220919999999992" calcext:value-type="float">
            <text:p>0.220919999999992</text:p>
          </table:table-cell>
          <table:table-cell table:number-columns-repeated="5"/>
          <table:table-cell office:value-type="float" office:value="10.57" calcext:value-type="float">
            <text:p>10.57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3.947" calcext:value-type="float">
            <text:p>23.947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164" calcext:value-type="float">
            <text:p>10.164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6.463" calcext:value-type="float">
            <text:p>6.463</text:p>
          </table:table-cell>
          <table:table-cell office:value-type="float" office:value="33.1" calcext:value-type="float">
            <text:p>33.1</text:p>
          </table:table-cell>
          <table:table-cell office:value-type="float" office:value="35.36667" calcext:value-type="float">
            <text:p>35.36667</text:p>
          </table:table-cell>
          <table:table-cell table:number-columns-repeated="6"/>
          <table:table-cell office:value-type="float" office:value="50.18536" calcext:value-type="float">
            <text:p>50.18536</text:p>
          </table:table-cell>
          <table:table-cell table:formula="of:=[.AN119]-[.AN120]" office:value-type="float" office:value="0.325279999999999" calcext:value-type="float">
            <text:p>0.325279999999999</text:p>
          </table:table-cell>
          <table:table-cell table:number-columns-repeated="7"/>
          <table:table-cell office:value-type="float" office:value="76.0022" calcext:value-type="float">
            <text:p>76.0022</text:p>
          </table:table-cell>
          <table:table-cell table:formula="of:=[.AW119]-[.AW120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598" calcext:value-type="float">
            <text:p>10.598</text:p>
          </table:table-cell>
          <table:table-cell office:value-type="float" office:value="33.6" calcext:value-type="float">
            <text:p>33.6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4.05" calcext:value-type="float">
            <text:p>24.05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187" calcext:value-type="float">
            <text:p>10.187</text:p>
          </table:table-cell>
          <table:table-cell office:value-type="float" office:value="31.9" calcext:value-type="float">
            <text:p>31.9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6.639" calcext:value-type="float">
            <text:p>6.639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4.8" calcext:value-type="float">
            <text:p>34.8</text:p>
          </table:table-cell>
          <table:table-cell table:number-columns-repeated="6"/>
          <table:table-cell office:value-type="float" office:value="49.86008" calcext:value-type="float">
            <text:p>49.86008</text:p>
          </table:table-cell>
          <table:table-cell table:formula="of:=[.AN120]-[.AN121]" office:value-type="float" office:value="0.325230000000005" calcext:value-type="float">
            <text:p>0.325230000000005</text:p>
          </table:table-cell>
          <table:table-cell table:number-columns-repeated="7"/>
          <table:table-cell office:value-type="float" office:value="75.78129" calcext:value-type="float">
            <text:p>75.78129</text:p>
          </table:table-cell>
          <table:table-cell table:formula="of:=[.AW120]-[.AW121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62" calcext:value-type="float">
            <text:p>10.62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3.73333" calcext:value-type="float">
            <text:p>33.7333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24.301" calcext:value-type="float">
            <text:p>24.301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-1.6" calcext:value-type="float">
            <text:p>-1.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.209" calcext:value-type="float">
            <text:p>10.209</text:p>
          </table:table-cell>
          <table:table-cell office:value-type="float" office:value="30.8" calcext:value-type="float">
            <text:p>30.8</text:p>
          </table:table-cell>
          <table:table-cell office:value-type="float" office:value="33.8" calcext:value-type="float">
            <text:p>33.8</text:p>
          </table:table-cell>
          <table:table-cell table:number-columns-repeated="2"/>
          <table:table-cell office:value-type="float" office:value="6.662" calcext:value-type="float">
            <text:p>6.662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23333" calcext:value-type="float">
            <text:p>34.23333</text:p>
          </table:table-cell>
          <table:table-cell table:number-columns-repeated="6"/>
          <table:table-cell office:value-type="float" office:value="49.53485" calcext:value-type="float">
            <text:p>49.53485</text:p>
          </table:table-cell>
          <table:table-cell table:formula="of:=[.AN121]-[.AN122]" office:value-type="float" office:value="0.326000000000001" calcext:value-type="float">
            <text:p>0.326000000000001</text:p>
          </table:table-cell>
          <table:table-cell table:number-columns-repeated="7"/>
          <table:table-cell office:value-type="float" office:value="75.56039" calcext:value-type="float">
            <text:p>75.56039</text:p>
          </table:table-cell>
          <table:table-cell table:formula="of:=[.AW121]-[.AW122]" office:value-type="float" office:value="0.220960000000005" calcext:value-type="float">
            <text:p>0.220960000000005</text:p>
          </table:table-cell>
          <table:table-cell table:number-columns-repeated="5"/>
          <table:table-cell office:value-type="float" office:value="10.642" calcext:value-type="float">
            <text:p>10.642</text:p>
          </table:table-cell>
          <table:table-cell office:value-type="float" office:value="31.4" calcext:value-type="float">
            <text:p>31.4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31" calcext:value-type="float">
            <text:p>10.231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6.684" calcext:value-type="float">
            <text:p>6.684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49.20885" calcext:value-type="float">
            <text:p>49.20885</text:p>
          </table:table-cell>
          <table:table-cell table:formula="of:=[.AN122]-[.AN123]" office:value-type="float" office:value="0.326009999999997" calcext:value-type="float">
            <text:p>0.326009999999997</text:p>
          </table:table-cell>
          <table:table-cell table:number-columns-repeated="7"/>
          <table:table-cell office:value-type="float" office:value="75.33943" calcext:value-type="float">
            <text:p>75.33943</text:p>
          </table:table-cell>
          <table:table-cell table:formula="of:=[.AW122]-[.AW123]" office:value-type="float" office:value="0.220969999999994" calcext:value-type="float">
            <text:p>0.220969999999994</text:p>
          </table:table-cell>
          <table:table-cell table:number-columns-repeated="5"/>
          <table:table-cell office:value-type="float" office:value="10.665" calcext:value-type="float">
            <text:p>10.665</text:p>
          </table:table-cell>
          <table:table-cell office:value-type="float" office:value="30.7" calcext:value-type="float">
            <text:p>30.7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54" calcext:value-type="float">
            <text:p>10.254</text:p>
          </table:table-cell>
          <table:table-cell office:value-type="float" office:value="32.4" calcext:value-type="float">
            <text:p>32.4</text:p>
          </table:table-cell>
          <table:table-cell office:value-type="float" office:value="33.66667" calcext:value-type="float">
            <text:p>33.66667</text:p>
          </table:table-cell>
          <table:table-cell table:number-columns-repeated="2"/>
          <table:table-cell office:value-type="float" office:value="6.706" calcext:value-type="float">
            <text:p>6.706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86666" calcext:value-type="float">
            <text:p>34.86666</text:p>
          </table:table-cell>
          <table:table-cell table:number-columns-repeated="6"/>
          <table:table-cell office:value-type="float" office:value="48.88284" calcext:value-type="float">
            <text:p>48.88284</text:p>
          </table:table-cell>
          <table:table-cell table:formula="of:=[.AN123]-[.AN124]" office:value-type="float" office:value="0.326059999999998" calcext:value-type="float">
            <text:p>0.326059999999998</text:p>
          </table:table-cell>
          <table:table-cell table:number-columns-repeated="7"/>
          <table:table-cell office:value-type="float" office:value="75.11846" calcext:value-type="float">
            <text:p>75.11846</text:p>
          </table:table-cell>
          <table:table-cell table:formula="of:=[.AW123]-[.AW124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687" calcext:value-type="float">
            <text:p>10.68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77" calcext:value-type="float">
            <text:p>10.277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6.729" calcext:value-type="float">
            <text:p>6.729</text:p>
          </table:table-cell>
          <table:table-cell office:value-type="float" office:value="34" calcext:value-type="float">
            <text:p>34</text:p>
          </table:table-cell>
          <table:table-cell office:value-type="float" office:value="35.06667" calcext:value-type="float">
            <text:p>35.06667</text:p>
          </table:table-cell>
          <table:table-cell table:number-columns-repeated="6"/>
          <table:table-cell office:value-type="float" office:value="48.55678" calcext:value-type="float">
            <text:p>48.55678</text:p>
          </table:table-cell>
          <table:table-cell table:formula="of:=[.AN124]-[.AN125]" office:value-type="float" office:value="0.326060000000005" calcext:value-type="float">
            <text:p>0.326060000000005</text:p>
          </table:table-cell>
          <table:table-cell table:number-columns-repeated="7"/>
          <table:table-cell office:value-type="float" office:value="74.89755" calcext:value-type="float">
            <text:p>74.89755</text:p>
          </table:table-cell>
          <table:table-cell table:formula="of:=[.AW124]-[.AW125]" office:value-type="float" office:value="0.2209" calcext:value-type="float">
            <text:p>0.2209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299" calcext:value-type="float">
            <text:p>10.299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3.63333" calcext:value-type="float">
            <text:p>33.63333</text:p>
          </table:table-cell>
          <table:table-cell table:number-columns-repeated="2"/>
          <table:table-cell office:value-type="float" office:value="6.751" calcext:value-type="float">
            <text:p>6.751</text:p>
          </table:table-cell>
          <table:table-cell office:value-type="float" office:value="35.6" calcext:value-type="float">
            <text:p>35.6</text:p>
          </table:table-cell>
          <table:table-cell office:value-type="float" office:value="33.63333" calcext:value-type="float">
            <text:p>33.63333</text:p>
          </table:table-cell>
          <table:table-cell table:number-columns-repeated="6"/>
          <table:table-cell office:value-type="float" office:value="48.23072" calcext:value-type="float">
            <text:p>48.23072</text:p>
          </table:table-cell>
          <table:table-cell table:formula="of:=[.AN125]-[.AN126]" office:value-type="float" office:value="0.326009999999997" calcext:value-type="float">
            <text:p>0.326009999999997</text:p>
          </table:table-cell>
          <table:table-cell table:number-columns-repeated="7"/>
          <table:table-cell office:value-type="float" office:value="74.67665" calcext:value-type="float">
            <text:p>74.67665</text:p>
          </table:table-cell>
          <table:table-cell table:formula="of:=[.AW125]-[.AW126]" office:value-type="float" office:value="0.220919999999992" calcext:value-type="float">
            <text:p>0.220919999999992</text:p>
          </table:table-cell>
          <table:table-cell table:number-columns-repeated="5"/>
          <table:table-cell office:value-type="float" office:value="10.732" calcext:value-type="float">
            <text:p>10.732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321" calcext:value-type="float">
            <text:p>10.321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6.773" calcext:value-type="float">
            <text:p>6.773</text:p>
          </table:table-cell>
          <table:table-cell office:value-type="float" office:value="35.3" calcext:value-type="float">
            <text:p>35.3</text:p>
          </table:table-cell>
          <table:table-cell office:value-type="float" office:value="36.5" calcext:value-type="float">
            <text:p>36.5</text:p>
          </table:table-cell>
          <table:table-cell table:number-columns-repeated="6"/>
          <table:table-cell office:value-type="float" office:value="47.90471" calcext:value-type="float">
            <text:p>47.90471</text:p>
          </table:table-cell>
          <table:table-cell table:formula="of:=[.AN126]-[.AN127]" office:value-type="float" office:value="0.326000000000001" calcext:value-type="float">
            <text:p>0.326000000000001</text:p>
          </table:table-cell>
          <table:table-cell table:number-columns-repeated="7"/>
          <table:table-cell office:value-type="float" office:value="74.45573" calcext:value-type="float">
            <text:p>74.45573</text:p>
          </table:table-cell>
          <table:table-cell table:formula="of:=[.AW126]-[.AW127]" office:value-type="float" office:value="0.220910000000003" calcext:value-type="float">
            <text:p>0.220910000000003</text:p>
          </table:table-cell>
          <table:table-cell table:number-columns-repeated="5"/>
          <table:table-cell office:value-type="float" office:value="10.905" calcext:value-type="float">
            <text:p>10.905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343" calcext:value-type="float">
            <text:p>10.343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6.795" calcext:value-type="float">
            <text:p>6.795</text:p>
          </table:table-cell>
          <table:table-cell office:value-type="float" office:value="34" calcext:value-type="float">
            <text:p>34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47.57871" calcext:value-type="float">
            <text:p>47.57871</text:p>
          </table:table-cell>
          <table:table-cell table:formula="of:=[.AN127]-[.AN128]" office:value-type="float" office:value="0.326070000000001" calcext:value-type="float">
            <text:p>0.326070000000001</text:p>
          </table:table-cell>
          <table:table-cell table:number-columns-repeated="7"/>
          <table:table-cell office:value-type="float" office:value="74.23482" calcext:value-type="float">
            <text:p>74.23482</text:p>
          </table:table-cell>
          <table:table-cell table:formula="of:=[.AW127]-[.AW128]" office:value-type="float" office:value="0.110460000000003" calcext:value-type="float">
            <text:p>0.110460000000003</text:p>
          </table:table-cell>
          <table:table-cell table:number-columns-repeated="5"/>
          <table:table-cell office:value-type="float" office:value="10.927" calcext:value-type="float">
            <text:p>10.927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18" calcext:value-type="float">
            <text:p>10.518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6.817" calcext:value-type="float">
            <text:p>6.817</text:p>
          </table:table-cell>
          <table:table-cell office:value-type="float" office:value="34.5" calcext:value-type="float">
            <text:p>34.5</text:p>
          </table:table-cell>
          <table:table-cell office:value-type="float" office:value="36.46667" calcext:value-type="float">
            <text:p>36.46667</text:p>
          </table:table-cell>
          <table:table-cell table:number-columns-repeated="6"/>
          <table:table-cell office:value-type="float" office:value="47.25264" calcext:value-type="float">
            <text:p>47.25264</text:p>
          </table:table-cell>
          <table:table-cell table:formula="of:=[.AN128]-[.AN129]" office:value-type="float" office:value="0.326070000000001" calcext:value-type="float">
            <text:p>0.326070000000001</text:p>
          </table:table-cell>
          <table:table-cell table:number-columns-repeated="7"/>
          <table:table-cell office:value-type="float" office:value="74.12436" calcext:value-type="float">
            <text:p>74.12436</text:p>
          </table:table-cell>
          <table:table-cell table:formula="of:=[.AW128]-[.AW129]" office:value-type="float" office:value="0.110559999999992" calcext:value-type="float">
            <text:p>0.110559999999992</text:p>
          </table:table-cell>
          <table:table-cell table:number-columns-repeated="5"/>
          <table:table-cell office:value-type="float" office:value="10.953" calcext:value-type="float">
            <text:p>10.953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41" calcext:value-type="float">
            <text:p>10.541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float" office:value="6.989" calcext:value-type="float">
            <text:p>6.989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5.2" calcext:value-type="float">
            <text:p>35.2</text:p>
          </table:table-cell>
          <table:table-cell table:number-columns-repeated="6"/>
          <table:table-cell office:value-type="float" office:value="46.92657" calcext:value-type="float">
            <text:p>46.92657</text:p>
          </table:table-cell>
          <table:table-cell table:formula="of:=[.AN129]-[.AN130]" office:value-type="float" office:value="0.326139999999995" calcext:value-type="float">
            <text:p>0.326139999999995</text:p>
          </table:table-cell>
          <table:table-cell table:number-columns-repeated="7"/>
          <table:table-cell office:value-type="float" office:value="74.0138" calcext:value-type="float">
            <text:p>74.0138</text:p>
          </table:table-cell>
          <table:table-cell table:formula="of:=[.AW129]-[.AW130]" office:value-type="float" office:value="0.221180000000004" calcext:value-type="float">
            <text:p>0.221180000000004</text:p>
          </table:table-cell>
          <table:table-cell table:number-columns-repeated="5"/>
          <table:table-cell office:value-type="float" office:value="10.975" calcext:value-type="float">
            <text:p>10.975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63" calcext:value-type="float">
            <text:p>10.563</text:p>
          </table:table-cell>
          <table:table-cell office:value-type="float" office:value="33.1" calcext:value-type="float">
            <text:p>33.1</text:p>
          </table:table-cell>
          <table:table-cell office:value-type="float" office:value="32.86667" calcext:value-type="float">
            <text:p>32.86667</text:p>
          </table:table-cell>
          <table:table-cell table:number-columns-repeated="2"/>
          <table:table-cell office:value-type="float" office:value="7.012" calcext:value-type="float">
            <text:p>7.012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6.23333" calcext:value-type="float">
            <text:p>36.23333</text:p>
          </table:table-cell>
          <table:table-cell table:number-columns-repeated="6"/>
          <table:table-cell office:value-type="float" office:value="46.60043" calcext:value-type="float">
            <text:p>46.60043</text:p>
          </table:table-cell>
          <table:table-cell table:formula="of:=[.AN130]-[.AN131]" office:value-type="float" office:value="0.434850000000004" calcext:value-type="float">
            <text:p>0.434850000000004</text:p>
          </table:table-cell>
          <table:table-cell table:number-columns-repeated="7"/>
          <table:table-cell office:value-type="float" office:value="73.79262" calcext:value-type="float">
            <text:p>73.79262</text:p>
          </table:table-cell>
          <table:table-cell table:formula="of:=[.AW130]-[.AW131]" office:value-type="float" office:value="-663.51443" calcext:value-type="float">
            <text:p>-663.51443</text:p>
          </table:table-cell>
          <table:table-cell table:number-columns-repeated="5"/>
          <table:table-cell office:value-type="float" office:value="10.997" calcext:value-type="float">
            <text:p>10.997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587" calcext:value-type="float">
            <text:p>10.58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43334" calcext:value-type="float">
            <text:p>32.43334</text:p>
          </table:table-cell>
          <table:table-cell table:number-columns-repeated="2"/>
          <table:table-cell office:value-type="float" office:value="7.036" calcext:value-type="float">
            <text:p>7.036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3.7" calcext:value-type="float">
            <text:p>33.7</text:p>
          </table:table-cell>
          <table:table-cell table:number-columns-repeated="6"/>
          <table:table-cell office:value-type="float" office:value="46.16558" calcext:value-type="float">
            <text:p>46.16558</text:p>
          </table:table-cell>
          <table:table-cell table:formula="of:=[.AN131]-[.AN132]" office:value-type="float" office:value="0.326209999999996" calcext:value-type="float">
            <text:p>0.326209999999996</text:p>
          </table:table-cell>
          <table:table-cell table:number-columns-repeated="7"/>
          <table:table-cell office:value-type="float" office:value="737.30705" calcext:value-type="float">
            <text:p>737.30705</text:p>
          </table:table-cell>
          <table:table-cell table:formula="of:=[.AW131]-[.AW132]" office:value-type="float" office:value="680.21673" calcext:value-type="float">
            <text:p>680.21673</text:p>
          </table:table-cell>
          <table:table-cell table:number-columns-repeated="5"/>
          <table:table-cell office:value-type="float" office:value="11.019" calcext:value-type="float">
            <text:p>11.019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1" calcext:value-type="float">
            <text:p>10.61</text:p>
          </table:table-cell>
          <table:table-cell office:value-type="float" office:value="33.4" calcext:value-type="float">
            <text:p>33.4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7.059" calcext:value-type="float">
            <text:p>7.059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45.83937" calcext:value-type="float">
            <text:p>45.83937</text:p>
          </table:table-cell>
          <table:table-cell table:formula="of:=[.AN132]-[.AN133]" office:value-type="float" office:value="0.32844" calcext:value-type="float">
            <text:p>0.32844</text:p>
          </table:table-cell>
          <table:table-cell table:number-columns-repeated="7"/>
          <table:table-cell office:value-type="float" office:value="57.09032" calcext:value-type="float">
            <text:p>57.09032</text:p>
          </table:table-cell>
          <table:table-cell table:formula="of:=[.AW132]-[.AW133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041" calcext:value-type="float">
            <text:p>11.041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32" calcext:value-type="float">
            <text:p>10.632</text:p>
          </table:table-cell>
          <table:table-cell office:value-type="float" office:value="34.3" calcext:value-type="float">
            <text:p>34.3</text:p>
          </table:table-cell>
          <table:table-cell office:value-type="float" office:value="32.1" calcext:value-type="float">
            <text:p>32.1</text:p>
          </table:table-cell>
          <table:table-cell table:number-columns-repeated="2"/>
          <table:table-cell office:value-type="float" office:value="7.081" calcext:value-type="float">
            <text:p>7.081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45.51093" calcext:value-type="float">
            <text:p>45.51093</text:p>
          </table:table-cell>
          <table:table-cell table:formula="of:=[.AN133]-[.AN134]" office:value-type="float" office:value="0.328389999999999" calcext:value-type="float">
            <text:p>0.328389999999999</text:p>
          </table:table-cell>
          <table:table-cell table:number-columns-repeated="7"/>
          <table:table-cell office:value-type="float" office:value="56.87372" calcext:value-type="float">
            <text:p>56.87372</text:p>
          </table:table-cell>
          <table:table-cell table:formula="of:=[.AW133]-[.AW134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063" calcext:value-type="float">
            <text:p>11.063</text:p>
          </table:table-cell>
          <table:table-cell office:value-type="float" office:value="31.6" calcext:value-type="float">
            <text:p>31.6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55" calcext:value-type="float">
            <text:p>10.655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23333" calcext:value-type="float">
            <text:p>32.23333</text:p>
          </table:table-cell>
          <table:table-cell table:number-columns-repeated="2"/>
          <table:table-cell office:value-type="float" office:value="7.105" calcext:value-type="float">
            <text:p>7.105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45.18254" calcext:value-type="float">
            <text:p>45.18254</text:p>
          </table:table-cell>
          <table:table-cell table:formula="of:=[.AN134]-[.AN135]" office:value-type="float" office:value="0.328380000000003" calcext:value-type="float">
            <text:p>0.328380000000003</text:p>
          </table:table-cell>
          <table:table-cell table:number-columns-repeated="7"/>
          <table:table-cell office:value-type="float" office:value="56.65712" calcext:value-type="float">
            <text:p>56.65712</text:p>
          </table:table-cell>
          <table:table-cell table:formula="of:=[.AW134]-[.AW135]" office:value-type="float" office:value="0.216540000000002" calcext:value-type="float">
            <text:p>0.216540000000002</text:p>
          </table:table-cell>
          <table:table-cell table:number-columns-repeated="5"/>
          <table:table-cell office:value-type="float" office:value="11.085" calcext:value-type="float">
            <text:p>11.085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77" calcext:value-type="float">
            <text:p>10.677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06667" calcext:value-type="float">
            <text:p>33.06667</text:p>
          </table:table-cell>
          <table:table-cell table:number-columns-repeated="2"/>
          <table:table-cell office:value-type="float" office:value="7.128" calcext:value-type="float">
            <text:p>7.128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44.85416" calcext:value-type="float">
            <text:p>44.85416</text:p>
          </table:table-cell>
          <table:table-cell table:formula="of:=[.AN135]-[.AN136]" office:value-type="float" office:value="0.328450000000004" calcext:value-type="float">
            <text:p>0.328450000000004</text:p>
          </table:table-cell>
          <table:table-cell table:number-columns-repeated="7"/>
          <table:table-cell office:value-type="float" office:value="56.44058" calcext:value-type="float">
            <text:p>56.44058</text:p>
          </table:table-cell>
          <table:table-cell table:formula="of:=[.AW135]-[.AW136]" office:value-type="float" office:value="0.216539999999995" calcext:value-type="float">
            <text:p>0.216539999999995</text:p>
          </table:table-cell>
          <table:table-cell table:number-columns-repeated="5"/>
          <table:table-cell office:value-type="float" office:value="11.257" calcext:value-type="float">
            <text:p>11.257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4.33333" calcext:value-type="float">
            <text:p>34.3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699" calcext:value-type="float">
            <text:p>10.699</text:p>
          </table:table-cell>
          <table:table-cell office:value-type="float" office:value="32" calcext:value-type="float">
            <text:p>32</text:p>
          </table:table-cell>
          <table:table-cell office:value-type="float" office:value="33.13334" calcext:value-type="float">
            <text:p>33.13334</text:p>
          </table:table-cell>
          <table:table-cell table:number-columns-repeated="2"/>
          <table:table-cell office:value-type="float" office:value="7.15" calcext:value-type="float">
            <text:p>7.15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6.43333" calcext:value-type="float">
            <text:p>36.43333</text:p>
          </table:table-cell>
          <table:table-cell table:number-columns-repeated="6"/>
          <table:table-cell office:value-type="float" office:value="44.52571" calcext:value-type="float">
            <text:p>44.52571</text:p>
          </table:table-cell>
          <table:table-cell table:formula="of:=[.AN136]-[.AN137]" office:value-type="float" office:value="0.218979999999995" calcext:value-type="float">
            <text:p>0.218979999999995</text:p>
          </table:table-cell>
          <table:table-cell table:number-columns-repeated="7"/>
          <table:table-cell office:value-type="float" office:value="56.22404" calcext:value-type="float">
            <text:p>56.22404</text:p>
          </table:table-cell>
          <table:table-cell table:formula="of:=[.AW136]-[.AW137]" office:value-type="float" office:value="0.216550000000005" calcext:value-type="float">
            <text:p>0.216550000000005</text:p>
          </table:table-cell>
          <table:table-cell table:number-columns-repeated="5"/>
          <table:table-cell office:value-type="float" office:value="11.279" calcext:value-type="float">
            <text:p>11.279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871" calcext:value-type="float">
            <text:p>10.871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26667" calcext:value-type="float">
            <text:p>32.26667</text:p>
          </table:table-cell>
          <table:table-cell table:number-columns-repeated="2"/>
          <table:table-cell office:value-type="float" office:value="7.173" calcext:value-type="float">
            <text:p>7.173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03333" calcext:value-type="float">
            <text:p>34.03333</text:p>
          </table:table-cell>
          <table:table-cell table:number-columns-repeated="6"/>
          <table:table-cell office:value-type="float" office:value="44.30673" calcext:value-type="float">
            <text:p>44.30673</text:p>
          </table:table-cell>
          <table:table-cell table:formula="of:=[.AN137]-[.AN138]" office:value-type="float" office:value="0.328380490000001" calcext:value-type="float">
            <text:p>0.328380490000001</text:p>
          </table:table-cell>
          <table:table-cell table:number-columns-repeated="7"/>
          <table:table-cell office:value-type="float" office:value="56.00749" calcext:value-type="float">
            <text:p>56.00749</text:p>
          </table:table-cell>
          <table:table-cell table:formula="of:=[.AW137]-[.AW138]" office:value-type="float" office:value="0.216549999999998" calcext:value-type="float">
            <text:p>0.216549999999998</text:p>
          </table:table-cell>
          <table:table-cell table:number-columns-repeated="5"/>
          <table:table-cell office:value-type="float" office:value="11.304" calcext:value-type="float">
            <text:p>11.304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4.06667" calcext:value-type="float">
            <text:p>34.0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893" calcext:value-type="float">
            <text:p>10.893</text:p>
          </table:table-cell>
          <table:table-cell office:value-type="float" office:value="31.1" calcext:value-type="float">
            <text:p>31.1</text:p>
          </table:table-cell>
          <table:table-cell office:value-type="float" office:value="34.46667" calcext:value-type="float">
            <text:p>34.46667</text:p>
          </table:table-cell>
          <table:table-cell table:number-columns-repeated="2"/>
          <table:table-cell office:value-type="float" office:value="7.345" calcext:value-type="float">
            <text:p>7.345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13334" calcext:value-type="float">
            <text:p>35.13334</text:p>
          </table:table-cell>
          <table:table-cell table:number-columns-repeated="6"/>
          <table:table-cell office:value-type="float" office:value="43.97834951" calcext:value-type="float">
            <text:p>43.97834951</text:p>
          </table:table-cell>
          <table:table-cell table:formula="of:=[.AN138]-[.AN139]" office:value-type="float" office:value="16.81217951" calcext:value-type="float">
            <text:p>16.81217951</text:p>
          </table:table-cell>
          <table:table-cell table:number-columns-repeated="7"/>
          <table:table-cell office:value-type="float" office:value="55.79094" calcext:value-type="float">
            <text:p>55.79094</text:p>
          </table:table-cell>
          <table:table-cell table:formula="of:=[.AW138]-[.AW139]" office:value-type="float" office:value="0.216589999999996" calcext:value-type="float">
            <text:p>0.216589999999996</text:p>
          </table:table-cell>
          <table:table-cell table:number-columns-repeated="5"/>
          <table:table-cell office:value-type="float" office:value="11.327" calcext:value-type="float">
            <text:p>11.327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18" calcext:value-type="float">
            <text:p>10.918</text:p>
          </table:table-cell>
          <table:table-cell office:value-type="float" office:value="32.7" calcext:value-type="float">
            <text:p>32.7</text:p>
          </table:table-cell>
          <table:table-cell office:value-type="float" office:value="33.23334" calcext:value-type="float">
            <text:p>33.23334</text:p>
          </table:table-cell>
          <table:table-cell table:number-columns-repeated="2"/>
          <table:table-cell office:value-type="float" office:value="7.37" calcext:value-type="float">
            <text:p>7.3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4.06667" calcext:value-type="float">
            <text:p>34.06667</text:p>
          </table:table-cell>
          <table:table-cell table:number-columns-repeated="6"/>
          <table:table-cell office:value-type="float" office:value="27.16617" calcext:value-type="float">
            <text:p>27.16617</text:p>
          </table:table-cell>
          <table:table-cell table:formula="of:=[.AN139]-[.AN140]" office:value-type="float" office:value="0.333480000000002" calcext:value-type="float">
            <text:p>0.333480000000002</text:p>
          </table:table-cell>
          <table:table-cell table:number-columns-repeated="7"/>
          <table:table-cell office:value-type="float" office:value="55.57435" calcext:value-type="float">
            <text:p>55.57435</text:p>
          </table:table-cell>
          <table:table-cell table:formula="of:=[.AW139]-[.AW140]" office:value-type="float" office:value="0.2166" calcext:value-type="float">
            <text:p>0.2166</text:p>
          </table:table-cell>
          <table:table-cell table:number-columns-repeated="5"/>
          <table:table-cell office:value-type="float" office:value="11.349" calcext:value-type="float">
            <text:p>11.349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4" calcext:value-type="float">
            <text:p>10.94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float" office:value="7.392" calcext:value-type="float">
            <text:p>7.392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3" calcext:value-type="float">
            <text:p>35.3</text:p>
          </table:table-cell>
          <table:table-cell table:number-columns-repeated="6"/>
          <table:table-cell office:value-type="float" office:value="26.83269" calcext:value-type="float">
            <text:p>26.83269</text:p>
          </table:table-cell>
          <table:table-cell table:formula="of:=[.AN140]-[.AN141]" office:value-type="float" office:value="0.444649999999999" calcext:value-type="float">
            <text:p>0.444649999999999</text:p>
          </table:table-cell>
          <table:table-cell table:number-columns-repeated="7"/>
          <table:table-cell office:value-type="float" office:value="55.35775" calcext:value-type="float">
            <text:p>55.35775</text:p>
          </table:table-cell>
          <table:table-cell table:formula="of:=[.AW140]-[.AW141]" office:value-type="float" office:value="0.216550000000005" calcext:value-type="float">
            <text:p>0.216550000000005</text:p>
          </table:table-cell>
          <table:table-cell table:number-columns-repeated="5"/>
          <table:table-cell office:value-type="float" office:value="11.372" calcext:value-type="float">
            <text:p>11.372</text:p>
          </table:table-cell>
          <table:table-cell office:value-type="float" office:value="32.2" calcext:value-type="float">
            <text:p>32.2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62" calcext:value-type="float">
            <text:p>10.962</text:p>
          </table:table-cell>
          <table:table-cell office:value-type="float" office:value="33.3" calcext:value-type="float">
            <text:p>33.3</text:p>
          </table:table-cell>
          <table:table-cell office:value-type="float" office:value="33.33333" calcext:value-type="float">
            <text:p>33.33333</text:p>
          </table:table-cell>
          <table:table-cell table:number-columns-repeated="2"/>
          <table:table-cell office:value-type="float" office:value="7.419" calcext:value-type="float">
            <text:p>7.419</text:p>
          </table:table-cell>
          <table:table-cell office:value-type="float" office:value="35.3" calcext:value-type="float">
            <text:p>35.3</text:p>
          </table:table-cell>
          <table:table-cell office:value-type="float" office:value="33.83333" calcext:value-type="float">
            <text:p>33.83333</text:p>
          </table:table-cell>
          <table:table-cell table:number-columns-repeated="6"/>
          <table:table-cell office:value-type="float" office:value="26.38804" calcext:value-type="float">
            <text:p>26.38804</text:p>
          </table:table-cell>
          <table:table-cell table:formula="of:=[.AN141]-[.AN142]" office:value-type="float" office:value="0.333470000000002" calcext:value-type="float">
            <text:p>0.333470000000002</text:p>
          </table:table-cell>
          <table:table-cell table:number-columns-repeated="7"/>
          <table:table-cell office:value-type="float" office:value="55.1412" calcext:value-type="float">
            <text:p>55.1412</text:p>
          </table:table-cell>
          <table:table-cell table:formula="of:=[.AW141]-[.AW142]" office:value-type="float" office:value="0.216549999999998" calcext:value-type="float">
            <text:p>0.216549999999998</text:p>
          </table:table-cell>
          <table:table-cell table:number-columns-repeated="5"/>
          <table:table-cell office:value-type="float" office:value="11.395" calcext:value-type="float">
            <text:p>11.395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0.986" calcext:value-type="float">
            <text:p>10.986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7.441" calcext:value-type="float">
            <text:p>7.441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5.33333" calcext:value-type="float">
            <text:p>35.33333</text:p>
          </table:table-cell>
          <table:table-cell table:number-columns-repeated="6"/>
          <table:table-cell office:value-type="float" office:value="26.05457" calcext:value-type="float">
            <text:p>26.05457</text:p>
          </table:table-cell>
          <table:table-cell table:formula="of:=[.AN142]-[.AN143]" office:value-type="float" office:value="0.44567" calcext:value-type="float">
            <text:p>0.44567</text:p>
          </table:table-cell>
          <table:table-cell table:number-columns-repeated="7"/>
          <table:table-cell office:value-type="float" office:value="54.92465" calcext:value-type="float">
            <text:p>54.92465</text:p>
          </table:table-cell>
          <table:table-cell table:formula="of:=[.AW142]-[.AW143]" office:value-type="float" office:value="0.325740000000003" calcext:value-type="float">
            <text:p>0.325740000000003</text:p>
          </table:table-cell>
          <table:table-cell table:number-columns-repeated="5"/>
          <table:table-cell office:value-type="float" office:value="11.417" calcext:value-type="float">
            <text:p>11.417</text:p>
          </table:table-cell>
          <table:table-cell office:value-type="float" office:value="34" calcext:value-type="float">
            <text:p>34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09" calcext:value-type="float">
            <text:p>11.009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7.463" calcext:value-type="float">
            <text:p>7.46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3.16667" calcext:value-type="float">
            <text:p>33.16667</text:p>
          </table:table-cell>
          <table:table-cell table:number-columns-repeated="6"/>
          <table:table-cell office:value-type="float" office:value="25.6089" calcext:value-type="float">
            <text:p>25.6089</text:p>
          </table:table-cell>
          <table:table-cell table:formula="of:=[.AN143]-[.AN144]" office:value-type="float" office:value="0.55706" calcext:value-type="float">
            <text:p>0.55706</text:p>
          </table:table-cell>
          <table:table-cell table:number-columns-repeated="7"/>
          <table:table-cell office:value-type="float" office:value="54.59891" calcext:value-type="float">
            <text:p>54.59891</text:p>
          </table:table-cell>
          <table:table-cell table:formula="of:=[.AW143]-[.AW144]" office:value-type="float" office:value="0.760089999999998" calcext:value-type="float">
            <text:p>0.760089999999998</text:p>
          </table:table-cell>
          <table:table-cell table:number-columns-repeated="5"/>
          <table:table-cell office:value-type="float" office:value="11.439" calcext:value-type="float">
            <text:p>11.439</text:p>
          </table:table-cell>
          <table:table-cell office:value-type="float" office:value="32.7" calcext:value-type="float">
            <text:p>32.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31" calcext:value-type="float">
            <text:p>11.03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float" office:value="7.485" calcext:value-type="float">
            <text:p>7.48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.1" calcext:value-type="float">
            <text:p>35.1</text:p>
          </table:table-cell>
          <table:table-cell table:number-columns-repeated="6"/>
          <table:table-cell office:value-type="float" office:value="25.05184" calcext:value-type="float">
            <text:p>25.05184</text:p>
          </table:table-cell>
          <table:table-cell table:formula="of:=[.AN144]-[.AN145]" office:value-type="float" office:value="0.334219999999998" calcext:value-type="float">
            <text:p>0.334219999999998</text:p>
          </table:table-cell>
          <table:table-cell table:number-columns-repeated="7"/>
          <table:table-cell office:value-type="float" office:value="53.83882" calcext:value-type="float">
            <text:p>53.83882</text:p>
          </table:table-cell>
          <table:table-cell table:formula="of:=[.AW144]-[.AW145]" office:value-type="float" office:value="0.651530000000001" calcext:value-type="float">
            <text:p>0.651530000000001</text:p>
          </table:table-cell>
          <table:table-cell table:number-columns-repeated="5"/>
          <table:table-cell office:value-type="float" office:value="11.611" calcext:value-type="float">
            <text:p>11.61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055" calcext:value-type="float">
            <text:p>11.055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06667" calcext:value-type="float">
            <text:p>33.06667</text:p>
          </table:table-cell>
          <table:table-cell table:number-columns-repeated="2"/>
          <table:table-cell office:value-type="float" office:value="7.507" calcext:value-type="float">
            <text:p>7.507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5.7" calcext:value-type="float">
            <text:p>35.7</text:p>
          </table:table-cell>
          <table:table-cell table:number-columns-repeated="6"/>
          <table:table-cell office:value-type="float" office:value="24.71762" calcext:value-type="float">
            <text:p>24.71762</text:p>
          </table:table-cell>
          <table:table-cell table:formula="of:=[.AN145]-[.AN146]" office:value-type="float" office:value="0.33426" calcext:value-type="float">
            <text:p>0.33426</text:p>
          </table:table-cell>
          <table:table-cell table:number-columns-repeated="7"/>
          <table:table-cell office:value-type="float" office:value="53.18729" calcext:value-type="float">
            <text:p>53.18729</text:p>
          </table:table-cell>
          <table:table-cell table:formula="of:=[.AW145]-[.AW146]" office:value-type="float" office:value="0.217149999999997" calcext:value-type="float">
            <text:p>0.217149999999997</text:p>
          </table:table-cell>
          <table:table-cell table:number-columns-repeated="5"/>
          <table:table-cell office:value-type="float" office:value="11.636" calcext:value-type="float">
            <text:p>11.636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27" calcext:value-type="float">
            <text:p>11.227</text:p>
          </table:table-cell>
          <table:table-cell office:value-type="float" office:value="31.6" calcext:value-type="float">
            <text:p>31.6</text:p>
          </table:table-cell>
          <table:table-cell office:value-type="float" office:value="33.13334" calcext:value-type="float">
            <text:p>33.13334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5.16667" calcext:value-type="float">
            <text:p>35.16667</text:p>
          </table:table-cell>
          <table:table-cell table:number-columns-repeated="6"/>
          <table:table-cell office:value-type="float" office:value="24.38336" calcext:value-type="float">
            <text:p>24.38336</text:p>
          </table:table-cell>
          <table:table-cell table:formula="of:=[.AN146]-[.AN147]" office:value-type="float" office:value="0.33426" calcext:value-type="float">
            <text:p>0.33426</text:p>
          </table:table-cell>
          <table:table-cell table:number-columns-repeated="7"/>
          <table:table-cell office:value-type="float" office:value="52.97014" calcext:value-type="float">
            <text:p>52.97014</text:p>
          </table:table-cell>
          <table:table-cell table:formula="of:=[.AW146]-[.AW147]" office:value-type="float" office:value="0.217150000000004" calcext:value-type="float">
            <text:p>0.217150000000004</text:p>
          </table:table-cell>
          <table:table-cell table:number-columns-repeated="5"/>
          <table:table-cell office:value-type="float" office:value="11.664" calcext:value-type="float">
            <text:p>11.664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52" calcext:value-type="float">
            <text:p>11.252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23333" calcext:value-type="float">
            <text:p>34.23333</text:p>
          </table:table-cell>
          <table:table-cell table:number-columns-repeated="2"/>
          <table:table-cell office:value-type="float" office:value="7.705" calcext:value-type="float">
            <text:p>7.705</text:p>
          </table:table-cell>
          <table:table-cell office:value-type="float" office:value="33.6" calcext:value-type="float">
            <text:p>33.6</text:p>
          </table:table-cell>
          <table:table-cell office:value-type="float" office:value="33.93333" calcext:value-type="float">
            <text:p>33.93333</text:p>
          </table:table-cell>
          <table:table-cell table:number-columns-repeated="6"/>
          <table:table-cell office:value-type="float" office:value="24.0491" calcext:value-type="float">
            <text:p>24.0491</text:p>
          </table:table-cell>
          <table:table-cell table:formula="of:=[.AN147]-[.AN148]" office:value-type="float" office:value="0.334209999999999" calcext:value-type="float">
            <text:p>0.334209999999999</text:p>
          </table:table-cell>
          <table:table-cell table:number-columns-repeated="7"/>
          <table:table-cell office:value-type="float" office:value="52.75299" calcext:value-type="float">
            <text:p>52.75299</text:p>
          </table:table-cell>
          <table:table-cell table:formula="of:=[.AW147]-[.AW148]" office:value-type="float" office:value="0.2181" calcext:value-type="float">
            <text:p>0.2181</text:p>
          </table:table-cell>
          <table:table-cell table:number-columns-repeated="5"/>
          <table:table-cell office:value-type="float" office:value="11.686" calcext:value-type="float">
            <text:p>11.686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75" calcext:value-type="float">
            <text:p>11.275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16667" calcext:value-type="float">
            <text:p>32.16667</text:p>
          </table:table-cell>
          <table:table-cell table:number-columns-repeated="2"/>
          <table:table-cell office:value-type="float" office:value="7.728" calcext:value-type="float">
            <text:p>7.728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23.71489" calcext:value-type="float">
            <text:p>23.71489</text:p>
          </table:table-cell>
          <table:table-cell table:formula="of:=[.AN148]-[.AN149]" office:value-type="float" office:value="0.334209999999999" calcext:value-type="float">
            <text:p>0.334209999999999</text:p>
          </table:table-cell>
          <table:table-cell table:number-columns-repeated="7"/>
          <table:table-cell office:value-type="float" office:value="52.53489" calcext:value-type="float">
            <text:p>52.53489</text:p>
          </table:table-cell>
          <table:table-cell table:formula="of:=[.AW148]-[.AW149]" office:value-type="float" office:value="0.2181" calcext:value-type="float">
            <text:p>0.2181</text:p>
          </table:table-cell>
          <table:table-cell table:number-columns-repeated="5"/>
          <table:table-cell office:value-type="float" office:value="11.708" calcext:value-type="float">
            <text:p>11.708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297" calcext:value-type="float">
            <text:p>11.297</text:p>
          </table:table-cell>
          <table:table-cell office:value-type="float" office:value="31.5" calcext:value-type="float">
            <text:p>31.5</text:p>
          </table:table-cell>
          <table:table-cell office:value-type="float" office:value="33.36667" calcext:value-type="float">
            <text:p>33.36667</text:p>
          </table:table-cell>
          <table:table-cell table:number-columns-repeated="2"/>
          <table:table-cell office:value-type="float" office:value="7.75" calcext:value-type="float">
            <text:p>7.75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23.38068" calcext:value-type="float">
            <text:p>23.38068</text:p>
          </table:table-cell>
          <table:table-cell table:formula="of:=[.AN149]-[.AN150]" office:value-type="float" office:value="0.33202" calcext:value-type="float">
            <text:p>0.33202</text:p>
          </table:table-cell>
          <table:table-cell table:number-columns-repeated="7"/>
          <table:table-cell office:value-type="float" office:value="52.31679" calcext:value-type="float">
            <text:p>52.31679</text:p>
          </table:table-cell>
          <table:table-cell table:formula="of:=[.AW149]-[.AW150]" office:value-type="float" office:value="0.218039999999995" calcext:value-type="float">
            <text:p>0.218039999999995</text:p>
          </table:table-cell>
          <table:table-cell table:number-columns-repeated="5"/>
          <table:table-cell office:value-type="float" office:value="11.73" calcext:value-type="float">
            <text:p>11.73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21" calcext:value-type="float">
            <text:p>11.321</text:p>
          </table:table-cell>
          <table:table-cell office:value-type="float" office:value="32" calcext:value-type="float">
            <text:p>32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7.773" calcext:value-type="float">
            <text:p>7.773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96667" calcext:value-type="float">
            <text:p>35.96667</text:p>
          </table:table-cell>
          <table:table-cell table:number-columns-repeated="6"/>
          <table:table-cell office:value-type="float" office:value="23.04866" calcext:value-type="float">
            <text:p>23.04866</text:p>
          </table:table-cell>
          <table:table-cell table:formula="of:=[.AN150]-[.AN151]" office:value-type="float" office:value="0.33202" calcext:value-type="float">
            <text:p>0.33202</text:p>
          </table:table-cell>
          <table:table-cell table:number-columns-repeated="7"/>
          <table:table-cell office:value-type="float" office:value="52.09875" calcext:value-type="float">
            <text:p>52.09875</text:p>
          </table:table-cell>
          <table:table-cell table:formula="of:=[.AW150]-[.AW151]" office:value-type="float" office:value="0.218040000000002" calcext:value-type="float">
            <text:p>0.218040000000002</text:p>
          </table:table-cell>
          <table:table-cell table:number-columns-repeated="5"/>
          <table:table-cell office:value-type="float" office:value="11.752" calcext:value-type="float">
            <text:p>11.752</text:p>
          </table:table-cell>
          <table:table-cell office:value-type="float" office:value="32.8" calcext:value-type="float">
            <text:p>32.8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43" calcext:value-type="float">
            <text:p>11.343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7.795" calcext:value-type="float">
            <text:p>7.795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4.73333" calcext:value-type="float">
            <text:p>34.73333</text:p>
          </table:table-cell>
          <table:table-cell table:number-columns-repeated="6"/>
          <table:table-cell office:value-type="float" office:value="22.71664" calcext:value-type="float">
            <text:p>22.71664</text:p>
          </table:table-cell>
          <table:table-cell table:formula="of:=[.AN151]-[.AN152]" office:value-type="float" office:value="0.331960000000002" calcext:value-type="float">
            <text:p>0.331960000000002</text:p>
          </table:table-cell>
          <table:table-cell table:number-columns-repeated="7"/>
          <table:table-cell office:value-type="float" office:value="51.88071" calcext:value-type="float">
            <text:p>51.88071</text:p>
          </table:table-cell>
          <table:table-cell table:formula="of:=[.AW151]-[.AW152]" office:value-type="float" office:value="0.218049999999998" calcext:value-type="float">
            <text:p>0.218049999999998</text:p>
          </table:table-cell>
          <table:table-cell table:number-columns-repeated="5"/>
          <table:table-cell office:value-type="float" office:value="11.774" calcext:value-type="float">
            <text:p>11.77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73333" calcext:value-type="float">
            <text:p>33.7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65" calcext:value-type="float">
            <text:p>11.365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float" office:value="7.817" calcext:value-type="float">
            <text:p>7.817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22.38468" calcext:value-type="float">
            <text:p>22.38468</text:p>
          </table:table-cell>
          <table:table-cell table:formula="of:=[.AN152]-[.AN153]" office:value-type="float" office:value="0.331969999999998" calcext:value-type="float">
            <text:p>0.331969999999998</text:p>
          </table:table-cell>
          <table:table-cell table:number-columns-repeated="7"/>
          <table:table-cell office:value-type="float" office:value="51.66266" calcext:value-type="float">
            <text:p>51.66266</text:p>
          </table:table-cell>
          <table:table-cell table:formula="of:=[.AW152]-[.AW153]" office:value-type="float" office:value="0.43618472" calcext:value-type="float">
            <text:p>0.43618472</text:p>
          </table:table-cell>
          <table:table-cell table:number-columns-repeated="5"/>
          <table:table-cell office:value-type="float" office:value="11.796" calcext:value-type="float">
            <text:p>11.796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388" calcext:value-type="float">
            <text:p>11.388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2.46667" calcext:value-type="float">
            <text:p>32.46667</text:p>
          </table:table-cell>
          <table:table-cell table:number-columns-repeated="2"/>
          <table:table-cell office:value-type="float" office:value="7.84" calcext:value-type="float">
            <text:p>7.8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96667" calcext:value-type="float">
            <text:p>34.96667</text:p>
          </table:table-cell>
          <table:table-cell table:number-columns-repeated="6"/>
          <table:table-cell office:value-type="float" office:value="22.05271" calcext:value-type="float">
            <text:p>22.05271</text:p>
          </table:table-cell>
          <table:table-cell table:formula="of:=[.AN153]-[.AN154]" office:value-type="float" office:value="0.221320000000002" calcext:value-type="float">
            <text:p>0.221320000000002</text:p>
          </table:table-cell>
          <table:table-cell table:number-columns-repeated="7"/>
          <table:table-cell office:value-type="float" office:value="51.22647528" calcext:value-type="float">
            <text:p>51.22647528</text:p>
          </table:table-cell>
          <table:table-cell table:formula="of:=[.AW153]-[.AW154]" office:value-type="float" office:value="18.86166528" calcext:value-type="float">
            <text:p>18.86166528</text:p>
          </table:table-cell>
          <table:table-cell table:number-columns-repeated="5"/>
          <table:table-cell office:value-type="float" office:value="11.971" calcext:value-type="float">
            <text:p>11.971</text:p>
          </table:table-cell>
          <table:table-cell office:value-type="float" office:value="33.6" calcext:value-type="float">
            <text:p>33.6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41" calcext:value-type="float">
            <text:p>11.41</text:p>
          </table:table-cell>
          <table:table-cell office:value-type="float" office:value="30.53333" calcext:value-type="float">
            <text:p>30.53333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7.862" calcext:value-type="float">
            <text:p>7.862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33.43333" calcext:value-type="float">
            <text:p>33.43333</text:p>
          </table:table-cell>
          <table:table-cell table:number-columns-repeated="6"/>
          <table:table-cell office:value-type="float" office:value="21.83139" calcext:value-type="float">
            <text:p>21.83139</text:p>
          </table:table-cell>
          <table:table-cell table:formula="of:=[.AN154]-[.AN155]" office:value-type="float" office:value="0.33202" calcext:value-type="float">
            <text:p>0.33202</text:p>
          </table:table-cell>
          <table:table-cell table:number-columns-repeated="7"/>
          <table:table-cell office:value-type="float" office:value="32.36481" calcext:value-type="float">
            <text:p>32.36481</text:p>
          </table:table-cell>
          <table:table-cell table:formula="of:=[.AW154]-[.AW155]" office:value-type="float" office:value="0.220950000000002" calcext:value-type="float">
            <text:p>0.220950000000002</text:p>
          </table:table-cell>
          <table:table-cell table:number-columns-repeated="5"/>
          <table:table-cell office:value-type="float" office:value="11.994" calcext:value-type="float">
            <text:p>11.994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585" calcext:value-type="float">
            <text:p>11.585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7.884" calcext:value-type="float">
            <text:p>7.884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5.2" calcext:value-type="float">
            <text:p>35.2</text:p>
          </table:table-cell>
          <table:table-cell table:number-columns-repeated="6"/>
          <table:table-cell office:value-type="float" office:value="21.49937" calcext:value-type="float">
            <text:p>21.49937</text:p>
          </table:table-cell>
          <table:table-cell table:formula="of:=[.AN155]-[.AN156]" office:value-type="float" office:value="0.221360000000001" calcext:value-type="float">
            <text:p>0.221360000000001</text:p>
          </table:table-cell>
          <table:table-cell table:number-columns-repeated="7"/>
          <table:table-cell office:value-type="float" office:value="32.14386" calcext:value-type="float">
            <text:p>32.14386</text:p>
          </table:table-cell>
          <table:table-cell table:formula="of:=[.AW155]-[.AW156]" office:value-type="float" office:value="0.331419999999998" calcext:value-type="float">
            <text:p>0.331419999999998</text:p>
          </table:table-cell>
          <table:table-cell table:number-columns-repeated="5"/>
          <table:table-cell office:value-type="float" office:value="12.019" calcext:value-type="float">
            <text:p>12.019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07" calcext:value-type="float">
            <text:p>11.607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33.16667" calcext:value-type="float">
            <text:p>33.16667</text:p>
          </table:table-cell>
          <table:table-cell table:number-columns-repeated="2"/>
          <table:table-cell office:value-type="float" office:value="8.056" calcext:value-type="float">
            <text:p>8.056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3.83333" calcext:value-type="float">
            <text:p>33.83333</text:p>
          </table:table-cell>
          <table:table-cell table:number-columns-repeated="6"/>
          <table:table-cell office:value-type="float" office:value="21.27801" calcext:value-type="float">
            <text:p>21.27801</text:p>
          </table:table-cell>
          <table:table-cell table:formula="of:=[.AN156]-[.AN157]" office:value-type="float" office:value="0.333019999999998" calcext:value-type="float">
            <text:p>0.333019999999998</text:p>
          </table:table-cell>
          <table:table-cell table:number-columns-repeated="7"/>
          <table:table-cell office:value-type="float" office:value="31.81244" calcext:value-type="float">
            <text:p>31.81244</text:p>
          </table:table-cell>
          <table:table-cell table:formula="of:=[.AW156]-[.AW157]" office:value-type="float" office:value="0.22099" calcext:value-type="float">
            <text:p>0.22099</text:p>
          </table:table-cell>
          <table:table-cell table:number-columns-repeated="5"/>
          <table:table-cell office:value-type="float" office:value="12.042" calcext:value-type="float">
            <text:p>12.042</text:p>
          </table:table-cell>
          <table:table-cell office:value-type="float" office:value="31.3" calcext:value-type="float">
            <text:p>31.3</text:p>
          </table:table-cell>
          <table:table-cell office:value-type="float" office:value="31.86667" calcext:value-type="float">
            <text:p>31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29" calcext:value-type="float">
            <text:p>11.629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83333" calcext:value-type="float">
            <text:p>32.83333</text:p>
          </table:table-cell>
          <table:table-cell table:number-columns-repeated="2"/>
          <table:table-cell office:value-type="float" office:value="8.084" calcext:value-type="float">
            <text:p>8.084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5.13334" calcext:value-type="float">
            <text:p>35.13334</text:p>
          </table:table-cell>
          <table:table-cell table:number-columns-repeated="6"/>
          <table:table-cell office:value-type="float" office:value="20.94499" calcext:value-type="float">
            <text:p>20.94499</text:p>
          </table:table-cell>
          <table:table-cell table:formula="of:=[.AN157]-[.AN158]" office:value-type="float" office:value="0.333020000000001" calcext:value-type="float">
            <text:p>0.333020000000001</text:p>
          </table:table-cell>
          <table:table-cell table:number-columns-repeated="7"/>
          <table:table-cell office:value-type="float" office:value="31.59145" calcext:value-type="float">
            <text:p>31.59145</text:p>
          </table:table-cell>
          <table:table-cell table:formula="of:=[.AW157]-[.AW158]" office:value-type="float" office:value="0.220999999999997" calcext:value-type="float">
            <text:p>0.220999999999997</text:p>
          </table:table-cell>
          <table:table-cell table:number-columns-repeated="5"/>
          <table:table-cell office:value-type="float" office:value="12.064" calcext:value-type="float">
            <text:p>12.064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53" calcext:value-type="float">
            <text:p>11.653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2.63334" calcext:value-type="float">
            <text:p>32.63334</text:p>
          </table:table-cell>
          <table:table-cell table:number-columns-repeated="2"/>
          <table:table-cell office:value-type="float" office:value="8.106" calcext:value-type="float">
            <text:p>8.106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26667" calcext:value-type="float">
            <text:p>34.26667</text:p>
          </table:table-cell>
          <table:table-cell table:number-columns-repeated="6"/>
          <table:table-cell office:value-type="float" office:value="20.61197" calcext:value-type="float">
            <text:p>20.61197</text:p>
          </table:table-cell>
          <table:table-cell table:formula="of:=[.AN158]-[.AN159]" office:value-type="float" office:value="0.333069999999999" calcext:value-type="float">
            <text:p>0.333069999999999</text:p>
          </table:table-cell>
          <table:table-cell table:number-columns-repeated="7"/>
          <table:table-cell office:value-type="float" office:value="31.37045" calcext:value-type="float">
            <text:p>31.37045</text:p>
          </table:table-cell>
          <table:table-cell table:formula="of:=[.AW158]-[.AW159]" office:value-type="float" office:value="0.22147" calcext:value-type="float">
            <text:p>0.22147</text:p>
          </table:table-cell>
          <table:table-cell table:number-columns-repeated="5"/>
          <table:table-cell office:value-type="float" office:value="12.086" calcext:value-type="float">
            <text:p>12.086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76" calcext:value-type="float">
            <text:p>11.676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3.46667" calcext:value-type="float">
            <text:p>33.46667</text:p>
          </table:table-cell>
          <table:table-cell table:number-columns-repeated="2"/>
          <table:table-cell office:value-type="float" office:value="8.128" calcext:value-type="float">
            <text:p>8.128</text:p>
          </table:table-cell>
          <table:table-cell office:value-type="float" office:value="34.3" calcext:value-type="float">
            <text:p>34.3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20.2789" calcext:value-type="float">
            <text:p>20.2789</text:p>
          </table:table-cell>
          <table:table-cell table:formula="of:=[.AN159]-[.AN160]" office:value-type="float" office:value="0.333069999999999" calcext:value-type="float">
            <text:p>0.333069999999999</text:p>
          </table:table-cell>
          <table:table-cell table:number-columns-repeated="7"/>
          <table:table-cell office:value-type="float" office:value="31.14898" calcext:value-type="float">
            <text:p>31.14898</text:p>
          </table:table-cell>
          <table:table-cell table:formula="of:=[.AW159]-[.AW160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108" calcext:value-type="float">
            <text:p>12.108</text:p>
          </table:table-cell>
          <table:table-cell office:value-type="float" office:value="30.46667" calcext:value-type="float">
            <text:p>30.46667</text:p>
          </table:table-cell>
          <table:table-cell office:value-type="float" office:value="33.86667" calcext:value-type="float">
            <text:p>33.8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698" calcext:value-type="float">
            <text:p>11.698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35.2" calcext:value-type="float">
            <text:p>35.2</text:p>
          </table:table-cell>
          <table:table-cell office:value-type="float" office:value="33.43333" calcext:value-type="float">
            <text:p>33.43333</text:p>
          </table:table-cell>
          <table:table-cell table:number-columns-repeated="6"/>
          <table:table-cell office:value-type="float" office:value="19.94583" calcext:value-type="float">
            <text:p>19.94583</text:p>
          </table:table-cell>
          <table:table-cell table:formula="of:=[.AN160]-[.AN161]" office:value-type="float" office:value="0.945830000000001" calcext:value-type="float">
            <text:p>0.945830000000001</text:p>
          </table:table-cell>
          <table:table-cell table:number-columns-repeated="7"/>
          <table:table-cell office:value-type="float" office:value="30.92752" calcext:value-type="float">
            <text:p>30.92752</text:p>
          </table:table-cell>
          <table:table-cell table:formula="of:=[.AW160]-[.AW161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13" calcext:value-type="float">
            <text:p>12.13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22" calcext:value-type="float">
            <text:p>11.722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56667" calcext:value-type="float">
            <text:p>32.56667</text:p>
          </table:table-cell>
          <table:table-cell table:number-columns-repeated="2"/>
          <table:table-cell office:value-type="float" office:value="8.173" calcext:value-type="float">
            <text:p>8.173</text:p>
          </table:table-cell>
          <table:table-cell office:value-type="float" office:value="32.7" calcext:value-type="float">
            <text:p>32.7</text:p>
          </table:table-cell>
          <table:table-cell office:value-type="float" office:value="34.76667" calcext:value-type="float">
            <text:p>34.7666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formula="of:=[.AN161]-[.AN162]" office:value-type="float" office:value="19" calcext:value-type="float">
            <text:p>19</text:p>
          </table:table-cell>
          <table:table-cell table:number-columns-repeated="7"/>
          <table:table-cell office:value-type="float" office:value="30.81679" calcext:value-type="float">
            <text:p>30.81679</text:p>
          </table:table-cell>
          <table:table-cell table:formula="of:=[.AW161]-[.AW162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152" calcext:value-type="float">
            <text:p>12.152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44" calcext:value-type="float">
            <text:p>11.744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26667" calcext:value-type="float">
            <text:p>32.26667</text:p>
          </table:table-cell>
          <table:table-cell table:number-columns-repeated="2"/>
          <table:table-cell office:value-type="float" office:value="8.196" calcext:value-type="float">
            <text:p>8.196</text:p>
          </table:table-cell>
          <table:table-cell office:value-type="float" office:value="34.4" calcext:value-type="float">
            <text:p>34.4</text:p>
          </table:table-cell>
          <table:table-cell office:value-type="float" office:value="33.2" calcext:value-type="float">
            <text:p>33.2</text:p>
          </table:table-cell>
          <table:table-cell table:number-columns-repeated="7"/>
          <table:table-cell table:formula="of:=[.AN162]-[.AN163]" office:value-type="float" office:value="-2.564011" calcext:value-type="float">
            <text:p>-2.564011</text:p>
          </table:table-cell>
          <table:table-cell office:value-type="float" office:value="2.875275" calcext:value-type="float">
            <text:p>2.875275</text:p>
          </table:table-cell>
          <table:table-cell table:number-columns-repeated="6"/>
          <table:table-cell office:value-type="float" office:value="30.70606" calcext:value-type="float">
            <text:p>30.70606</text:p>
          </table:table-cell>
          <table:table-cell table:formula="of:=[.AW162]-[.AW163]" office:value-type="float" office:value="0.11074" calcext:value-type="float">
            <text:p>0.11074</text:p>
          </table:table-cell>
          <table:table-cell table:number-columns-repeated="5"/>
          <table:table-cell office:value-type="float" office:value="12.324" calcext:value-type="float">
            <text:p>12.324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766" calcext:value-type="float">
            <text:p>11.766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8.218" calcext:value-type="float">
            <text:p>8.218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6" calcext:value-type="float">
            <text:p>34.6</text:p>
          </table:table-cell>
          <table:table-cell table:number-columns-repeated="6"/>
          <table:table-cell office:value-type="float" office:value="2.564011" calcext:value-type="float">
            <text:p>2.564011</text:p>
          </table:table-cell>
          <table:table-cell table:formula="of:=[.AN163]-[.AN164]" office:value-type="float" office:value="0.311264" calcext:value-type="float">
            <text:p>0.311264</text:p>
          </table:table-cell>
          <table:table-cell table:number-columns-repeated="7"/>
          <table:table-cell office:value-type="float" office:value="30.59532" calcext:value-type="float">
            <text:p>30.59532</text:p>
          </table:table-cell>
          <table:table-cell table:formula="of:=[.AW163]-[.AW164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346" calcext:value-type="float">
            <text:p>12.346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1.43333" calcext:value-type="float">
            <text:p>31.4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39" calcext:value-type="float">
            <text:p>11.93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34.7" calcext:value-type="float">
            <text:p>34.7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2.252747" calcext:value-type="float">
            <text:p>2.252747</text:p>
          </table:table-cell>
          <table:table-cell table:formula="of:=[.AN164]-[.AN165]" office:value-type="float" office:value="0.401749" calcext:value-type="float">
            <text:p>0.401749</text:p>
          </table:table-cell>
          <table:table-cell table:number-columns-repeated="7"/>
          <table:table-cell office:value-type="float" office:value="30.37386" calcext:value-type="float">
            <text:p>30.37386</text:p>
          </table:table-cell>
          <table:table-cell table:formula="of:=[.AW164]-[.AW165]" office:value-type="float" office:value="0.332250000000002" calcext:value-type="float">
            <text:p>0.332250000000002</text:p>
          </table:table-cell>
          <table:table-cell table:number-columns-repeated="5"/>
          <table:table-cell office:value-type="float" office:value="12.371" calcext:value-type="float">
            <text:p>12.371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61" calcext:value-type="float">
            <text:p>11.961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56667" calcext:value-type="float">
            <text:p>32.56667</text:p>
          </table:table-cell>
          <table:table-cell table:number-columns-repeated="2"/>
          <table:table-cell office:value-type="float" office:value="8.412" calcext:value-type="float">
            <text:p>8.412</text:p>
          </table:table-cell>
          <table:table-cell office:value-type="float" office:value="34.4" calcext:value-type="float">
            <text:p>34.4</text:p>
          </table:table-cell>
          <table:table-cell office:value-type="float" office:value="34.56667" calcext:value-type="float">
            <text:p>34.56667</text:p>
          </table:table-cell>
          <table:table-cell table:number-columns-repeated="6"/>
          <table:table-cell office:value-type="float" office:value="1.850998" calcext:value-type="float">
            <text:p>1.850998</text:p>
          </table:table-cell>
          <table:table-cell table:formula="of:=[.AN165]-[.AN166]" office:value-type="float" office:value="0.301331" calcext:value-type="float">
            <text:p>0.301331</text:p>
          </table:table-cell>
          <table:table-cell table:number-columns-repeated="7"/>
          <table:table-cell office:value-type="float" office:value="30.04161" calcext:value-type="float">
            <text:p>30.04161</text:p>
          </table:table-cell>
          <table:table-cell table:formula="of:=[.AW165]-[.AW166]" office:value-type="float" office:value="0.221509999999999" calcext:value-type="float">
            <text:p>0.221509999999999</text:p>
          </table:table-cell>
          <table:table-cell table:number-columns-repeated="5"/>
          <table:table-cell office:value-type="float" office:value="12.394" calcext:value-type="float">
            <text:p>12.394</text:p>
          </table:table-cell>
          <table:table-cell office:value-type="float" office:value="33.9" calcext:value-type="float">
            <text:p>33.9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1.986" calcext:value-type="float">
            <text:p>11.986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8.437" calcext:value-type="float">
            <text:p>8.437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4.3" calcext:value-type="float">
            <text:p>34.3</text:p>
          </table:table-cell>
          <table:table-cell table:number-columns-repeated="6"/>
          <table:table-cell office:value-type="float" office:value="1.549667" calcext:value-type="float">
            <text:p>1.549667</text:p>
          </table:table-cell>
          <table:table-cell table:formula="of:=[.AN166]-[.AN167]" office:value-type="float" office:value="0.301284" calcext:value-type="float">
            <text:p>0.301284</text:p>
          </table:table-cell>
          <table:table-cell table:number-columns-repeated="7"/>
          <table:table-cell office:value-type="float" office:value="29.8201" calcext:value-type="float">
            <text:p>29.8201</text:p>
          </table:table-cell>
          <table:table-cell table:formula="of:=[.AW166]-[.AW167]" office:value-type="float" office:value="0.11073" calcext:value-type="float">
            <text:p>0.11073</text:p>
          </table:table-cell>
          <table:table-cell table:number-columns-repeated="5"/>
          <table:table-cell office:value-type="float" office:value="12.416" calcext:value-type="float">
            <text:p>12.416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09" calcext:value-type="float">
            <text:p>12.009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8.459" calcext:value-type="float">
            <text:p>8.45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43333" calcext:value-type="float">
            <text:p>34.43333</text:p>
          </table:table-cell>
          <table:table-cell table:number-columns-repeated="6"/>
          <table:table-cell office:value-type="float" office:value="1.248383" calcext:value-type="float">
            <text:p>1.248383</text:p>
          </table:table-cell>
          <table:table-cell table:formula="of:=[.AN167]-[.AN168]" office:value-type="float" office:value="0.3012852" calcext:value-type="float">
            <text:p>0.3012852</text:p>
          </table:table-cell>
          <table:table-cell table:number-columns-repeated="7"/>
          <table:table-cell office:value-type="float" office:value="29.70937" calcext:value-type="float">
            <text:p>29.70937</text:p>
          </table:table-cell>
          <table:table-cell table:formula="of:=[.AW167]-[.AW168]" office:value-type="float" office:value="0.11074" calcext:value-type="float">
            <text:p>0.11074</text:p>
          </table:table-cell>
          <table:table-cell table:number-columns-repeated="5"/>
          <table:table-cell office:value-type="float" office:value="12.438" calcext:value-type="float">
            <text:p>12.438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31" calcext:value-type="float">
            <text:p>12.031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2.66667" calcext:value-type="float">
            <text:p>32.66667</text:p>
          </table:table-cell>
          <table:table-cell table:number-columns-repeated="2"/>
          <table:table-cell office:value-type="float" office:value="8.481" calcext:value-type="float">
            <text:p>8.481</text:p>
          </table:table-cell>
          <table:table-cell office:value-type="float" office:value="34.5" calcext:value-type="float">
            <text:p>34.5</text:p>
          </table:table-cell>
          <table:table-cell office:value-type="float" office:value="34.36666" calcext:value-type="float">
            <text:p>34.36666</text:p>
          </table:table-cell>
          <table:table-cell table:number-columns-repeated="6"/>
          <table:table-cell office:value-type="float" office:value="0.9470978" calcext:value-type="float">
            <text:p>0.9470978</text:p>
          </table:table-cell>
          <table:table-cell table:formula="of:=[.AN168]-[.AN169]" office:value-type="float" office:value="0.3013306" calcext:value-type="float">
            <text:p>0.3013306</text:p>
          </table:table-cell>
          <table:table-cell table:number-columns-repeated="7"/>
          <table:table-cell office:value-type="float" office:value="29.59863" calcext:value-type="float">
            <text:p>29.59863</text:p>
          </table:table-cell>
          <table:table-cell table:formula="of:=[.AW168]-[.AW169]" office:value-type="float" office:value="0.22146" calcext:value-type="float">
            <text:p>0.22146</text:p>
          </table:table-cell>
          <table:table-cell table:number-columns-repeated="5"/>
          <table:table-cell office:value-type="float" office:value="12.461" calcext:value-type="float">
            <text:p>12.461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54" calcext:value-type="float">
            <text:p>12.054</text:p>
          </table:table-cell>
          <table:table-cell office:value-type="float" office:value="31.8" calcext:value-type="float">
            <text:p>31.8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8.505" calcext:value-type="float">
            <text:p>8.505</text:p>
          </table:table-cell>
          <table:table-cell office:value-type="float" office:value="32.7" calcext:value-type="float">
            <text:p>32.7</text:p>
          </table:table-cell>
          <table:table-cell office:value-type="float" office:value="34.6" calcext:value-type="float">
            <text:p>34.6</text:p>
          </table:table-cell>
          <table:table-cell table:number-columns-repeated="6"/>
          <table:table-cell office:value-type="float" office:value="0.6457672" calcext:value-type="float">
            <text:p>0.6457672</text:p>
          </table:table-cell>
          <table:table-cell table:formula="of:=[.AN169]-[.AN170]" office:value-type="float" office:value="0.5217438" calcext:value-type="float">
            <text:p>0.5217438</text:p>
          </table:table-cell>
          <table:table-cell table:number-columns-repeated="7"/>
          <table:table-cell office:value-type="float" office:value="29.37717" calcext:value-type="float">
            <text:p>29.37717</text:p>
          </table:table-cell>
          <table:table-cell table:formula="of:=[.AW169]-[.AW170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483" calcext:value-type="float">
            <text:p>12.483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77" calcext:value-type="float">
            <text:p>12.077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3.26667" calcext:value-type="float">
            <text:p>33.26667</text:p>
          </table:table-cell>
          <table:table-cell table:number-columns-repeated="2"/>
          <table:table-cell office:value-type="float" office:value="8.528" calcext:value-type="float">
            <text:p>8.528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2.96667" calcext:value-type="float">
            <text:p>32.96667</text:p>
          </table:table-cell>
          <table:table-cell table:number-columns-repeated="6"/>
          <table:table-cell office:value-type="float" office:value="0.1240234" calcext:value-type="float">
            <text:p>0.1240234</text:p>
          </table:table-cell>
          <table:table-cell table:formula="of:=[.AN170]-[.AN171]" office:value-type="float" office:value="-0.7697449" calcext:value-type="float">
            <text:p>-0.7697449</text:p>
          </table:table-cell>
          <table:table-cell table:number-columns-repeated="7"/>
          <table:table-cell office:value-type="float" office:value="29.15494" calcext:value-type="float">
            <text:p>29.15494</text:p>
          </table:table-cell>
          <table:table-cell table:formula="of:=[.AW170]-[.AW171]" office:value-type="float" office:value="0.222280000000001" calcext:value-type="float">
            <text:p>0.222280000000001</text:p>
          </table:table-cell>
          <table:table-cell table:number-columns-repeated="5"/>
          <table:table-cell office:value-type="float" office:value="12.505" calcext:value-type="float">
            <text:p>12.505</text:p>
          </table:table-cell>
          <table:table-cell table:number-columns-repeated="2"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099" calcext:value-type="float">
            <text:p>12.099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8.55" calcext:value-type="float">
            <text:p>8.55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.76667" calcext:value-type="float">
            <text:p>34.76667</text:p>
          </table:table-cell>
          <table:table-cell table:number-columns-repeated="6"/>
          <table:table-cell office:value-type="float" office:value="0.8937683" calcext:value-type="float">
            <text:p>0.8937683</text:p>
          </table:table-cell>
          <table:table-cell table:formula="of:=[.AN171]-[.AN172]" office:value-type="float" office:value="-0.3848417" calcext:value-type="float">
            <text:p>-0.3848417</text:p>
          </table:table-cell>
          <table:table-cell table:number-columns-repeated="7"/>
          <table:table-cell office:value-type="float" office:value="28.93266" calcext:value-type="float">
            <text:p>28.93266</text:p>
          </table:table-cell>
          <table:table-cell table:formula="of:=[.AW171]-[.AW172]" office:value-type="float" office:value="0.222269999999998" calcext:value-type="float">
            <text:p>0.222269999999998</text:p>
          </table:table-cell>
          <table:table-cell table:number-columns-repeated="5"/>
          <table:table-cell office:value-type="float" office:value="12.677" calcext:value-type="float">
            <text:p>12.677</text:p>
          </table:table-cell>
          <table:table-cell office:value-type="float" office:value="32.7" calcext:value-type="float">
            <text:p>32.7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121" calcext:value-type="float">
            <text:p>12.121</text:p>
          </table:table-cell>
          <table:table-cell office:value-type="float" office:value="31.5" calcext:value-type="float">
            <text:p>31.5</text:p>
          </table:table-cell>
          <table:table-cell office:value-type="float" office:value="34.23333" calcext:value-type="float">
            <text:p>34.23333</text:p>
          </table:table-cell>
          <table:table-cell table:number-columns-repeated="2"/>
          <table:table-cell office:value-type="float" office:value="8.572" calcext:value-type="float">
            <text:p>8.572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2" calcext:value-type="float">
            <text:p>33.2</text:p>
          </table:table-cell>
          <table:table-cell table:number-columns-repeated="6"/>
          <table:table-cell office:value-type="float" office:value="1.27861" calcext:value-type="float">
            <text:p>1.27861</text:p>
          </table:table-cell>
          <table:table-cell table:formula="of:=[.AN172]-[.AN173]" office:value-type="float" office:value="-0.288635" calcext:value-type="float">
            <text:p>-0.288635</text:p>
          </table:table-cell>
          <table:table-cell table:number-columns-repeated="7"/>
          <table:table-cell office:value-type="float" office:value="28.71039" calcext:value-type="float">
            <text:p>28.71039</text:p>
          </table:table-cell>
          <table:table-cell table:formula="of:=[.AW172]-[.AW173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703" calcext:value-type="float">
            <text:p>12.703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293" calcext:value-type="float">
            <text:p>12.293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8.595" calcext:value-type="float">
            <text:p>8.595</text:p>
          </table:table-cell>
          <table:table-cell office:value-type="float" office:value="34" calcext:value-type="float">
            <text:p>34</text:p>
          </table:table-cell>
          <table:table-cell office:value-type="float" office:value="35.23333" calcext:value-type="float">
            <text:p>35.23333</text:p>
          </table:table-cell>
          <table:table-cell table:number-columns-repeated="6"/>
          <table:table-cell office:value-type="float" office:value="1.567245" calcext:value-type="float">
            <text:p>1.567245</text:p>
          </table:table-cell>
          <table:table-cell table:formula="of:=[.AN173]-[.AN174]" office:value-type="float" office:value="-0.288681" calcext:value-type="float">
            <text:p>-0.288681</text:p>
          </table:table-cell>
          <table:table-cell table:number-columns-repeated="7"/>
          <table:table-cell office:value-type="float" office:value="28.48816" calcext:value-type="float">
            <text:p>28.48816</text:p>
          </table:table-cell>
          <table:table-cell table:formula="of:=[.AW173]-[.AW174]" office:value-type="float" office:value="0.22223" calcext:value-type="float">
            <text:p>0.22223</text:p>
          </table:table-cell>
          <table:table-cell table:number-columns-repeated="5"/>
          <table:table-cell office:value-type="float" office:value="12.726" calcext:value-type="float">
            <text:p>12.726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318" calcext:value-type="float">
            <text:p>12.318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73333" calcext:value-type="float">
            <text:p>32.73333</text:p>
          </table:table-cell>
          <table:table-cell table:number-columns-repeated="2"/>
          <table:table-cell office:value-type="float" office:value="8.771" calcext:value-type="float">
            <text:p>8.771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3.56667" calcext:value-type="float">
            <text:p>33.56667</text:p>
          </table:table-cell>
          <table:table-cell table:number-columns-repeated="6"/>
          <table:table-cell office:value-type="float" office:value="1.855926" calcext:value-type="float">
            <text:p>1.855926</text:p>
          </table:table-cell>
          <table:table-cell table:formula="of:=[.AN174]-[.AN175]" office:value-type="float" office:value="-0.450043" calcext:value-type="float">
            <text:p>-0.450043</text:p>
          </table:table-cell>
          <table:table-cell table:number-columns-repeated="7"/>
          <table:table-cell office:value-type="float" office:value="28.26593" calcext:value-type="float">
            <text:p>28.26593</text:p>
          </table:table-cell>
          <table:table-cell table:formula="of:=[.AW174]-[.AW175]" office:value-type="float" office:value="0.333348990000001" calcext:value-type="float">
            <text:p>0.333348990000001</text:p>
          </table:table-cell>
          <table:table-cell table:number-columns-repeated="5"/>
          <table:table-cell office:value-type="float" office:value="12.751" calcext:value-type="float">
            <text:p>12.751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12.341" calcext:value-type="float">
            <text:p>12.341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795" calcext:value-type="float">
            <text:p>8.795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83333" calcext:value-type="float">
            <text:p>34.83333</text:p>
          </table:table-cell>
          <table:table-cell table:number-columns-repeated="6"/>
          <table:table-cell office:value-type="float" office:value="2.305969" calcext:value-type="float">
            <text:p>2.305969</text:p>
          </table:table-cell>
          <table:table-cell table:formula="of:=[.AN175]-[.AN176]" office:value-type="float" office:value="-0.449997" calcext:value-type="float">
            <text:p>-0.449997</text:p>
          </table:table-cell>
          <table:table-cell table:number-columns-repeated="7"/>
          <table:table-cell office:value-type="float" office:value="27.93258101" calcext:value-type="float">
            <text:p>27.93258101</text:p>
          </table:table-cell>
          <table:table-cell table:formula="of:=[.AW175]-[.AW176]" office:value-type="float" office:value="20.91773501" calcext:value-type="float">
            <text:p>20.91773501</text:p>
          </table:table-cell>
          <table:table-cell table:number-columns-repeated="5"/>
          <table:table-cell office:value-type="float" office:value="12.773" calcext:value-type="float">
            <text:p>12.773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17" calcext:value-type="float">
            <text:p>8.817</text:p>
          </table:table-cell>
          <table:table-cell office:value-type="float" office:value="34.3" calcext:value-type="float">
            <text:p>34.3</text:p>
          </table:table-cell>
          <table:table-cell office:value-type="float" office:value="33.06667" calcext:value-type="float">
            <text:p>33.06667</text:p>
          </table:table-cell>
          <table:table-cell table:number-columns-repeated="6"/>
          <table:table-cell office:value-type="float" office:value="2.755966" calcext:value-type="float">
            <text:p>2.755966</text:p>
          </table:table-cell>
          <table:table-cell table:formula="of:=[.AN176]-[.AN177]" office:value-type="float" office:value="-0.270035" calcext:value-type="float">
            <text:p>-0.270035</text:p>
          </table:table-cell>
          <table:table-cell table:number-columns-repeated="7"/>
          <table:table-cell office:value-type="float" office:value="7.014846" calcext:value-type="float">
            <text:p>7.014846</text:p>
          </table:table-cell>
          <table:table-cell table:formula="of:=[.AW176]-[.AW177]" office:value-type="float" office:value="0.219207" calcext:value-type="float">
            <text:p>0.219207</text:p>
          </table:table-cell>
          <table:table-cell table:number-columns-repeated="5"/>
          <table:table-cell office:value-type="float" office:value="12.795" calcext:value-type="float">
            <text:p>12.795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4" calcext:value-type="float">
            <text:p>8.84</text:p>
          </table:table-cell>
          <table:table-cell office:value-type="float" office:value="32.8" calcext:value-type="float">
            <text:p>32.8</text:p>
          </table:table-cell>
          <table:table-cell office:value-type="float" office:value="34.36666" calcext:value-type="float">
            <text:p>34.36666</text:p>
          </table:table-cell>
          <table:table-cell table:number-columns-repeated="6"/>
          <table:table-cell office:value-type="float" office:value="3.026001" calcext:value-type="float">
            <text:p>3.026001</text:p>
          </table:table-cell>
          <table:table-cell table:formula="of:=[.AN177]-[.AN178]" office:value-type="float" office:value="-0.270035" calcext:value-type="float">
            <text:p>-0.270035</text:p>
          </table:table-cell>
          <table:table-cell table:number-columns-repeated="7"/>
          <table:table-cell office:value-type="float" office:value="6.795639" calcext:value-type="float">
            <text:p>6.795639</text:p>
          </table:table-cell>
          <table:table-cell table:formula="of:=[.AW177]-[.AW178]" office:value-type="float" office:value="0.219208" calcext:value-type="float">
            <text:p>0.219208</text:p>
          </table:table-cell>
          <table:table-cell table:number-columns-repeated="5"/>
          <table:table-cell office:value-type="float" office:value="12.817" calcext:value-type="float">
            <text:p>12.817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63" calcext:value-type="float">
            <text:p>8.863</text:p>
          </table:table-cell>
          <table:table-cell office:value-type="float" office:value="33" calcext:value-type="float">
            <text:p>33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3.296036" calcext:value-type="float">
            <text:p>3.296036</text:p>
          </table:table-cell>
          <table:table-cell table:formula="of:=[.AN178]-[.AN179]" office:value-type="float" office:value="-0.269989" calcext:value-type="float">
            <text:p>-0.269989</text:p>
          </table:table-cell>
          <table:table-cell table:number-columns-repeated="7"/>
          <table:table-cell office:value-type="float" office:value="6.576431" calcext:value-type="float">
            <text:p>6.576431</text:p>
          </table:table-cell>
          <table:table-cell table:formula="of:=[.AW178]-[.AW179]" office:value-type="float" office:value="0.109604" calcext:value-type="float">
            <text:p>0.109604</text:p>
          </table:table-cell>
          <table:table-cell table:number-columns-repeated="5"/>
          <table:table-cell office:value-type="float" office:value="12.839" calcext:value-type="float">
            <text:p>12.839</text:p>
          </table:table-cell>
          <table:table-cell office:value-type="float" office:value="32" calcext:value-type="float">
            <text:p>32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885" calcext:value-type="float">
            <text:p>8.88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3.566025" calcext:value-type="float">
            <text:p>3.566025</text:p>
          </table:table-cell>
          <table:table-cell table:formula="of:=[.AN179]-[.AN180]" office:value-type="float" office:value="-0.36" calcext:value-type="float">
            <text:p>-0.36</text:p>
          </table:table-cell>
          <table:table-cell table:number-columns-repeated="7"/>
          <table:table-cell office:value-type="float" office:value="6.466827" calcext:value-type="float">
            <text:p>6.466827</text:p>
          </table:table-cell>
          <table:table-cell table:formula="of:=[.AW179]-[.AW180]" office:value-type="float" office:value="0.215575" calcext:value-type="float">
            <text:p>0.215575</text:p>
          </table:table-cell>
          <table:table-cell table:number-columns-repeated="5"/>
          <table:table-cell office:value-type="float" office:value="12.861" calcext:value-type="float">
            <text:p>12.861</text:p>
          </table:table-cell>
          <table:table-cell office:value-type="float" office:value="32.9" calcext:value-type="float">
            <text:p>32.9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07" calcext:value-type="float">
            <text:p>8.907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4.06667" calcext:value-type="float">
            <text:p>34.06667</text:p>
          </table:table-cell>
          <table:table-cell table:number-columns-repeated="6"/>
          <table:table-cell office:value-type="float" office:value="3.926025" calcext:value-type="float">
            <text:p>3.926025</text:p>
          </table:table-cell>
          <table:table-cell table:formula="of:=[.AN180]-[.AN181]" office:value-type="float" office:value="-0.322052" calcext:value-type="float">
            <text:p>-0.322052</text:p>
          </table:table-cell>
          <table:table-cell table:number-columns-repeated="7"/>
          <table:table-cell office:value-type="float" office:value="6.251252" calcext:value-type="float">
            <text:p>6.251252</text:p>
          </table:table-cell>
          <table:table-cell table:formula="of:=[.AW180]-[.AW181]" office:value-type="float" office:value="0.97017" calcext:value-type="float">
            <text:p>0.97017</text:p>
          </table:table-cell>
          <table:table-cell table:number-columns-repeated="5"/>
          <table:table-cell office:value-type="float" office:value="13.036" calcext:value-type="float">
            <text:p>13.036</text:p>
          </table:table-cell>
          <table:table-cell office:value-type="float" office:value="32.3" calcext:value-type="float">
            <text:p>32.3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29" calcext:value-type="float">
            <text:p>8.929</text:p>
          </table:table-cell>
          <table:table-cell office:value-type="float" office:value="33.5" calcext:value-type="float">
            <text:p>33.5</text:p>
          </table:table-cell>
          <table:table-cell office:value-type="float" office:value="33.36667" calcext:value-type="float">
            <text:p>33.36667</text:p>
          </table:table-cell>
          <table:table-cell table:number-columns-repeated="6"/>
          <table:table-cell office:value-type="float" office:value="4.248077" calcext:value-type="float">
            <text:p>4.248077</text:p>
          </table:table-cell>
          <table:table-cell table:formula="of:=[.AN181]-[.AN182]" office:value-type="float" office:value="-0.161041999999999" calcext:value-type="float">
            <text:p>-0.161041999999999</text:p>
          </table:table-cell>
          <table:table-cell table:number-columns-repeated="7"/>
          <table:table-cell office:value-type="float" office:value="5.281082" calcext:value-type="float">
            <text:p>5.281082</text:p>
          </table:table-cell>
          <table:table-cell table:formula="of:=[.AW181]-[.AW182]" office:value-type="float" office:value="0.215621" calcext:value-type="float">
            <text:p>0.215621</text:p>
          </table:table-cell>
          <table:table-cell table:number-columns-repeated="5"/>
          <table:table-cell office:value-type="float" office:value="13.059" calcext:value-type="float">
            <text:p>13.059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8.951" calcext:value-type="float">
            <text:p>8.951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4.5" calcext:value-type="float">
            <text:p>34.5</text:p>
          </table:table-cell>
          <table:table-cell table:number-columns-repeated="6"/>
          <table:table-cell office:value-type="float" office:value="4.409119" calcext:value-type="float">
            <text:p>4.409119</text:p>
          </table:table-cell>
          <table:table-cell table:formula="of:=[.AN182]-[.AN183]" office:value-type="float" office:value="-0.2415" calcext:value-type="float">
            <text:p>-0.2415</text:p>
          </table:table-cell>
          <table:table-cell table:number-columns-repeated="7"/>
          <table:table-cell office:value-type="float" office:value="5.065461" calcext:value-type="float">
            <text:p>5.065461</text:p>
          </table:table-cell>
          <table:table-cell table:formula="of:=[.AW182]-[.AW183]" office:value-type="float" office:value="0.215577" calcext:value-type="float">
            <text:p>0.215577</text:p>
          </table:table-cell>
          <table:table-cell table:number-columns-repeated="5"/>
          <table:table-cell office:value-type="float" office:value="13.081" calcext:value-type="float">
            <text:p>13.081</text:p>
          </table:table-cell>
          <table:table-cell office:value-type="float" office:value="31.8" calcext:value-type="float">
            <text:p>31.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23" calcext:value-type="float">
            <text:p>9.123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9" calcext:value-type="float">
            <text:p>34.9</text:p>
          </table:table-cell>
          <table:table-cell table:number-columns-repeated="6"/>
          <table:table-cell office:value-type="float" office:value="4.650619" calcext:value-type="float">
            <text:p>4.650619</text:p>
          </table:table-cell>
          <table:table-cell table:formula="of:=[.AN183]-[.AN184]" office:value-type="float" office:value="-3.99643" calcext:value-type="float">
            <text:p>-3.99643</text:p>
          </table:table-cell>
          <table:table-cell table:number-columns-repeated="7"/>
          <table:table-cell office:value-type="float" office:value="4.849884" calcext:value-type="float">
            <text:p>4.849884</text:p>
          </table:table-cell>
          <table:table-cell table:formula="of:=[.AW183]-[.AW184]" office:value-type="float" office:value="0.107788" calcext:value-type="float">
            <text:p>0.107788</text:p>
          </table:table-cell>
          <table:table-cell table:number-columns-repeated="5"/>
          <table:table-cell office:value-type="float" office:value="13.109" calcext:value-type="float">
            <text:p>13.109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4.13334" calcext:value-type="float">
            <text:p>34.13334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45" calcext:value-type="float">
            <text:p>9.145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4.13334" calcext:value-type="float">
            <text:p>34.13334</text:p>
          </table:table-cell>
          <table:table-cell table:number-columns-repeated="6"/>
          <table:table-cell office:value-type="float" office:value="8.647049" calcext:value-type="float">
            <text:p>8.647049</text:p>
          </table:table-cell>
          <table:table-cell table:formula="of:=[.AN184]-[.AN185]" office:value-type="float" office:value="0.0662380000000002" calcext:value-type="float">
            <text:p>0.0662380000000002</text:p>
          </table:table-cell>
          <table:table-cell table:number-columns-repeated="7"/>
          <table:table-cell office:value-type="float" office:value="4.742096" calcext:value-type="float">
            <text:p>4.742096</text:p>
          </table:table-cell>
          <table:table-cell table:formula="of:=[.AW184]-[.AW185]" office:value-type="float" office:value="0.107788" calcext:value-type="float">
            <text:p>0.107788</text:p>
          </table:table-cell>
          <table:table-cell table:number-columns-repeated="5"/>
          <table:table-cell office:value-type="float" office:value="13.131" calcext:value-type="float">
            <text:p>13.131</text:p>
          </table:table-cell>
          <table:table-cell office:value-type="float" office:value="29.9" calcext:value-type="float">
            <text:p>29.9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7" calcext:value-type="float">
            <text:p>9.17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.26667" calcext:value-type="float">
            <text:p>33.26667</text:p>
          </table:table-cell>
          <table:table-cell table:number-columns-repeated="6"/>
          <table:table-cell office:value-type="float" office:value="8.580811" calcext:value-type="float">
            <text:p>8.580811</text:p>
          </table:table-cell>
          <table:table-cell table:formula="of:=[.AN185]-[.AN186]" office:value-type="float" office:value="0.0662390000000013" calcext:value-type="float">
            <text:p>0.0662390000000013</text:p>
          </table:table-cell>
          <table:table-cell table:number-columns-repeated="7"/>
          <table:table-cell office:value-type="float" office:value="4.634308" calcext:value-type="float">
            <text:p>4.634308</text:p>
          </table:table-cell>
          <table:table-cell table:formula="of:=[.AW185]-[.AW186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53" calcext:value-type="float">
            <text:p>13.153</text:p>
          </table:table-cell>
          <table:table-cell office:value-type="float" office:value="32.7" calcext:value-type="float">
            <text:p>32.7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30"/>
          <table:table-cell office:value-type="float" office:value="9.192" calcext:value-type="float">
            <text:p>9.192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46667" calcext:value-type="float">
            <text:p>35.46667</text:p>
          </table:table-cell>
          <table:table-cell table:number-columns-repeated="6"/>
          <table:table-cell office:value-type="float" office:value="8.514572" calcext:value-type="float">
            <text:p>8.514572</text:p>
          </table:table-cell>
          <table:table-cell table:formula="of:=[.AN186]-[.AN187]" office:value-type="float" office:value="0.0662240000000001" calcext:value-type="float">
            <text:p>0.0662240000000001</text:p>
          </table:table-cell>
          <table:table-cell table:number-columns-repeated="7"/>
          <table:table-cell office:value-type="float" office:value="4.418732" calcext:value-type="float">
            <text:p>4.418732</text:p>
          </table:table-cell>
          <table:table-cell table:formula="of:=[.AW186]-[.AW187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75" calcext:value-type="float">
            <text:p>13.175</text:p>
          </table:table-cell>
          <table:table-cell office:value-type="float" office:value="32.6" calcext:value-type="float">
            <text:p>32.6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448348" calcext:value-type="float">
            <text:p>8.448348</text:p>
          </table:table-cell>
          <table:table-cell table:formula="of:=[.AN187]-[.AN188]" office:value-type="float" office:value="0.0662209999999988" calcext:value-type="float">
            <text:p>0.0662209999999988</text:p>
          </table:table-cell>
          <table:table-cell table:number-columns-repeated="7"/>
          <table:table-cell office:value-type="float" office:value="4.203156" calcext:value-type="float">
            <text:p>4.203156</text:p>
          </table:table-cell>
          <table:table-cell table:formula="of:=[.AW187]-[.AW188]" office:value-type="float" office:value="0.215576" calcext:value-type="float">
            <text:p>0.215576</text:p>
          </table:table-cell>
          <table:table-cell table:number-columns-repeated="5"/>
          <table:table-cell office:value-type="float" office:value="13.197" calcext:value-type="float">
            <text:p>13.19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382127" calcext:value-type="float">
            <text:p>8.382127</text:p>
          </table:table-cell>
          <table:table-cell table:formula="of:=[.AN188]-[.AN189]" office:value-type="float" office:value="0.0441610000000008" calcext:value-type="float">
            <text:p>0.0441610000000008</text:p>
          </table:table-cell>
          <table:table-cell table:number-columns-repeated="7"/>
          <table:table-cell office:value-type="float" office:value="3.98758" calcext:value-type="float">
            <text:p>3.98758</text:p>
          </table:table-cell>
          <table:table-cell table:formula="of:=[.AW188]-[.AW189]" office:value-type="float" office:value="0.215623" calcext:value-type="float">
            <text:p>0.215623</text:p>
          </table:table-cell>
          <table:table-cell table:number-columns-repeated="5"/>
          <table:table-cell office:value-type="float" office:value="13.22" calcext:value-type="float">
            <text:p>13.22</text:p>
          </table:table-cell>
          <table:table-cell office:value-type="float" office:value="33.6" calcext:value-type="float">
            <text:p>33.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337966" calcext:value-type="float">
            <text:p>8.337966</text:p>
          </table:table-cell>
          <table:table-cell table:formula="of:=[.AN189]-[.AN190]" office:value-type="float" office:value="0.0784289999999999" calcext:value-type="float">
            <text:p>0.0784289999999999</text:p>
          </table:table-cell>
          <table:table-cell table:number-columns-repeated="7"/>
          <table:table-cell office:value-type="float" office:value="3.771957" calcext:value-type="float">
            <text:p>3.771957</text:p>
          </table:table-cell>
          <table:table-cell table:formula="of:=[.AW189]-[.AW190]" office:value-type="float" office:value="0.215621" calcext:value-type="float">
            <text:p>0.215621</text:p>
          </table:table-cell>
          <table:table-cell table:number-columns-repeated="5"/>
          <table:table-cell office:value-type="float" office:value="13.393" calcext:value-type="float">
            <text:p>13.393</text:p>
          </table:table-cell>
          <table:table-cell office:value-type="float" office:value="33.4" calcext:value-type="float">
            <text:p>33.4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259537" calcext:value-type="float">
            <text:p>8.259537</text:p>
          </table:table-cell>
          <table:table-cell table:formula="of:=[.AN190]-[.AN191]" office:value-type="float" office:value="0.104552999999999" calcext:value-type="float">
            <text:p>0.104552999999999</text:p>
          </table:table-cell>
          <table:table-cell table:number-columns-repeated="7"/>
          <table:table-cell office:value-type="float" office:value="3.556336" calcext:value-type="float">
            <text:p>3.556336</text:p>
          </table:table-cell>
          <table:table-cell table:formula="of:=[.AW190]-[.AW191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415" calcext:value-type="float">
            <text:p>13.415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154984" calcext:value-type="float">
            <text:p>8.154984</text:p>
          </table:table-cell>
          <table:table-cell table:formula="of:=[.AN191]-[.AN192]" office:value-type="float" office:value="0.0784150000000015" calcext:value-type="float">
            <text:p>0.0784150000000015</text:p>
          </table:table-cell>
          <table:table-cell table:number-columns-repeated="7"/>
          <table:table-cell office:value-type="float" office:value="3.345932" calcext:value-type="float">
            <text:p>3.345932</text:p>
          </table:table-cell>
          <table:table-cell table:formula="of:=[.AW191]-[.AW192]" office:value-type="float" office:value="0.210403" calcext:value-type="float">
            <text:p>0.210403</text:p>
          </table:table-cell>
          <table:table-cell table:number-columns-repeated="5"/>
          <table:table-cell office:value-type="float" office:value="13.438" calcext:value-type="float">
            <text:p>13.438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8.076569" calcext:value-type="float">
            <text:p>8.076569</text:p>
          </table:table-cell>
          <table:table-cell table:formula="of:=[.AN192]-[.AN193]" office:value-type="float" office:value="0.0784309999999993" calcext:value-type="float">
            <text:p>0.0784309999999993</text:p>
          </table:table-cell>
          <table:table-cell table:number-columns-repeated="7"/>
          <table:table-cell office:value-type="float" office:value="3.135529" calcext:value-type="float">
            <text:p>3.135529</text:p>
          </table:table-cell>
          <table:table-cell table:formula="of:=[.AW192]-[.AW193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463" calcext:value-type="float">
            <text:p>13.463</text:p>
          </table:table-cell>
          <table:table-cell office:value-type="float" office:value="31.5" calcext:value-type="float">
            <text:p>31.5</text:p>
          </table:table-cell>
          <table:table-cell office:value-type="float" office:value="33.93333" calcext:value-type="float">
            <text:p>33.9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998138" calcext:value-type="float">
            <text:p>7.998138</text:p>
          </table:table-cell>
          <table:table-cell table:formula="of:=[.AN193]-[.AN194]" office:value-type="float" office:value="0.07843" calcext:value-type="float">
            <text:p>0.07843</text:p>
          </table:table-cell>
          <table:table-cell table:number-columns-repeated="7"/>
          <table:table-cell office:value-type="float" office:value="2.925125" calcext:value-type="float">
            <text:p>2.925125</text:p>
          </table:table-cell>
          <table:table-cell table:formula="of:=[.AW193]-[.AW194]" office:value-type="float" office:value="0.210403" calcext:value-type="float">
            <text:p>0.210403</text:p>
          </table:table-cell>
          <table:table-cell table:number-columns-repeated="5"/>
          <table:table-cell office:value-type="float" office:value="13.485" calcext:value-type="float">
            <text:p>13.485</text:p>
          </table:table-cell>
          <table:table-cell office:value-type="float" office:value="33.4" calcext:value-type="float">
            <text:p>33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919708" calcext:value-type="float">
            <text:p>7.919708</text:p>
          </table:table-cell>
          <table:table-cell table:formula="of:=[.AN194]-[.AN195]" office:value-type="float" office:value="0.220596" calcext:value-type="float">
            <text:p>0.220596</text:p>
          </table:table-cell>
          <table:table-cell table:number-columns-repeated="7"/>
          <table:table-cell office:value-type="float" office:value="2.714722" calcext:value-type="float">
            <text:p>2.714722</text:p>
          </table:table-cell>
          <table:table-cell table:formula="of:=[.AW194]-[.AW195]" office:value-type="float" office:value="0.210465" calcext:value-type="float">
            <text:p>0.210465</text:p>
          </table:table-cell>
          <table:table-cell table:number-columns-repeated="5"/>
          <table:table-cell office:value-type="float" office:value="13.507" calcext:value-type="float">
            <text:p>13.507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699112" calcext:value-type="float">
            <text:p>7.699112</text:p>
          </table:table-cell>
          <table:table-cell table:formula="of:=[.AN195]-[.AN196]" office:value-type="float" office:value="0.248169000000001" calcext:value-type="float">
            <text:p>0.248169000000001</text:p>
          </table:table-cell>
          <table:table-cell table:number-columns-repeated="7"/>
          <table:table-cell office:value-type="float" office:value="2.504257" calcext:value-type="float">
            <text:p>2.504257</text:p>
          </table:table-cell>
          <table:table-cell table:formula="of:=[.AW195]-[.AW196]" office:value-type="float" office:value="0.210464" calcext:value-type="float">
            <text:p>0.210464</text:p>
          </table:table-cell>
          <table:table-cell table:number-columns-repeated="5"/>
          <table:table-cell office:value-type="float" office:value="13.529" calcext:value-type="float">
            <text:p>13.529</text:p>
          </table:table-cell>
          <table:table-cell office:value-type="float" office:value="32.9" calcext:value-type="float">
            <text:p>32.9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450943" calcext:value-type="float">
            <text:p>7.450943</text:p>
          </table:table-cell>
          <table:table-cell table:formula="of:=[.AN196]-[.AN197]" office:value-type="float" office:value="0.135894" calcext:value-type="float">
            <text:p>0.135894</text:p>
          </table:table-cell>
          <table:table-cell table:number-columns-repeated="7"/>
          <table:table-cell office:value-type="float" office:value="2.293793" calcext:value-type="float">
            <text:p>2.293793</text:p>
          </table:table-cell>
          <table:table-cell table:formula="of:=[.AW196]-[.AW197]" office:value-type="float" office:value="0.210404" calcext:value-type="float">
            <text:p>0.210404</text:p>
          </table:table-cell>
          <table:table-cell table:number-columns-repeated="5"/>
          <table:table-cell office:value-type="float" office:value="13.551" calcext:value-type="float">
            <text:p>13.551</text:p>
          </table:table-cell>
          <table:table-cell office:value-type="float" office:value="31.5" calcext:value-type="float">
            <text:p>31.5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315049" calcext:value-type="float">
            <text:p>7.315049</text:p>
          </table:table-cell>
          <table:table-cell table:formula="of:=[.AN197]-[.AN198]" office:value-type="float" office:value="0.10872" calcext:value-type="float">
            <text:p>0.10872</text:p>
          </table:table-cell>
          <table:table-cell table:number-columns-repeated="7"/>
          <table:table-cell office:value-type="float" office:value="2.083389" calcext:value-type="float">
            <text:p>2.083389</text:p>
          </table:table-cell>
          <table:table-cell table:formula="of:=[.AW197]-[.AW198]" office:value-type="float" office:value="-2.916611" calcext:value-type="float">
            <text:p>-2.916611</text:p>
          </table:table-cell>
          <table:table-cell table:number-columns-repeated="5"/>
          <table:table-cell office:value-type="float" office:value="13.573" calcext:value-type="float">
            <text:p>13.573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206329" calcext:value-type="float">
            <text:p>7.206329</text:p>
          </table:table-cell>
          <table:table-cell table:formula="of:=[.AN198]-[.AN199]" office:value-type="float" office:value="0.0815270000000004" calcext:value-type="float">
            <text:p>0.081527000000000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[.AW198]-[.AW199]" office:value-type="float" office:value="-3.649063" calcext:value-type="float">
            <text:p>-3.649063</text:p>
          </table:table-cell>
          <table:table-cell table:number-columns-repeated="5"/>
          <table:table-cell office:value-type="float" office:value="13.745" calcext:value-type="float">
            <text:p>13.745</text:p>
          </table:table-cell>
          <table:table-cell office:value-type="float" office:value="30.86667" calcext:value-type="float">
            <text:p>30.86667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7.124802" calcext:value-type="float">
            <text:p>7.124802</text:p>
          </table:table-cell>
          <table:table-cell table:formula="of:=[.AN199]-[.AN200]" office:value-type="float" office:value="0.13588" calcext:value-type="float">
            <text:p>0.13588</text:p>
          </table:table-cell>
          <table:table-cell table:number-columns-repeated="7"/>
          <table:table-cell office:value-type="float" office:value="8.649063" calcext:value-type="float">
            <text:p>8.649063</text:p>
          </table:table-cell>
          <table:table-cell table:formula="of:=[.AW199]-[.AW200]" office:value-type="float" office:value="-0.0105129999999996" calcext:value-type="float">
            <text:p>-0.0105129999999996</text:p>
          </table:table-cell>
          <table:table-cell table:number-columns-repeated="5"/>
          <table:table-cell office:value-type="float" office:value="13.77" calcext:value-type="float">
            <text:p>13.77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988922" calcext:value-type="float">
            <text:p>6.988922</text:p>
          </table:table-cell>
          <table:table-cell table:formula="of:=[.AN200]-[.AN201]" office:value-type="float" office:value="0.108718" calcext:value-type="float">
            <text:p>0.108718</text:p>
          </table:table-cell>
          <table:table-cell table:number-columns-repeated="7"/>
          <table:table-cell office:value-type="float" office:value="8.659576" calcext:value-type="float">
            <text:p>8.659576</text:p>
          </table:table-cell>
          <table:table-cell table:formula="of:=[.AW200]-[.AW201]" office:value-type="float" office:value="-0.036759" calcext:value-type="float">
            <text:p>-0.036759</text:p>
          </table:table-cell>
          <table:table-cell table:number-columns-repeated="5"/>
          <table:table-cell office:value-type="float" office:value="13.794" calcext:value-type="float">
            <text:p>13.794</text:p>
          </table:table-cell>
          <table:table-cell office:value-type="float" office:value="31.03333" calcext:value-type="float">
            <text:p>31.03333</text:p>
          </table:table-cell>
          <table:table-cell office:value-type="float" office:value="32.7" calcext:value-type="float">
            <text:p>32.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880204" calcext:value-type="float">
            <text:p>6.880204</text:p>
          </table:table-cell>
          <table:table-cell table:formula="of:=[.AN201]-[.AN202]" office:value-type="float" office:value="0.0815440000000001" calcext:value-type="float">
            <text:p>0.0815440000000001</text:p>
          </table:table-cell>
          <table:table-cell table:number-columns-repeated="7"/>
          <table:table-cell office:value-type="float" office:value="8.696335" calcext:value-type="float">
            <text:p>8.696335</text:p>
          </table:table-cell>
          <table:table-cell table:formula="of:=[.AW201]-[.AW202]" office:value-type="float" office:value="-0.0367569999999997" calcext:value-type="float">
            <text:p>-0.0367569999999997</text:p>
          </table:table-cell>
          <table:table-cell table:number-columns-repeated="5"/>
          <table:table-cell office:value-type="float" office:value="13.82" calcext:value-type="float">
            <text:p>13.82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79866" calcext:value-type="float">
            <text:p>6.79866</text:p>
          </table:table-cell>
          <table:table-cell table:formula="of:=[.AN202]-[.AN203]" office:value-type="float" office:value="0.0815270000000004" calcext:value-type="float">
            <text:p>0.0815270000000004</text:p>
          </table:table-cell>
          <table:table-cell table:number-columns-repeated="7"/>
          <table:table-cell office:value-type="float" office:value="8.733092" calcext:value-type="float">
            <text:p>8.733092</text:p>
          </table:table-cell>
          <table:table-cell table:formula="of:=[.AW202]-[.AW203]" office:value-type="float" office:value="-0.0104990000000011" calcext:value-type="float">
            <text:p>-0.0104990000000011</text:p>
          </table:table-cell>
          <table:table-cell table:number-columns-repeated="5"/>
          <table:table-cell office:value-type="float" office:value="13.842" calcext:value-type="float">
            <text:p>13.842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73333" calcext:value-type="float">
            <text:p>31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717133" calcext:value-type="float">
            <text:p>6.717133</text:p>
          </table:table-cell>
          <table:table-cell table:formula="of:=[.AN203]-[.AN204]" office:value-type="float" office:value="0.0839999999999996" calcext:value-type="float">
            <text:p>0.0839999999999996</text:p>
          </table:table-cell>
          <table:table-cell table:number-columns-repeated="7"/>
          <table:table-cell office:value-type="float" office:value="8.743591" calcext:value-type="float">
            <text:p>8.743591</text:p>
          </table:table-cell>
          <table:table-cell table:formula="of:=[.AW203]-[.AW204]" office:value-type="float" office:value="0.0115670000000012" calcext:value-type="float">
            <text:p>0.0115670000000012</text:p>
          </table:table-cell>
          <table:table-cell table:number-columns-repeated="5"/>
          <table:table-cell office:value-type="float" office:value="13.864" calcext:value-type="float">
            <text:p>13.864</text:p>
          </table:table-cell>
          <table:table-cell office:value-type="float" office:value="32.3" calcext:value-type="float">
            <text:p>32.3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633133" calcext:value-type="float">
            <text:p>6.633133</text:p>
          </table:table-cell>
          <table:table-cell table:formula="of:=[.AN204]-[.AN205]" office:value-type="float" office:value="0.084015" calcext:value-type="float">
            <text:p>0.084015</text:p>
          </table:table-cell>
          <table:table-cell table:number-columns-repeated="7"/>
          <table:table-cell office:value-type="float" office:value="8.732024" calcext:value-type="float">
            <text:p>8.732024</text:p>
          </table:table-cell>
          <table:table-cell table:formula="of:=[.AW204]-[.AW205]" office:value-type="float" office:value="0.0173629999999996" calcext:value-type="float">
            <text:p>0.0173629999999996</text:p>
          </table:table-cell>
          <table:table-cell table:number-columns-repeated="5"/>
          <table:table-cell office:value-type="float" office:value="13.887" calcext:value-type="float">
            <text:p>13.887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549118" calcext:value-type="float">
            <text:p>6.549118</text:p>
          </table:table-cell>
          <table:table-cell table:formula="of:=[.AN205]-[.AN206]" office:value-type="float" office:value="0.0553679999999996" calcext:value-type="float">
            <text:p>0.0553679999999996</text:p>
          </table:table-cell>
          <table:table-cell table:number-columns-repeated="7"/>
          <table:table-cell office:value-type="float" office:value="8.714661" calcext:value-type="float">
            <text:p>8.714661</text:p>
          </table:table-cell>
          <table:table-cell table:formula="of:=[.AW205]-[.AW206]" office:value-type="float" office:value="0.0115809999999996" calcext:value-type="float">
            <text:p>0.0115809999999996</text:p>
          </table:table-cell>
          <table:table-cell table:number-columns-repeated="5"/>
          <table:table-cell office:value-type="float" office:value="13.909" calcext:value-type="float">
            <text:p>13.909</text:p>
          </table:table-cell>
          <table:table-cell office:value-type="float" office:value="31.23333" calcext:value-type="float">
            <text:p>31.23333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6.49375" calcext:value-type="float">
            <text:p>6.49375</text:p>
          </table:table-cell>
          <table:table-cell table:formula="of:=[.AN206]-[.AN207]" office:value-type="float" office:value="4.206747" calcext:value-type="float">
            <text:p>4.206747</text:p>
          </table:table-cell>
          <table:table-cell table:number-columns-repeated="7"/>
          <table:table-cell office:value-type="float" office:value="8.70308" calcext:value-type="float">
            <text:p>8.70308</text:p>
          </table:table-cell>
          <table:table-cell table:formula="of:=[.AW206]-[.AW207]" office:value-type="float" office:value="0.0115820000000006" calcext:value-type="float">
            <text:p>0.0115820000000006</text:p>
          </table:table-cell>
          <table:table-cell table:number-columns-repeated="5"/>
          <table:table-cell office:value-type="float" office:value="13.931" calcext:value-type="float">
            <text:p>13.931</text:p>
          </table:table-cell>
          <table:table-cell office:value-type="float" office:value="34.1" calcext:value-type="float">
            <text:p>34.1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287003" calcext:value-type="float">
            <text:p>2.287003</text:p>
          </table:table-cell>
          <table:table-cell table:formula="of:=[.AN207]-[.AN208]" office:value-type="float" office:value="0.0956730000000001" calcext:value-type="float">
            <text:p>0.0956730000000001</text:p>
          </table:table-cell>
          <table:table-cell table:number-columns-repeated="7"/>
          <table:table-cell office:value-type="float" office:value="8.691498" calcext:value-type="float">
            <text:p>8.691498</text:p>
          </table:table-cell>
          <table:table-cell table:formula="of:=[.AW207]-[.AW208]" office:value-type="float" office:value="0.0115649999999992" calcext:value-type="float">
            <text:p>0.0115649999999992</text:p>
          </table:table-cell>
          <table:table-cell table:number-columns-repeated="5"/>
          <table:table-cell office:value-type="float" office:value="14.104" calcext:value-type="float">
            <text:p>14.104</text:p>
          </table:table-cell>
          <table:table-cell office:value-type="float" office:value="31.9" calcext:value-type="float">
            <text:p>31.9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19133" calcext:value-type="float">
            <text:p>2.19133</text:p>
          </table:table-cell>
          <table:table-cell table:formula="of:=[.AN208]-[.AN209]" office:value-type="float" office:value="0.0940399999999997" calcext:value-type="float">
            <text:p>0.0940399999999997</text:p>
          </table:table-cell>
          <table:table-cell table:number-columns-repeated="7"/>
          <table:table-cell office:value-type="float" office:value="8.679933" calcext:value-type="float">
            <text:p>8.679933</text:p>
          </table:table-cell>
          <table:table-cell table:formula="of:=[.AW208]-[.AW209]" office:value-type="float" office:value="0.0115680000000005" calcext:value-type="float">
            <text:p>0.0115680000000005</text:p>
          </table:table-cell>
          <table:table-cell table:number-columns-repeated="5"/>
          <table:table-cell office:value-type="float" office:value="14.127" calcext:value-type="float">
            <text:p>14.127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09729" calcext:value-type="float">
            <text:p>2.09729</text:p>
          </table:table-cell>
          <table:table-cell table:formula="of:=[.AN209]-[.AN210]" office:value-type="float" office:value="0.0940400000000001" calcext:value-type="float">
            <text:p>0.0940400000000001</text:p>
          </table:table-cell>
          <table:table-cell table:number-columns-repeated="7"/>
          <table:table-cell office:value-type="float" office:value="8.668365" calcext:value-type="float">
            <text:p>8.668365</text:p>
          </table:table-cell>
          <table:table-cell table:formula="of:=[.AW209]-[.AW210]" office:value-type="float" office:value="0.0173639999999988" calcext:value-type="float">
            <text:p>0.0173639999999988</text:p>
          </table:table-cell>
          <table:table-cell table:number-columns-repeated="5"/>
          <table:table-cell office:value-type="float" office:value="14.149" calcext:value-type="float">
            <text:p>14.149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00325" calcext:value-type="float">
            <text:p>2.00325</text:p>
          </table:table-cell>
          <table:table-cell table:formula="of:=[.AN210]-[.AN211]" office:value-type="float" office:value="0.094025" calcext:value-type="float">
            <text:p>0.094025</text:p>
          </table:table-cell>
          <table:table-cell table:number-columns-repeated="7"/>
          <table:table-cell office:value-type="float" office:value="8.651001" calcext:value-type="float">
            <text:p>8.651001</text:p>
          </table:table-cell>
          <table:table-cell table:formula="of:=[.AW210]-[.AW211]" office:value-type="float" office:value="0.0173640000000006" calcext:value-type="float">
            <text:p>0.0173640000000006</text:p>
          </table:table-cell>
          <table:table-cell table:number-columns-repeated="5"/>
          <table:table-cell office:value-type="float" office:value="14.172" calcext:value-type="float">
            <text:p>14.172</text:p>
          </table:table-cell>
          <table:table-cell office:value-type="float" office:value="31.8" calcext:value-type="float">
            <text:p>31.8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909225" calcext:value-type="float">
            <text:p>1.909225</text:p>
          </table:table-cell>
          <table:table-cell table:formula="of:=[.AN211]-[.AN212]" office:value-type="float" office:value="0.0940239999999999" calcext:value-type="float">
            <text:p>0.0940239999999999</text:p>
          </table:table-cell>
          <table:table-cell table:number-columns-repeated="7"/>
          <table:table-cell office:value-type="float" office:value="8.633637" calcext:value-type="float">
            <text:p>8.633637</text:p>
          </table:table-cell>
          <table:table-cell table:formula="of:=[.AW211]-[.AW212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195" calcext:value-type="float">
            <text:p>14.195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815201" calcext:value-type="float">
            <text:p>1.815201</text:p>
          </table:table-cell>
          <table:table-cell table:formula="of:=[.AN212]-[.AN213]" office:value-type="float" office:value="0.094025" calcext:value-type="float">
            <text:p>0.094025</text:p>
          </table:table-cell>
          <table:table-cell table:number-columns-repeated="7"/>
          <table:table-cell office:value-type="float" office:value="8.607956" calcext:value-type="float">
            <text:p>8.607956</text:p>
          </table:table-cell>
          <table:table-cell table:formula="of:=[.AW212]-[.AW213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217" calcext:value-type="float">
            <text:p>14.217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1.96667" calcext:value-type="float">
            <text:p>31.9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721176" calcext:value-type="float">
            <text:p>1.721176</text:p>
          </table:table-cell>
          <table:table-cell table:formula="of:=[.AN213]-[.AN214]" office:value-type="float" office:value="0.0940400000000001" calcext:value-type="float">
            <text:p>0.0940400000000001</text:p>
          </table:table-cell>
          <table:table-cell table:number-columns-repeated="7"/>
          <table:table-cell office:value-type="float" office:value="8.582275" calcext:value-type="float">
            <text:p>8.582275</text:p>
          </table:table-cell>
          <table:table-cell table:formula="of:=[.AW213]-[.AW214]" office:value-type="float" office:value="0.0256789999999985" calcext:value-type="float">
            <text:p>0.0256789999999985</text:p>
          </table:table-cell>
          <table:table-cell table:number-columns-repeated="5"/>
          <table:table-cell office:value-type="float" office:value="14.239" calcext:value-type="float">
            <text:p>14.239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627136" calcext:value-type="float">
            <text:p>1.627136</text:p>
          </table:table-cell>
          <table:table-cell table:formula="of:=[.AN214]-[.AN215]" office:value-type="float" office:value="0.0626979999999999" calcext:value-type="float">
            <text:p>0.0626979999999999</text:p>
          </table:table-cell>
          <table:table-cell table:number-columns-repeated="7"/>
          <table:table-cell office:value-type="float" office:value="8.556596" calcext:value-type="float">
            <text:p>8.556596</text:p>
          </table:table-cell>
          <table:table-cell table:formula="of:=[.AW214]-[.AW215]" office:value-type="float" office:value="0.0256830000000008" calcext:value-type="float">
            <text:p>0.0256830000000008</text:p>
          </table:table-cell>
          <table:table-cell table:number-columns-repeated="5"/>
          <table:table-cell office:value-type="float" office:value="14.261" calcext:value-type="float">
            <text:p>14.261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564438" calcext:value-type="float">
            <text:p>1.564438</text:p>
          </table:table-cell>
          <table:table-cell table:formula="of:=[.AN215]-[.AN216]" office:value-type="float" office:value="0.0906370000000001" calcext:value-type="float">
            <text:p>0.0906370000000001</text:p>
          </table:table-cell>
          <table:table-cell table:number-columns-repeated="7"/>
          <table:table-cell office:value-type="float" office:value="8.530913" calcext:value-type="float">
            <text:p>8.530913</text:p>
          </table:table-cell>
          <table:table-cell table:formula="of:=[.AW215]-[.AW216]" office:value-type="float" office:value="0.0256779999999992" calcext:value-type="float">
            <text:p>0.0256779999999992</text:p>
          </table:table-cell>
          <table:table-cell table:number-columns-repeated="5"/>
          <table:table-cell office:value-type="float" office:value="14.283" calcext:value-type="float">
            <text:p>14.283</text:p>
          </table:table-cell>
          <table:table-cell office:value-type="float" office:value="33.2" calcext:value-type="float">
            <text:p>33.2</text:p>
          </table:table-cell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473801" calcext:value-type="float">
            <text:p>1.473801</text:p>
          </table:table-cell>
          <table:table-cell table:formula="of:=[.AN216]-[.AN217]" office:value-type="float" office:value="0.12085" calcext:value-type="float">
            <text:p>0.12085</text:p>
          </table:table-cell>
          <table:table-cell table:number-columns-repeated="7"/>
          <table:table-cell office:value-type="float" office:value="8.505235" calcext:value-type="float">
            <text:p>8.505235</text:p>
          </table:table-cell>
          <table:table-cell table:formula="of:=[.AW216]-[.AW217]" office:value-type="float" office:value="0.0256820000000015" calcext:value-type="float">
            <text:p>0.0256820000000015</text:p>
          </table:table-cell>
          <table:table-cell table:number-columns-repeated="5"/>
          <table:table-cell office:value-type="float" office:value="14.455" calcext:value-type="float">
            <text:p>14.455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352951" calcext:value-type="float">
            <text:p>1.352951</text:p>
          </table:table-cell>
          <table:table-cell table:formula="of:=[.AN217]-[.AN218]" office:value-type="float" office:value="0.0906370000000001" calcext:value-type="float">
            <text:p>0.0906370000000001</text:p>
          </table:table-cell>
          <table:table-cell table:number-columns-repeated="7"/>
          <table:table-cell office:value-type="float" office:value="8.479553" calcext:value-type="float">
            <text:p>8.479553</text:p>
          </table:table-cell>
          <table:table-cell table:formula="of:=[.AW217]-[.AW218]" office:value-type="float" office:value="0.0256799999999995" calcext:value-type="float">
            <text:p>0.0256799999999995</text:p>
          </table:table-cell>
          <table:table-cell table:number-columns-repeated="5"/>
          <table:table-cell office:value-type="float" office:value="14.477" calcext:value-type="float">
            <text:p>14.477</text:p>
          </table:table-cell>
          <table:table-cell office:value-type="float" office:value="31.5" calcext:value-type="float">
            <text:p>31.5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262314" calcext:value-type="float">
            <text:p>1.262314</text:p>
          </table:table-cell>
          <table:table-cell table:formula="of:=[.AN218]-[.AN219]" office:value-type="float" office:value="0.0906529999999999" calcext:value-type="float">
            <text:p>0.0906529999999999</text:p>
          </table:table-cell>
          <table:table-cell table:number-columns-repeated="7"/>
          <table:table-cell office:value-type="float" office:value="8.453873" calcext:value-type="float">
            <text:p>8.453873</text:p>
          </table:table-cell>
          <table:table-cell table:formula="of:=[.AW218]-[.AW219]" office:value-type="float" office:value="0.0256810000000005" calcext:value-type="float">
            <text:p>0.0256810000000005</text:p>
          </table:table-cell>
          <table:table-cell table:number-columns-repeated="5"/>
          <table:table-cell office:value-type="float" office:value="14.503" calcext:value-type="float">
            <text:p>14.503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171661" calcext:value-type="float">
            <text:p>1.171661</text:p>
          </table:table-cell>
          <table:table-cell table:formula="of:=[.AN219]-[.AN220]" office:value-type="float" office:value="0.090652" calcext:value-type="float">
            <text:p>0.090652</text:p>
          </table:table-cell>
          <table:table-cell table:number-columns-repeated="7"/>
          <table:table-cell office:value-type="float" office:value="8.428192" calcext:value-type="float">
            <text:p>8.428192</text:p>
          </table:table-cell>
          <table:table-cell table:formula="of:=[.AW219]-[.AW220]" office:value-type="float" office:value="0.0256799999999995" calcext:value-type="float">
            <text:p>0.0256799999999995</text:p>
          </table:table-cell>
          <table:table-cell table:number-columns-repeated="5"/>
          <table:table-cell office:value-type="float" office:value="14.526" calcext:value-type="float">
            <text:p>14.526</text:p>
          </table:table-cell>
          <table:table-cell office:value-type="float" office:value="31.7" calcext:value-type="float">
            <text:p>31.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1.081009" calcext:value-type="float">
            <text:p>1.081009</text:p>
          </table:table-cell>
          <table:table-cell table:formula="of:=[.AN220]-[.AN221]" office:value-type="float" office:value="0.1208497" calcext:value-type="float">
            <text:p>0.1208497</text:p>
          </table:table-cell>
          <table:table-cell table:number-columns-repeated="7"/>
          <table:table-cell office:value-type="float" office:value="8.402512" calcext:value-type="float">
            <text:p>8.402512</text:p>
          </table:table-cell>
          <table:table-cell table:formula="of:=[.AW220]-[.AW221]" office:value-type="float" office:value="0.402512" calcext:value-type="float">
            <text:p>0.402512</text:p>
          </table:table-cell>
          <table:table-cell table:number-columns-repeated="5"/>
          <table:table-cell office:value-type="float" office:value="14.552" calcext:value-type="float">
            <text:p>14.552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9601593" calcext:value-type="float">
            <text:p>0.9601593</text:p>
          </table:table-cell>
          <table:table-cell table:formula="of:=[.AN221]-[.AN222]" office:value-type="float" office:value="0.1162871" calcext:value-type="float">
            <text:p>0.116287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AW221]-[.AW222]" office:value-type="float" office:value="8" calcext:value-type="float">
            <text:p>8</text:p>
          </table:table-cell>
          <table:table-cell table:number-columns-repeated="5"/>
          <table:table-cell office:value-type="float" office:value="14.574" calcext:value-type="float">
            <text:p>14.574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8438722" calcext:value-type="float">
            <text:p>0.8438722</text:p>
          </table:table-cell>
          <table:table-cell table:formula="of:=[.AN222]-[.AN223]" office:value-type="float" office:value="0.0581514" calcext:value-type="float">
            <text:p>0.0581514</text:p>
          </table:table-cell>
          <table:table-cell table:number-columns-repeated="8"/>
          <table:table-cell table:formula="of:=[.AW222]-[.AW223]" office:value-type="float" office:value="-3.7547" calcext:value-type="float">
            <text:p>-3.7547</text:p>
          </table:table-cell>
          <table:table-cell office:value-type="float" office:value="3.811584" calcext:value-type="float">
            <text:p>3.811584</text:p>
          </table:table-cell>
          <table:table-cell table:number-columns-repeated="4"/>
          <table:table-cell office:value-type="float" office:value="14.596" calcext:value-type="float">
            <text:p>14.596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7857208" calcext:value-type="float">
            <text:p>0.7857208</text:p>
          </table:table-cell>
          <table:table-cell table:formula="of:=[.AN223]-[.AN224]" office:value-type="float" office:value="0.0872039" calcext:value-type="float">
            <text:p>0.0872039</text:p>
          </table:table-cell>
          <table:table-cell table:number-columns-repeated="7"/>
          <table:table-cell office:value-type="float" office:value="3.7547" calcext:value-type="float">
            <text:p>3.7547</text:p>
          </table:table-cell>
          <table:table-cell table:formula="of:=[.AW223]-[.AW224]" office:value-type="float" office:value="0.0569000000000002" calcext:value-type="float">
            <text:p>0.0569000000000002</text:p>
          </table:table-cell>
          <table:table-cell table:number-columns-repeated="5"/>
          <table:table-cell office:value-type="float" office:value="14.618" calcext:value-type="float">
            <text:p>14.618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6985169" calcext:value-type="float">
            <text:p>0.6985169</text:p>
          </table:table-cell>
          <table:table-cell table:formula="of:=[.AN224]-[.AN225]" office:value-type="float" office:value="0.0872039999999999" calcext:value-type="float">
            <text:p>0.0872039999999999</text:p>
          </table:table-cell>
          <table:table-cell table:number-columns-repeated="7"/>
          <table:table-cell office:value-type="float" office:value="3.6978" calcext:value-type="float">
            <text:p>3.6978</text:p>
          </table:table-cell>
          <table:table-cell table:formula="of:=[.AW224]-[.AW225]" office:value-type="float" office:value="0.0569000000000002" calcext:value-type="float">
            <text:p>0.0569000000000002</text:p>
          </table:table-cell>
          <table:table-cell table:number-columns-repeated="5"/>
          <table:table-cell office:value-type="float" office:value="14.64" calcext:value-type="float">
            <text:p>14.64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3.83333" calcext:value-type="float">
            <text:p>33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6113129" calcext:value-type="float">
            <text:p>0.6113129</text:p>
          </table:table-cell>
          <table:table-cell table:formula="of:=[.AN225]-[.AN226]" office:value-type="float" office:value="0.0872040000000001" calcext:value-type="float">
            <text:p>0.0872040000000001</text:p>
          </table:table-cell>
          <table:table-cell table:number-columns-repeated="7"/>
          <table:table-cell office:value-type="float" office:value="3.6409" calcext:value-type="float">
            <text:p>3.6409</text:p>
          </table:table-cell>
          <table:table-cell table:formula="of:=[.AW225]-[.AW226]" office:value-type="float" office:value="0.0568849999999999" calcext:value-type="float">
            <text:p>0.0568849999999999</text:p>
          </table:table-cell>
          <table:table-cell table:number-columns-repeated="5"/>
          <table:table-cell office:value-type="float" office:value="14.812" calcext:value-type="float">
            <text:p>14.812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5241089" calcext:value-type="float">
            <text:p>0.5241089</text:p>
          </table:table-cell>
          <table:table-cell table:formula="of:=[.AN226]-[.AN227]" office:value-type="float" office:value="0.0872193" calcext:value-type="float">
            <text:p>0.0872193</text:p>
          </table:table-cell>
          <table:table-cell table:number-columns-repeated="7"/>
          <table:table-cell office:value-type="float" office:value="3.584015" calcext:value-type="float">
            <text:p>3.584015</text:p>
          </table:table-cell>
          <table:table-cell table:formula="of:=[.AW226]-[.AW227]" office:value-type="float" office:value="0.0568849999999999" calcext:value-type="float">
            <text:p>0.0568849999999999</text:p>
          </table:table-cell>
          <table:table-cell table:number-columns-repeated="5"/>
          <table:table-cell office:value-type="float" office:value="14.837" calcext:value-type="float">
            <text:p>14.837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4368896" calcext:value-type="float">
            <text:p>0.4368896</text:p>
          </table:table-cell>
          <table:table-cell table:formula="of:=[.AN227]-[.AN228]" office:value-type="float" office:value="0.0872896" calcext:value-type="float">
            <text:p>0.0872896</text:p>
          </table:table-cell>
          <table:table-cell table:number-columns-repeated="7"/>
          <table:table-cell office:value-type="float" office:value="3.52713" calcext:value-type="float">
            <text:p>3.52713</text:p>
          </table:table-cell>
          <table:table-cell table:formula="of:=[.AW227]-[.AW228]" office:value-type="float" office:value="0.0568850000000003" calcext:value-type="float">
            <text:p>0.0568850000000003</text:p>
          </table:table-cell>
          <table:table-cell table:number-columns-repeated="5"/>
          <table:table-cell office:value-type="float" office:value="14.86" calcext:value-type="float">
            <text:p>14.86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0.3496" calcext:value-type="float">
            <text:p>0.3496</text:p>
          </table:table-cell>
          <table:table-cell table:formula="of:=[.AN228]-[.AN229]" office:value-type="float" office:value="-2.679026" calcext:value-type="float">
            <text:p>-2.679026</text:p>
          </table:table-cell>
          <table:table-cell table:number-columns-repeated="7"/>
          <table:table-cell office:value-type="float" office:value="3.470245" calcext:value-type="float">
            <text:p>3.470245</text:p>
          </table:table-cell>
          <table:table-cell table:formula="of:=[.AW228]-[.AW229]" office:value-type="float" office:value="0.0292809999999997" calcext:value-type="float">
            <text:p>0.0292809999999997</text:p>
          </table:table-cell>
          <table:table-cell table:number-columns-repeated="5"/>
          <table:table-cell office:value-type="float" office:value="14.882" calcext:value-type="float">
            <text:p>14.882</text:p>
          </table:table-cell>
          <table:table-cell office:value-type="float" office:value="32.4" calcext:value-type="float">
            <text:p>32.4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28626" calcext:value-type="float">
            <text:p>3.028626</text:p>
          </table:table-cell>
          <table:table-cell table:formula="of:=[.AN229]-[.AN230]" office:value-type="float" office:value="-0.0151210000000002" calcext:value-type="float">
            <text:p>-0.0151210000000002</text:p>
          </table:table-cell>
          <table:table-cell table:number-columns-repeated="7"/>
          <table:table-cell office:value-type="float" office:value="3.440964" calcext:value-type="float">
            <text:p>3.440964</text:p>
          </table:table-cell>
          <table:table-cell table:formula="of:=[.AW229]-[.AW230]" office:value-type="float" office:value="0.0292820000000003" calcext:value-type="float">
            <text:p>0.0292820000000003</text:p>
          </table:table-cell>
          <table:table-cell table:number-columns-repeated="5"/>
          <table:table-cell office:value-type="float" office:value="14.913" calcext:value-type="float">
            <text:p>14.913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43747" calcext:value-type="float">
            <text:p>3.043747</text:p>
          </table:table-cell>
          <table:table-cell table:formula="of:=[.AN230]-[.AN231]" office:value-type="float" office:value="-0.0201569999999998" calcext:value-type="float">
            <text:p>-0.0201569999999998</text:p>
          </table:table-cell>
          <table:table-cell table:number-columns-repeated="7"/>
          <table:table-cell office:value-type="float" office:value="3.411682" calcext:value-type="float">
            <text:p>3.411682</text:p>
          </table:table-cell>
          <table:table-cell table:formula="of:=[.AW230]-[.AW231]" office:value-type="float" office:value="0.0292809999999997" calcext:value-type="float">
            <text:p>0.0292809999999997</text:p>
          </table:table-cell>
          <table:table-cell table:number-columns-repeated="5"/>
          <table:table-cell office:value-type="float" office:value="14.935" calcext:value-type="float">
            <text:p>14.935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3904" calcext:value-type="float">
            <text:p>3.063904</text:p>
          </table:table-cell>
          <table:table-cell table:formula="of:=[.AN231]-[.AN232]" office:value-type="float" office:value="-0.00152600000000014" calcext:value-type="float">
            <text:p>-0.00152600000000014</text:p>
          </table:table-cell>
          <table:table-cell table:number-columns-repeated="7"/>
          <table:table-cell office:value-type="float" office:value="3.382401" calcext:value-type="float">
            <text:p>3.382401</text:p>
          </table:table-cell>
          <table:table-cell table:formula="of:=[.AW231]-[.AW232]" office:value-type="float" office:value="0.0878610000000002" calcext:value-type="float">
            <text:p>0.0878610000000002</text:p>
          </table:table-cell>
          <table:table-cell table:number-columns-repeated="5"/>
          <table:table-cell office:value-type="float" office:value="14.957" calcext:value-type="float">
            <text:p>14.957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1.5" calcext:value-type="float">
            <text:p>31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543" calcext:value-type="float">
            <text:p>3.06543</text:p>
          </table:table-cell>
          <table:table-cell table:formula="of:=[.AN232]-[.AN233]" office:value-type="float" office:value="-0.00122" calcext:value-type="float">
            <text:p>-0.00122</text:p>
          </table:table-cell>
          <table:table-cell table:number-columns-repeated="7"/>
          <table:table-cell office:value-type="float" office:value="3.29454" calcext:value-type="float">
            <text:p>3.29454</text:p>
          </table:table-cell>
          <table:table-cell table:formula="of:=[.AW232]-[.AW233]" office:value-type="float" office:value="0.0878600000000001" calcext:value-type="float">
            <text:p>0.0878600000000001</text:p>
          </table:table-cell>
          <table:table-cell table:number-columns-repeated="5"/>
          <table:table-cell office:value-type="float" office:value="14.983" calcext:value-type="float">
            <text:p>14.98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665" calcext:value-type="float">
            <text:p>3.06665</text:p>
          </table:table-cell>
          <table:table-cell table:formula="of:=[.AN233]-[.AN234]" office:value-type="float" office:value="-0.000915999999999695" calcext:value-type="float">
            <text:p>-0.000915999999999695</text:p>
          </table:table-cell>
          <table:table-cell table:number-columns-repeated="7"/>
          <table:table-cell office:value-type="float" office:value="3.20668" calcext:value-type="float">
            <text:p>3.20668</text:p>
          </table:table-cell>
          <table:table-cell table:formula="of:=[.AW233]-[.AW234]" office:value-type="float" office:value="0.0878450000000002" calcext:value-type="float">
            <text:p>0.0878450000000002</text:p>
          </table:table-cell>
          <table:table-cell table:number-columns-repeated="5"/>
          <table:table-cell office:value-type="float" office:value="15.005" calcext:value-type="float">
            <text:p>15.005</text:p>
          </table:table-cell>
          <table:table-cell office:value-type="float" office:value="34.1" calcext:value-type="float">
            <text:p>34.1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7566" calcext:value-type="float">
            <text:p>3.067566</text:p>
          </table:table-cell>
          <table:table-cell table:formula="of:=[.AN234]-[.AN235]" office:value-type="float" office:value="-0.000914999999999999" calcext:value-type="float">
            <text:p>-0.000914999999999999</text:p>
          </table:table-cell>
          <table:table-cell table:number-columns-repeated="7"/>
          <table:table-cell office:value-type="float" office:value="3.118835" calcext:value-type="float">
            <text:p>3.118835</text:p>
          </table:table-cell>
          <table:table-cell table:formula="of:=[.AW234]-[.AW235]" office:value-type="float" office:value="0.177444" calcext:value-type="float">
            <text:p>0.177444</text:p>
          </table:table-cell>
          <table:table-cell table:number-columns-repeated="5"/>
          <table:table-cell office:value-type="float" office:value="15.17" calcext:value-type="float">
            <text:p>15.17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68481" calcext:value-type="float">
            <text:p>3.068481</text:p>
          </table:table-cell>
          <table:table-cell table:formula="of:=[.AN235]-[.AN236]" office:value-type="float" office:value="0.00929199999999986" calcext:value-type="float">
            <text:p>0.00929199999999986</text:p>
          </table:table-cell>
          <table:table-cell table:number-columns-repeated="7"/>
          <table:table-cell office:value-type="float" office:value="2.941391" calcext:value-type="float">
            <text:p>2.941391</text:p>
          </table:table-cell>
          <table:table-cell table:formula="of:=[.AW235]-[.AW236]" office:value-type="float" office:value="0.147873" calcext:value-type="float">
            <text:p>0.147873</text:p>
          </table:table-cell>
          <table:table-cell table:number-columns-repeated="5"/>
          <table:table-cell office:value-type="float" office:value="15.193" calcext:value-type="float">
            <text:p>15.193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6" calcext:value-type="float">
            <text:p>32.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59189" calcext:value-type="float">
            <text:p>3.059189</text:p>
          </table:table-cell>
          <table:table-cell table:formula="of:=[.AN236]-[.AN237]" office:value-type="float" office:value="0.0123899999999999" calcext:value-type="float">
            <text:p>0.0123899999999999</text:p>
          </table:table-cell>
          <table:table-cell table:number-columns-repeated="7"/>
          <table:table-cell office:value-type="float" office:value="2.793518" calcext:value-type="float">
            <text:p>2.793518</text:p>
          </table:table-cell>
          <table:table-cell table:formula="of:=[.AW236]-[.AW237]" office:value-type="float" office:value="0.0887150000000001" calcext:value-type="float">
            <text:p>0.0887150000000001</text:p>
          </table:table-cell>
          <table:table-cell table:number-columns-repeated="5"/>
          <table:table-cell office:value-type="float" office:value="15.216" calcext:value-type="float">
            <text:p>15.216</text:p>
          </table:table-cell>
          <table:table-cell office:value-type="float" office:value="32.8" calcext:value-type="float">
            <text:p>32.8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46799" calcext:value-type="float">
            <text:p>3.046799</text:p>
          </table:table-cell>
          <table:table-cell table:formula="of:=[.AN237]-[.AN238]" office:value-type="float" office:value="0.009293" calcext:value-type="float">
            <text:p>0.009293</text:p>
          </table:table-cell>
          <table:table-cell table:number-columns-repeated="7"/>
          <table:table-cell office:value-type="float" office:value="2.704803" calcext:value-type="float">
            <text:p>2.704803</text:p>
          </table:table-cell>
          <table:table-cell table:formula="of:=[.AW237]-[.AW238]" office:value-type="float" office:value="0.088714" calcext:value-type="float">
            <text:p>0.088714</text:p>
          </table:table-cell>
          <table:table-cell table:number-columns-repeated="5"/>
          <table:table-cell office:value-type="float" office:value="15.239" calcext:value-type="float">
            <text:p>15.239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37506" calcext:value-type="float">
            <text:p>3.037506</text:p>
          </table:table-cell>
          <table:table-cell table:formula="of:=[.AN238]-[.AN239]" office:value-type="float" office:value="0.00929199999999986" calcext:value-type="float">
            <text:p>0.00929199999999986</text:p>
          </table:table-cell>
          <table:table-cell table:number-columns-repeated="7"/>
          <table:table-cell office:value-type="float" office:value="2.616089" calcext:value-type="float">
            <text:p>2.616089</text:p>
          </table:table-cell>
          <table:table-cell table:formula="of:=[.AW238]-[.AW239]" office:value-type="float" office:value="2.616089" calcext:value-type="float">
            <text:p>2.616089</text:p>
          </table:table-cell>
          <table:table-cell table:number-columns-repeated="5"/>
          <table:table-cell office:value-type="float" office:value="15.264" calcext:value-type="float">
            <text:p>15.264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28214" calcext:value-type="float">
            <text:p>3.028214</text:p>
          </table:table-cell>
          <table:table-cell table:formula="of:=[.AN239]-[.AN240]" office:value-type="float" office:value="0.009293" calcext:value-type="float">
            <text:p>0.009293</text:p>
          </table:table-cell>
          <table:table-cell table:number-columns-repeated="14"/>
          <table:table-cell office:value-type="float" office:value="15.286" calcext:value-type="float">
            <text:p>15.286</text:p>
          </table:table-cell>
          <table:table-cell office:value-type="float" office:value="33.2" calcext:value-type="float">
            <text:p>33.2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18921" calcext:value-type="float">
            <text:p>3.018921</text:p>
          </table:table-cell>
          <table:table-cell table:formula="of:=[.AN240]-[.AN241]" office:value-type="float" office:value="0.009293" calcext:value-type="float">
            <text:p>0.009293</text:p>
          </table:table-cell>
          <table:table-cell table:number-columns-repeated="14"/>
          <table:table-cell office:value-type="float" office:value="15.308" calcext:value-type="float">
            <text:p>15.308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09628" calcext:value-type="float">
            <text:p>3.009628</text:p>
          </table:table-cell>
          <table:table-cell table:formula="of:=[.AN241]-[.AN242]" office:value-type="float" office:value="0.0092920000000003" calcext:value-type="float">
            <text:p>0.0092920000000003</text:p>
          </table:table-cell>
          <table:table-cell table:number-columns-repeated="14"/>
          <table:table-cell office:value-type="float" office:value="15.33" calcext:value-type="float">
            <text:p>15.33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3.000336" calcext:value-type="float">
            <text:p>3.000336</text:p>
          </table:table-cell>
          <table:table-cell table:formula="of:=[.AN242]-[.AN243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352" calcext:value-type="float">
            <text:p>15.352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83246" calcext:value-type="float">
            <text:p>2.983246</text:p>
          </table:table-cell>
          <table:table-cell table:formula="of:=[.AN243]-[.AN244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24" calcext:value-type="float">
            <text:p>15.524</text:p>
          </table:table-cell>
          <table:table-cell office:value-type="float" office:value="31.6" calcext:value-type="float">
            <text:p>31.6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66156" calcext:value-type="float">
            <text:p>2.966156</text:p>
          </table:table-cell>
          <table:table-cell table:formula="of:=[.AN244]-[.AN245]" office:value-type="float" office:value="0.0170899999999996" calcext:value-type="float">
            <text:p>0.0170899999999996</text:p>
          </table:table-cell>
          <table:table-cell table:number-columns-repeated="14"/>
          <table:table-cell office:value-type="float" office:value="15.546" calcext:value-type="float">
            <text:p>15.546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49066" calcext:value-type="float">
            <text:p>2.949066</text:p>
          </table:table-cell>
          <table:table-cell table:formula="of:=[.AN245]-[.AN246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71" calcext:value-type="float">
            <text:p>15.571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31976" calcext:value-type="float">
            <text:p>2.931976</text:p>
          </table:table-cell>
          <table:table-cell table:formula="of:=[.AN246]-[.AN247]" office:value-type="float" office:value="0.0170900000000001" calcext:value-type="float">
            <text:p>0.0170900000000001</text:p>
          </table:table-cell>
          <table:table-cell table:number-columns-repeated="14"/>
          <table:table-cell office:value-type="float" office:value="15.594" calcext:value-type="float">
            <text:p>15.594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39"/>
          <table:table-cell office:value-type="float" office:value="2.914886" calcext:value-type="float">
            <text:p>2.914886</text:p>
          </table:table-cell>
          <table:table-cell table:formula="of:=[.AN247]-[.AN248]" office:value-type="float" office:value="2.914886" calcext:value-type="float">
            <text:p>2.914886</text:p>
          </table:table-cell>
          <table:table-cell table:number-columns-repeated="14"/>
          <table:table-cell office:value-type="float" office:value="15.621" calcext:value-type="float">
            <text:p>15.62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43" calcext:value-type="float">
            <text:p>15.643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33333" calcext:value-type="float">
            <text:p>33.3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65" calcext:value-type="float">
            <text:p>15.665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56667" calcext:value-type="float">
            <text:p>33.5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687" calcext:value-type="float">
            <text:p>15.687</text:p>
          </table:table-cell>
          <table:table-cell office:value-type="float" office:value="30.5" calcext:value-type="float">
            <text:p>30.5</text:p>
          </table:table-cell>
          <table:table-cell office:value-type="float" office:value="33.13334" calcext:value-type="float">
            <text:p>33.13334</text:p>
          </table:table-cell>
          <table:table-cell/>
          <table:table-cell table:formula="of:=STDEV([.BE250:.BE374])" office:value-type="float" office:value="0.84540798627944" calcext:value-type="float">
            <text:p>0.84540798627944</text:p>
          </table:table-cell>
          <table:table-cell table:formula="of:=STDEV([.BF250:.BF374])" office:value-type="float" office:value="0.660523559685585" calcext:value-type="float">
            <text:p>0.660523559685585</text:p>
          </table:table-cell>
        </table:table-row>
        <table:table-row table:style-name="ro1">
          <table:table-cell table:number-columns-repeated="55"/>
          <table:table-cell office:value-type="float" office:value="15.709" calcext:value-type="float">
            <text:p>15.709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1.83333" calcext:value-type="float">
            <text:p>31.8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882" calcext:value-type="float">
            <text:p>15.882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34.03333" calcext:value-type="float">
            <text:p>34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05" calcext:value-type="float">
            <text:p>15.905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8" calcext:value-type="float">
            <text:p>33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27" calcext:value-type="float">
            <text:p>15.927</text:p>
          </table:table-cell>
          <table:table-cell office:value-type="float" office:value="33" calcext:value-type="float">
            <text:p>33</text:p>
          </table:table-cell>
          <table:table-cell office:value-type="float" office:value="32.86667" calcext:value-type="float">
            <text:p>32.8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49" calcext:value-type="float">
            <text:p>15.949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72" calcext:value-type="float">
            <text:p>15.972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5.995" calcext:value-type="float">
            <text:p>15.995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17" calcext:value-type="float">
            <text:p>16.01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39" calcext:value-type="float">
            <text:p>16.039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061" calcext:value-type="float">
            <text:p>16.061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36" calcext:value-type="float">
            <text:p>16.236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59" calcext:value-type="float">
            <text:p>16.259</text:p>
          </table:table-cell>
          <table:table-cell office:value-type="float" office:value="32" calcext:value-type="float">
            <text:p>32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281" calcext:value-type="float">
            <text:p>16.281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04" calcext:value-type="float">
            <text:p>16.304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27" calcext:value-type="float">
            <text:p>16.327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53" calcext:value-type="float">
            <text:p>16.353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3.76667" calcext:value-type="float">
            <text:p>33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75" calcext:value-type="float">
            <text:p>16.375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398" calcext:value-type="float">
            <text:p>16.398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4.3" calcext:value-type="float">
            <text:p>34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42" calcext:value-type="float">
            <text:p>16.42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593" calcext:value-type="float">
            <text:p>16.593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3.7" calcext:value-type="float">
            <text:p>33.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15" calcext:value-type="float">
            <text:p>16.615</text:p>
          </table:table-cell>
          <table:table-cell office:value-type="float" office:value="33.6" calcext:value-type="float">
            <text:p>33.6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38" calcext:value-type="float">
            <text:p>16.638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4.36666" calcext:value-type="float">
            <text:p>34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61" calcext:value-type="float">
            <text:p>16.661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683" calcext:value-type="float">
            <text:p>16.683</text:p>
          </table:table-cell>
          <table:table-cell office:value-type="float" office:value="33.4" calcext:value-type="float">
            <text:p>33.4</text:p>
          </table:table-cell>
          <table:table-cell office:value-type="float" office:value="32.36666" calcext:value-type="float">
            <text:p>32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04" calcext:value-type="float">
            <text:p>16.70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27" calcext:value-type="float">
            <text:p>16.72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49" calcext:value-type="float">
            <text:p>16.749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771" calcext:value-type="float">
            <text:p>16.771</text:p>
          </table:table-cell>
          <table:table-cell office:value-type="float" office:value="31.9" calcext:value-type="float">
            <text:p>31.9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45" calcext:value-type="float">
            <text:p>16.945</text:p>
          </table:table-cell>
          <table:table-cell office:value-type="float" office:value="32.6" calcext:value-type="float">
            <text:p>32.6</text:p>
          </table:table-cell>
          <table:table-cell office:value-type="float" office:value="34.36666" calcext:value-type="float">
            <text:p>34.3666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71" calcext:value-type="float">
            <text:p>16.971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2.16667" calcext:value-type="float">
            <text:p>32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6.994" calcext:value-type="float">
            <text:p>16.994</text:p>
          </table:table-cell>
          <table:table-cell office:value-type="float" office:value="31.6" calcext:value-type="float">
            <text:p>31.6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16" calcext:value-type="float">
            <text:p>17.016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3.03333" calcext:value-type="float">
            <text:p>33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39" calcext:value-type="float">
            <text:p>17.039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65" calcext:value-type="float">
            <text:p>17.065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088" calcext:value-type="float">
            <text:p>17.088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113" calcext:value-type="float">
            <text:p>17.113</text:p>
          </table:table-cell>
          <table:table-cell office:value-type="float" office:value="31.7" calcext:value-type="float">
            <text:p>31.7</text:p>
          </table:table-cell>
          <table:table-cell office:value-type="float" office:value="33.93333" calcext:value-type="float">
            <text:p>33.9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135" calcext:value-type="float">
            <text:p>17.135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1.43333" calcext:value-type="float">
            <text:p>31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296" calcext:value-type="float">
            <text:p>17.296</text:p>
          </table:table-cell>
          <table:table-cell office:value-type="float" office:value="32.4" calcext:value-type="float">
            <text:p>32.4</text:p>
          </table:table-cell>
          <table:table-cell office:value-type="float" office:value="33.1" calcext:value-type="float">
            <text:p>33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18" calcext:value-type="float">
            <text:p>17.318</text:p>
          </table:table-cell>
          <table:table-cell office:value-type="float" office:value="32.8" calcext:value-type="float">
            <text:p>32.8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4" calcext:value-type="float">
            <text:p>17.3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62" calcext:value-type="float">
            <text:p>17.362</text:p>
          </table:table-cell>
          <table:table-cell table:number-columns-repeated="2"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384" calcext:value-type="float">
            <text:p>17.384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43334" calcext:value-type="float">
            <text:p>32.4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06" calcext:value-type="float">
            <text:p>17.40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37" calcext:value-type="float">
            <text:p>17.437</text:p>
          </table:table-cell>
          <table:table-cell table:number-columns-repeated="2" office:value-type="float" office:value="32.46667" calcext:value-type="float">
            <text:p>32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6" calcext:value-type="float">
            <text:p>17.46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482" calcext:value-type="float">
            <text:p>17.482</text:p>
          </table:table-cell>
          <table:table-cell office:value-type="float" office:value="32.3" calcext:value-type="float">
            <text:p>32.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54" calcext:value-type="float">
            <text:p>17.654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76" calcext:value-type="float">
            <text:p>17.676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698" calcext:value-type="float">
            <text:p>17.698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2" calcext:value-type="float">
            <text:p>17.72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43" calcext:value-type="float">
            <text:p>17.743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1.8" calcext:value-type="float">
            <text:p>31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65" calcext:value-type="float">
            <text:p>17.765</text:p>
          </table:table-cell>
          <table:table-cell office:value-type="float" office:value="32.5" calcext:value-type="float">
            <text:p>32.5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787" calcext:value-type="float">
            <text:p>17.787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09" calcext:value-type="float">
            <text:p>17.809</text:p>
          </table:table-cell>
          <table:table-cell office:value-type="float" office:value="32.9" calcext:value-type="float">
            <text:p>32.9</text:p>
          </table:table-cell>
          <table:table-cell office:value-type="float" office:value="33.96667" calcext:value-type="float">
            <text:p>33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31" calcext:value-type="float">
            <text:p>17.831</text:p>
          </table:table-cell>
          <table:table-cell office:value-type="float" office:value="30.8" calcext:value-type="float">
            <text:p>30.8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7.853" calcext:value-type="float">
            <text:p>17.853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14" calcext:value-type="float">
            <text:p>18.014</text:p>
          </table:table-cell>
          <table:table-cell office:value-type="float" office:value="33.7" calcext:value-type="float">
            <text:p>33.7</text:p>
          </table:table-cell>
          <table:table-cell office:value-type="float" office:value="33.46667" calcext:value-type="float">
            <text:p>33.4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38" calcext:value-type="float">
            <text:p>18.038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6" calcext:value-type="float">
            <text:p>18.06</text:p>
          </table:table-cell>
          <table:table-cell office:value-type="float" office:value="32.3" calcext:value-type="float">
            <text:p>32.3</text:p>
          </table:table-cell>
          <table:table-cell office:value-type="float" office:value="33.9" calcext:value-type="float">
            <text:p>33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082" calcext:value-type="float">
            <text:p>18.082</text:p>
          </table:table-cell>
          <table:table-cell office:value-type="float" office:value="32.6" calcext:value-type="float">
            <text:p>32.6</text:p>
          </table:table-cell>
          <table:table-cell office:value-type="float" office:value="32.56667" calcext:value-type="float">
            <text:p>32.5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04" calcext:value-type="float">
            <text:p>18.104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27" calcext:value-type="float">
            <text:p>18.127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55" calcext:value-type="float">
            <text:p>18.155</text:p>
          </table:table-cell>
          <table:table-cell office:value-type="float" office:value="33.6" calcext:value-type="float">
            <text:p>33.6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182" calcext:value-type="float">
            <text:p>18.182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204" calcext:value-type="float">
            <text:p>18.204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365" calcext:value-type="float">
            <text:p>18.365</text:p>
          </table:table-cell>
          <table:table-cell office:value-type="float" office:value="31.63333" calcext:value-type="float">
            <text:p>31.63333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387" calcext:value-type="float">
            <text:p>18.387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1" calcext:value-type="float">
            <text:p>18.41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32" calcext:value-type="float">
            <text:p>18.432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54" calcext:value-type="float">
            <text:p>18.454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476" calcext:value-type="float">
            <text:p>18.476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07" calcext:value-type="float">
            <text:p>18.507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29" calcext:value-type="float">
            <text:p>18.529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551" calcext:value-type="float">
            <text:p>18.551</text:p>
          </table:table-cell>
          <table:table-cell office:value-type="float" office:value="32.4" calcext:value-type="float">
            <text:p>32.4</text:p>
          </table:table-cell>
          <table:table-cell office:value-type="float" office:value="33.23334" calcext:value-type="float">
            <text:p>33.2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23" calcext:value-type="float">
            <text:p>18.723</text:p>
          </table:table-cell>
          <table:table-cell office:value-type="float" office:value="33" calcext:value-type="float">
            <text:p>33</text:p>
          </table:table-cell>
          <table:table-cell office:value-type="float" office:value="33.36667" calcext:value-type="float">
            <text:p>33.3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45" calcext:value-type="float">
            <text:p>18.745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7" calcext:value-type="float">
            <text:p>18.77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794" calcext:value-type="float">
            <text:p>18.794</text:p>
          </table:table-cell>
          <table:table-cell office:value-type="float" office:value="31.8" calcext:value-type="float">
            <text:p>31.8</text:p>
          </table:table-cell>
          <table:table-cell office:value-type="float" office:value="31.86667" calcext:value-type="float">
            <text:p>31.8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16" calcext:value-type="float">
            <text:p>18.81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38" calcext:value-type="float">
            <text:p>18.838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2.93334" calcext:value-type="float">
            <text:p>32.9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64" calcext:value-type="float">
            <text:p>18.864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63334" calcext:value-type="float">
            <text:p>32.6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886" calcext:value-type="float">
            <text:p>18.88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03333" calcext:value-type="float">
            <text:p>32.0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8.908" calcext:value-type="float">
            <text:p>18.908</text:p>
          </table:table-cell>
          <table:table-cell office:value-type="float" office:value="32.3" calcext:value-type="float">
            <text:p>32.3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081" calcext:value-type="float">
            <text:p>19.081</text:p>
          </table:table-cell>
          <table:table-cell office:value-type="float" office:value="32.4" calcext:value-type="float">
            <text:p>32.4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04" calcext:value-type="float">
            <text:p>19.104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2.73333" calcext:value-type="float">
            <text:p>32.7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27" calcext:value-type="float">
            <text:p>19.12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3.5" calcext:value-type="float">
            <text:p>33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49" calcext:value-type="float">
            <text:p>19.149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2.23333" calcext:value-type="float">
            <text:p>32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72" calcext:value-type="float">
            <text:p>19.172</text:p>
          </table:table-cell>
          <table:table-cell office:value-type="float" office:value="33.4" calcext:value-type="float">
            <text:p>33.4</text:p>
          </table:table-cell>
          <table:table-cell office:value-type="float" office:value="31.96667" calcext:value-type="float">
            <text:p>31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195" calcext:value-type="float">
            <text:p>19.195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33333" calcext:value-type="float">
            <text:p>32.3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22" calcext:value-type="float">
            <text:p>19.222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47" calcext:value-type="float">
            <text:p>19.247</text:p>
          </table:table-cell>
          <table:table-cell office:value-type="float" office:value="32.06667" calcext:value-type="float">
            <text:p>32.06667</text:p>
          </table:table-cell>
          <table:table-cell office:value-type="float" office:value="32.83333" calcext:value-type="float">
            <text:p>32.8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27" calcext:value-type="float">
            <text:p>19.27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2.26667" calcext:value-type="float">
            <text:p>32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43" calcext:value-type="float">
            <text:p>19.443</text:p>
          </table:table-cell>
          <table:table-cell office:value-type="float" office:value="33.9" calcext:value-type="float">
            <text:p>33.9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65" calcext:value-type="float">
            <text:p>19.465</text:p>
          </table:table-cell>
          <table:table-cell office:value-type="float" office:value="32.03333" calcext:value-type="float">
            <text:p>32.03333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487" calcext:value-type="float">
            <text:p>19.487</text:p>
          </table:table-cell>
          <table:table-cell office:value-type="float" office:value="32.7" calcext:value-type="float">
            <text:p>32.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09" calcext:value-type="float">
            <text:p>19.509</text:p>
          </table:table-cell>
          <table:table-cell office:value-type="float" office:value="30.9" calcext:value-type="float">
            <text:p>30.9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31" calcext:value-type="float">
            <text:p>19.531</text:p>
          </table:table-cell>
          <table:table-cell office:value-type="float" office:value="33.9" calcext:value-type="float">
            <text:p>33.9</text:p>
          </table:table-cell>
          <table:table-cell office:value-type="float" office:value="33.6" calcext:value-type="float">
            <text:p>33.6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53" calcext:value-type="float">
            <text:p>19.553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2.1" calcext:value-type="float">
            <text:p>32.1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584" calcext:value-type="float">
            <text:p>19.584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607" calcext:value-type="float">
            <text:p>19.607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23333" calcext:value-type="float">
            <text:p>32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629" calcext:value-type="float">
            <text:p>19.629</text:p>
          </table:table-cell>
          <table:table-cell office:value-type="float" office:value="32.2" calcext:value-type="float">
            <text:p>32.2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01" calcext:value-type="float">
            <text:p>19.801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23" calcext:value-type="float">
            <text:p>19.823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3.06667" calcext:value-type="float">
            <text:p>33.0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5" calcext:value-type="float">
            <text:p>19.85</text:p>
          </table:table-cell>
          <table:table-cell office:value-type="float" office:value="32.2" calcext:value-type="float">
            <text:p>32.2</text:p>
          </table:table-cell>
          <table:table-cell office:value-type="float" office:value="32.96667" calcext:value-type="float">
            <text:p>32.9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72" calcext:value-type="float">
            <text:p>19.872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66667" calcext:value-type="float">
            <text:p>33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894" calcext:value-type="float">
            <text:p>19.89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1.9" calcext:value-type="float">
            <text:p>31.9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16" calcext:value-type="float">
            <text:p>19.916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4.13334" calcext:value-type="float">
            <text:p>34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42" calcext:value-type="float">
            <text:p>19.942</text:p>
          </table:table-cell>
          <table:table-cell office:value-type="float" office:value="32.3" calcext:value-type="float">
            <text:p>32.3</text:p>
          </table:table-cell>
          <table:table-cell office:value-type="float" office:value="33.3" calcext:value-type="float">
            <text:p>33.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64" calcext:value-type="float">
            <text:p>19.964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32.53333" calcext:value-type="float">
            <text:p>32.5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19.986" calcext:value-type="float">
            <text:p>19.986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3.26667" calcext:value-type="float">
            <text:p>33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158" calcext:value-type="float">
            <text:p>20.158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1.63333" calcext:value-type="float">
            <text:p>31.6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183" calcext:value-type="float">
            <text:p>20.183</text:p>
          </table:table-cell>
          <table:table-cell office:value-type="float" office:value="31.76667" calcext:value-type="float">
            <text:p>31.76667</text:p>
          </table:table-cell>
          <table:table-cell office:value-type="float" office:value="33.16667" calcext:value-type="float">
            <text:p>33.1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05" calcext:value-type="float">
            <text:p>20.205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2.66667" calcext:value-type="float">
            <text:p>32.6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27" calcext:value-type="float">
            <text:p>20.227</text:p>
          </table:table-cell>
          <table:table-cell office:value-type="float" office:value="32.6" calcext:value-type="float">
            <text:p>32.6</text:p>
          </table:table-cell>
          <table:table-cell office:value-type="float" office:value="33.43333" calcext:value-type="float">
            <text:p>33.4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5" calcext:value-type="float">
            <text:p>20.25</text:p>
          </table:table-cell>
          <table:table-cell office:value-type="float" office:value="32.9" calcext:value-type="float">
            <text:p>32.9</text:p>
          </table:table-cell>
          <table:table-cell office:value-type="float" office:value="32.13334" calcext:value-type="float">
            <text:p>32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273" calcext:value-type="float">
            <text:p>20.273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01" calcext:value-type="float">
            <text:p>20.301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34.26667" calcext:value-type="float">
            <text:p>34.2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24" calcext:value-type="float">
            <text:p>20.324</text:p>
          </table:table-cell>
          <table:table-cell office:value-type="float" office:value="32.2" calcext:value-type="float">
            <text:p>32.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346" calcext:value-type="float">
            <text:p>20.346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2.76667" calcext:value-type="float">
            <text:p>32.76667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18" calcext:value-type="float">
            <text:p>20.518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1.23333" calcext:value-type="float">
            <text:p>31.2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4" calcext:value-type="float">
            <text:p>20.54</text:p>
          </table:table-cell>
          <table:table-cell office:value-type="float" office:value="32.4" calcext:value-type="float">
            <text:p>32.4</text:p>
          </table:table-cell>
          <table:table-cell office:value-type="float" office:value="33.13334" calcext:value-type="float">
            <text:p>33.13334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62" calcext:value-type="float">
            <text:p>20.562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.2" calcext:value-type="float">
            <text:p>33.2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584" calcext:value-type="float">
            <text:p>20.584</text:p>
          </table:table-cell>
          <table:table-cell office:value-type="float" office:value="33.2" calcext:value-type="float">
            <text:p>33.2</text:p>
          </table:table-cell>
          <table:table-cell office:value-type="float" office:value="33.53333" calcext:value-type="float">
            <text:p>33.53333</text:p>
          </table:table-cell>
          <table:table-cell table:number-columns-repeated="3"/>
        </table:table-row>
        <table:table-row table:style-name="ro1">
          <table:table-cell table:number-columns-repeated="55"/>
          <table:table-cell office:value-type="float" office:value="20.606" calcext:value-type="float">
            <text:p>20.606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32.06667" calcext:value-type="float">
            <text:p>32.0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18:13.741420039</meta:creation-date>
    <meta:generator>LibreOffice/7.3.7.2$Linux_X86_64 LibreOffice_project/30$Build-2</meta:generator>
    <dc:date>2023-02-22T14:32:17.585470605</dc:date>
    <meta:editing-duration>PT1M20S</meta:editing-duration>
    <meta:editing-cycles>1</meta:editing-cycles>
    <meta:document-statistic meta:table-count="1" meta:cell-count="465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32cm" svg:height="16.949cm" xlink:href=".." xlink:type="simple" chart:class="chart:scatter" chart:style-name="ch1">
        <chart:legend chart:legend-position="end" svg:x="27.28cm" svg:y="7.428cm" style:legend-expansion="high" chart:style-name="ch2"/>
        <chart:plot-area chart:style-name="ch3" table:cell-range-address="Sheet1.H2:Sheet1.L58" svg:x="0.602cm" svg:y="0.338cm" svg:width="26.076cm" svg:height="16.273cm">
          <chart:coordinate-region svg:x="1.409cm" svg:y="0.537cm" svg:width="25.082cm" svg:height="15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58" chart:class="chart:scatter">
            <chart:domain table:cell-range-address="Sheet1.H2:Sheet1.H58"/>
            <chart:data-point chart:repeated="57"/>
          </chart:series>
          <chart:series chart:style-name="ch7" chart:values-cell-range-address="Sheet1.J2:Sheet1.J58" chart:class="chart:scatter">
            <chart:data-point chart:repeated="57"/>
          </chart:series>
          <chart:series chart:style-name="ch8" chart:values-cell-range-address="Sheet1.K2:Sheet1.K58" chart:class="chart:scatter">
            <chart:data-point chart:repeated="57"/>
          </chart:series>
          <chart:series chart:style-name="ch9" chart:values-cell-range-address="Sheet1.L2:Sheet1.L58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94">
                <text:p>2.594</text:p>
                <draw:g>
                  <svg:desc>Sheet1.H2:Sheet1.H58</svg:desc>
                </draw:g>
              </table:table-cell>
              <table:table-cell office:value-type="float" office:value="0">
                <text:p>0</text:p>
                <draw:g>
                  <svg:desc>Sheet1.I2:Sheet1.I58</svg:desc>
                </draw:g>
              </table:table-cell>
              <table:table-cell office:value-type="float" office:value="0">
                <text:p>0</text:p>
                <draw:g>
                  <svg:desc>Sheet1.J2:Sheet1.J58</svg:desc>
                </draw:g>
              </table:table-cell>
              <table:table-cell office:value-type="float" office:value="0">
                <text:p>0</text:p>
                <draw:g>
                  <svg:desc>Sheet1.K2:Sheet1.K58</svg:desc>
                </draw:g>
              </table:table-cell>
              <table:table-cell office:value-type="float" office:value="0">
                <text:p>0</text:p>
                <draw:g>
                  <svg:desc>Sheet1.L2:Sheet1.L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45">
                <text:p>2.845</text:p>
              </table:table-cell>
              <table:table-cell office:value-type="float" office:value="30.93333">
                <text:p>30.93333</text:p>
              </table:table-cell>
              <table:table-cell office:value-type="float" office:value="25.46667">
                <text:p>25.46667</text:p>
              </table:table-cell>
              <table:table-cell office:value-type="float" office:value="26.86667">
                <text:p>26.866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6">
                <text:p>3.096</text:p>
              </table:table-cell>
              <table:table-cell office:value-type="float" office:value="105.1">
                <text:p>105.1</text:p>
              </table:table-cell>
              <table:table-cell office:value-type="float" office:value="103.7667">
                <text:p>103.7667</text:p>
              </table:table-cell>
              <table:table-cell office:value-type="float" office:value="107.6">
                <text:p>107.6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47">
                <text:p>3.347</text:p>
              </table:table-cell>
              <table:table-cell office:value-type="float" office:value="98.26667">
                <text:p>98.26667</text:p>
              </table:table-cell>
              <table:table-cell office:value-type="float" office:value="95.43334">
                <text:p>95.43334</text:p>
              </table:table-cell>
              <table:table-cell office:value-type="float" office:value="99.6">
                <text:p>99.6</text:p>
              </table:table-cell>
              <table:table-cell office:value-type="float" office:value="94.23333">
                <text:p>94.2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8">
                <text:p>3.598</text:p>
              </table:table-cell>
              <table:table-cell office:value-type="float" office:value="99.1">
                <text:p>99.1</text:p>
              </table:table-cell>
              <table:table-cell office:value-type="float" office:value="106.1">
                <text:p>106.1</text:p>
              </table:table-cell>
              <table:table-cell office:value-type="float" office:value="100.5667">
                <text:p>100.5667</text:p>
              </table:table-cell>
              <table:table-cell office:value-type="float" office:value="101.1333">
                <text:p>101.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851">
                <text:p>3.851</text:p>
              </table:table-cell>
              <table:table-cell office:value-type="float" office:value="102.2667">
                <text:p>102.2667</text:p>
              </table:table-cell>
              <table:table-cell office:value-type="float" office:value="98.53333">
                <text:p>98.53333</text:p>
              </table:table-cell>
              <table:table-cell office:value-type="float" office:value="98.2">
                <text:p>98.2</text:p>
              </table:table-cell>
              <table:table-cell office:value-type="float" office:value="102.3667">
                <text:p>102.3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02">
                <text:p>4.102</text:p>
              </table:table-cell>
              <table:table-cell office:value-type="float" office:value="96.46667">
                <text:p>96.46667</text:p>
              </table:table-cell>
              <table:table-cell office:value-type="float" office:value="99.40001">
                <text:p>99.40001</text:p>
              </table:table-cell>
              <table:table-cell office:value-type="float" office:value="98.13334">
                <text:p>98.13334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3">
                <text:p>4.353</text:p>
              </table:table-cell>
              <table:table-cell office:value-type="float" office:value="99.7">
                <text:p>99.7</text:p>
              </table:table-cell>
              <table:table-cell office:value-type="float" office:value="98.96667">
                <text:p>98.96667</text:p>
              </table:table-cell>
              <table:table-cell office:value-type="float" office:value="100.1">
                <text:p>100.1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04">
                <text:p>4.604</text:p>
              </table:table-cell>
              <table:table-cell office:value-type="float" office:value="99.73333">
                <text:p>99.73333</text:p>
              </table:table-cell>
              <table:table-cell office:value-type="float" office:value="99.66666">
                <text:p>99.66666</text:p>
              </table:table-cell>
              <table:table-cell office:value-type="float" office:value="97.43334">
                <text:p>97.43334</text:p>
              </table:table-cell>
              <table:table-cell office:value-type="float" office:value="99.66666">
                <text:p>99.66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55">
                <text:p>4.855</text:p>
              </table:table-cell>
              <table:table-cell office:value-type="float" office:value="101.4667">
                <text:p>101.4667</text:p>
              </table:table-cell>
              <table:table-cell office:value-type="float" office:value="98.4">
                <text:p>98.4</text:p>
              </table:table-cell>
              <table:table-cell office:value-type="float" office:value="100.3333">
                <text:p>100.3333</text:p>
              </table:table-cell>
              <table:table-cell office:value-type="float" office:value="98.16667">
                <text:p>98.1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06">
                <text:p>5.106</text:p>
              </table:table-cell>
              <table:table-cell office:value-type="float" office:value="31.9">
                <text:p>31.9</text:p>
              </table:table-cell>
              <table:table-cell office:value-type="float" office:value="27.6">
                <text:p>27.6</text:p>
              </table:table-cell>
              <table:table-cell office:value-type="float" office:value="36.5">
                <text:p>36.5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63">
                <text:p>5.363</text:p>
              </table:table-cell>
              <table:table-cell office:value-type="float" office:value="107.1667">
                <text:p>107.1667</text:p>
              </table:table-cell>
              <table:table-cell office:value-type="float" office:value="101.4333">
                <text:p>101.4333</text:p>
              </table:table-cell>
              <table:table-cell office:value-type="float" office:value="105.4">
                <text:p>105.4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14">
                <text:p>5.614</text:p>
              </table:table-cell>
              <table:table-cell office:value-type="float" office:value="97.76668">
                <text:p>97.76668</text:p>
              </table:table-cell>
              <table:table-cell office:value-type="float" office:value="96.16667">
                <text:p>96.16667</text:p>
              </table:table-cell>
              <table:table-cell office:value-type="float" office:value="99.90001">
                <text:p>99.90001</text:p>
              </table:table-cell>
              <table:table-cell office:value-type="float" office:value="97.06667">
                <text:p>97.0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65">
                <text:p>5.865</text:p>
              </table:table-cell>
              <table:table-cell office:value-type="float" office:value="99.26667">
                <text:p>99.26667</text:p>
              </table:table-cell>
              <table:table-cell office:value-type="float" office:value="102.5667">
                <text:p>102.5667</text:p>
              </table:table-cell>
              <table:table-cell office:value-type="float" office:value="98.2">
                <text:p>98.2</text:p>
              </table:table-cell>
              <table:table-cell office:value-type="float" office:value="105.9667">
                <text:p>105.9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17">
                <text:p>6.117</text:p>
              </table:table-cell>
              <table:table-cell office:value-type="float" office:value="103.3667">
                <text:p>103.3667</text:p>
              </table:table-cell>
              <table:table-cell office:value-type="float" office:value="97.9">
                <text:p>97.9</text:p>
              </table:table-cell>
              <table:table-cell office:value-type="float" office:value="100.6333">
                <text:p>100.6333</text:p>
              </table:table-cell>
              <table:table-cell office:value-type="float" office:value="100.5333">
                <text:p>100.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68">
                <text:p>6.368</text:p>
              </table:table-cell>
              <table:table-cell office:value-type="float" office:value="99.63333">
                <text:p>99.63333</text:p>
              </table:table-cell>
              <table:table-cell office:value-type="float" office:value="99.83334">
                <text:p>99.83334</text:p>
              </table:table-cell>
              <table:table-cell office:value-type="float" office:value="99.8">
                <text:p>99.8</text:p>
              </table:table-cell>
              <table:table-cell office:value-type="float" office:value="102.5667">
                <text:p>102.5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19">
                <text:p>6.619</text:p>
              </table:table-cell>
              <table:table-cell office:value-type="float" office:value="102.2667">
                <text:p>102.2667</text:p>
              </table:table-cell>
              <table:table-cell office:value-type="float" office:value="101.7333">
                <text:p>101.7333</text:p>
              </table:table-cell>
              <table:table-cell office:value-type="float" office:value="100.1333">
                <text:p>100.1333</text:p>
              </table:table-cell>
              <table:table-cell office:value-type="float" office:value="99.16667">
                <text:p>99.1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7">
                <text:p>6.87</text:p>
              </table:table-cell>
              <table:table-cell office:value-type="float" office:value="99.06667">
                <text:p>99.06667</text:p>
              </table:table-cell>
              <table:table-cell office:value-type="float" office:value="98.16667">
                <text:p>98.16667</text:p>
              </table:table-cell>
              <table:table-cell office:value-type="float" office:value="98.06666">
                <text:p>98.06666</text:p>
              </table:table-cell>
              <table:table-cell office:value-type="float" office:value="98.63334">
                <text:p>98.6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1">
                <text:p>7.121</text:p>
              </table:table-cell>
              <table:table-cell office:value-type="float" office:value="98.76667">
                <text:p>98.76667</text:p>
              </table:table-cell>
              <table:table-cell office:value-type="float" office:value="98.96667">
                <text:p>98.96667</text:p>
              </table:table-cell>
              <table:table-cell office:value-type="float" office:value="99.36667">
                <text:p>99.36667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72">
                <text:p>7.372</text:p>
              </table:table-cell>
              <table:table-cell office:value-type="float" office:value="4.233333">
                <text:p>4.233333</text:p>
              </table:table-cell>
              <table:table-cell office:value-type="float" office:value="7.266667">
                <text:p>7.266667</text:p>
              </table:table-cell>
              <table:table-cell office:value-type="float" office:value="5.766667">
                <text:p>5.766667</text:p>
              </table:table-cell>
              <table:table-cell office:value-type="float" office:value="5.266667">
                <text:p>5.2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23">
                <text:p>7.623</text:p>
              </table:table-cell>
              <table:table-cell office:value-type="float" office:value="29.76667">
                <text:p>29.76667</text:p>
              </table:table-cell>
              <table:table-cell office:value-type="float" office:value="20.53333">
                <text:p>20.53333</text:p>
              </table:table-cell>
              <table:table-cell office:value-type="float" office:value="44.3">
                <text:p>44.3</text:p>
              </table:table-cell>
              <table:table-cell office:value-type="float" office:value="41.76667">
                <text:p>41.7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74">
                <text:p>7.874</text:p>
              </table:table-cell>
              <table:table-cell office:value-type="float" office:value="87.46667">
                <text:p>87.46667</text:p>
              </table:table-cell>
              <table:table-cell office:value-type="float" office:value="59.4">
                <text:p>59.4</text:p>
              </table:table-cell>
              <table:table-cell office:value-type="float" office:value="75.46667">
                <text:p>75.46667</text:p>
              </table:table-cell>
              <table:table-cell office:value-type="float" office:value="66.96667">
                <text:p>66.9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26">
                <text:p>8.126</text:p>
              </table:table-cell>
              <table:table-cell office:value-type="float" office:value="76.30001">
                <text:p>76.30001</text:p>
              </table:table-cell>
              <table:table-cell office:value-type="float" office:value="83.16667">
                <text:p>83.16667</text:p>
              </table:table-cell>
              <table:table-cell office:value-type="float" office:value="83.6">
                <text:p>83.6</text:p>
              </table:table-cell>
              <table:table-cell office:value-type="float" office:value="82.40001">
                <text:p>82.4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377">
                <text:p>8.377</text:p>
              </table:table-cell>
              <table:table-cell office:value-type="float" office:value="10.5">
                <text:p>10.5</text:p>
              </table:table-cell>
              <table:table-cell office:value-type="float" office:value="1.933333">
                <text:p>1.933333</text:p>
              </table:table-cell>
              <table:table-cell office:value-type="float" office:value="14.7">
                <text:p>14.7</text:p>
              </table:table-cell>
              <table:table-cell office:value-type="float" office:value="8.433333">
                <text:p>8.4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28">
                <text:p>8.628</text:p>
              </table:table-cell>
              <table:table-cell office:value-type="float" office:value="61.1">
                <text:p>61.1</text:p>
              </table:table-cell>
              <table:table-cell office:value-type="float" office:value="74.8">
                <text:p>74.8</text:p>
              </table:table-cell>
              <table:table-cell office:value-type="float" office:value="57.43333">
                <text:p>57.43333</text:p>
              </table:table-cell>
              <table:table-cell office:value-type="float" office:value="67.86667">
                <text:p>67.8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79">
                <text:p>8.879</text:p>
              </table:table-cell>
              <table:table-cell office:value-type="float" office:value="72.96667">
                <text:p>72.96667</text:p>
              </table:table-cell>
              <table:table-cell office:value-type="float" office:value="79.6">
                <text:p>79.6</text:p>
              </table:table-cell>
              <table:table-cell office:value-type="float" office:value="70.03334">
                <text:p>70.03334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3">
                <text:p>9.13</text:p>
              </table:table-cell>
              <table:table-cell office:value-type="float" office:value="82.7">
                <text:p>82.7</text:p>
              </table:table-cell>
              <table:table-cell office:value-type="float" office:value="92.86667">
                <text:p>92.86667</text:p>
              </table:table-cell>
              <table:table-cell office:value-type="float" office:value="84.36667">
                <text:p>84.36667</text:p>
              </table:table-cell>
              <table:table-cell office:value-type="float" office:value="88.03333">
                <text:p>88.0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85">
                <text:p>9.385</text:p>
              </table:table-cell>
              <table:table-cell office:value-type="float" office:value="84.83334">
                <text:p>84.83334</text:p>
              </table:table-cell>
              <table:table-cell office:value-type="float" office:value="94.43334">
                <text:p>94.43334</text:p>
              </table:table-cell>
              <table:table-cell office:value-type="float" office:value="87.40001">
                <text:p>87.40001</text:p>
              </table:table-cell>
              <table:table-cell office:value-type="float" office:value="91.36667">
                <text:p>91.3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636">
                <text:p>9.636</text:p>
              </table:table-cell>
              <table:table-cell office:value-type="float" office:value="92.13333">
                <text:p>92.13333</text:p>
              </table:table-cell>
              <table:table-cell office:value-type="float" office:value="92">
                <text:p>92</text:p>
              </table:table-cell>
              <table:table-cell office:value-type="float" office:value="90.7">
                <text:p>90.7</text:p>
              </table:table-cell>
              <table:table-cell office:value-type="float" office:value="96.06667">
                <text:p>96.0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887">
                <text:p>9.887</text:p>
              </table:table-cell>
              <table:table-cell office:value-type="float" office:value="89.83334">
                <text:p>89.83334</text:p>
              </table:table-cell>
              <table:table-cell office:value-type="float" office:value="89.90001">
                <text:p>89.90001</text:p>
              </table:table-cell>
              <table:table-cell office:value-type="float" office:value="83.16667">
                <text:p>83.1666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38">
                <text:p>10.138</text:p>
              </table:table-cell>
              <table:table-cell office:value-type="float" office:value="6.133333">
                <text:p>6.133333</text:p>
              </table:table-cell>
              <table:table-cell office:value-type="float" office:value="11.53333">
                <text:p>11.53333</text:p>
              </table:table-cell>
              <table:table-cell office:value-type="float" office:value="17.83333">
                <text:p>17.83333</text:p>
              </table:table-cell>
              <table:table-cell office:value-type="float" office:value="5.833333">
                <text:p>5.8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89">
                <text:p>10.389</text:p>
              </table:table-cell>
              <table:table-cell office:value-type="float" office:value="59.2">
                <text:p>59.2</text:p>
              </table:table-cell>
              <table:table-cell office:value-type="float" office:value="68.9">
                <text:p>68.9</text:p>
              </table:table-cell>
              <table:table-cell office:value-type="float" office:value="73.80001">
                <text:p>73.80001</text:p>
              </table:table-cell>
              <table:table-cell office:value-type="float" office:value="43.16667">
                <text:p>43.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64">
                <text:p>10.64</text:p>
              </table:table-cell>
              <table:table-cell office:value-type="float" office:value="72.1">
                <text:p>72.1</text:p>
              </table:table-cell>
              <table:table-cell office:value-type="float" office:value="70.9">
                <text:p>70.9</text:p>
              </table:table-cell>
              <table:table-cell office:value-type="float" office:value="72.3">
                <text:p>72.3</text:p>
              </table:table-cell>
              <table:table-cell office:value-type="float" office:value="73.86667">
                <text:p>73.8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891">
                <text:p>10.891</text:p>
              </table:table-cell>
              <table:table-cell office:value-type="float" office:value="82.66666">
                <text:p>82.66666</text:p>
              </table:table-cell>
              <table:table-cell office:value-type="float" office:value="88.1">
                <text:p>88.1</text:p>
              </table:table-cell>
              <table:table-cell office:value-type="float" office:value="81.76667">
                <text:p>81.7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142">
                <text:p>11.142</text:p>
              </table:table-cell>
              <table:table-cell office:value-type="float" office:value="87.56667">
                <text:p>87.56667</text:p>
              </table:table-cell>
              <table:table-cell office:value-type="float" office:value="93.73333">
                <text:p>93.73333</text:p>
              </table:table-cell>
              <table:table-cell office:value-type="float" office:value="94.76667">
                <text:p>94.76667</text:p>
              </table:table-cell>
              <table:table-cell office:value-type="float" office:value="89.36667">
                <text:p>89.3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393">
                <text:p>11.393</text:p>
              </table:table-cell>
              <table:table-cell office:value-type="float" office:value="83.4">
                <text:p>83.4</text:p>
              </table:table-cell>
              <table:table-cell office:value-type="float" office:value="87.63333">
                <text:p>87.63333</text:p>
              </table:table-cell>
              <table:table-cell office:value-type="float" office:value="79.93333">
                <text:p>79.93333</text:p>
              </table:table-cell>
              <table:table-cell office:value-type="float" office:value="88.83334">
                <text:p>88.833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44">
                <text:p>11.644</text:p>
              </table:table-cell>
              <table:table-cell office:value-type="float" office:value="55.9">
                <text:p>55.9</text:p>
              </table:table-cell>
              <table:table-cell office:value-type="float" office:value="78.66666">
                <text:p>78.66666</text:p>
              </table:table-cell>
              <table:table-cell office:value-type="float" office:value="64.13333">
                <text:p>64.133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895">
                <text:p>11.895</text:p>
              </table:table-cell>
              <table:table-cell office:value-type="float" office:value="3.266667">
                <text:p>3.266667</text:p>
              </table:table-cell>
              <table:table-cell office:value-type="float" office:value="3.333333">
                <text:p>3.333333</text:p>
              </table:table-cell>
              <table:table-cell office:value-type="float" office:value="4.033333">
                <text:p>4.033333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46">
                <text:p>12.146</text:p>
              </table:table-cell>
              <table:table-cell office:value-type="float" office:value="44.1">
                <text:p>44.1</text:p>
              </table:table-cell>
              <table:table-cell office:value-type="float" office:value="18.5">
                <text:p>18.5</text:p>
              </table:table-cell>
              <table:table-cell office:value-type="float" office:value="23.03333">
                <text:p>23.03333</text:p>
              </table:table-cell>
              <table:table-cell office:value-type="float" office:value="46.66667">
                <text:p>46.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98">
                <text:p>12.398</text:p>
              </table:table-cell>
              <table:table-cell office:value-type="float" office:value="71.86667">
                <text:p>71.86667</text:p>
              </table:table-cell>
              <table:table-cell office:value-type="float" office:value="64.3">
                <text:p>64.3</text:p>
              </table:table-cell>
              <table:table-cell office:value-type="float" office:value="82.80001">
                <text:p>82.80001</text:p>
              </table:table-cell>
              <table:table-cell office:value-type="float" office:value="67.63333">
                <text:p>67.6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51">
                <text:p>12.651</text:p>
              </table:table-cell>
              <table:table-cell office:value-type="float" office:value="87.9">
                <text:p>87.9</text:p>
              </table:table-cell>
              <table:table-cell office:value-type="float" office:value="82">
                <text:p>82</text:p>
              </table:table-cell>
              <table:table-cell office:value-type="float" office:value="72.53334">
                <text:p>72.5333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902">
                <text:p>12.902</text:p>
              </table:table-cell>
              <table:table-cell office:value-type="float" office:value="91.06667">
                <text:p>91.06667</text:p>
              </table:table-cell>
              <table:table-cell office:value-type="float" office:value="77.26667">
                <text:p>77.26667</text:p>
              </table:table-cell>
              <table:table-cell office:value-type="float" office:value="73.3">
                <text:p>73.3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53">
                <text:p>13.153</text:p>
              </table:table-cell>
              <table:table-cell office:value-type="float" office:value="22.9">
                <text:p>22.9</text:p>
              </table:table-cell>
              <table:table-cell office:value-type="float" office:value="11.16667">
                <text:p>11.16667</text:p>
              </table:table-cell>
              <table:table-cell office:value-type="float" office:value="6.033333">
                <text:p>6.0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04">
                <text:p>13.404</text:p>
              </table:table-cell>
              <table:table-cell office:value-type="float" office:value="80.30001">
                <text:p>80.30001</text:p>
              </table:table-cell>
              <table:table-cell office:value-type="float" office:value="46.86666">
                <text:p>46.86666</text:p>
              </table:table-cell>
              <table:table-cell office:value-type="float" office:value="95.36667">
                <text:p>95.36667</text:p>
              </table:table-cell>
              <table:table-cell office:value-type="float" office:value="72.63333">
                <text:p>72.6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655">
                <text:p>13.655</text:p>
              </table:table-cell>
              <table:table-cell office:value-type="float" office:value="74.96667">
                <text:p>74.96667</text:p>
              </table:table-cell>
              <table:table-cell office:value-type="float" office:value="80.23334">
                <text:p>80.23334</text:p>
              </table:table-cell>
              <table:table-cell office:value-type="float" office:value="65.7">
                <text:p>65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906">
                <text:p>13.906</text:p>
              </table:table-cell>
              <table:table-cell office:value-type="float" office:value="81.53334">
                <text:p>81.53334</text:p>
              </table:table-cell>
              <table:table-cell office:value-type="float" office:value="83.03333">
                <text:p>83.03333</text:p>
              </table:table-cell>
              <table:table-cell office:value-type="float" office:value="84.63333">
                <text:p>84.63333</text:p>
              </table:table-cell>
              <table:table-cell office:value-type="float" office:value="75.76667">
                <text:p>75.7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157">
                <text:p>14.157</text:p>
              </table:table-cell>
              <table:table-cell office:value-type="float" office:value="94.66666">
                <text:p>94.66666</text:p>
              </table:table-cell>
              <table:table-cell office:value-type="float" office:value="83.53333">
                <text:p>83.53333</text:p>
              </table:table-cell>
              <table:table-cell office:value-type="float" office:value="86.26667">
                <text:p>86.26667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08">
                <text:p>14.408</text:p>
              </table:table-cell>
              <table:table-cell office:value-type="float" office:value="21.76667">
                <text:p>21.76667</text:p>
              </table:table-cell>
              <table:table-cell office:value-type="float" office:value="14.2">
                <text:p>14.2</text:p>
              </table:table-cell>
              <table:table-cell office:value-type="float" office:value="12.93333">
                <text:p>12.93333</text:p>
              </table:table-cell>
              <table:table-cell office:value-type="float" office:value="12.33333">
                <text:p>12.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59">
                <text:p>14.659</text:p>
              </table:table-cell>
              <table:table-cell office:value-type="float" office:value="62">
                <text:p>62</text:p>
              </table:table-cell>
              <table:table-cell office:value-type="float" office:value="36.83333">
                <text:p>36.83333</text:p>
              </table:table-cell>
              <table:table-cell office:value-type="float" office:value="69.2">
                <text:p>69.2</text:p>
              </table:table-cell>
              <table:table-cell office:value-type="float" office:value="80.76667">
                <text:p>80.7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1">
                <text:p>14.91</text:p>
              </table:table-cell>
              <table:table-cell office:value-type="float" office:value="76.56667">
                <text:p>76.56667</text:p>
              </table:table-cell>
              <table:table-cell office:value-type="float" office:value="74.36667">
                <text:p>74.36667</text:p>
              </table:table-cell>
              <table:table-cell office:value-type="float" office:value="88.83334">
                <text:p>88.83334</text:p>
              </table:table-cell>
              <table:table-cell office:value-type="float" office:value="78.43334">
                <text:p>78.43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61">
                <text:p>15.161</text:p>
              </table:table-cell>
              <table:table-cell office:value-type="float" office:value="85.23334">
                <text:p>85.23334</text:p>
              </table:table-cell>
              <table:table-cell office:value-type="float" office:value="91.50001">
                <text:p>91.50001</text:p>
              </table:table-cell>
              <table:table-cell office:value-type="float" office:value="94.33333">
                <text:p>94.33333</text:p>
              </table:table-cell>
              <table:table-cell office:value-type="float" office:value="85.93333">
                <text:p>85.9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412">
                <text:p>15.412</text:p>
              </table:table-cell>
              <table:table-cell office:value-type="float" office:value="92.40001">
                <text:p>92.40001</text:p>
              </table:table-cell>
              <table:table-cell office:value-type="float" office:value="88.7">
                <text:p>88.7</text:p>
              </table:table-cell>
              <table:table-cell office:value-type="float" office:value="98.33334">
                <text:p>98.33334</text:p>
              </table:table-cell>
              <table:table-cell office:value-type="float" office:value="89.73333">
                <text:p>89.7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663">
                <text:p>15.663</text:p>
              </table:table-cell>
              <table:table-cell office:value-type="float" office:value="78.06667">
                <text:p>78.06667</text:p>
              </table:table-cell>
              <table:table-cell office:value-type="float" office:value="80.4">
                <text:p>80.4</text:p>
              </table:table-cell>
              <table:table-cell office:value-type="float" office:value="78.6">
                <text:p>78.6</text:p>
              </table:table-cell>
              <table:table-cell office:value-type="float" office:value="86.36667">
                <text:p>86.3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17">
                <text:p>15.917</text:p>
              </table:table-cell>
              <table:table-cell office:value-type="float" office:value="52.23333">
                <text:p>52.23333</text:p>
              </table:table-cell>
              <table:table-cell office:value-type="float" office:value="31.76667">
                <text:p>31.76667</text:p>
              </table:table-cell>
              <table:table-cell office:value-type="float" office:value="31.36667">
                <text:p>31.36667</text:p>
              </table:table-cell>
              <table:table-cell office:value-type="float" office:value="20.53333">
                <text:p>20.5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68">
                <text:p>16.168</text:p>
              </table:table-cell>
              <table:table-cell office:value-type="float" office:value="81.76667">
                <text:p>81.76667</text:p>
              </table:table-cell>
              <table:table-cell office:value-type="float" office:value="79.76667">
                <text:p>79.76667</text:p>
              </table:table-cell>
              <table:table-cell office:value-type="float" office:value="77.73333">
                <text:p>77.73333</text:p>
              </table:table-cell>
              <table:table-cell office:value-type="float" office:value="59.03333">
                <text:p>59.0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419">
                <text:p>16.419</text:p>
              </table:table-cell>
              <table:table-cell office:value-type="float" office:value="94.13333">
                <text:p>94.13333</text:p>
              </table:table-cell>
              <table:table-cell office:value-type="float" office:value="84.36667">
                <text:p>84.36667</text:p>
              </table:table-cell>
              <table:table-cell office:value-type="float" office:value="85.56666">
                <text:p>85.56666</text:p>
              </table:table-cell>
              <table:table-cell office:value-type="float" office:value="84.40001">
                <text:p>84.4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7">
                <text:p>16.67</text:p>
              </table:table-cell>
              <table:table-cell office:value-type="float" office:value="95.6">
                <text:p>95.6</text:p>
              </table:table-cell>
              <table:table-cell office:value-type="float" office:value="84.83334">
                <text:p>84.83334</text:p>
              </table:table-cell>
              <table:table-cell office:value-type="float" office:value="87.7">
                <text:p>87.7</text:p>
              </table:table-cell>
              <table:table-cell office:value-type="float" office:value="85.96667">
                <text:p>85.9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051cm" svg:height="19.949cm" xlink:href=".." xlink:type="simple" chart:class="chart:scatter" chart:style-name="ch1">
        <chart:legend chart:legend-position="end" svg:x="32.172cm" svg:y="9.177cm" style:legend-expansion="high" chart:style-name="ch2"/>
        <chart:plot-area chart:style-name="ch3" table:cell-range-address="Sheet1.N2:Sheet1.Q114" svg:x="0.701cm" svg:y="0.398cm" svg:width="30.77cm" svg:height="19.153cm">
          <chart:coordinate-region svg:x="1.534cm" svg:y="0.597cm" svg:width="29.75cm" svg:height="18.7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114" chart:class="chart:scatter">
            <chart:domain table:cell-range-address="Sheet1.N2:Sheet1.N114"/>
            <chart:data-point chart:repeated="113"/>
          </chart:series>
          <chart:series chart:style-name="ch8" chart:values-cell-range-address="Sheet1.P2:Sheet1.P114" chart:class="chart:scatter">
            <chart:data-point chart:repeated="113"/>
          </chart:series>
          <chart:series chart:style-name="ch9" chart:values-cell-range-address="Sheet1.Q2:Sheet1.Q114" chart:class="chart:scatter">
            <chart:data-point chart:repeated="1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3">
                <text:p>7.713</text:p>
                <draw:g>
                  <svg:desc>Sheet1.N2:Sheet1.N114</svg:desc>
                </draw:g>
              </table:table-cell>
              <table:table-cell office:value-type="float" office:value="-0.02954102">
                <text:p>-0.02954102</text:p>
                <draw:g>
                  <svg:desc>Sheet1.O2:Sheet1.O114</svg:desc>
                </draw:g>
              </table:table-cell>
              <table:table-cell office:value-type="float" office:value="0.09838867">
                <text:p>0.09838867</text:p>
                <draw:g>
                  <svg:desc>Sheet1.P2:Sheet1.P114</svg:desc>
                </draw:g>
              </table:table-cell>
              <table:table-cell office:value-type="float" office:value="-0.9864502">
                <text:p>-0.9864502</text:p>
                <draw:g>
                  <svg:desc>Sheet1.Q2:Sheet1.Q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64">
                <text:p>7.964</text:p>
              </table:table-cell>
              <table:table-cell office:value-type="float" office:value="-0.03210449">
                <text:p>-0.0321044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68">
                <text:p>8.068</text:p>
              </table:table-cell>
              <table:table-cell office:value-type="float" office:value="-0.02929688">
                <text:p>-0.02929688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06006">
                <text:p>-0.9906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2">
                <text:p>8.32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23">
                <text:p>8.423</text:p>
              </table:table-cell>
              <table:table-cell office:value-type="float" office:value="-0.03015137">
                <text:p>-0.03015137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75">
                <text:p>8.675</text:p>
              </table:table-cell>
              <table:table-cell office:value-type="float" office:value="-0.02990723">
                <text:p>-0.02990723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8">
                <text:p>8.78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82666">
                <text:p>0.0982666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3">
                <text:p>9.03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09668">
                <text:p>-0.9909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4">
                <text:p>9.134</text:p>
              </table:table-cell>
              <table:table-cell office:value-type="float" office:value="-0.03076172">
                <text:p>-0.03076172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2109">
                <text:p>-0.9912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86">
                <text:p>9.386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08447">
                <text:p>-0.9908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91">
                <text:p>9.491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41">
                <text:p>9.741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846">
                <text:p>9.846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545898">
                <text:p>0.09545898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98">
                <text:p>10.098</text:p>
              </table:table-cell>
              <table:table-cell office:value-type="float" office:value="-0.02905273">
                <text:p>-0.02905273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02">
                <text:p>10.202</text:p>
              </table:table-cell>
              <table:table-cell office:value-type="float" office:value="-0.0300293">
                <text:p>-0.0300293</text:p>
              </table:table-cell>
              <table:table-cell office:value-type="float" office:value="0.09619141">
                <text:p>0.0961914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52">
                <text:p>10.452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57">
                <text:p>10.557</text:p>
              </table:table-cell>
              <table:table-cell office:value-type="float" office:value="-0.03186035">
                <text:p>-0.03186035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08">
                <text:p>10.808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914">
                <text:p>10.914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924316">
                <text:p>-0.9924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164">
                <text:p>11.164</text:p>
              </table:table-cell>
              <table:table-cell office:value-type="float" office:value="-0.0324707">
                <text:p>-0.0324707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267">
                <text:p>11.267</text:p>
              </table:table-cell>
              <table:table-cell office:value-type="float" office:value="-0.03076172">
                <text:p>-0.03076172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519">
                <text:p>11.519</text:p>
              </table:table-cell>
              <table:table-cell office:value-type="float" office:value="-0.03015137">
                <text:p>-0.03015137</text:p>
              </table:table-cell>
              <table:table-cell office:value-type="float" office:value="0.09606934">
                <text:p>0.09606934</text:p>
              </table:table-cell>
              <table:table-cell office:value-type="float" office:value="-0.9915771">
                <text:p>-0.9915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624">
                <text:p>11.624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12109">
                <text:p>-0.9912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4">
                <text:p>11.874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914551">
                <text:p>-0.9914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79">
                <text:p>11.979</text:p>
              </table:table-cell>
              <table:table-cell office:value-type="float" office:value="-0.03173828">
                <text:p>-0.03173828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3">
                <text:p>12.23</text:p>
              </table:table-cell>
              <table:table-cell office:value-type="float" office:value="-0.02282715">
                <text:p>-0.02282715</text:p>
              </table:table-cell>
              <table:table-cell office:value-type="float" office:value="0.06335449">
                <text:p>0.06335449</text:p>
              </table:table-cell>
              <table:table-cell office:value-type="float" office:value="-0.9919434">
                <text:p>-0.991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5">
                <text:p>12.335</text:p>
              </table:table-cell>
              <table:table-cell office:value-type="float" office:value="-0.0357666">
                <text:p>-0.0357666</text:p>
              </table:table-cell>
              <table:table-cell office:value-type="float" office:value="0.03063965">
                <text:p>0.03063965</text:p>
              </table:table-cell>
              <table:table-cell office:value-type="float" office:value="-1.009888">
                <text:p>-1.009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86">
                <text:p>12.586</text:p>
              </table:table-cell>
              <table:table-cell office:value-type="float" office:value="-0.04528809">
                <text:p>-0.04528809</text:p>
              </table:table-cell>
              <table:table-cell office:value-type="float" office:value="0.07556152">
                <text:p>0.07556152</text:p>
              </table:table-cell>
              <table:table-cell office:value-type="float" office:value="-0.9832764">
                <text:p>-0.9832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691">
                <text:p>12.691</text:p>
              </table:table-cell>
              <table:table-cell office:value-type="float" office:value="-0.0526123">
                <text:p>-0.0526123</text:p>
              </table:table-cell>
              <table:table-cell office:value-type="float" office:value="0.1254883">
                <text:p>0.1254883</text:p>
              </table:table-cell>
              <table:table-cell office:value-type="float" office:value="-0.9782715">
                <text:p>-0.97827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42">
                <text:p>12.942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7177734">
                <text:p>0.07177734</text:p>
              </table:table-cell>
              <table:table-cell office:value-type="float" office:value="-1.026001">
                <text:p>-1.026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46">
                <text:p>13.046</text:p>
              </table:table-cell>
              <table:table-cell office:value-type="float" office:value="0.0007324219">
                <text:p>0.0007324219</text:p>
              </table:table-cell>
              <table:table-cell office:value-type="float" office:value="0.07653809">
                <text:p>0.07653809</text:p>
              </table:table-cell>
              <table:table-cell office:value-type="float" office:value="-0.9699707">
                <text:p>-0.9699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97">
                <text:p>13.297</text:p>
              </table:table-cell>
              <table:table-cell office:value-type="float" office:value="0.03918457">
                <text:p>0.03918457</text:p>
              </table:table-cell>
              <table:table-cell office:value-type="float" office:value="0.07775879">
                <text:p>0.07775879</text:p>
              </table:table-cell>
              <table:table-cell office:value-type="float" office:value="-1.010132">
                <text:p>-1.010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4">
                <text:p>13.4</text:p>
              </table:table-cell>
              <table:table-cell office:value-type="float" office:value="-0.03173828">
                <text:p>-0.03173828</text:p>
              </table:table-cell>
              <table:table-cell office:value-type="float" office:value="0.08959961">
                <text:p>0.08959961</text:p>
              </table:table-cell>
              <table:table-cell office:value-type="float" office:value="-0.9829102">
                <text:p>-0.98291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653">
                <text:p>13.653</text:p>
              </table:table-cell>
              <table:table-cell office:value-type="float" office:value="0.01879883">
                <text:p>0.01879883</text:p>
              </table:table-cell>
              <table:table-cell office:value-type="float" office:value="0.1315918">
                <text:p>0.1315918</text:p>
              </table:table-cell>
              <table:table-cell office:value-type="float" office:value="-1.030518">
                <text:p>-1.030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758">
                <text:p>13.758</text:p>
              </table:table-cell>
              <table:table-cell office:value-type="float" office:value="-0.01269531">
                <text:p>-0.01269531</text:p>
              </table:table-cell>
              <table:table-cell office:value-type="float" office:value="0.08569336">
                <text:p>0.08569336</text:p>
              </table:table-cell>
              <table:table-cell office:value-type="float" office:value="-0.99646">
                <text:p>-0.99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008">
                <text:p>14.008</text:p>
              </table:table-cell>
              <table:table-cell office:value-type="float" office:value="-0.04150391">
                <text:p>-0.04150391</text:p>
              </table:table-cell>
              <table:table-cell office:value-type="float" office:value="0.1005859">
                <text:p>0.1005859</text:p>
              </table:table-cell>
              <table:table-cell office:value-type="float" office:value="-0.9926758">
                <text:p>-0.9926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13">
                <text:p>14.113</text:p>
              </table:table-cell>
              <table:table-cell office:value-type="float" office:value="-0.03820801">
                <text:p>-0.03820801</text:p>
              </table:table-cell>
              <table:table-cell office:value-type="float" office:value="0.1201172">
                <text:p>0.1201172</text:p>
              </table:table-cell>
              <table:table-cell office:value-type="float" office:value="-1.016602">
                <text:p>-1.016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64">
                <text:p>14.364</text:p>
              </table:table-cell>
              <table:table-cell office:value-type="float" office:value="-0.06958008">
                <text:p>-0.06958008</text:p>
              </table:table-cell>
              <table:table-cell office:value-type="float" office:value="0.1607666">
                <text:p>0.1607666</text:p>
              </table:table-cell>
              <table:table-cell office:value-type="float" office:value="-1.005493">
                <text:p>-1.0054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467">
                <text:p>14.467</text:p>
              </table:table-cell>
              <table:table-cell office:value-type="float" office:value="-0.005737305">
                <text:p>-0.005737305</text:p>
              </table:table-cell>
              <table:table-cell office:value-type="float" office:value="0.05371094">
                <text:p>0.05371094</text:p>
              </table:table-cell>
              <table:table-cell office:value-type="float" office:value="-0.987915">
                <text:p>-0.987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19">
                <text:p>14.719</text:p>
              </table:table-cell>
              <table:table-cell office:value-type="float" office:value="-0.05932617">
                <text:p>-0.05932617</text:p>
              </table:table-cell>
              <table:table-cell office:value-type="float" office:value="0.09118652">
                <text:p>0.09118652</text:p>
              </table:table-cell>
              <table:table-cell office:value-type="float" office:value="-1.02063">
                <text:p>-1.0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823">
                <text:p>14.823</text:p>
              </table:table-cell>
              <table:table-cell office:value-type="float" office:value="-0.01464844">
                <text:p>-0.01464844</text:p>
              </table:table-cell>
              <table:table-cell office:value-type="float" office:value="0.0748291">
                <text:p>0.0748291</text:p>
              </table:table-cell>
              <table:table-cell office:value-type="float" office:value="-1.001831">
                <text:p>-1.001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075">
                <text:p>15.075</text:p>
              </table:table-cell>
              <table:table-cell office:value-type="float" office:value="-0.03833008">
                <text:p>-0.03833008</text:p>
              </table:table-cell>
              <table:table-cell office:value-type="float" office:value="0.07861328">
                <text:p>0.07861328</text:p>
              </table:table-cell>
              <table:table-cell office:value-type="float" office:value="-0.9863281">
                <text:p>-0.9863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18">
                <text:p>15.18</text:p>
              </table:table-cell>
              <table:table-cell office:value-type="float" office:value="-0.08374023">
                <text:p>-0.08374023</text:p>
              </table:table-cell>
              <table:table-cell office:value-type="float" office:value="0.1226807">
                <text:p>0.1226807</text:p>
              </table:table-cell>
              <table:table-cell office:value-type="float" office:value="-1.002563">
                <text:p>-1.0025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43">
                <text:p>15.43</text:p>
              </table:table-cell>
              <table:table-cell office:value-type="float" office:value="-0.06237793">
                <text:p>-0.06237793</text:p>
              </table:table-cell>
              <table:table-cell office:value-type="float" office:value="0.1074219">
                <text:p>0.1074219</text:p>
              </table:table-cell>
              <table:table-cell office:value-type="float" office:value="-1.010742">
                <text:p>-1.010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534">
                <text:p>15.534</text:p>
              </table:table-cell>
              <table:table-cell office:value-type="float" office:value="-0.03466797">
                <text:p>-0.03466797</text:p>
              </table:table-cell>
              <table:table-cell office:value-type="float" office:value="0.09655762">
                <text:p>0.09655762</text:p>
              </table:table-cell>
              <table:table-cell office:value-type="float" office:value="-0.9642334">
                <text:p>-0.964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86">
                <text:p>15.786</text:p>
              </table:table-cell>
              <table:table-cell office:value-type="float" office:value="-0.02075195">
                <text:p>-0.02075195</text:p>
              </table:table-cell>
              <table:table-cell office:value-type="float" office:value="0.08789063">
                <text:p>0.08789063</text:p>
              </table:table-cell>
              <table:table-cell office:value-type="float" office:value="-0.9958496">
                <text:p>-0.9958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91">
                <text:p>15.891</text:p>
              </table:table-cell>
              <table:table-cell office:value-type="float" office:value="-0.04663086">
                <text:p>-0.04663086</text:p>
              </table:table-cell>
              <table:table-cell office:value-type="float" office:value="0.112793">
                <text:p>0.112793</text:p>
              </table:table-cell>
              <table:table-cell office:value-type="float" office:value="-1.01416">
                <text:p>-1.01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41">
                <text:p>16.141</text:p>
              </table:table-cell>
              <table:table-cell office:value-type="float" office:value="-0.03295898">
                <text:p>-0.03295898</text:p>
              </table:table-cell>
              <table:table-cell office:value-type="float" office:value="0.1062012">
                <text:p>0.1062012</text:p>
              </table:table-cell>
              <table:table-cell office:value-type="float" office:value="-1.029541">
                <text:p>-1.029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48">
                <text:p>16.248</text:p>
              </table:table-cell>
              <table:table-cell office:value-type="float" office:value="-0.03881836">
                <text:p>-0.03881836</text:p>
              </table:table-cell>
              <table:table-cell office:value-type="float" office:value="0.1265869">
                <text:p>0.1265869</text:p>
              </table:table-cell>
              <table:table-cell office:value-type="float" office:value="-0.9901123">
                <text:p>-0.9901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-0.04455566">
                <text:p>-0.04455566</text:p>
              </table:table-cell>
              <table:table-cell office:value-type="float" office:value="0.239624">
                <text:p>0.239624</text:p>
              </table:table-cell>
              <table:table-cell office:value-type="float" office:value="-0.994873">
                <text:p>-0.994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602">
                <text:p>16.602</text:p>
              </table:table-cell>
              <table:table-cell office:value-type="float" office:value="-0.07666016">
                <text:p>-0.07666016</text:p>
              </table:table-cell>
              <table:table-cell office:value-type="float" office:value="0.1444092">
                <text:p>0.1444092</text:p>
              </table:table-cell>
              <table:table-cell office:value-type="float" office:value="-0.9512939">
                <text:p>-0.9512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853">
                <text:p>16.853</text:p>
              </table:table-cell>
              <table:table-cell office:value-type="float" office:value="-0.05456543">
                <text:p>-0.05456543</text:p>
              </table:table-cell>
              <table:table-cell office:value-type="float" office:value="0.1630859">
                <text:p>0.1630859</text:p>
              </table:table-cell>
              <table:table-cell office:value-type="float" office:value="-0.97229">
                <text:p>-0.97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58">
                <text:p>16.958</text:p>
              </table:table-cell>
              <table:table-cell office:value-type="float" office:value="0.01916504">
                <text:p>0.01916504</text:p>
              </table:table-cell>
              <table:table-cell office:value-type="float" office:value="0.2210693">
                <text:p>0.2210693</text:p>
              </table:table-cell>
              <table:table-cell office:value-type="float" office:value="-1.017822">
                <text:p>-1.017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08">
                <text:p>17.208</text:p>
              </table:table-cell>
              <table:table-cell office:value-type="float" office:value="0.0111084">
                <text:p>0.0111084</text:p>
              </table:table-cell>
              <table:table-cell office:value-type="float" office:value="0.1156006">
                <text:p>0.1156006</text:p>
              </table:table-cell>
              <table:table-cell office:value-type="float" office:value="-0.9725342">
                <text:p>-0.9725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313">
                <text:p>17.313</text:p>
              </table:table-cell>
              <table:table-cell office:value-type="float" office:value="-0.06945801">
                <text:p>-0.06945801</text:p>
              </table:table-cell>
              <table:table-cell office:value-type="float" office:value="0.1434326">
                <text:p>0.1434326</text:p>
              </table:table-cell>
              <table:table-cell office:value-type="float" office:value="-0.9868164">
                <text:p>-0.9868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63">
                <text:p>17.563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1043701">
                <text:p>0.1043701</text:p>
              </table:table-cell>
              <table:table-cell office:value-type="float" office:value="-0.9918213">
                <text:p>-0.9918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67">
                <text:p>17.667</text:p>
              </table:table-cell>
              <table:table-cell office:value-type="float" office:value="-0.0390625">
                <text:p>-0.0390625</text:p>
              </table:table-cell>
              <table:table-cell office:value-type="float" office:value="0.08862305">
                <text:p>0.08862305</text:p>
              </table:table-cell>
              <table:table-cell office:value-type="float" office:value="-1.040283">
                <text:p>-1.040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19">
                <text:p>17.919</text:p>
              </table:table-cell>
              <table:table-cell office:value-type="float" office:value="-0.1086426">
                <text:p>-0.1086426</text:p>
              </table:table-cell>
              <table:table-cell office:value-type="float" office:value="0.09057617">
                <text:p>0.09057617</text:p>
              </table:table-cell>
              <table:table-cell office:value-type="float" office:value="-1.02124">
                <text:p>-1.02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024">
                <text:p>18.024</text:p>
              </table:table-cell>
              <table:table-cell office:value-type="float" office:value="-0.08178711">
                <text:p>-0.08178711</text:p>
              </table:table-cell>
              <table:table-cell office:value-type="float" office:value="0.1035156">
                <text:p>0.1035156</text:p>
              </table:table-cell>
              <table:table-cell office:value-type="float" office:value="-1.02063">
                <text:p>-1.02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275">
                <text:p>18.275</text:p>
              </table:table-cell>
              <table:table-cell office:value-type="float" office:value="-0.06384277">
                <text:p>-0.06384277</text:p>
              </table:table-cell>
              <table:table-cell office:value-type="float" office:value="0.1473389">
                <text:p>0.1473389</text:p>
              </table:table-cell>
              <table:table-cell office:value-type="float" office:value="-0.9906006">
                <text:p>-0.9906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8">
                <text:p>18.38</text:p>
              </table:table-cell>
              <table:table-cell office:value-type="float" office:value="-0.0267334">
                <text:p>-0.0267334</text:p>
              </table:table-cell>
              <table:table-cell office:value-type="float" office:value="0.08239746">
                <text:p>0.08239746</text:p>
              </table:table-cell>
              <table:table-cell office:value-type="float" office:value="-0.9781494">
                <text:p>-0.9781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3">
                <text:p>18.63</text:p>
              </table:table-cell>
              <table:table-cell office:value-type="float" office:value="-0.06604004">
                <text:p>-0.06604004</text:p>
              </table:table-cell>
              <table:table-cell office:value-type="float" office:value="0.1182861">
                <text:p>0.1182861</text:p>
              </table:table-cell>
              <table:table-cell office:value-type="float" office:value="-0.9741211">
                <text:p>-0.9741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734">
                <text:p>18.734</text:p>
              </table:table-cell>
              <table:table-cell office:value-type="float" office:value="-0.0234375">
                <text:p>-0.0234375</text:p>
              </table:table-cell>
              <table:table-cell office:value-type="float" office:value="0.02490234">
                <text:p>0.02490234</text:p>
              </table:table-cell>
              <table:table-cell office:value-type="float" office:value="-1.011841">
                <text:p>-1.0118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85">
                <text:p>18.985</text:p>
              </table:table-cell>
              <table:table-cell office:value-type="float" office:value="-0.04467773">
                <text:p>-0.04467773</text:p>
              </table:table-cell>
              <table:table-cell office:value-type="float" office:value="0.08129883">
                <text:p>0.08129883</text:p>
              </table:table-cell>
              <table:table-cell office:value-type="float" office:value="-1.020142">
                <text:p>-1.020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091">
                <text:p>19.091</text:p>
              </table:table-cell>
              <table:table-cell office:value-type="float" office:value="-0.09179688">
                <text:p>-0.09179688</text:p>
              </table:table-cell>
              <table:table-cell office:value-type="float" office:value="0.1732178">
                <text:p>0.1732178</text:p>
              </table:table-cell>
              <table:table-cell office:value-type="float" office:value="-0.9885254">
                <text:p>-0.9885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42">
                <text:p>19.342</text:p>
              </table:table-cell>
              <table:table-cell office:value-type="float" office:value="-0.02478027">
                <text:p>-0.02478027</text:p>
              </table:table-cell>
              <table:table-cell office:value-type="float" office:value="0.1308594">
                <text:p>0.1308594</text:p>
              </table:table-cell>
              <table:table-cell office:value-type="float" office:value="-0.9776611">
                <text:p>-0.97766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446">
                <text:p>19.446</text:p>
              </table:table-cell>
              <table:table-cell office:value-type="float" office:value="-0.01708984">
                <text:p>-0.01708984</text:p>
              </table:table-cell>
              <table:table-cell office:value-type="float" office:value="0.1086426">
                <text:p>0.1086426</text:p>
              </table:table-cell>
              <table:table-cell office:value-type="float" office:value="-0.9418945">
                <text:p>-0.9418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697">
                <text:p>19.697</text:p>
              </table:table-cell>
              <table:table-cell office:value-type="float" office:value="-0.02062988">
                <text:p>-0.02062988</text:p>
              </table:table-cell>
              <table:table-cell office:value-type="float" office:value="0.0892334">
                <text:p>0.0892334</text:p>
              </table:table-cell>
              <table:table-cell office:value-type="float" office:value="-0.9995117">
                <text:p>-0.9995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8">
                <text:p>19.8</text:p>
              </table:table-cell>
              <table:table-cell office:value-type="float" office:value="-0.01428223">
                <text:p>-0.01428223</text:p>
              </table:table-cell>
              <table:table-cell office:value-type="float" office:value="0.0880127">
                <text:p>0.0880127</text:p>
              </table:table-cell>
              <table:table-cell office:value-type="float" office:value="-0.9790039">
                <text:p>-0.97900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053">
                <text:p>20.053</text:p>
              </table:table-cell>
              <table:table-cell office:value-type="float" office:value="-0.0324707">
                <text:p>-0.0324707</text:p>
              </table:table-cell>
              <table:table-cell office:value-type="float" office:value="0.1164551">
                <text:p>0.1164551</text:p>
              </table:table-cell>
              <table:table-cell office:value-type="float" office:value="-0.9665527">
                <text:p>-0.9665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157">
                <text:p>20.157</text:p>
              </table:table-cell>
              <table:table-cell office:value-type="float" office:value="-0.05297852">
                <text:p>-0.05297852</text:p>
              </table:table-cell>
              <table:table-cell office:value-type="float" office:value="0.1274414">
                <text:p>0.1274414</text:p>
              </table:table-cell>
              <table:table-cell office:value-type="float" office:value="-0.9742432">
                <text:p>-0.97424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408">
                <text:p>20.408</text:p>
              </table:table-cell>
              <table:table-cell office:value-type="float" office:value="-0.04138184">
                <text:p>-0.04138184</text:p>
              </table:table-cell>
              <table:table-cell office:value-type="float" office:value="0.09313965">
                <text:p>0.09313965</text:p>
              </table:table-cell>
              <table:table-cell office:value-type="float" office:value="-0.9759521">
                <text:p>-0.9759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513">
                <text:p>20.513</text:p>
              </table:table-cell>
              <table:table-cell office:value-type="float" office:value="-0.05578613">
                <text:p>-0.05578613</text:p>
              </table:table-cell>
              <table:table-cell office:value-type="float" office:value="0.1384277">
                <text:p>0.1384277</text:p>
              </table:table-cell>
              <table:table-cell office:value-type="float" office:value="-0.9958496">
                <text:p>-0.9958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764">
                <text:p>20.764</text:p>
              </table:table-cell>
              <table:table-cell office:value-type="float" office:value="-0.05712891">
                <text:p>-0.05712891</text:p>
              </table:table-cell>
              <table:table-cell office:value-type="float" office:value="0.0847168">
                <text:p>0.0847168</text:p>
              </table:table-cell>
              <table:table-cell office:value-type="float" office:value="-1.029541">
                <text:p>-1.029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868">
                <text:p>20.868</text:p>
              </table:table-cell>
              <table:table-cell office:value-type="float" office:value="-0.02978516">
                <text:p>-0.02978516</text:p>
              </table:table-cell>
              <table:table-cell office:value-type="float" office:value="0.1204834">
                <text:p>0.1204834</text:p>
              </table:table-cell>
              <table:table-cell office:value-type="float" office:value="-1.000244">
                <text:p>-1.000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119">
                <text:p>21.119</text:p>
              </table:table-cell>
              <table:table-cell office:value-type="float" office:value="0.04064941">
                <text:p>0.04064941</text:p>
              </table:table-cell>
              <table:table-cell office:value-type="float" office:value="-0.002441406">
                <text:p>-0.002441406</text:p>
              </table:table-cell>
              <table:table-cell office:value-type="float" office:value="-0.9615479">
                <text:p>-0.9615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223">
                <text:p>21.223</text:p>
              </table:table-cell>
              <table:table-cell office:value-type="float" office:value="-0.01989746">
                <text:p>-0.01989746</text:p>
              </table:table-cell>
              <table:table-cell office:value-type="float" office:value="0.09069824">
                <text:p>0.09069824</text:p>
              </table:table-cell>
              <table:table-cell office:value-type="float" office:value="-0.9991455">
                <text:p>-0.9991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475">
                <text:p>21.475</text:p>
              </table:table-cell>
              <table:table-cell office:value-type="float" office:value="-0.02844238">
                <text:p>-0.02844238</text:p>
              </table:table-cell>
              <table:table-cell office:value-type="float" office:value="0.08789063">
                <text:p>0.08789063</text:p>
              </table:table-cell>
              <table:table-cell office:value-type="float" office:value="-0.9875488">
                <text:p>-0.98754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58">
                <text:p>21.58</text:p>
              </table:table-cell>
              <table:table-cell office:value-type="float" office:value="-0.03430176">
                <text:p>-0.03430176</text:p>
              </table:table-cell>
              <table:table-cell office:value-type="float" office:value="0.09619141">
                <text:p>0.09619141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83">
                <text:p>21.83</text:p>
              </table:table-cell>
              <table:table-cell office:value-type="float" office:value="-0.02832031">
                <text:p>-0.02832031</text:p>
              </table:table-cell>
              <table:table-cell office:value-type="float" office:value="0.09655762">
                <text:p>0.09655762</text:p>
              </table:table-cell>
              <table:table-cell office:value-type="float" office:value="-0.994873">
                <text:p>-0.994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934">
                <text:p>21.934</text:p>
              </table:table-cell>
              <table:table-cell office:value-type="float" office:value="-0.015625">
                <text:p>-0.015625</text:p>
              </table:table-cell>
              <table:table-cell office:value-type="float" office:value="0.08557129">
                <text:p>0.08557129</text:p>
              </table:table-cell>
              <table:table-cell office:value-type="float" office:value="-0.9931641">
                <text:p>-0.9931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186">
                <text:p>22.186</text:p>
              </table:table-cell>
              <table:table-cell office:value-type="float" office:value="-0.02856445">
                <text:p>-0.02856445</text:p>
              </table:table-cell>
              <table:table-cell office:value-type="float" office:value="0.09277344">
                <text:p>0.09277344</text:p>
              </table:table-cell>
              <table:table-cell office:value-type="float" office:value="-0.987915">
                <text:p>-0.987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292">
                <text:p>22.292</text:p>
              </table:table-cell>
              <table:table-cell office:value-type="float" office:value="0.002319336">
                <text:p>0.002319336</text:p>
              </table:table-cell>
              <table:table-cell office:value-type="float" office:value="0.06311035">
                <text:p>0.06311035</text:p>
              </table:table-cell>
              <table:table-cell office:value-type="float" office:value="-1.005493">
                <text:p>-1.005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542">
                <text:p>22.542</text:p>
              </table:table-cell>
              <table:table-cell office:value-type="float" office:value="-0.02160645">
                <text:p>-0.02160645</text:p>
              </table:table-cell>
              <table:table-cell office:value-type="float" office:value="0.05358887">
                <text:p>0.05358887</text:p>
              </table:table-cell>
              <table:table-cell office:value-type="float" office:value="-0.9802246">
                <text:p>-0.9802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646">
                <text:p>22.646</text:p>
              </table:table-cell>
              <table:table-cell office:value-type="float" office:value="-0.01318359">
                <text:p>-0.01318359</text:p>
              </table:table-cell>
              <table:table-cell office:value-type="float" office:value="0.07641602">
                <text:p>0.07641602</text:p>
              </table:table-cell>
              <table:table-cell office:value-type="float" office:value="-0.9749756">
                <text:p>-0.9749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.897">
                <text:p>22.897</text:p>
              </table:table-cell>
              <table:table-cell office:value-type="float" office:value="-0.005737305">
                <text:p>-0.005737305</text:p>
              </table:table-cell>
              <table:table-cell office:value-type="float" office:value="0.1027832">
                <text:p>0.1027832</text:p>
              </table:table-cell>
              <table:table-cell office:value-type="float" office:value="-1.007324">
                <text:p>-1.0073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999">
                <text:p>22.999</text:p>
              </table:table-cell>
              <table:table-cell office:value-type="float" office:value="-0.03771973">
                <text:p>-0.03771973</text:p>
              </table:table-cell>
              <table:table-cell office:value-type="float" office:value="0.1166992">
                <text:p>0.1166992</text:p>
              </table:table-cell>
              <table:table-cell office:value-type="float" office:value="-1.011353">
                <text:p>-1.011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252">
                <text:p>23.252</text:p>
              </table:table-cell>
              <table:table-cell office:value-type="float" office:value="-0.06323242">
                <text:p>-0.06323242</text:p>
              </table:table-cell>
              <table:table-cell office:value-type="float" office:value="0.1107178">
                <text:p>0.1107178</text:p>
              </table:table-cell>
              <table:table-cell office:value-type="float" office:value="-0.9941406">
                <text:p>-0.9941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357">
                <text:p>23.357</text:p>
              </table:table-cell>
              <table:table-cell office:value-type="float" office:value="-0.03234863">
                <text:p>-0.03234863</text:p>
              </table:table-cell>
              <table:table-cell office:value-type="float" office:value="0.07446289">
                <text:p>0.07446289</text:p>
              </table:table-cell>
              <table:table-cell office:value-type="float" office:value="-0.9654541">
                <text:p>-0.9654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608">
                <text:p>23.608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01123">
                <text:p>-0.9901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714">
                <text:p>23.714</text:p>
              </table:table-cell>
              <table:table-cell office:value-type="float" office:value="-0.03222656">
                <text:p>-0.03222656</text:p>
              </table:table-cell>
              <table:table-cell office:value-type="float" office:value="0.09643555">
                <text:p>0.09643555</text:p>
              </table:table-cell>
              <table:table-cell office:value-type="float" office:value="-0.9897461">
                <text:p>-0.98974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964">
                <text:p>23.964</text:p>
              </table:table-cell>
              <table:table-cell office:value-type="float" office:value="-0.02832031">
                <text:p>-0.02832031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03564">
                <text:p>-0.99035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067">
                <text:p>24.067</text:p>
              </table:table-cell>
              <table:table-cell office:value-type="float" office:value="-0.02966309">
                <text:p>-0.0296630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89624">
                <text:p>-0.989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19">
                <text:p>24.319</text:p>
              </table:table-cell>
              <table:table-cell office:value-type="float" office:value="-0.03198242">
                <text:p>-0.03198242</text:p>
              </table:table-cell>
              <table:table-cell office:value-type="float" office:value="0.09533691">
                <text:p>0.09533691</text:p>
              </table:table-cell>
              <table:table-cell office:value-type="float" office:value="-0.9924316">
                <text:p>-0.9924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24">
                <text:p>24.424</text:p>
              </table:table-cell>
              <table:table-cell office:value-type="float" office:value="-0.03149414">
                <text:p>-0.03149414</text:p>
              </table:table-cell>
              <table:table-cell office:value-type="float" office:value="0.09570313">
                <text:p>0.09570313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675">
                <text:p>24.675</text:p>
              </table:table-cell>
              <table:table-cell office:value-type="float" office:value="-0.02966309">
                <text:p>-0.02966309</text:p>
              </table:table-cell>
              <table:table-cell office:value-type="float" office:value="0.0958252">
                <text:p>0.0958252</text:p>
              </table:table-cell>
              <table:table-cell office:value-type="float" office:value="-0.9919434">
                <text:p>-0.9919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779">
                <text:p>24.779</text:p>
              </table:table-cell>
              <table:table-cell office:value-type="float" office:value="-0.03271484">
                <text:p>-0.03271484</text:p>
              </table:table-cell>
              <table:table-cell office:value-type="float" office:value="0.09570313">
                <text:p>0.09570313</text:p>
              </table:table-cell>
              <table:table-cell office:value-type="float" office:value="-0.991333">
                <text:p>-0.991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031">
                <text:p>25.031</text:p>
              </table:table-cell>
              <table:table-cell office:value-type="float" office:value="-0.03186035">
                <text:p>-0.03186035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02344">
                <text:p>-0.9902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135">
                <text:p>25.135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753418">
                <text:p>0.09753418</text:p>
              </table:table-cell>
              <table:table-cell office:value-type="float" office:value="-0.9914551">
                <text:p>-0.99145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386">
                <text:p>25.386</text:p>
              </table:table-cell>
              <table:table-cell office:value-type="float" office:value="-0.03112793">
                <text:p>-0.03112793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491">
                <text:p>25.491</text:p>
              </table:table-cell>
              <table:table-cell office:value-type="float" office:value="-0.03210449">
                <text:p>-0.03210449</text:p>
              </table:table-cell>
              <table:table-cell office:value-type="float" office:value="0.09558105">
                <text:p>0.09558105</text:p>
              </table:table-cell>
              <table:table-cell office:value-type="float" office:value="-0.9899902">
                <text:p>-0.9899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41">
                <text:p>25.741</text:p>
              </table:table-cell>
              <table:table-cell office:value-type="float" office:value="-0.03063965">
                <text:p>-0.03063965</text:p>
              </table:table-cell>
              <table:table-cell office:value-type="float" office:value="0.09484863">
                <text:p>0.09484863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846">
                <text:p>25.846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741211">
                <text:p>0.09741211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097">
                <text:p>26.097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509277">
                <text:p>0.0950927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207">
                <text:p>26.207</text:p>
              </table:table-cell>
              <table:table-cell office:value-type="float" office:value="-0.02941895">
                <text:p>-0.02941895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21875">
                <text:p>-0.992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452">
                <text:p>26.452</text:p>
              </table:table-cell>
              <table:table-cell office:value-type="float" office:value="-0.03027344">
                <text:p>-0.03027344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03564">
                <text:p>-0.9903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58">
                <text:p>26.558</text:p>
              </table:table-cell>
              <table:table-cell office:value-type="float" office:value="-0.03039551">
                <text:p>-0.03039551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20654">
                <text:p>-0.9920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808">
                <text:p>26.808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16992">
                <text:p>-0.9916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913">
                <text:p>26.913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67969">
                <text:p>0.09667969</text:p>
              </table:table-cell>
              <table:table-cell office:value-type="float" office:value="-0.9916992">
                <text:p>-0.9916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163">
                <text:p>27.163</text:p>
              </table:table-cell>
              <table:table-cell office:value-type="float" office:value="-0.03088379">
                <text:p>-0.03088379</text:p>
              </table:table-cell>
              <table:table-cell office:value-type="float" office:value="0.09594727">
                <text:p>0.09594727</text:p>
              </table:table-cell>
              <table:table-cell office:value-type="float" office:value="-0.9910889">
                <text:p>-0.9910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267">
                <text:p>27.267</text:p>
              </table:table-cell>
              <table:table-cell office:value-type="float" office:value="-0.03100586">
                <text:p>-0.03100586</text:p>
              </table:table-cell>
              <table:table-cell office:value-type="float" office:value="0.09680176">
                <text:p>0.09680176</text:p>
              </table:table-cell>
              <table:table-cell office:value-type="float" office:value="-0.9902344">
                <text:p>-0.9902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519">
                <text:p>27.519</text:p>
              </table:table-cell>
              <table:table-cell office:value-type="float" office:value="-0.03161621">
                <text:p>-0.03161621</text:p>
              </table:table-cell>
              <table:table-cell office:value-type="float" office:value="0.0949707">
                <text:p>0.0949707</text:p>
              </table:table-cell>
              <table:table-cell office:value-type="float" office:value="-0.9907227">
                <text:p>-0.9907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624">
                <text:p>27.624</text:p>
              </table:table-cell>
              <table:table-cell office:value-type="float" office:value="-0.03137207">
                <text:p>-0.03137207</text:p>
              </table:table-cell>
              <table:table-cell office:value-type="float" office:value="0.09631348">
                <text:p>0.09631348</text:p>
              </table:table-cell>
              <table:table-cell office:value-type="float" office:value="-0.991333">
                <text:p>-0.991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257cm" svg:height="34.339cm" xlink:href=".." xlink:type="simple" chart:class="chart:scatter" chart:style-name="ch1">
        <chart:legend chart:legend-position="end" svg:x="62.325cm" svg:y="16.123cm" style:legend-expansion="high" chart:style-name="ch2"/>
        <chart:plot-area chart:style-name="ch3" table:cell-range-address="Sheet1.T2:Sheet1.X121" svg:x="1.305cm" svg:y="0.686cm" svg:width="59.715cm" svg:height="32.967cm">
          <chart:coordinate-region svg:x="2.403cm" svg:y="0.885cm" svg:width="58.431cm" svg:height="32.5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121" chart:class="chart:scatter">
            <chart:domain table:cell-range-address="Sheet1.T2:Sheet1.T121"/>
            <chart:data-point chart:repeated="120"/>
          </chart:series>
          <chart:series chart:style-name="ch8" chart:values-cell-range-address="Sheet1.V2:Sheet1.V121" chart:class="chart:scatter">
            <chart:data-point chart:repeated="120"/>
          </chart:series>
          <chart:series chart:style-name="ch9" chart:values-cell-range-address="Sheet1.W2:Sheet1.W121" chart:class="chart:scatter">
            <chart:data-point chart:repeated="120"/>
          </chart:series>
          <chart:series chart:style-name="ch10" chart:values-cell-range-address="Sheet1.X2:Sheet1.X121" chart:class="chart:scatter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61">
                <text:p>3.061</text:p>
                <draw:g>
                  <svg:desc>Sheet1.T2:Sheet1.T121</svg:desc>
                </draw:g>
              </table:table-cell>
              <table:table-cell office:value-type="float" office:value="0">
                <text:p>0</text:p>
                <draw:g>
                  <svg:desc>Sheet1.U2:Sheet1.U121</svg:desc>
                </draw:g>
              </table:table-cell>
              <table:table-cell office:value-type="float" office:value="0">
                <text:p>0</text:p>
                <draw:g>
                  <svg:desc>Sheet1.V2:Sheet1.V121</svg:desc>
                </draw:g>
              </table:table-cell>
              <table:table-cell office:value-type="float" office:value="0">
                <text:p>0</text:p>
                <draw:g>
                  <svg:desc>Sheet1.W2:Sheet1.W121</svg:desc>
                </draw:g>
              </table:table-cell>
              <table:table-cell office:value-type="float" office:value="0">
                <text:p>0</text:p>
                <draw:g>
                  <svg:desc>Sheet1.X2:Sheet1.X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12">
                <text:p>3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16">
                <text:p>3.416</text:p>
              </table:table-cell>
              <table:table-cell office:value-type="float" office:value="14.4">
                <text:p>14.4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8">
                <text:p>3.668</text:p>
              </table:table-cell>
              <table:table-cell office:value-type="float" office:value="317.6">
                <text:p>317.6</text:p>
              </table:table-cell>
              <table:table-cell office:value-type="float" office:value="317.6">
                <text:p>317.6</text:p>
              </table:table-cell>
              <table:table-cell office:value-type="float" office:value="310.8">
                <text:p>310.8</text:p>
              </table:table-cell>
              <table:table-cell office:value-type="float" office:value="312.4">
                <text:p>3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3">
                <text:p>3.773</text:p>
              </table:table-cell>
              <table:table-cell office:value-type="float" office:value="449.6">
                <text:p>449.6</text:p>
              </table:table-cell>
              <table:table-cell office:value-type="float" office:value="449.6">
                <text:p>449.6</text:p>
              </table:table-cell>
              <table:table-cell office:value-type="float" office:value="443.6">
                <text:p>443.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3">
                <text:p>4.023</text:p>
              </table:table-cell>
              <table:table-cell office:value-type="float" office:value="749.6">
                <text:p>749.6</text:p>
              </table:table-cell>
              <table:table-cell office:value-type="float" office:value="744">
                <text:p>744</text:p>
              </table:table-cell>
              <table:table-cell office:value-type="float" office:value="743.2">
                <text:p>743.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3">
                <text:p>4.133</text:p>
              </table:table-cell>
              <table:table-cell office:value-type="float" office:value="881.2">
                <text:p>881.2</text:p>
              </table:table-cell>
              <table:table-cell office:value-type="float" office:value="876">
                <text:p>876</text:p>
              </table:table-cell>
              <table:table-cell office:value-type="float" office:value="875.2">
                <text:p>875.2</text:p>
              </table:table-cell>
              <table:table-cell office:value-type="float" office:value="867.2">
                <text:p>86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2">
                <text:p>4.382</text:p>
              </table:table-cell>
              <table:table-cell office:value-type="float" office:value="1175.2">
                <text:p>1175.2</text:p>
              </table:table-cell>
              <table:table-cell office:value-type="float" office:value="1170">
                <text:p>1170</text:p>
              </table:table-cell>
              <table:table-cell office:value-type="float" office:value="1169.6">
                <text:p>1169.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85">
                <text:p>4.485</text:p>
              </table:table-cell>
              <table:table-cell office:value-type="float" office:value="1301.6">
                <text:p>1301.6</text:p>
              </table:table-cell>
              <table:table-cell office:value-type="float" office:value="1296">
                <text:p>1296</text:p>
              </table:table-cell>
              <table:table-cell office:value-type="float" office:value="1295.6">
                <text:p>1295.6</text:p>
              </table:table-cell>
              <table:table-cell office:value-type="float" office:value="1292.8">
                <text:p>129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5">
                <text:p>4.735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39">
                <text:p>4.839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89">
                <text:p>5.089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2">
                <text:p>136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369.6">
                <text:p>1369.6</text:p>
              </table:table-cell>
              <table:table-cell office:value-type="float" office:value="1361.6">
                <text:p>1361.6</text:p>
              </table:table-cell>
              <table:table-cell office:value-type="float" office:value="1360">
                <text:p>1360</text:p>
              </table:table-cell>
              <table:table-cell office:value-type="float" office:value="1361.6">
                <text:p>136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49">
                <text:p>5.449</text:p>
              </table:table-cell>
              <table:table-cell office:value-type="float" office:value="1371.6">
                <text:p>1371.6</text:p>
              </table:table-cell>
              <table:table-cell office:value-type="float" office:value="1364">
                <text:p>1364</text:p>
              </table:table-cell>
              <table:table-cell office:value-type="float" office:value="1362">
                <text:p>1362</text:p>
              </table:table-cell>
              <table:table-cell office:value-type="float" office:value="1364.4">
                <text:p>136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5">
                <text:p>5.55</text:p>
              </table:table-cell>
              <table:table-cell office:value-type="float" office:value="1372">
                <text:p>1372</text:p>
              </table:table-cell>
              <table:table-cell office:value-type="float" office:value="1365.2">
                <text:p>1365.2</text:p>
              </table:table-cell>
              <table:table-cell office:value-type="float" office:value="1362.8">
                <text:p>1362.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01">
                <text:p>5.801</text:p>
              </table:table-cell>
              <table:table-cell office:value-type="float" office:value="1377.6">
                <text:p>1377.6</text:p>
              </table:table-cell>
              <table:table-cell office:value-type="float" office:value="1370.4">
                <text:p>1370.4</text:p>
              </table:table-cell>
              <table:table-cell office:value-type="float" office:value="1367.2">
                <text:p>1367.2</text:p>
              </table:table-cell>
              <table:table-cell office:value-type="float" office:value="1370.4">
                <text:p>137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03">
                <text:p>5.903</text:p>
              </table:table-cell>
              <table:table-cell office:value-type="float" office:value="1383.2">
                <text:p>1383.2</text:p>
              </table:table-cell>
              <table:table-cell office:value-type="float" office:value="1376.8">
                <text:p>1376.8</text:p>
              </table:table-cell>
              <table:table-cell office:value-type="float" office:value="1373.6">
                <text:p>1373.6</text:p>
              </table:table-cell>
              <table:table-cell office:value-type="float" office:value="1377.2">
                <text:p>137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156">
                <text:p>6.156</text:p>
              </table:table-cell>
              <table:table-cell office:value-type="float" office:value="1591.2">
                <text:p>1591.2</text:p>
              </table:table-cell>
              <table:table-cell office:value-type="float" office:value="1586.4">
                <text:p>1586.4</text:p>
              </table:table-cell>
              <table:table-cell office:value-type="float" office:value="1587.2">
                <text:p>1587.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66">
                <text:p>6.266</text:p>
              </table:table-cell>
              <table:table-cell office:value-type="float" office:value="1721.6">
                <text:p>1721.6</text:p>
              </table:table-cell>
              <table:table-cell office:value-type="float" office:value="1710">
                <text:p>1710</text:p>
              </table:table-cell>
              <table:table-cell office:value-type="float" office:value="1712">
                <text:p>1712</text:p>
              </table:table-cell>
              <table:table-cell office:value-type="float" office:value="1710.4">
                <text:p>17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16">
                <text:p>6.516</text:p>
              </table:table-cell>
              <table:table-cell office:value-type="float" office:value="2014">
                <text:p>2014</text:p>
              </table:table-cell>
              <table:table-cell office:value-type="float" office:value="2010.4">
                <text:p>2010.4</text:p>
              </table:table-cell>
              <table:table-cell office:value-type="float" office:value="2005.6">
                <text:p>2005.6</text:p>
              </table:table-cell>
              <table:table-cell office:value-type="float" office:value="2008.8">
                <text:p>200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617">
                <text:p>6.617</text:p>
              </table:table-cell>
              <table:table-cell office:value-type="float" office:value="2135.2">
                <text:p>2135.2</text:p>
              </table:table-cell>
              <table:table-cell office:value-type="float" office:value="2130">
                <text:p>2130</text:p>
              </table:table-cell>
              <table:table-cell office:value-type="float" office:value="2126">
                <text:p>2126</text:p>
              </table:table-cell>
              <table:table-cell office:value-type="float" office:value="2130.4">
                <text:p>213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67">
                <text:p>6.867</text:p>
              </table:table-cell>
              <table:table-cell office:value-type="float" office:value="2447.2">
                <text:p>2447.2</text:p>
              </table:table-cell>
              <table:table-cell office:value-type="float" office:value="2436">
                <text:p>2436</text:p>
              </table:table-cell>
              <table:table-cell office:value-type="float" office:value="2431.2">
                <text:p>2431.2</text:p>
              </table:table-cell>
              <table:table-cell office:value-type="float" office:value="2436.4">
                <text:p>2436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78">
                <text:p>6.978</text:p>
              </table:table-cell>
              <table:table-cell office:value-type="float" office:value="2578.8">
                <text:p>2578.8</text:p>
              </table:table-cell>
              <table:table-cell office:value-type="float" office:value="2568">
                <text:p>2568</text:p>
              </table:table-cell>
              <table:table-cell office:value-type="float" office:value="2564">
                <text:p>2564</text:p>
              </table:table-cell>
              <table:table-cell office:value-type="float" office:value="2567.2">
                <text:p>256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27">
                <text:p>7.227</text:p>
              </table:table-cell>
              <table:table-cell office:value-type="float" office:value="2873.2">
                <text:p>2873.2</text:p>
              </table:table-cell>
              <table:table-cell office:value-type="float" office:value="2861.6">
                <text:p>2861.6</text:p>
              </table:table-cell>
              <table:table-cell office:value-type="float" office:value="2864">
                <text:p>2864</text:p>
              </table:table-cell>
              <table:table-cell office:value-type="float" office:value="2862.4">
                <text:p>286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29">
                <text:p>7.329</text:p>
              </table:table-cell>
              <table:table-cell office:value-type="float" office:value="2992.4">
                <text:p>2992.4</text:p>
              </table:table-cell>
              <table:table-cell office:value-type="float" office:value="2982.4">
                <text:p>2982.4</text:p>
              </table:table-cell>
              <table:table-cell office:value-type="float" office:value="2983.6">
                <text:p>2983.6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79">
                <text:p>7.579</text:p>
              </table:table-cell>
              <table:table-cell office:value-type="float" office:value="3282.8">
                <text:p>3282.8</text:p>
              </table:table-cell>
              <table:table-cell office:value-type="float" office:value="3264.8">
                <text:p>3264.8</text:p>
              </table:table-cell>
              <table:table-cell office:value-type="float" office:value="3268">
                <text:p>3268</text:p>
              </table:table-cell>
              <table:table-cell office:value-type="float" office:value="3265.2">
                <text:p>326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684">
                <text:p>7.684</text:p>
              </table:table-cell>
              <table:table-cell office:value-type="float" office:value="3376.4">
                <text:p>3376.4</text:p>
              </table:table-cell>
              <table:table-cell office:value-type="float" office:value="3357.2">
                <text:p>3357.2</text:p>
              </table:table-cell>
              <table:table-cell office:value-type="float" office:value="3362">
                <text:p>3362</text:p>
              </table:table-cell>
              <table:table-cell office:value-type="float" office:value="3353.2">
                <text:p>335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34">
                <text:p>7.934</text:p>
              </table:table-cell>
              <table:table-cell office:value-type="float" office:value="3393.6">
                <text:p>3393.6</text:p>
              </table:table-cell>
              <table:table-cell office:value-type="float" office:value="3374.8">
                <text:p>3374.8</text:p>
              </table:table-cell>
              <table:table-cell office:value-type="float" office:value="3380">
                <text:p>3380</text:p>
              </table:table-cell>
              <table:table-cell office:value-type="float" office:value="3374.4">
                <text:p>337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039">
                <text:p>8.039</text:p>
              </table:table-cell>
              <table:table-cell office:value-type="float" office:value="3399.2">
                <text:p>3399.2</text:p>
              </table:table-cell>
              <table:table-cell office:value-type="float" office:value="3380">
                <text:p>3380</text:p>
              </table:table-cell>
              <table:table-cell office:value-type="float" office:value="3385.2">
                <text:p>3385.2</text:p>
              </table:table-cell>
              <table:table-cell office:value-type="float" office:value="3379.6">
                <text:p>3379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85">
                <text:p>8.285</text:p>
              </table:table-cell>
              <table:table-cell office:value-type="float" office:value="3492">
                <text:p>3492</text:p>
              </table:table-cell>
              <table:table-cell office:value-type="float" office:value="3473.6">
                <text:p>3473.6</text:p>
              </table:table-cell>
              <table:table-cell office:value-type="float" office:value="3476.8">
                <text:p>3476.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96">
                <text:p>8.396</text:p>
              </table:table-cell>
              <table:table-cell office:value-type="float" office:value="3572.8">
                <text:p>3572.8</text:p>
              </table:table-cell>
              <table:table-cell office:value-type="float" office:value="3556">
                <text:p>3556</text:p>
              </table:table-cell>
              <table:table-cell office:value-type="float" office:value="3557.2">
                <text:p>3557.2</text:p>
              </table:table-cell>
              <table:table-cell office:value-type="float" office:value="3556.8">
                <text:p>35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45">
                <text:p>8.645</text:p>
              </table:table-cell>
              <table:table-cell office:value-type="float" office:value="3875.2">
                <text:p>3875.2</text:p>
              </table:table-cell>
              <table:table-cell office:value-type="float" office:value="3853.6">
                <text:p>3853.6</text:p>
              </table:table-cell>
              <table:table-cell office:value-type="float" office:value="3854">
                <text:p>3854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755">
                <text:p>8.755</text:p>
              </table:table-cell>
              <table:table-cell office:value-type="float" office:value="4007.2">
                <text:p>4007.2</text:p>
              </table:table-cell>
              <table:table-cell office:value-type="float" office:value="3985.2">
                <text:p>3985.2</text:p>
              </table:table-cell>
              <table:table-cell office:value-type="float" office:value="3986">
                <text:p>3986</text:p>
              </table:table-cell>
              <table:table-cell office:value-type="float" office:value="3985.2">
                <text:p>3985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005">
                <text:p>9.005</text:p>
              </table:table-cell>
              <table:table-cell office:value-type="float" office:value="4301.6">
                <text:p>4301.6</text:p>
              </table:table-cell>
              <table:table-cell office:value-type="float" office:value="4279.2">
                <text:p>4279.2</text:p>
              </table:table-cell>
              <table:table-cell office:value-type="float" office:value="4286.4">
                <text:p>4286.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107">
                <text:p>9.107</text:p>
              </table:table-cell>
              <table:table-cell office:value-type="float" office:value="4431.2">
                <text:p>4431.2</text:p>
              </table:table-cell>
              <table:table-cell office:value-type="float" office:value="4410.8">
                <text:p>4410.8</text:p>
              </table:table-cell>
              <table:table-cell office:value-type="float" office:value="4416">
                <text:p>4416</text:p>
              </table:table-cell>
              <table:table-cell office:value-type="float" office:value="4406.8">
                <text:p>4406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356">
                <text:p>9.356</text:p>
              </table:table-cell>
              <table:table-cell office:value-type="float" office:value="4548">
                <text:p>4548</text:p>
              </table:table-cell>
              <table:table-cell office:value-type="float" office:value="4525.6">
                <text:p>4525.6</text:p>
              </table:table-cell>
              <table:table-cell office:value-type="float" office:value="4528.4">
                <text:p>4528.4</text:p>
              </table:table-cell>
              <table:table-cell office:value-type="float" office:value="4521.2">
                <text:p>452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467">
                <text:p>9.46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16">
                <text:p>9.716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817">
                <text:p>9.81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067">
                <text:p>10.067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169">
                <text:p>10.169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42">
                <text:p>10.42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3">
                <text:p>10.53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8">
                <text:p>10.78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884">
                <text:p>10.884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134">
                <text:p>11.134</text:p>
              </table:table-cell>
              <table:table-cell office:value-type="float" office:value="4552.8">
                <text:p>4552.8</text:p>
              </table:table-cell>
              <table:table-cell office:value-type="float" office:value="4529.6">
                <text:p>4529.6</text:p>
              </table:table-cell>
              <table:table-cell office:value-type="float" office:value="4532.8">
                <text:p>4532.8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239">
                <text:p>11.239</text:p>
              </table:table-cell>
              <table:table-cell office:value-type="float" office:value="4553.2">
                <text:p>4553.2</text:p>
              </table:table-cell>
              <table:table-cell office:value-type="float" office:value="4530.4">
                <text:p>4530.4</text:p>
              </table:table-cell>
              <table:table-cell office:value-type="float" office:value="4532.8">
                <text:p>4532.8</text:p>
              </table:table-cell>
              <table:table-cell office:value-type="float" office:value="4526.4">
                <text:p>4526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9">
                <text:p>11.49</text:p>
              </table:table-cell>
              <table:table-cell office:value-type="float" office:value="4762">
                <text:p>4762</text:p>
              </table:table-cell>
              <table:table-cell office:value-type="float" office:value="4734.4">
                <text:p>4734.4</text:p>
              </table:table-cell>
              <table:table-cell office:value-type="float" office:value="4742">
                <text:p>4742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92">
                <text:p>11.592</text:p>
              </table:table-cell>
              <table:table-cell office:value-type="float" office:value="4872">
                <text:p>4872</text:p>
              </table:table-cell>
              <table:table-cell office:value-type="float" office:value="4845.2">
                <text:p>4845.2</text:p>
              </table:table-cell>
              <table:table-cell office:value-type="float" office:value="4852.8">
                <text:p>4852.8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45">
                <text:p>11.845</text:p>
              </table:table-cell>
              <table:table-cell office:value-type="float" office:value="5160.4">
                <text:p>5160.4</text:p>
              </table:table-cell>
              <table:table-cell office:value-type="float" office:value="5132.4">
                <text:p>5132.4</text:p>
              </table:table-cell>
              <table:table-cell office:value-type="float" office:value="5140.8">
                <text:p>5140.8</text:p>
              </table:table-cell>
              <table:table-cell office:value-type="float" office:value="5133.2">
                <text:p>513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956">
                <text:p>11.956</text:p>
              </table:table-cell>
              <table:table-cell office:value-type="float" office:value="5284.8">
                <text:p>5284.8</text:p>
              </table:table-cell>
              <table:table-cell office:value-type="float" office:value="5257.2">
                <text:p>5257.2</text:p>
              </table:table-cell>
              <table:table-cell office:value-type="float" office:value="5264.8">
                <text:p>5264.8</text:p>
              </table:table-cell>
              <table:table-cell office:value-type="float" office:value="5258.8">
                <text:p>525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05">
                <text:p>12.205</text:p>
              </table:table-cell>
              <table:table-cell office:value-type="float" office:value="5566">
                <text:p>5566</text:p>
              </table:table-cell>
              <table:table-cell office:value-type="float" office:value="5539.2">
                <text:p>5539.2</text:p>
              </table:table-cell>
              <table:table-cell office:value-type="float" office:value="5541.2">
                <text:p>5541.2</text:p>
              </table:table-cell>
              <table:table-cell office:value-type="float" office:value="5533.2">
                <text:p>5533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307">
                <text:p>12.307</text:p>
              </table:table-cell>
              <table:table-cell office:value-type="float" office:value="5680.4">
                <text:p>5680.4</text:p>
              </table:table-cell>
              <table:table-cell office:value-type="float" office:value="5651.6">
                <text:p>5651.6</text:p>
              </table:table-cell>
              <table:table-cell office:value-type="float" office:value="5654">
                <text:p>5654</text:p>
              </table:table-cell>
              <table:table-cell office:value-type="float" office:value="5648.799">
                <text:p>5648.7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63">
                <text:p>12.563</text:p>
              </table:table-cell>
              <table:table-cell office:value-type="float" office:value="5972">
                <text:p>5972</text:p>
              </table:table-cell>
              <table:table-cell office:value-type="float" office:value="5940">
                <text:p>5940</text:p>
              </table:table-cell>
              <table:table-cell office:value-type="float" office:value="5947.2">
                <text:p>5947.2</text:p>
              </table:table-cell>
              <table:table-cell office:value-type="float" office:value="5934.8">
                <text:p>593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74">
                <text:p>12.674</text:p>
              </table:table-cell>
              <table:table-cell office:value-type="float" office:value="6097.6">
                <text:p>6097.6</text:p>
              </table:table-cell>
              <table:table-cell office:value-type="float" office:value="6063.2">
                <text:p>6063.2</text:p>
              </table:table-cell>
              <table:table-cell office:value-type="float" office:value="6071.2">
                <text:p>6071.2</text:p>
              </table:table-cell>
              <table:table-cell office:value-type="float" office:value="6060.8">
                <text:p>60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923">
                <text:p>12.923</text:p>
              </table:table-cell>
              <table:table-cell office:value-type="float" office:value="6384.799">
                <text:p>6384.799</text:p>
              </table:table-cell>
              <table:table-cell office:value-type="float" office:value="6351.2">
                <text:p>6351.2</text:p>
              </table:table-cell>
              <table:table-cell office:value-type="float" office:value="6359.2">
                <text:p>6359.2</text:p>
              </table:table-cell>
              <table:table-cell office:value-type="float" office:value="6353.6">
                <text:p>6353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28">
                <text:p>13.028</text:p>
              </table:table-cell>
              <table:table-cell office:value-type="float" office:value="6502.8">
                <text:p>6502.8</text:p>
              </table:table-cell>
              <table:table-cell office:value-type="float" office:value="6468.8">
                <text:p>6468.8</text:p>
              </table:table-cell>
              <table:table-cell office:value-type="float" office:value="6476.8">
                <text:p>6476.8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279">
                <text:p>13.279</text:p>
              </table:table-cell>
              <table:table-cell office:value-type="float" office:value="6791.6">
                <text:p>6791.6</text:p>
              </table:table-cell>
              <table:table-cell office:value-type="float" office:value="6751.2">
                <text:p>6751.2</text:p>
              </table:table-cell>
              <table:table-cell office:value-type="float" office:value="6759.6">
                <text:p>6759.6</text:p>
              </table:table-cell>
              <table:table-cell office:value-type="float" office:value="6754.4">
                <text:p>6754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38">
                <text:p>13.38</text:p>
              </table:table-cell>
              <table:table-cell office:value-type="float" office:value="6897.6">
                <text:p>6897.6</text:p>
              </table:table-cell>
              <table:table-cell office:value-type="float" office:value="6858.4">
                <text:p>6858.4</text:p>
              </table:table-cell>
              <table:table-cell office:value-type="float" office:value="6866.8">
                <text:p>6866.8</text:p>
              </table:table-cell>
              <table:table-cell office:value-type="float" office:value="6860.799">
                <text:p>6860.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633">
                <text:p>13.633</text:p>
              </table:table-cell>
              <table:table-cell office:value-type="float" office:value="6985.2">
                <text:p>6985.2</text:p>
              </table:table-cell>
              <table:table-cell office:value-type="float" office:value="6946.4">
                <text:p>6946.4</text:p>
              </table:table-cell>
              <table:table-cell office:value-type="float" office:value="6954.8">
                <text:p>6954.8</text:p>
              </table:table-cell>
              <table:table-cell office:value-type="float" office:value="6944.4">
                <text:p>6944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743">
                <text:p>13.743</text:p>
              </table:table-cell>
              <table:table-cell office:value-type="float" office:value="6966">
                <text:p>6966</text:p>
              </table:table-cell>
              <table:table-cell office:value-type="float" office:value="6932">
                <text:p>6932</text:p>
              </table:table-cell>
              <table:table-cell office:value-type="float" office:value="6935.2">
                <text:p>6935.2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993">
                <text:p>13.993</text:p>
              </table:table-cell>
              <table:table-cell office:value-type="float" office:value="6667.6">
                <text:p>6667.6</text:p>
              </table:table-cell>
              <table:table-cell office:value-type="float" office:value="6636">
                <text:p>6636</text:p>
              </table:table-cell>
              <table:table-cell office:value-type="float" office:value="6636.8">
                <text:p>6636.8</text:p>
              </table:table-cell>
              <table:table-cell office:value-type="float" office:value="6628.4">
                <text:p>662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096">
                <text:p>14.096</text:p>
              </table:table-cell>
              <table:table-cell office:value-type="float" office:value="6540.4">
                <text:p>6540.4</text:p>
              </table:table-cell>
              <table:table-cell office:value-type="float" office:value="6510">
                <text:p>6510</text:p>
              </table:table-cell>
              <table:table-cell office:value-type="float" office:value="6510.4">
                <text:p>6510.4</text:p>
              </table:table-cell>
              <table:table-cell office:value-type="float" office:value="6511.2">
                <text:p>651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348">
                <text:p>14.348</text:p>
              </table:table-cell>
              <table:table-cell office:value-type="float" office:value="6236">
                <text:p>6236</text:p>
              </table:table-cell>
              <table:table-cell office:value-type="float" office:value="6203.6">
                <text:p>6203.6</text:p>
              </table:table-cell>
              <table:table-cell office:value-type="float" office:value="6204.4">
                <text:p>6204.4</text:p>
              </table:table-cell>
              <table:table-cell office:value-type="float" office:value="6204.8">
                <text:p>6204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451">
                <text:p>14.451</text:p>
              </table:table-cell>
              <table:table-cell office:value-type="float" office:value="6108">
                <text:p>6108</text:p>
              </table:table-cell>
              <table:table-cell office:value-type="float" office:value="6078">
                <text:p>6078</text:p>
              </table:table-cell>
              <table:table-cell office:value-type="float" office:value="6078.4">
                <text:p>6078.4</text:p>
              </table:table-cell>
              <table:table-cell office:value-type="float" office:value="6076.8">
                <text:p>607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701">
                <text:p>14.701</text:p>
              </table:table-cell>
              <table:table-cell office:value-type="float" office:value="5802.4">
                <text:p>5802.4</text:p>
              </table:table-cell>
              <table:table-cell office:value-type="float" office:value="5777.6">
                <text:p>5777.6</text:p>
              </table:table-cell>
              <table:table-cell office:value-type="float" office:value="5778.4">
                <text:p>5778.4</text:p>
              </table:table-cell>
              <table:table-cell office:value-type="float" office:value="5778.8">
                <text:p>5778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803">
                <text:p>14.803</text:p>
              </table:table-cell>
              <table:table-cell office:value-type="float" office:value="5688">
                <text:p>5688</text:p>
              </table:table-cell>
              <table:table-cell office:value-type="float" office:value="5663.2">
                <text:p>5663.2</text:p>
              </table:table-cell>
              <table:table-cell office:value-type="float" office:value="5664">
                <text:p>5664</text:p>
              </table:table-cell>
              <table:table-cell office:value-type="float" office:value="5661.2">
                <text:p>5661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056">
                <text:p>15.056</text:p>
              </table:table-cell>
              <table:table-cell office:value-type="float" office:value="5376.4">
                <text:p>5376.4</text:p>
              </table:table-cell>
              <table:table-cell office:value-type="float" office:value="5351.6">
                <text:p>5351.6</text:p>
              </table:table-cell>
              <table:table-cell office:value-type="float" office:value="5352">
                <text:p>5352</text:p>
              </table:table-cell>
              <table:table-cell office:value-type="float" office:value="5350.4">
                <text:p>5350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58">
                <text:p>15.158</text:p>
              </table:table-cell>
              <table:table-cell office:value-type="float" office:value="5262.8">
                <text:p>5262.8</text:p>
              </table:table-cell>
              <table:table-cell office:value-type="float" office:value="5237.2">
                <text:p>5237.2</text:p>
              </table:table-cell>
              <table:table-cell office:value-type="float" office:value="5238.4">
                <text:p>5238.4</text:p>
              </table:table-cell>
              <table:table-cell office:value-type="float" office:value="5235.6">
                <text:p>523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11">
                <text:p>15.411</text:p>
              </table:table-cell>
              <table:table-cell office:value-type="float" office:value="4956.4">
                <text:p>4956.4</text:p>
              </table:table-cell>
              <table:table-cell office:value-type="float" office:value="4931.2">
                <text:p>4931.2</text:p>
              </table:table-cell>
              <table:table-cell office:value-type="float" office:value="4932">
                <text:p>4932</text:p>
              </table:table-cell>
              <table:table-cell office:value-type="float" office:value="4929.2">
                <text:p>4929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21">
                <text:p>15.521</text:p>
              </table:table-cell>
              <table:table-cell office:value-type="float" office:value="4820">
                <text:p>4820</text:p>
              </table:table-cell>
              <table:table-cell office:value-type="float" office:value="4799.2">
                <text:p>4799.2</text:p>
              </table:table-cell>
              <table:table-cell office:value-type="float" office:value="4800.8">
                <text:p>4800.8</text:p>
              </table:table-cell>
              <table:table-cell office:value-type="float" office:value="4798.8">
                <text:p>479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771">
                <text:p>15.771</text:p>
              </table:table-cell>
              <table:table-cell office:value-type="float" office:value="4518.8">
                <text:p>4518.8</text:p>
              </table:table-cell>
              <table:table-cell office:value-type="float" office:value="4499.6">
                <text:p>4499.6</text:p>
              </table:table-cell>
              <table:table-cell office:value-type="float" office:value="4494.4">
                <text:p>4494.4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872">
                <text:p>15.872</text:p>
              </table:table-cell>
              <table:table-cell office:value-type="float" office:value="4399.2">
                <text:p>4399.2</text:p>
              </table:table-cell>
              <table:table-cell office:value-type="float" office:value="4380">
                <text:p>4380</text:p>
              </table:table-cell>
              <table:table-cell office:value-type="float" office:value="4374.4">
                <text:p>4374.4</text:p>
              </table:table-cell>
              <table:table-cell office:value-type="float" office:value="4380.8">
                <text:p>4380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123">
                <text:p>16.123</text:p>
              </table:table-cell>
              <table:table-cell office:value-type="float" office:value="4094">
                <text:p>4094</text:p>
              </table:table-cell>
              <table:table-cell office:value-type="float" office:value="4073.6">
                <text:p>4073.6</text:p>
              </table:table-cell>
              <table:table-cell office:value-type="float" office:value="4068.4">
                <text:p>4068.4</text:p>
              </table:table-cell>
              <table:table-cell office:value-type="float" office:value="4073.2">
                <text:p>4073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28">
                <text:p>16.228</text:p>
              </table:table-cell>
              <table:table-cell office:value-type="float" office:value="3960">
                <text:p>3960</text:p>
              </table:table-cell>
              <table:table-cell office:value-type="float" office:value="3947.6">
                <text:p>3947.6</text:p>
              </table:table-cell>
              <table:table-cell office:value-type="float" office:value="3942.4">
                <text:p>3942.4</text:p>
              </table:table-cell>
              <table:table-cell office:value-type="float" office:value="3947.6">
                <text:p>394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481">
                <text:p>16.481</text:p>
              </table:table-cell>
              <table:table-cell office:value-type="float" office:value="3660.8">
                <text:p>3660.8</text:p>
              </table:table-cell>
              <table:table-cell office:value-type="float" office:value="3648">
                <text:p>3648</text:p>
              </table:table-cell>
              <table:table-cell office:value-type="float" office:value="3642.4">
                <text:p>3642.4</text:p>
              </table:table-cell>
              <table:table-cell office:value-type="float" office:value="3642.8">
                <text:p>364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83">
                <text:p>16.583</text:p>
              </table:table-cell>
              <table:table-cell office:value-type="float" office:value="3540">
                <text:p>3540</text:p>
              </table:table-cell>
              <table:table-cell office:value-type="float" office:value="3521.6">
                <text:p>3521.6</text:p>
              </table:table-cell>
              <table:table-cell office:value-type="float" office:value="3522.4">
                <text:p>3522.4</text:p>
              </table:table-cell>
              <table:table-cell office:value-type="float" office:value="3519.2">
                <text:p>3519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833">
                <text:p>16.833</text:p>
              </table:table-cell>
              <table:table-cell office:value-type="float" office:value="3234">
                <text:p>3234</text:p>
              </table:table-cell>
              <table:table-cell office:value-type="float" office:value="3221.6">
                <text:p>3221.6</text:p>
              </table:table-cell>
              <table:table-cell office:value-type="float" office:value="3216.4">
                <text:p>3216.4</text:p>
              </table:table-cell>
              <table:table-cell office:value-type="float" office:value="3221.2">
                <text:p>322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44">
                <text:p>16.944</text:p>
              </table:table-cell>
              <table:table-cell office:value-type="float" office:value="3102.8">
                <text:p>3102.8</text:p>
              </table:table-cell>
              <table:table-cell office:value-type="float" office:value="3089.6">
                <text:p>3089.6</text:p>
              </table:table-cell>
              <table:table-cell office:value-type="float" office:value="3084.4">
                <text:p>3084.4</text:p>
              </table:table-cell>
              <table:table-cell office:value-type="float" office:value="3087.6">
                <text:p>3087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93">
                <text:p>17.193</text:p>
              </table:table-cell>
              <table:table-cell office:value-type="float" office:value="2808">
                <text:p>2808</text:p>
              </table:table-cell>
              <table:table-cell office:value-type="float" office:value="2795.2">
                <text:p>2795.2</text:p>
              </table:table-cell>
              <table:table-cell office:value-type="float" office:value="2790.4">
                <text:p>2790.4</text:p>
              </table:table-cell>
              <table:table-cell office:value-type="float" office:value="2793.6">
                <text:p>2793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296">
                <text:p>17.296</text:p>
              </table:table-cell>
              <table:table-cell office:value-type="float" office:value="2689.6">
                <text:p>2689.6</text:p>
              </table:table-cell>
              <table:table-cell office:value-type="float" office:value="2675.2">
                <text:p>2675.2</text:p>
              </table:table-cell>
              <table:table-cell office:value-type="float" office:value="2670.4">
                <text:p>2670.4</text:p>
              </table:table-cell>
              <table:table-cell office:value-type="float" office:value="2674.4">
                <text:p>26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48">
                <text:p>17.548</text:p>
              </table:table-cell>
              <table:table-cell office:value-type="float" office:value="2376.8">
                <text:p>2376.8</text:p>
              </table:table-cell>
              <table:table-cell office:value-type="float" office:value="2369.6">
                <text:p>2369.6</text:p>
              </table:table-cell>
              <table:table-cell office:value-type="float" office:value="2364.4">
                <text:p>2364.4</text:p>
              </table:table-cell>
              <table:table-cell office:value-type="float" office:value="2367.2">
                <text:p>236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5">
                <text:p>17.65</text:p>
              </table:table-cell>
              <table:table-cell office:value-type="float" office:value="2258">
                <text:p>2258</text:p>
              </table:table-cell>
              <table:table-cell office:value-type="float" office:value="2250">
                <text:p>2250</text:p>
              </table:table-cell>
              <table:table-cell office:value-type="float" office:value="2244.4">
                <text:p>2244.4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901">
                <text:p>17.901</text:p>
              </table:table-cell>
              <table:table-cell office:value-type="float" office:value="1951.2">
                <text:p>1951.2</text:p>
              </table:table-cell>
              <table:table-cell office:value-type="float" office:value="1943.6">
                <text:p>1943.6</text:p>
              </table:table-cell>
              <table:table-cell office:value-type="float" office:value="1938.4">
                <text:p>1938.4</text:p>
              </table:table-cell>
              <table:table-cell office:value-type="float" office:value="1942.8">
                <text:p>1942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003">
                <text:p>18.003</text:p>
              </table:table-cell>
              <table:table-cell office:value-type="float" office:value="1830.4">
                <text:p>1830.4</text:p>
              </table:table-cell>
              <table:table-cell office:value-type="float" office:value="1824">
                <text:p>1824</text:p>
              </table:table-cell>
              <table:table-cell office:value-type="float" office:value="1818">
                <text:p>1818</text:p>
              </table:table-cell>
              <table:table-cell office:value-type="float" office:value="1824.4">
                <text:p>1824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256">
                <text:p>18.256</text:p>
              </table:table-cell>
              <table:table-cell office:value-type="float" office:value="1519.6">
                <text:p>1519.6</text:p>
              </table:table-cell>
              <table:table-cell office:value-type="float" office:value="1517.6">
                <text:p>1517.6</text:p>
              </table:table-cell>
              <table:table-cell office:value-type="float" office:value="1512.4">
                <text:p>1512.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358">
                <text:p>18.358</text:p>
              </table:table-cell>
              <table:table-cell office:value-type="float" office:value="1398">
                <text:p>1398</text:p>
              </table:table-cell>
              <table:table-cell office:value-type="float" office:value="1397.6">
                <text:p>1397.6</text:p>
              </table:table-cell>
              <table:table-cell office:value-type="float" office:value="1392">
                <text:p>1392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611">
                <text:p>18.611</text:p>
              </table:table-cell>
              <table:table-cell office:value-type="float" office:value="1092.4">
                <text:p>1092.4</text:p>
              </table:table-cell>
              <table:table-cell office:value-type="float" office:value="1091.6">
                <text:p>1091.6</text:p>
              </table:table-cell>
              <table:table-cell office:value-type="float" office:value="1080">
                <text:p>1080</text:p>
              </table:table-cell>
              <table:table-cell office:value-type="float" office:value="1092.4">
                <text:p>1092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714">
                <text:p>18.714</text:p>
              </table:table-cell>
              <table:table-cell office:value-type="float" office:value="972.4">
                <text:p>972.4</text:p>
              </table:table-cell>
              <table:table-cell office:value-type="float" office:value="971.2">
                <text:p>971.2</text:p>
              </table:table-cell>
              <table:table-cell office:value-type="float" office:value="960.4">
                <text:p>960.4</text:p>
              </table:table-cell>
              <table:table-cell office:value-type="float" office:value="968.8">
                <text:p>96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68">
                <text:p>18.968</text:p>
              </table:table-cell>
              <table:table-cell office:value-type="float" office:value="772.4">
                <text:p>772.4</text:p>
              </table:table-cell>
              <table:table-cell office:value-type="float" office:value="761.6">
                <text:p>761.6</text:p>
              </table:table-cell>
              <table:table-cell office:value-type="float" office:value="759.2">
                <text:p>759.2</text:p>
              </table:table-cell>
              <table:table-cell office:value-type="float" office:value="764.8">
                <text:p>76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069">
                <text:p>19.069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22">
                <text:p>19.322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432">
                <text:p>19.432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684">
                <text:p>19.684</text:p>
              </table:table-cell>
              <table:table-cell office:value-type="float" office:value="761.6">
                <text:p>761.6</text:p>
              </table:table-cell>
              <table:table-cell office:value-type="float" office:value="752.8">
                <text:p>752.8</text:p>
              </table:table-cell>
              <table:table-cell office:value-type="float" office:value="748.8">
                <text:p>748.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795">
                <text:p>19.795</text:p>
              </table:table-cell>
              <table:table-cell office:value-type="float" office:value="747.2">
                <text:p>747.2</text:p>
              </table:table-cell>
              <table:table-cell office:value-type="float" office:value="739.5999">
                <text:p>739.5999</text:p>
              </table:table-cell>
              <table:table-cell office:value-type="float" office:value="733.5999">
                <text:p>733.5999</text:p>
              </table:table-cell>
              <table:table-cell office:value-type="float" office:value="745.5999">
                <text:p>745.5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33">
                <text:p>20.033</text:p>
              </table:table-cell>
              <table:table-cell office:value-type="float" office:value="454.8">
                <text:p>454.8</text:p>
              </table:table-cell>
              <table:table-cell office:value-type="float" office:value="452.4">
                <text:p>452.4</text:p>
              </table:table-cell>
              <table:table-cell office:value-type="float" office:value="446">
                <text:p>446</text:p>
              </table:table-cell>
              <table:table-cell office:value-type="float" office:value="457.2">
                <text:p>457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144">
                <text:p>20.144</text:p>
              </table:table-cell>
              <table:table-cell office:value-type="float" office:value="320.4">
                <text:p>320.4</text:p>
              </table:table-cell>
              <table:table-cell office:value-type="float" office:value="320">
                <text:p>320</text:p>
              </table:table-cell>
              <table:table-cell office:value-type="float" office:value="313.6">
                <text:p>313.6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393">
                <text:p>20.393</text:p>
              </table:table-cell>
              <table:table-cell office:value-type="float" office:value="38">
                <text:p>38</text:p>
              </table:table-cell>
              <table:table-cell office:value-type="float" office:value="37.6">
                <text:p>37.6</text:p>
              </table:table-cell>
              <table:table-cell office:value-type="float" office:value="31.2">
                <text:p>31.2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495">
                <text:p>20.4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744">
                <text:p>20.74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852">
                <text:p>20.85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01">
                <text:p>21.10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03">
                <text:p>21.20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457">
                <text:p>21.457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56">
                <text:p>21.56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811">
                <text:p>21.81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921">
                <text:p>21.92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.171">
                <text:p>22.17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272">
                <text:p>22.27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522">
                <text:p>22.522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633">
                <text:p>22.63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84">
                <text:p>22.88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995">
                <text:p>22.9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233">
                <text:p>23.23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.344">
                <text:p>23.344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593">
                <text:p>23.593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695">
                <text:p>23.69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947">
                <text:p>23.947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.05">
                <text:p>24.05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301">
                <text:p>24.301</text:p>
              </table:table-cell>
              <table:table-cell office:value-type="float" office:value="8.8">
                <text:p>8.8</text:p>
              </table:table-cell>
              <table:table-cell office:value-type="float" office:value="9.6">
                <text:p>9.6</text:p>
              </table:table-cell>
              <table:table-cell office:value-type="float" office:value="-1.6">
                <text:p>-1.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5cm" svg:height="21.251cm" xlink:href=".." xlink:type="simple" chart:class="chart:scatter" chart:style-name="ch1">
        <chart:legend chart:legend-position="end" svg:x="32.76cm" svg:y="10.077cm" style:legend-expansion="high" chart:style-name="ch2"/>
        <chart:plot-area chart:style-name="ch3" table:cell-range-address="Sheet1.Z2:Sheet1.AB175" svg:x="0.717cm" svg:y="0.425cm" svg:width="31.326cm" svg:height="20.401cm">
          <chart:coordinate-region svg:x="1.338cm" svg:y="0.624cm" svg:width="30.518cm" svg:height="19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A2:Sheet1.AA175" chart:class="chart:scatter">
            <chart:domain table:cell-range-address="Sheet1.Z2:Sheet1.Z175"/>
            <chart:data-point chart:repeated="174"/>
          </chart:series>
          <chart:series chart:style-name="ch8" chart:values-cell-range-address="Sheet1.AB2:Sheet1.AB175" chart:class="chart:scatter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26">
                <text:p>5.626</text:p>
                <draw:g>
                  <svg:desc>Sheet1.Z2:Sheet1.Z175</svg:desc>
                </draw:g>
              </table:table-cell>
              <table:table-cell office:value-type="float" office:value="30.33334">
                <text:p>30.33334</text:p>
                <draw:g>
                  <svg:desc>Sheet1.AA2:Sheet1.AA175</svg:desc>
                </draw:g>
              </table:table-cell>
              <table:table-cell office:value-type="float" office:value="33">
                <text:p>33</text:p>
                <draw:g>
                  <svg:desc>Sheet1.AB2:Sheet1.A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48">
                <text:p>5.648</text:p>
              </table:table-cell>
              <table:table-cell office:value-type="float" office:value="33.33333">
                <text:p>33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7">
                <text:p>5.67</text:p>
              </table:table-cell>
              <table:table-cell office:value-type="float" office:value="32.03333">
                <text:p>32.0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692">
                <text:p>5.692</text:p>
              </table:table-cell>
              <table:table-cell office:value-type="float" office:value="30.73334">
                <text:p>30.73334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14">
                <text:p>5.714</text:p>
              </table:table-cell>
              <table:table-cell office:value-type="float" office:value="34.06667">
                <text:p>34.06667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36">
                <text:p>5.736</text:p>
              </table:table-cell>
              <table:table-cell office:value-type="float" office:value="32.23333">
                <text:p>32.2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97">
                <text:p>5.897</text:p>
              </table:table-cell>
              <table:table-cell office:value-type="float" office:value="30.1">
                <text:p>30.1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1">
                <text:p>5.921</text:p>
              </table:table-cell>
              <table:table-cell office:value-type="float" office:value="32.53333">
                <text:p>32.5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3">
                <text:p>5.943</text:p>
              </table:table-cell>
              <table:table-cell office:value-type="float" office:value="30">
                <text:p>30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65">
                <text:p>5.965</text:p>
              </table:table-cell>
              <table:table-cell office:value-type="float" office:value="33.8">
                <text:p>33.8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88">
                <text:p>5.988</text:p>
              </table:table-cell>
              <table:table-cell office:value-type="float" office:value="32.2">
                <text:p>32.2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01">
                <text:p>6.01</text:p>
              </table:table-cell>
              <table:table-cell office:value-type="float" office:value="31.26667">
                <text:p>31.2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32">
                <text:p>6.032</text:p>
              </table:table-cell>
              <table:table-cell office:value-type="float" office:value="30.96667">
                <text:p>30.96667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55">
                <text:p>6.055</text:p>
              </table:table-cell>
              <table:table-cell office:value-type="float" office:value="33">
                <text:p>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7">
                <text:p>6.077</text:p>
              </table:table-cell>
              <table:table-cell office:value-type="float" office:value="31.53333">
                <text:p>31.5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52">
                <text:p>6.252</text:p>
              </table:table-cell>
              <table:table-cell office:value-type="float" office:value="31.63333">
                <text:p>31.63333</text:p>
              </table:table-cell>
              <table:table-cell office:value-type="float" office:value="31.93333">
                <text:p>31.9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275">
                <text:p>6.275</text:p>
              </table:table-cell>
              <table:table-cell office:value-type="float" office:value="32.8">
                <text:p>32.8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97">
                <text:p>6.297</text:p>
              </table:table-cell>
              <table:table-cell office:value-type="float" office:value="33.4">
                <text:p>33.4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21">
                <text:p>6.321</text:p>
              </table:table-cell>
              <table:table-cell office:value-type="float" office:value="31.33333">
                <text:p>31.3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43">
                <text:p>6.343</text:p>
              </table:table-cell>
              <table:table-cell office:value-type="float" office:value="32.6">
                <text:p>32.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65">
                <text:p>6.365</text:p>
              </table:table-cell>
              <table:table-cell office:value-type="float" office:value="32.03333">
                <text:p>32.03333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88">
                <text:p>6.388</text:p>
              </table:table-cell>
              <table:table-cell office:value-type="float" office:value="32.9">
                <text:p>32.9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1">
                <text:p>6.41</text:p>
              </table:table-cell>
              <table:table-cell office:value-type="float" office:value="31">
                <text:p>31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32">
                <text:p>6.432</text:p>
              </table:table-cell>
              <table:table-cell office:value-type="float" office:value="31.6">
                <text:p>31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604">
                <text:p>6.604</text:p>
              </table:table-cell>
              <table:table-cell office:value-type="float" office:value="32.73333">
                <text:p>32.73333</text:p>
              </table:table-cell>
              <table:table-cell office:value-type="float" office:value="31.66667">
                <text:p>31.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26">
                <text:p>6.626</text:p>
              </table:table-cell>
              <table:table-cell office:value-type="float" office:value="32.5">
                <text:p>32.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8">
                <text:p>6.648</text:p>
              </table:table-cell>
              <table:table-cell office:value-type="float" office:value="33.63333">
                <text:p>33.6333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7">
                <text:p>6.67</text:p>
              </table:table-cell>
              <table:table-cell office:value-type="float" office:value="32.7">
                <text:p>32.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92">
                <text:p>6.692</text:p>
              </table:table-cell>
              <table:table-cell office:value-type="float" office:value="32.4">
                <text:p>32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14">
                <text:p>6.714</text:p>
              </table:table-cell>
              <table:table-cell office:value-type="float" office:value="30.6">
                <text:p>30.6</text:p>
              </table:table-cell>
              <table:table-cell office:value-type="float" office:value="34.86666">
                <text:p>34.86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36">
                <text:p>6.736</text:p>
              </table:table-cell>
              <table:table-cell office:value-type="float" office:value="33.6">
                <text:p>33.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58">
                <text:p>6.758</text:p>
              </table:table-cell>
              <table:table-cell office:value-type="float" office:value="31.5">
                <text:p>31.5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81">
                <text:p>6.781</text:p>
              </table:table-cell>
              <table:table-cell office:value-type="float" office:value="32.4">
                <text:p>32.4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03">
                <text:p>6.803</text:p>
              </table:table-cell>
              <table:table-cell office:value-type="float" office:value="32.6">
                <text:p>32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4">
                <text:p>6.964</text:p>
              </table:table-cell>
              <table:table-cell office:value-type="float" office:value="32.53333">
                <text:p>32.5333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88">
                <text:p>6.988</text:p>
              </table:table-cell>
              <table:table-cell office:value-type="float" office:value="31.46667">
                <text:p>31.4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1">
                <text:p>7.01</text:p>
              </table:table-cell>
              <table:table-cell office:value-type="float" office:value="31">
                <text:p>31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32">
                <text:p>7.032</text:p>
              </table:table-cell>
              <table:table-cell office:value-type="float" office:value="32.83333">
                <text:p>32.8333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55">
                <text:p>7.055</text:p>
              </table:table-cell>
              <table:table-cell office:value-type="float" office:value="32.96667">
                <text:p>32.9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77">
                <text:p>7.077</text:p>
              </table:table-cell>
              <table:table-cell office:value-type="float" office:value="31.3">
                <text:p>31.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99">
                <text:p>7.099</text:p>
              </table:table-cell>
              <table:table-cell office:value-type="float" office:value="31.53333">
                <text:p>31.5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21">
                <text:p>7.121</text:p>
              </table:table-cell>
              <table:table-cell office:value-type="float" office:value="32.33333">
                <text:p>32.3333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43">
                <text:p>7.143</text:p>
              </table:table-cell>
              <table:table-cell office:value-type="float" office:value="30.86667">
                <text:p>30.8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18">
                <text:p>7.318</text:p>
              </table:table-cell>
              <table:table-cell office:value-type="float" office:value="32.2">
                <text:p>32.2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41">
                <text:p>7.341</text:p>
              </table:table-cell>
              <table:table-cell office:value-type="float" office:value="32.56667">
                <text:p>32.5666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363">
                <text:p>7.363</text:p>
              </table:table-cell>
              <table:table-cell office:value-type="float" office:value="32.03333">
                <text:p>32.03333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387">
                <text:p>7.387</text:p>
              </table:table-cell>
              <table:table-cell office:value-type="float" office:value="32.63334">
                <text:p>32.63334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409">
                <text:p>7.409</text:p>
              </table:table-cell>
              <table:table-cell office:value-type="float" office:value="31.23333">
                <text:p>31.2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431">
                <text:p>7.431</text:p>
              </table:table-cell>
              <table:table-cell office:value-type="float" office:value="32.9">
                <text:p>32.9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456">
                <text:p>7.456</text:p>
              </table:table-cell>
              <table:table-cell office:value-type="float" office:value="32.83333">
                <text:p>32.8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478">
                <text:p>7.478</text:p>
              </table:table-cell>
              <table:table-cell office:value-type="float" office:value="31.73333">
                <text:p>31.7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">
                <text:p>7.5</text:p>
              </table:table-cell>
              <table:table-cell office:value-type="float" office:value="31.3">
                <text:p>31.3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672">
                <text:p>7.672</text:p>
              </table:table-cell>
              <table:table-cell office:value-type="float" office:value="33.26667">
                <text:p>33.2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94">
                <text:p>7.694</text:p>
              </table:table-cell>
              <table:table-cell office:value-type="float" office:value="30.36667">
                <text:p>30.3666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718">
                <text:p>7.718</text:p>
              </table:table-cell>
              <table:table-cell office:value-type="float" office:value="31.96667">
                <text:p>31.9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741">
                <text:p>7.741</text:p>
              </table:table-cell>
              <table:table-cell office:value-type="float" office:value="31.9">
                <text:p>31.9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63">
                <text:p>7.763</text:p>
              </table:table-cell>
              <table:table-cell office:value-type="float" office:value="31.13333">
                <text:p>31.1333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786">
                <text:p>7.786</text:p>
              </table:table-cell>
              <table:table-cell office:value-type="float" office:value="30.5">
                <text:p>30.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09">
                <text:p>7.809</text:p>
              </table:table-cell>
              <table:table-cell office:value-type="float" office:value="33.56667">
                <text:p>33.5666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31">
                <text:p>7.831</text:p>
              </table:table-cell>
              <table:table-cell office:value-type="float" office:value="31.83333">
                <text:p>31.8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55">
                <text:p>7.855</text:p>
              </table:table-cell>
              <table:table-cell office:value-type="float" office:value="33.06667">
                <text:p>33.06667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028">
                <text:p>8.028</text:p>
              </table:table-cell>
              <table:table-cell office:value-type="float" office:value="31.16667">
                <text:p>31.1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053">
                <text:p>8.053</text:p>
              </table:table-cell>
              <table:table-cell office:value-type="float" office:value="31.96667">
                <text:p>31.9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076">
                <text:p>8.076</text:p>
              </table:table-cell>
              <table:table-cell office:value-type="float" office:value="31.46667">
                <text:p>31.466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98">
                <text:p>8.098</text:p>
              </table:table-cell>
              <table:table-cell office:value-type="float" office:value="31.8">
                <text:p>31.8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2">
                <text:p>8.122</text:p>
              </table:table-cell>
              <table:table-cell office:value-type="float" office:value="31.03333">
                <text:p>31.03333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44">
                <text:p>8.144</text:p>
              </table:table-cell>
              <table:table-cell office:value-type="float" office:value="31.6">
                <text:p>31.6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166">
                <text:p>8.166</text:p>
              </table:table-cell>
              <table:table-cell office:value-type="float" office:value="32.33333">
                <text:p>32.3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89">
                <text:p>8.189</text:p>
              </table:table-cell>
              <table:table-cell office:value-type="float" office:value="31.5">
                <text:p>31.5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11">
                <text:p>8.211</text:p>
              </table:table-cell>
              <table:table-cell office:value-type="float" office:value="30.73334">
                <text:p>30.7333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386">
                <text:p>8.386</text:p>
              </table:table-cell>
              <table:table-cell office:value-type="float" office:value="32.7">
                <text:p>32.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409">
                <text:p>8.409</text:p>
              </table:table-cell>
              <table:table-cell office:value-type="float" office:value="32.46667">
                <text:p>32.4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431">
                <text:p>8.431</text:p>
              </table:table-cell>
              <table:table-cell office:value-type="float" office:value="31.86667">
                <text:p>31.8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454">
                <text:p>8.454</text:p>
              </table:table-cell>
              <table:table-cell office:value-type="float" office:value="32.43334">
                <text:p>32.43334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77">
                <text:p>8.477</text:p>
              </table:table-cell>
              <table:table-cell office:value-type="float" office:value="31.23333">
                <text:p>31.2333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99">
                <text:p>8.499</text:p>
              </table:table-cell>
              <table:table-cell office:value-type="float" office:value="32.36666">
                <text:p>32.36666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521">
                <text:p>8.521</text:p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543">
                <text:p>8.543</text:p>
              </table:table-cell>
              <table:table-cell office:value-type="float" office:value="32.13334">
                <text:p>32.13334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65">
                <text:p>8.565</text:p>
              </table:table-cell>
              <table:table-cell office:value-type="float" office:value="32.66667">
                <text:p>32.6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37">
                <text:p>8.737</text:p>
              </table:table-cell>
              <table:table-cell office:value-type="float" office:value="33.63333">
                <text:p>33.6333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59">
                <text:p>8.759</text:p>
              </table:table-cell>
              <table:table-cell office:value-type="float" office:value="31.46667">
                <text:p>31.4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782">
                <text:p>8.782</text:p>
              </table:table-cell>
              <table:table-cell office:value-type="float" office:value="33.23334">
                <text:p>33.23334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04">
                <text:p>8.804</text:p>
              </table:table-cell>
              <table:table-cell office:value-type="float" office:value="31.63333">
                <text:p>31.6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26">
                <text:p>8.826</text:p>
              </table:table-cell>
              <table:table-cell office:value-type="float" office:value="31.9">
                <text:p>31.9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848">
                <text:p>8.848</text:p>
              </table:table-cell>
              <table:table-cell office:value-type="float" office:value="31.26667">
                <text:p>31.2666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7">
                <text:p>8.87</text:p>
              </table:table-cell>
              <table:table-cell office:value-type="float" office:value="32.56667">
                <text:p>32.56667</text:p>
              </table:table-cell>
              <table:table-cell office:value-type="float" office:value="31.26667">
                <text:p>31.2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892">
                <text:p>8.892</text:p>
              </table:table-cell>
              <table:table-cell office:value-type="float" office:value="32.73333">
                <text:p>32.7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914">
                <text:p>8.914</text:p>
              </table:table-cell>
              <table:table-cell office:value-type="float" office:value="30.36667">
                <text:p>30.3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36">
                <text:p>8.936</text:p>
              </table:table-cell>
              <table:table-cell office:value-type="float" office:value="32.33333">
                <text:p>32.3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097">
                <text:p>9.097</text:p>
              </table:table-cell>
              <table:table-cell office:value-type="float" office:value="31.73333">
                <text:p>31.73333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21">
                <text:p>9.121</text:p>
              </table:table-cell>
              <table:table-cell office:value-type="float" office:value="32.4">
                <text:p>32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43">
                <text:p>9.143</text:p>
              </table:table-cell>
              <table:table-cell office:value-type="float" office:value="33.06667">
                <text:p>33.0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65">
                <text:p>9.165</text:p>
              </table:table-cell>
              <table:table-cell office:value-type="float" office:value="30.3">
                <text:p>30.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88">
                <text:p>9.188</text:p>
              </table:table-cell>
              <table:table-cell office:value-type="float" office:value="31.73333">
                <text:p>31.73333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21">
                <text:p>9.21</text:p>
              </table:table-cell>
              <table:table-cell office:value-type="float" office:value="32.66667">
                <text:p>32.66667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32">
                <text:p>9.232</text:p>
              </table:table-cell>
              <table:table-cell office:value-type="float" office:value="31.73333">
                <text:p>31.7333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55">
                <text:p>9.255</text:p>
              </table:table-cell>
              <table:table-cell office:value-type="float" office:value="30.8">
                <text:p>30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278">
                <text:p>9.278</text:p>
              </table:table-cell>
              <table:table-cell office:value-type="float" office:value="32.93334">
                <text:p>32.93334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453">
                <text:p>9.453</text:p>
              </table:table-cell>
              <table:table-cell office:value-type="float" office:value="32.4">
                <text:p>32.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476">
                <text:p>9.476</text:p>
              </table:table-cell>
              <table:table-cell office:value-type="float" office:value="31.7">
                <text:p>31.7</text:p>
              </table:table-cell>
              <table:table-cell office:value-type="float" office:value="31.93333">
                <text:p>31.9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98">
                <text:p>9.498</text:p>
              </table:table-cell>
              <table:table-cell office:value-type="float" office:value="31.83333">
                <text:p>31.83333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21">
                <text:p>9.521</text:p>
              </table:table-cell>
              <table:table-cell office:value-type="float" office:value="33.23334">
                <text:p>33.2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543">
                <text:p>9.543</text:p>
              </table:table-cell>
              <table:table-cell office:value-type="float" office:value="31.86667">
                <text:p>31.8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565">
                <text:p>9.565</text:p>
              </table:table-cell>
              <table:table-cell office:value-type="float" office:value="32.23333">
                <text:p>32.2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588">
                <text:p>9.588</text:p>
              </table:table-cell>
              <table:table-cell office:value-type="float" office:value="33.33333">
                <text:p>33.3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61">
                <text:p>9.61</text:p>
              </table:table-cell>
              <table:table-cell office:value-type="float" office:value="33">
                <text:p>33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632">
                <text:p>9.632</text:p>
              </table:table-cell>
              <table:table-cell office:value-type="float" office:value="31.56667">
                <text:p>31.5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804">
                <text:p>9.804</text:p>
              </table:table-cell>
              <table:table-cell office:value-type="float" office:value="33.46667">
                <text:p>33.4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826">
                <text:p>9.826</text:p>
              </table:table-cell>
              <table:table-cell office:value-type="float" office:value="32.53333">
                <text:p>32.5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848">
                <text:p>9.848</text:p>
              </table:table-cell>
              <table:table-cell office:value-type="float" office:value="31.76667">
                <text:p>31.76667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87">
                <text:p>9.87</text:p>
              </table:table-cell>
              <table:table-cell office:value-type="float" office:value="32.6">
                <text:p>32.6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892">
                <text:p>9.89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914">
                <text:p>9.914</text:p>
              </table:table-cell>
              <table:table-cell office:value-type="float" office:value="32.06667">
                <text:p>32.0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937">
                <text:p>9.937</text:p>
              </table:table-cell>
              <table:table-cell office:value-type="float" office:value="30.63333">
                <text:p>30.6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959">
                <text:p>9.959</text:p>
              </table:table-cell>
              <table:table-cell office:value-type="float" office:value="33.43333">
                <text:p>33.4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981">
                <text:p>9.981</text:p>
              </table:table-cell>
              <table:table-cell office:value-type="float" office:value="31.9">
                <text:p>31.9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003">
                <text:p>10.003</text:p>
              </table:table-cell>
              <table:table-cell office:value-type="float" office:value="32.16667">
                <text:p>32.1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64">
                <text:p>10.164</text:p>
              </table:table-cell>
              <table:table-cell office:value-type="float" office:value="31.53333">
                <text:p>31.5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187">
                <text:p>10.187</text:p>
              </table:table-cell>
              <table:table-cell office:value-type="float" office:value="31.9">
                <text:p>31.9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209">
                <text:p>10.209</text:p>
              </table:table-cell>
              <table:table-cell office:value-type="float" office:value="30.8">
                <text:p>30.8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231">
                <text:p>10.231</text:p>
              </table:table-cell>
              <table:table-cell office:value-type="float" office:value="32.96667">
                <text:p>32.9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254">
                <text:p>10.254</text:p>
              </table:table-cell>
              <table:table-cell office:value-type="float" office:value="32.4">
                <text:p>32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277">
                <text:p>10.277</text:p>
              </table:table-cell>
              <table:table-cell office:value-type="float" office:value="31.73333">
                <text:p>31.7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99">
                <text:p>10.299</text:p>
              </table:table-cell>
              <table:table-cell office:value-type="float" office:value="31.43333">
                <text:p>31.43333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21">
                <text:p>10.321</text:p>
              </table:table-cell>
              <table:table-cell office:value-type="float" office:value="33.56667">
                <text:p>33.5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343">
                <text:p>10.343</text:p>
              </table:table-cell>
              <table:table-cell office:value-type="float" office:value="32.26667">
                <text:p>32.2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18">
                <text:p>10.518</text:p>
              </table:table-cell>
              <table:table-cell office:value-type="float" office:value="32.03333">
                <text:p>32.0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41">
                <text:p>10.541</text:p>
              </table:table-cell>
              <table:table-cell office:value-type="float" office:value="33.23334">
                <text:p>33.2333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563">
                <text:p>10.563</text:p>
              </table:table-cell>
              <table:table-cell office:value-type="float" office:value="33.1">
                <text:p>33.1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587">
                <text:p>10.587</text:p>
              </table:table-cell>
              <table:table-cell office:value-type="float" office:value="31.53333">
                <text:p>31.5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61">
                <text:p>10.61</text:p>
              </table:table-cell>
              <table:table-cell office:value-type="float" office:value="33.4">
                <text:p>33.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632">
                <text:p>10.632</text:p>
              </table:table-cell>
              <table:table-cell office:value-type="float" office:value="34.3">
                <text:p>34.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655">
                <text:p>10.655</text:p>
              </table:table-cell>
              <table:table-cell office:value-type="float" office:value="31.33333">
                <text:p>31.33333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677">
                <text:p>10.677</text:p>
              </table:table-cell>
              <table:table-cell office:value-type="float" office:value="31.53333">
                <text:p>31.5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699">
                <text:p>10.699</text:p>
              </table:table-cell>
              <table:table-cell office:value-type="float" office:value="32">
                <text:p>32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871">
                <text:p>10.871</text:p>
              </table:table-cell>
              <table:table-cell office:value-type="float" office:value="32.63334">
                <text:p>32.63334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893">
                <text:p>10.893</text:p>
              </table:table-cell>
              <table:table-cell office:value-type="float" office:value="31.1">
                <text:p>31.1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918">
                <text:p>10.918</text:p>
              </table:table-cell>
              <table:table-cell office:value-type="float" office:value="32.7">
                <text:p>32.7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94">
                <text:p>10.94</text:p>
              </table:table-cell>
              <table:table-cell office:value-type="float" office:value="32.36666">
                <text:p>32.36666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62">
                <text:p>10.962</text:p>
              </table:table-cell>
              <table:table-cell office:value-type="float" office:value="33.3">
                <text:p>33.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986">
                <text:p>10.986</text:p>
              </table:table-cell>
              <table:table-cell office:value-type="float" office:value="30.53333">
                <text:p>30.5333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009">
                <text:p>11.009</text:p>
              </table:table-cell>
              <table:table-cell office:value-type="float" office:value="32.26667">
                <text:p>32.2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031">
                <text:p>11.031</text:p>
              </table:table-cell>
              <table:table-cell office:value-type="float" office:value="31.76667">
                <text:p>31.7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055">
                <text:p>11.055</text:p>
              </table:table-cell>
              <table:table-cell office:value-type="float" office:value="32.23333">
                <text:p>32.2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227">
                <text:p>11.227</text:p>
              </table:table-cell>
              <table:table-cell office:value-type="float" office:value="31.6">
                <text:p>31.6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252">
                <text:p>11.252</text:p>
              </table:table-cell>
              <table:table-cell office:value-type="float" office:value="33.76667">
                <text:p>33.76667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75">
                <text:p>11.275</text:p>
              </table:table-cell>
              <table:table-cell office:value-type="float" office:value="32.63334">
                <text:p>32.63334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297">
                <text:p>11.297</text:p>
              </table:table-cell>
              <table:table-cell office:value-type="float" office:value="31.5">
                <text:p>31.5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321">
                <text:p>11.321</text:p>
              </table:table-cell>
              <table:table-cell office:value-type="float" office:value="32">
                <text:p>3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343">
                <text:p>11.343</text:p>
              </table:table-cell>
              <table:table-cell office:value-type="float" office:value="31.43333">
                <text:p>31.4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365">
                <text:p>11.365</text:p>
              </table:table-cell>
              <table:table-cell office:value-type="float" office:value="32.26667">
                <text:p>32.2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388">
                <text:p>11.388</text:p>
              </table:table-cell>
              <table:table-cell office:value-type="float" office:value="32.73333">
                <text:p>32.7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41">
                <text:p>11.41</text:p>
              </table:table-cell>
              <table:table-cell office:value-type="float" office:value="30.53333">
                <text:p>30.5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585">
                <text:p>11.585</text:p>
              </table:table-cell>
              <table:table-cell office:value-type="float" office:value="32.66667">
                <text:p>32.6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607">
                <text:p>11.607</text:p>
              </table:table-cell>
              <table:table-cell office:value-type="float" office:value="31.86667">
                <text:p>31.8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629">
                <text:p>11.629</text:p>
              </table:table-cell>
              <table:table-cell office:value-type="float" office:value="33.26667">
                <text:p>33.2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53">
                <text:p>11.653</text:p>
              </table:table-cell>
              <table:table-cell office:value-type="float" office:value="31.53333">
                <text:p>31.5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676">
                <text:p>11.676</text:p>
              </table:table-cell>
              <table:table-cell office:value-type="float" office:value="33.73333">
                <text:p>33.73333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698">
                <text:p>11.698</text:p>
              </table:table-cell>
              <table:table-cell office:value-type="float" office:value="32.03333">
                <text:p>32.0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722">
                <text:p>11.722</text:p>
              </table:table-cell>
              <table:table-cell office:value-type="float" office:value="31.13333">
                <text:p>31.13333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744">
                <text:p>11.744</text:p>
              </table:table-cell>
              <table:table-cell office:value-type="float" office:value="32.06667">
                <text:p>32.0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766">
                <text:p>11.766</text:p>
              </table:table-cell>
              <table:table-cell office:value-type="float" office:value="33.53333">
                <text:p>33.5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939">
                <text:p>11.939</text:p>
              </table:table-cell>
              <table:table-cell office:value-type="float" office:value="32.66667">
                <text:p>32.6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961">
                <text:p>11.961</text:p>
              </table:table-cell>
              <table:table-cell office:value-type="float" office:value="31.76667">
                <text:p>31.7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986">
                <text:p>11.986</text:p>
              </table:table-cell>
              <table:table-cell office:value-type="float" office:value="30.76667">
                <text:p>30.7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009">
                <text:p>12.009</text:p>
              </table:table-cell>
              <table:table-cell office:value-type="float" office:value="32.23333">
                <text:p>32.2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031">
                <text:p>12.031</text:p>
              </table:table-cell>
              <table:table-cell office:value-type="float" office:value="30.86667">
                <text:p>30.86667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054">
                <text:p>12.054</text:p>
              </table:table-cell>
              <table:table-cell office:value-type="float" office:value="31.8">
                <text:p>31.8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077">
                <text:p>12.077</text:p>
              </table:table-cell>
              <table:table-cell office:value-type="float" office:value="32.66667">
                <text:p>32.6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099">
                <text:p>12.099</text:p>
              </table:table-cell>
              <table:table-cell office:value-type="float" office:value="32.13334">
                <text:p>32.1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121">
                <text:p>12.121</text:p>
              </table:table-cell>
              <table:table-cell office:value-type="float" office:value="31.5">
                <text:p>31.5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293">
                <text:p>12.293</text:p>
              </table:table-cell>
              <table:table-cell office:value-type="float" office:value="32.76667">
                <text:p>32.7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18">
                <text:p>12.318</text:p>
              </table:table-cell>
              <table:table-cell office:value-type="float" office:value="31.56667">
                <text:p>31.5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341">
                <text:p>12.341</text:p>
              </table:table-cell>
              <table:table-cell office:value-type="float" office:value="33.53333">
                <text:p>33.53333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E2:Sheet1.AG186" svg:x="0.32cm" svg:y="0.18cm" svg:width="12.243cm" svg:height="8.64cm">
          <chart:coordinate-region svg:x="0.942cm" svg:y="0.379cm" svg:width="11.3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2:Sheet1.AF186" chart:class="chart:scatter">
            <chart:domain table:cell-range-address="Sheet1.AE2:Sheet1.AE186"/>
            <chart:data-point chart:repeated="185"/>
          </chart:series>
          <chart:series chart:style-name="ch8" chart:values-cell-range-address="Sheet1.AG2:Sheet1.AG186" chart:class="chart:scatter">
            <chart:data-point chart:repeated="1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E2:Sheet1.AE186</svg:desc>
                </draw:g>
              </table:table-cell>
              <table:table-cell office:value-type="float" office:value="NaN">
                <text:p>NaN</text:p>
                <draw:g>
                  <svg:desc>Sheet1.AF2:Sheet1.AF186</svg:desc>
                </draw:g>
              </table:table-cell>
              <table:table-cell office:value-type="float" office:value="NaN">
                <text:p>NaN</text:p>
                <draw:g>
                  <svg:desc>Sheet1.AG2:Sheet1.AG1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96">
                <text:p>5.696</text:p>
              </table:table-cell>
              <table:table-cell office:value-type="float" office:value="34.76667">
                <text:p>34.76667</text:p>
              </table:table-cell>
              <table:table-cell office:value-type="float" office:value="36.46667">
                <text:p>36.4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18">
                <text:p>5.718</text:p>
              </table:table-cell>
              <table:table-cell office:value-type="float" office:value="34.1">
                <text:p>34.1</text:p>
              </table:table-cell>
              <table:table-cell office:value-type="float" office:value="37.36666">
                <text:p>37.36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4">
                <text:p>5.74</text:p>
              </table:table-cell>
              <table:table-cell office:value-type="float" office:value="34.43333">
                <text:p>34.43333</text:p>
              </table:table-cell>
              <table:table-cell office:value-type="float" office:value="34.73333">
                <text:p>34.7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62">
                <text:p>5.762</text:p>
              </table:table-cell>
              <table:table-cell office:value-type="float" office:value="34.9">
                <text:p>34.9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923">
                <text:p>5.923</text:p>
              </table:table-cell>
              <table:table-cell office:value-type="float" office:value="34.33333">
                <text:p>34.33333</text:p>
              </table:table-cell>
              <table:table-cell office:value-type="float" office:value="35.93333">
                <text:p>35.9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945">
                <text:p>5.945</text:p>
              </table:table-cell>
              <table:table-cell office:value-type="float" office:value="34.7">
                <text:p>34.7</text:p>
              </table:table-cell>
              <table:table-cell office:value-type="float" office:value="36.36667">
                <text:p>36.3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7">
                <text:p>5.97</text:p>
              </table:table-cell>
              <table:table-cell office:value-type="float" office:value="35.46667">
                <text:p>35.46667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92">
                <text:p>5.992</text:p>
              </table:table-cell>
              <table:table-cell office:value-type="float" office:value="34.16667">
                <text:p>34.16667</text:p>
              </table:table-cell>
              <table:table-cell office:value-type="float" office:value="36.03333">
                <text:p>36.0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14">
                <text:p>6.014</text:p>
              </table:table-cell>
              <table:table-cell office:value-type="float" office:value="34.7">
                <text:p>34.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039">
                <text:p>6.039</text:p>
              </table:table-cell>
              <table:table-cell office:value-type="float" office:value="34">
                <text:p>3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064">
                <text:p>6.064</text:p>
              </table:table-cell>
              <table:table-cell office:value-type="float" office:value="33.43333">
                <text:p>33.43333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086">
                <text:p>6.086</text:p>
              </table:table-cell>
              <table:table-cell office:value-type="float" office:value="34.06667">
                <text:p>34.0666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08">
                <text:p>6.108</text:p>
              </table:table-cell>
              <table:table-cell office:value-type="float" office:value="35.03333">
                <text:p>35.0333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8">
                <text:p>6.28</text:p>
              </table:table-cell>
              <table:table-cell office:value-type="float" office:value="35.7">
                <text:p>35.7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05">
                <text:p>6.305</text:p>
              </table:table-cell>
              <table:table-cell office:value-type="float" office:value="35.63334">
                <text:p>35.63334</text:p>
              </table:table-cell>
              <table:table-cell office:value-type="float" office:value="35.56667">
                <text:p>35.5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28">
                <text:p>6.328</text:p>
              </table:table-cell>
              <table:table-cell office:value-type="float" office:value="33.8">
                <text:p>33.8</text:p>
              </table:table-cell>
              <table:table-cell office:value-type="float" office:value="35.46667">
                <text:p>35.4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51">
                <text:p>6.351</text:p>
              </table:table-cell>
              <table:table-cell office:value-type="float" office:value="34.03333">
                <text:p>34.03333</text:p>
              </table:table-cell>
              <table:table-cell office:value-type="float" office:value="35.76667">
                <text:p>35.7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73">
                <text:p>6.373</text:p>
              </table:table-cell>
              <table:table-cell office:value-type="float" office:value="33.1">
                <text:p>33.1</text:p>
              </table:table-cell>
              <table:table-cell office:value-type="float" office:value="35.16667">
                <text:p>35.1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95">
                <text:p>6.395</text:p>
              </table:table-cell>
              <table:table-cell office:value-type="float" office:value="35.1">
                <text:p>35.1</text:p>
              </table:table-cell>
              <table:table-cell office:value-type="float" office:value="35.56667">
                <text:p>35.5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417">
                <text:p>6.417</text:p>
              </table:table-cell>
              <table:table-cell office:value-type="float" office:value="35.03333">
                <text:p>35.03333</text:p>
              </table:table-cell>
              <table:table-cell office:value-type="float" office:value="36.86666">
                <text:p>36.866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44">
                <text:p>6.44</text:p>
              </table:table-cell>
              <table:table-cell office:value-type="float" office:value="32.86667">
                <text:p>32.86667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463">
                <text:p>6.463</text:p>
              </table:table-cell>
              <table:table-cell office:value-type="float" office:value="33.1">
                <text:p>33.1</text:p>
              </table:table-cell>
              <table:table-cell office:value-type="float" office:value="35.36667">
                <text:p>35.3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39">
                <text:p>6.639</text:p>
              </table:table-cell>
              <table:table-cell office:value-type="float" office:value="33.73333">
                <text:p>33.73333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662">
                <text:p>6.662</text:p>
              </table:table-cell>
              <table:table-cell office:value-type="float" office:value="35.26667">
                <text:p>35.26667</text:p>
              </table:table-cell>
              <table:table-cell office:value-type="float" office:value="34.23333">
                <text:p>34.2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684">
                <text:p>6.684</text:p>
              </table:table-cell>
              <table:table-cell office:value-type="float" office:value="36.43333">
                <text:p>36.4333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06">
                <text:p>6.706</text:p>
              </table:table-cell>
              <table:table-cell office:value-type="float" office:value="33.76667">
                <text:p>33.76667</text:p>
              </table:table-cell>
              <table:table-cell office:value-type="float" office:value="34.86666">
                <text:p>34.86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729">
                <text:p>6.729</text:p>
              </table:table-cell>
              <table:table-cell office:value-type="float" office:value="34">
                <text:p>34</text:p>
              </table:table-cell>
              <table:table-cell office:value-type="float" office:value="35.06667">
                <text:p>35.0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751">
                <text:p>6.751</text:p>
              </table:table-cell>
              <table:table-cell office:value-type="float" office:value="35.6">
                <text:p>35.6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773">
                <text:p>6.773</text:p>
              </table:table-cell>
              <table:table-cell office:value-type="float" office:value="35.3">
                <text:p>35.3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95">
                <text:p>6.795</text:p>
              </table:table-cell>
              <table:table-cell office:value-type="float" office:value="34">
                <text:p>34</text:p>
              </table:table-cell>
              <table:table-cell office:value-type="float" office:value="35.46667">
                <text:p>35.4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817">
                <text:p>6.817</text:p>
              </table:table-cell>
              <table:table-cell office:value-type="float" office:value="34.5">
                <text:p>34.5</text:p>
              </table:table-cell>
              <table:table-cell office:value-type="float" office:value="36.46667">
                <text:p>36.4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89">
                <text:p>6.989</text:p>
              </table:table-cell>
              <table:table-cell office:value-type="float" office:value="34.66667">
                <text:p>34.66667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12">
                <text:p>7.012</text:p>
              </table:table-cell>
              <table:table-cell office:value-type="float" office:value="35.16667">
                <text:p>35.16667</text:p>
              </table:table-cell>
              <table:table-cell office:value-type="float" office:value="36.23333">
                <text:p>36.2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036">
                <text:p>7.036</text:p>
              </table:table-cell>
              <table:table-cell office:value-type="float" office:value="34.83333">
                <text:p>34.833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059">
                <text:p>7.059</text:p>
              </table:table-cell>
              <table:table-cell office:value-type="float" office:value="34">
                <text:p>3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81">
                <text:p>7.081</text:p>
              </table:table-cell>
              <table:table-cell office:value-type="float" office:value="34.36666">
                <text:p>34.36666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05">
                <text:p>7.105</text:p>
              </table:table-cell>
              <table:table-cell office:value-type="float" office:value="33.36667">
                <text:p>33.36667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28">
                <text:p>7.128</text:p>
              </table:table-cell>
              <table:table-cell office:value-type="float" office:value="33.06667">
                <text:p>33.0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5">
                <text:p>7.15</text:p>
              </table:table-cell>
              <table:table-cell office:value-type="float" office:value="35.26667">
                <text:p>35.26667</text:p>
              </table:table-cell>
              <table:table-cell office:value-type="float" office:value="36.43333">
                <text:p>36.4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73">
                <text:p>7.173</text:p>
              </table:table-cell>
              <table:table-cell office:value-type="float" office:value="35.73334">
                <text:p>35.73334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45">
                <text:p>7.345</text:p>
              </table:table-cell>
              <table:table-cell office:value-type="float" office:value="35.96667">
                <text:p>35.96667</text:p>
              </table:table-cell>
              <table:table-cell office:value-type="float" office:value="35.13334">
                <text:p>35.13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7">
                <text:p>7.37</text:p>
              </table:table-cell>
              <table:table-cell office:value-type="float" office:value="34.86666">
                <text:p>34.86666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92">
                <text:p>7.392</text:p>
              </table:table-cell>
              <table:table-cell office:value-type="float" office:value="33.63333">
                <text:p>33.63333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419">
                <text:p>7.419</text:p>
              </table:table-cell>
              <table:table-cell office:value-type="float" office:value="35.3">
                <text:p>35.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441">
                <text:p>7.441</text:p>
              </table:table-cell>
              <table:table-cell office:value-type="float" office:value="33.16667">
                <text:p>33.16667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463">
                <text:p>7.463</text:p>
              </table:table-cell>
              <table:table-cell office:value-type="float" office:value="34.16667">
                <text:p>34.1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485">
                <text:p>7.485</text:p>
              </table:table-cell>
              <table:table-cell office:value-type="float" office:value="34.06667">
                <text:p>34.06667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507">
                <text:p>7.507</text:p>
              </table:table-cell>
              <table:table-cell office:value-type="float" office:value="33.73333">
                <text:p>33.73333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53">
                <text:p>7.53</text:p>
              </table:table-cell>
              <table:table-cell office:value-type="float" office:value="33.83333">
                <text:p>33.83333</text:p>
              </table:table-cell>
              <table:table-cell office:value-type="float" office:value="35.16667">
                <text:p>35.1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05">
                <text:p>7.705</text:p>
              </table:table-cell>
              <table:table-cell office:value-type="float" office:value="33.6">
                <text:p>33.6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28">
                <text:p>7.728</text:p>
              </table:table-cell>
              <table:table-cell office:value-type="float" office:value="35.03333">
                <text:p>35.0333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75">
                <text:p>7.75</text:p>
              </table:table-cell>
              <table:table-cell office:value-type="float" office:value="32.86667">
                <text:p>32.8666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773">
                <text:p>7.773</text:p>
              </table:table-cell>
              <table:table-cell office:value-type="float" office:value="34.46667">
                <text:p>34.46667</text:p>
              </table:table-cell>
              <table:table-cell office:value-type="float" office:value="35.96667">
                <text:p>35.9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95">
                <text:p>7.795</text:p>
              </table:table-cell>
              <table:table-cell office:value-type="float" office:value="33.13334">
                <text:p>33.13334</text:p>
              </table:table-cell>
              <table:table-cell office:value-type="float" office:value="34.73333">
                <text:p>34.7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17">
                <text:p>7.817</text:p>
              </table:table-cell>
              <table:table-cell office:value-type="float" office:value="33.93333">
                <text:p>33.9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4">
                <text:p>7.84</text:p>
              </table:table-cell>
              <table:table-cell office:value-type="float" office:value="33.43333">
                <text:p>33.43333</text:p>
              </table:table-cell>
              <table:table-cell office:value-type="float" office:value="34.96667">
                <text:p>34.9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62">
                <text:p>7.862</text:p>
              </table:table-cell>
              <table:table-cell office:value-type="float" office:value="33.96667">
                <text:p>33.9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84">
                <text:p>7.884</text:p>
              </table:table-cell>
              <table:table-cell office:value-type="float" office:value="32.83333">
                <text:p>32.8333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056">
                <text:p>8.056</text:p>
              </table:table-cell>
              <table:table-cell office:value-type="float" office:value="34.66667">
                <text:p>34.6666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084">
                <text:p>8.084</text:p>
              </table:table-cell>
              <table:table-cell office:value-type="float" office:value="32.53333">
                <text:p>32.53333</text:p>
              </table:table-cell>
              <table:table-cell office:value-type="float" office:value="35.13334">
                <text:p>35.13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106">
                <text:p>8.106</text:p>
              </table:table-cell>
              <table:table-cell office:value-type="float" office:value="34.43333">
                <text:p>34.43333</text:p>
              </table:table-cell>
              <table:table-cell office:value-type="float" office:value="34.26667">
                <text:p>34.2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128">
                <text:p>8.128</text:p>
              </table:table-cell>
              <table:table-cell office:value-type="float" office:value="34.3">
                <text:p>34.3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15">
                <text:p>8.15</text:p>
              </table:table-cell>
              <table:table-cell office:value-type="float" office:value="35.2">
                <text:p>35.2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173">
                <text:p>8.173</text:p>
              </table:table-cell>
              <table:table-cell office:value-type="float" office:value="32.7">
                <text:p>32.7</text:p>
              </table:table-cell>
              <table:table-cell office:value-type="float" office:value="34.76667">
                <text:p>34.7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196">
                <text:p>8.196</text:p>
              </table:table-cell>
              <table:table-cell office:value-type="float" office:value="34.4">
                <text:p>34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218">
                <text:p>8.218</text:p>
              </table:table-cell>
              <table:table-cell office:value-type="float" office:value="32.66667">
                <text:p>32.6666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24">
                <text:p>8.24</text:p>
              </table:table-cell>
              <table:table-cell office:value-type="float" office:value="34.7">
                <text:p>34.7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12">
                <text:p>8.412</text:p>
              </table:table-cell>
              <table:table-cell office:value-type="float" office:value="34.4">
                <text:p>34.4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437">
                <text:p>8.437</text:p>
              </table:table-cell>
              <table:table-cell office:value-type="float" office:value="33.26667">
                <text:p>33.2666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59">
                <text:p>8.459</text:p>
              </table:table-cell>
              <table:table-cell office:value-type="float" office:value="32.66667">
                <text:p>32.66667</text:p>
              </table:table-cell>
              <table:table-cell office:value-type="float" office:value="34.43333">
                <text:p>34.4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481">
                <text:p>8.481</text:p>
              </table:table-cell>
              <table:table-cell office:value-type="float" office:value="34.5">
                <text:p>34.5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05">
                <text:p>8.505</text:p>
              </table:table-cell>
              <table:table-cell office:value-type="float" office:value="32.7">
                <text:p>32.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528">
                <text:p>8.528</text:p>
              </table:table-cell>
              <table:table-cell office:value-type="float" office:value="33.73333">
                <text:p>33.73333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5">
                <text:p>8.55</text:p>
              </table:table-cell>
              <table:table-cell office:value-type="float" office:value="33.16667">
                <text:p>33.16667</text:p>
              </table:table-cell>
              <table:table-cell office:value-type="float" office:value="34.76667">
                <text:p>34.7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72">
                <text:p>8.572</text:p>
              </table:table-cell>
              <table:table-cell office:value-type="float" office:value="32.93334">
                <text:p>32.9333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95">
                <text:p>8.595</text:p>
              </table:table-cell>
              <table:table-cell office:value-type="float" office:value="34">
                <text:p>34</text:p>
              </table:table-cell>
              <table:table-cell office:value-type="float" office:value="35.23333">
                <text:p>35.2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771">
                <text:p>8.771</text:p>
              </table:table-cell>
              <table:table-cell office:value-type="float" office:value="33.26667">
                <text:p>33.26667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795">
                <text:p>8.795</text:p>
              </table:table-cell>
              <table:table-cell office:value-type="float" office:value="33.23334">
                <text:p>33.23334</text:p>
              </table:table-cell>
              <table:table-cell office:value-type="float" office:value="34.83333">
                <text:p>34.8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817">
                <text:p>8.817</text:p>
              </table:table-cell>
              <table:table-cell office:value-type="float" office:value="34.3">
                <text:p>34.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4">
                <text:p>8.84</text:p>
              </table:table-cell>
              <table:table-cell office:value-type="float" office:value="32.8">
                <text:p>32.8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63">
                <text:p>8.863</text:p>
              </table:table-cell>
              <table:table-cell office:value-type="float" office:value="33">
                <text:p>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85">
                <text:p>8.885</text:p>
              </table:table-cell>
              <table:table-cell office:value-type="float" office:value="32.03333">
                <text:p>32.03333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07">
                <text:p>8.907</text:p>
              </table:table-cell>
              <table:table-cell office:value-type="float" office:value="34.76667">
                <text:p>34.76667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29">
                <text:p>8.929</text:p>
              </table:table-cell>
              <table:table-cell office:value-type="float" office:value="33.5">
                <text:p>33.5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51">
                <text:p>8.951</text:p>
              </table:table-cell>
              <table:table-cell office:value-type="float" office:value="33.13334">
                <text:p>33.1333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23">
                <text:p>9.123</text:p>
              </table:table-cell>
              <table:table-cell office:value-type="float" office:value="33.23334">
                <text:p>33.23334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45">
                <text:p>9.145</text:p>
              </table:table-cell>
              <table:table-cell office:value-type="float" office:value="33.53333">
                <text:p>33.5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7">
                <text:p>9.17</text:p>
              </table:table-cell>
              <table:table-cell office:value-type="float" office:value="33.33333">
                <text:p>33.33333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192">
                <text:p>9.192</text:p>
              </table:table-cell>
              <table:table-cell office:value-type="float" office:value="33.63333">
                <text:p>33.63333</text:p>
              </table:table-cell>
              <table:table-cell office:value-type="float" office:value="35.46667">
                <text:p>35.4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BD3:Sheet1.BF374" svg:x="0.32cm" svg:y="0.18cm" svg:width="12.27cm" svg:height="8.64cm">
          <chart:coordinate-region svg:x="0.941cm" svg:y="0.379cm" svg:width="11.4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E3:Sheet1.BE374" chart:class="chart:scatter">
            <chart:domain table:cell-range-address="Sheet1.BD3:Sheet1.BD374"/>
            <chart:data-point chart:repeated="372"/>
          </chart:series>
          <chart:series chart:style-name="ch8" chart:values-cell-range-address="Sheet1.BF3:Sheet1.BF374" chart:class="chart:scatter">
            <chart:data-point chart:repeated="3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009">
                <text:p>6.009</text:p>
                <draw:g>
                  <svg:desc>Sheet1.BD3:Sheet1.BD374</svg:desc>
                </draw:g>
              </table:table-cell>
              <table:table-cell office:value-type="float" office:value="33.23334">
                <text:p>33.23334</text:p>
                <draw:g>
                  <svg:desc>Sheet1.BE3:Sheet1.BE374</svg:desc>
                </draw:g>
              </table:table-cell>
              <table:table-cell office:value-type="float" office:value="32.7">
                <text:p>32.7</text:p>
                <draw:g>
                  <svg:desc>Sheet1.BF3:Sheet1.BF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31">
                <text:p>6.031</text:p>
              </table:table-cell>
              <table:table-cell office:value-type="float" office:value="32.4">
                <text:p>32.4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3">
                <text:p>6.053</text:p>
              </table:table-cell>
              <table:table-cell office:value-type="float" office:value="32.83333">
                <text:p>32.8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75">
                <text:p>6.075</text:p>
              </table:table-cell>
              <table:table-cell office:value-type="float" office:value="31.36667">
                <text:p>31.3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97">
                <text:p>6.097</text:p>
              </table:table-cell>
              <table:table-cell office:value-type="float" office:value="31.9">
                <text:p>31.9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19">
                <text:p>6.119</text:p>
              </table:table-cell>
              <table:table-cell office:value-type="float" office:value="31.2">
                <text:p>31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8">
                <text:p>6.28</text:p>
              </table:table-cell>
              <table:table-cell office:value-type="float" office:value="32.53333">
                <text:p>32.5333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05">
                <text:p>6.305</text:p>
              </table:table-cell>
              <table:table-cell office:value-type="float" office:value="31.66667">
                <text:p>31.6666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28">
                <text:p>6.328</text:p>
              </table:table-cell>
              <table:table-cell office:value-type="float" office:value="31.46667">
                <text:p>31.46667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5">
                <text:p>6.35</text:p>
              </table:table-cell>
              <table:table-cell office:value-type="float" office:value="30.93333">
                <text:p>30.9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72">
                <text:p>6.372</text:p>
              </table:table-cell>
              <table:table-cell office:value-type="float" office:value="32.53333">
                <text:p>32.5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95">
                <text:p>6.395</text:p>
              </table:table-cell>
              <table:table-cell office:value-type="float" office:value="32.4">
                <text:p>32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17">
                <text:p>6.417</text:p>
              </table:table-cell>
              <table:table-cell office:value-type="float" office:value="32.1">
                <text:p>32.1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39">
                <text:p>6.439</text:p>
              </table:table-cell>
              <table:table-cell office:value-type="float" office:value="31.46667">
                <text:p>31.4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61">
                <text:p>6.461</text:p>
              </table:table-cell>
              <table:table-cell office:value-type="float" office:value="33.3">
                <text:p>33.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38">
                <text:p>6.638</text:p>
              </table:table-cell>
              <table:table-cell office:value-type="float" office:value="31.03333">
                <text:p>31.0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6">
                <text:p>6.66</text:p>
              </table:table-cell>
              <table:table-cell office:value-type="float" office:value="32.06667">
                <text:p>32.0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82">
                <text:p>6.682</text:p>
              </table:table-cell>
              <table:table-cell office:value-type="float" office:value="32.06667">
                <text:p>32.0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05">
                <text:p>6.705</text:p>
              </table:table-cell>
              <table:table-cell office:value-type="float" office:value="30.43333">
                <text:p>30.4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27">
                <text:p>6.727</text:p>
              </table:table-cell>
              <table:table-cell office:value-type="float" office:value="31.7">
                <text:p>31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49">
                <text:p>6.749</text:p>
              </table:table-cell>
              <table:table-cell office:value-type="float" office:value="31">
                <text:p>31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72">
                <text:p>6.772</text:p>
              </table:table-cell>
              <table:table-cell office:value-type="float" office:value="32.7">
                <text:p>32.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94">
                <text:p>6.794</text:p>
              </table:table-cell>
              <table:table-cell office:value-type="float" office:value="30.53333">
                <text:p>30.5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17">
                <text:p>6.817</text:p>
              </table:table-cell>
              <table:table-cell office:value-type="float" office:value="31.3">
                <text:p>31.3</text:p>
              </table:table-cell>
              <table:table-cell office:value-type="float" office:value="34.46667">
                <text:p>34.4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2">
                <text:p>6.992</text:p>
              </table:table-cell>
              <table:table-cell office:value-type="float" office:value="31.63333">
                <text:p>31.6333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14">
                <text:p>7.014</text:p>
              </table:table-cell>
              <table:table-cell office:value-type="float" office:value="32.36666">
                <text:p>32.3666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38">
                <text:p>7.038</text:p>
              </table:table-cell>
              <table:table-cell office:value-type="float" office:value="31.53333">
                <text:p>31.5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61">
                <text:p>7.061</text:p>
              </table:table-cell>
              <table:table-cell office:value-type="float" office:value="32.26667">
                <text:p>32.2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83">
                <text:p>7.083</text:p>
              </table:table-cell>
              <table:table-cell office:value-type="float" office:value="32.76667">
                <text:p>32.7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05">
                <text:p>7.105</text:p>
              </table:table-cell>
              <table:table-cell office:value-type="float" office:value="31.63333">
                <text:p>31.6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27">
                <text:p>7.127</text:p>
              </table:table-cell>
              <table:table-cell office:value-type="float" office:value="30.7">
                <text:p>30.7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49">
                <text:p>7.149</text:p>
              </table:table-cell>
              <table:table-cell office:value-type="float" office:value="32.36666">
                <text:p>32.36666</text:p>
              </table:table-cell>
              <table:table-cell office:value-type="float" office:value="31.76667">
                <text:p>31.7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71">
                <text:p>7.171</text:p>
              </table:table-cell>
              <table:table-cell office:value-type="float" office:value="31.76667">
                <text:p>31.7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">
                <text:p>7.35</text:p>
              </table:table-cell>
              <table:table-cell office:value-type="float" office:value="32.46667">
                <text:p>32.4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72">
                <text:p>7.372</text:p>
              </table:table-cell>
              <table:table-cell office:value-type="float" office:value="31.86667">
                <text:p>31.8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94">
                <text:p>7.394</text:p>
              </table:table-cell>
              <table:table-cell office:value-type="float" office:value="33.06667">
                <text:p>33.0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16">
                <text:p>7.416</text:p>
              </table:table-cell>
              <table:table-cell office:value-type="float" office:value="32.43334">
                <text:p>32.4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39">
                <text:p>7.439</text:p>
              </table:table-cell>
              <table:table-cell office:value-type="float" office:value="32.33333">
                <text:p>32.33333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61">
                <text:p>7.461</text:p>
              </table:table-cell>
              <table:table-cell office:value-type="float" office:value="32.6">
                <text:p>32.6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84">
                <text:p>7.484</text:p>
              </table:table-cell>
              <table:table-cell office:value-type="float" office:value="33.3">
                <text:p>33.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06">
                <text:p>7.506</text:p>
              </table:table-cell>
              <table:table-cell office:value-type="float" office:value="32.1">
                <text:p>32.1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28">
                <text:p>7.528</text:p>
              </table:table-cell>
              <table:table-cell office:value-type="float" office:value="32.16667">
                <text:p>32.1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711">
                <text:p>7.711</text:p>
              </table:table-cell>
              <table:table-cell office:value-type="float" office:value="31.56667">
                <text:p>31.5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33">
                <text:p>7.733</text:p>
              </table:table-cell>
              <table:table-cell office:value-type="float" office:value="31.6">
                <text:p>31.6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755">
                <text:p>7.755</text:p>
              </table:table-cell>
              <table:table-cell office:value-type="float" office:value="32.4">
                <text:p>32.4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81">
                <text:p>7.781</text:p>
              </table:table-cell>
              <table:table-cell office:value-type="float" office:value="31.23333">
                <text:p>31.2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02">
                <text:p>7.802</text:p>
              </table:table-cell>
              <table:table-cell office:value-type="float" office:value="33.5">
                <text:p>33.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24">
                <text:p>7.824</text:p>
              </table:table-cell>
              <table:table-cell office:value-type="float" office:value="31.43333">
                <text:p>31.4333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49">
                <text:p>7.849</text:p>
              </table:table-cell>
              <table:table-cell office:value-type="float" office:value="32.86667">
                <text:p>32.8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71">
                <text:p>7.871</text:p>
              </table:table-cell>
              <table:table-cell office:value-type="float" office:value="32.4">
                <text:p>32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93">
                <text:p>7.893</text:p>
              </table:table-cell>
              <table:table-cell office:value-type="float" office:value="34.43333">
                <text:p>34.4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054">
                <text:p>8.054</text:p>
              </table:table-cell>
              <table:table-cell office:value-type="float" office:value="33.3">
                <text:p>33.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81">
                <text:p>8.081</text:p>
              </table:table-cell>
              <table:table-cell office:value-type="float" office:value="31.4">
                <text:p>31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104">
                <text:p>8.104</text:p>
              </table:table-cell>
              <table:table-cell office:value-type="float" office:value="33.06667">
                <text:p>33.0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127">
                <text:p>8.127</text:p>
              </table:table-cell>
              <table:table-cell office:value-type="float" office:value="32.5">
                <text:p>32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149">
                <text:p>8.149</text:p>
              </table:table-cell>
              <table:table-cell office:value-type="float" office:value="30.56667">
                <text:p>30.5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173">
                <text:p>8.173</text:p>
              </table:table-cell>
              <table:table-cell office:value-type="float" office:value="32.53333">
                <text:p>32.5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95">
                <text:p>8.195</text:p>
              </table:table-cell>
              <table:table-cell office:value-type="float" office:value="31.83333">
                <text:p>31.8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17">
                <text:p>8.217</text:p>
              </table:table-cell>
              <table:table-cell office:value-type="float" office:value="31.83333">
                <text:p>31.83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239">
                <text:p>8.239</text:p>
              </table:table-cell>
              <table:table-cell office:value-type="float" office:value="30.33334">
                <text:p>30.3333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411">
                <text:p>8.411</text:p>
              </table:table-cell>
              <table:table-cell office:value-type="float" office:value="32.9">
                <text:p>32.9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439">
                <text:p>8.439</text:p>
              </table:table-cell>
              <table:table-cell office:value-type="float" office:value="31.2">
                <text:p>31.2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61">
                <text:p>8.461</text:p>
              </table:table-cell>
              <table:table-cell office:value-type="float" office:value="32.23333">
                <text:p>32.2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483">
                <text:p>8.483</text:p>
              </table:table-cell>
              <table:table-cell office:value-type="float" office:value="32.26667">
                <text:p>32.2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505">
                <text:p>8.505</text:p>
              </table:table-cell>
              <table:table-cell office:value-type="float" office:value="32.5">
                <text:p>32.5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27">
                <text:p>8.527</text:p>
              </table:table-cell>
              <table:table-cell office:value-type="float" office:value="31.2">
                <text:p>31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49">
                <text:p>8.549</text:p>
              </table:table-cell>
              <table:table-cell office:value-type="float" office:value="31.33333">
                <text:p>31.33333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72">
                <text:p>8.572</text:p>
              </table:table-cell>
              <table:table-cell office:value-type="float" office:value="32.76667">
                <text:p>32.7666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94">
                <text:p>8.594</text:p>
              </table:table-cell>
              <table:table-cell office:value-type="float" office:value="31.16667">
                <text:p>31.1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769">
                <text:p>8.769</text:p>
              </table:table-cell>
              <table:table-cell office:value-type="float" office:value="32.13334">
                <text:p>32.1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">
                <text:p>8.8</text:p>
              </table:table-cell>
              <table:table-cell office:value-type="float" office:value="32.13334">
                <text:p>32.13334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2">
                <text:p>8.822</text:p>
              </table:table-cell>
              <table:table-cell office:value-type="float" office:value="31.46667">
                <text:p>31.4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45">
                <text:p>8.845</text:p>
              </table:table-cell>
              <table:table-cell office:value-type="float" office:value="31.26667">
                <text:p>31.2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67">
                <text:p>8.867</text:p>
              </table:table-cell>
              <table:table-cell office:value-type="float" office:value="32.66667">
                <text:p>32.6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9">
                <text:p>8.889</text:p>
              </table:table-cell>
              <table:table-cell office:value-type="float" office:value="31.53333">
                <text:p>31.533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916">
                <text:p>8.916</text:p>
              </table:table-cell>
              <table:table-cell office:value-type="float" office:value="32.76667">
                <text:p>32.766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938">
                <text:p>8.938</text:p>
              </table:table-cell>
              <table:table-cell office:value-type="float" office:value="32.96667">
                <text:p>32.96667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96">
                <text:p>8.96</text:p>
              </table:table-cell>
              <table:table-cell office:value-type="float" office:value="31.83333">
                <text:p>31.8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121">
                <text:p>9.121</text:p>
              </table:table-cell>
              <table:table-cell office:value-type="float" office:value="32.76667">
                <text:p>32.7666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147">
                <text:p>9.147</text:p>
              </table:table-cell>
              <table:table-cell office:value-type="float" office:value="32.46667">
                <text:p>32.4666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171">
                <text:p>9.171</text:p>
              </table:table-cell>
              <table:table-cell office:value-type="float" office:value="30.3">
                <text:p>30.3</text:p>
              </table:table-cell>
              <table:table-cell office:value-type="float" office:value="34.56667">
                <text:p>34.5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95">
                <text:p>9.195</text:p>
              </table:table-cell>
              <table:table-cell office:value-type="float" office:value="31.76667">
                <text:p>31.76667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17">
                <text:p>9.217</text:p>
              </table:table-cell>
              <table:table-cell office:value-type="float" office:value="31.76667">
                <text:p>31.76667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239">
                <text:p>9.239</text:p>
              </table:table-cell>
              <table:table-cell office:value-type="float" office:value="32.33333">
                <text:p>32.3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61">
                <text:p>9.261</text:p>
              </table:table-cell>
              <table:table-cell office:value-type="float" office:value="31.9">
                <text:p>31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83">
                <text:p>9.283</text:p>
              </table:table-cell>
              <table:table-cell office:value-type="float" office:value="34.03333">
                <text:p>34.0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305">
                <text:p>9.305</text:p>
              </table:table-cell>
              <table:table-cell office:value-type="float" office:value="30.83333">
                <text:p>30.8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77">
                <text:p>9.477</text:p>
              </table:table-cell>
              <table:table-cell office:value-type="float" office:value="32.23333">
                <text:p>32.2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509">
                <text:p>9.509</text:p>
              </table:table-cell>
              <table:table-cell office:value-type="float" office:value="32.23333">
                <text:p>32.2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31">
                <text:p>9.531</text:p>
              </table:table-cell>
              <table:table-cell office:value-type="float" office:value="29.8">
                <text:p>29.8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553">
                <text:p>9.553</text:p>
              </table:table-cell>
              <table:table-cell office:value-type="float" office:value="34.33333">
                <text:p>34.33333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575">
                <text:p>9.575</text:p>
              </table:table-cell>
              <table:table-cell office:value-type="float" office:value="32.16667">
                <text:p>32.1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97">
                <text:p>9.597</text:p>
              </table:table-cell>
              <table:table-cell office:value-type="float" office:value="31.7">
                <text:p>31.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619">
                <text:p>9.619</text:p>
              </table:table-cell>
              <table:table-cell office:value-type="float" office:value="32.76667">
                <text:p>32.7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641">
                <text:p>9.641</text:p>
              </table:table-cell>
              <table:table-cell office:value-type="float" office:value="30.93333">
                <text:p>30.9333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63">
                <text:p>9.663</text:p>
              </table:table-cell>
              <table:table-cell office:value-type="float" office:value="31.86667">
                <text:p>31.8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38">
                <text:p>9.838</text:p>
              </table:table-cell>
              <table:table-cell office:value-type="float" office:value="32.23333">
                <text:p>32.23333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66">
                <text:p>9.866</text:p>
              </table:table-cell>
              <table:table-cell office:value-type="float" office:value="33.43333">
                <text:p>33.4333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88">
                <text:p>9.888</text:p>
              </table:table-cell>
              <table:table-cell office:value-type="float" office:value="33.4">
                <text:p>33.4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16">
                <text:p>9.916</text:p>
              </table:table-cell>
              <table:table-cell office:value-type="float" office:value="33.8">
                <text:p>33.8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38">
                <text:p>9.938</text:p>
              </table:table-cell>
              <table:table-cell office:value-type="float" office:value="32.56667">
                <text:p>32.5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96">
                <text:p>9.96</text:p>
              </table:table-cell>
              <table:table-cell office:value-type="float" office:value="34.1">
                <text:p>34.1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983">
                <text:p>9.983</text:p>
              </table:table-cell>
              <table:table-cell office:value-type="float" office:value="32.66667">
                <text:p>32.66667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005">
                <text:p>10.005</text:p>
              </table:table-cell>
              <table:table-cell office:value-type="float" office:value="31.93333">
                <text:p>31.93333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028">
                <text:p>10.028</text:p>
              </table:table-cell>
              <table:table-cell office:value-type="float" office:value="33.26667">
                <text:p>33.2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89">
                <text:p>10.189</text:p>
              </table:table-cell>
              <table:table-cell office:value-type="float" office:value="32.63334">
                <text:p>32.63334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211">
                <text:p>10.211</text:p>
              </table:table-cell>
              <table:table-cell office:value-type="float" office:value="31.16667">
                <text:p>31.1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37">
                <text:p>10.237</text:p>
              </table:table-cell>
              <table:table-cell office:value-type="float" office:value="32.23333">
                <text:p>32.2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261">
                <text:p>10.261</text:p>
              </table:table-cell>
              <table:table-cell office:value-type="float" office:value="32.33333">
                <text:p>32.33333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283">
                <text:p>10.283</text:p>
              </table:table-cell>
              <table:table-cell office:value-type="float" office:value="32.73333">
                <text:p>32.7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305">
                <text:p>10.305</text:p>
              </table:table-cell>
              <table:table-cell office:value-type="float" office:value="29.86667">
                <text:p>29.8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27">
                <text:p>10.327</text:p>
              </table:table-cell>
              <table:table-cell office:value-type="float" office:value="34.4">
                <text:p>34.4</text:p>
              </table:table-cell>
              <table:table-cell office:value-type="float" office:value="31.56667">
                <text:p>31.5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349">
                <text:p>10.349</text:p>
              </table:table-cell>
              <table:table-cell office:value-type="float" office:value="32.76667">
                <text:p>32.7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372">
                <text:p>10.372</text:p>
              </table:table-cell>
              <table:table-cell office:value-type="float" office:value="31.66667">
                <text:p>31.6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45">
                <text:p>10.545</text:p>
              </table:table-cell>
              <table:table-cell office:value-type="float" office:value="31.46667">
                <text:p>31.46667</text:p>
              </table:table-cell>
              <table:table-cell office:value-type="float" office:value="33.63333">
                <text:p>33.6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57">
                <text:p>10.57</text:p>
              </table:table-cell>
              <table:table-cell office:value-type="float" office:value="33.06667">
                <text:p>33.0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598">
                <text:p>10.598</text:p>
              </table:table-cell>
              <table:table-cell office:value-type="float" office:value="33.6">
                <text:p>33.6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62">
                <text:p>10.62</text:p>
              </table:table-cell>
              <table:table-cell office:value-type="float" office:value="33.13334">
                <text:p>33.13334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642">
                <text:p>10.642</text:p>
              </table:table-cell>
              <table:table-cell office:value-type="float" office:value="31.4">
                <text:p>31.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665">
                <text:p>10.665</text:p>
              </table:table-cell>
              <table:table-cell office:value-type="float" office:value="30.7">
                <text:p>30.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687">
                <text:p>10.687</text:p>
              </table:table-cell>
              <table:table-cell office:value-type="float" office:value="33.63333">
                <text:p>33.63333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71">
                <text:p>10.71</text:p>
              </table:table-cell>
              <table:table-cell office:value-type="float" office:value="32.33333">
                <text:p>32.3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732">
                <text:p>10.732</text:p>
              </table:table-cell>
              <table:table-cell office:value-type="float" office:value="31.2">
                <text:p>31.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905">
                <text:p>10.905</text:p>
              </table:table-cell>
              <table:table-cell office:value-type="float" office:value="32.33333">
                <text:p>32.33333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927">
                <text:p>10.927</text:p>
              </table:table-cell>
              <table:table-cell office:value-type="float" office:value="32.03333">
                <text:p>32.0333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53">
                <text:p>10.953</text:p>
              </table:table-cell>
              <table:table-cell office:value-type="float" office:value="32.73333">
                <text:p>32.73333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975">
                <text:p>10.975</text:p>
              </table:table-cell>
              <table:table-cell office:value-type="float" office:value="31.76667">
                <text:p>31.7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997">
                <text:p>10.997</text:p>
              </table:table-cell>
              <table:table-cell office:value-type="float" office:value="31.63333">
                <text:p>31.63333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019">
                <text:p>11.019</text:p>
              </table:table-cell>
              <table:table-cell office:value-type="float" office:value="32.73333">
                <text:p>32.7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1">
                <text:p>11.041</text:p>
              </table:table-cell>
              <table:table-cell office:value-type="float" office:value="31.86667">
                <text:p>31.8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063">
                <text:p>11.063</text:p>
              </table:table-cell>
              <table:table-cell office:value-type="float" office:value="31.6">
                <text:p>31.6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085">
                <text:p>11.085</text:p>
              </table:table-cell>
              <table:table-cell office:value-type="float" office:value="31.86667">
                <text:p>31.86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257">
                <text:p>11.257</text:p>
              </table:table-cell>
              <table:table-cell office:value-type="float" office:value="31.66667">
                <text:p>31.66667</text:p>
              </table:table-cell>
              <table:table-cell office:value-type="float" office:value="34.33333">
                <text:p>34.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279">
                <text:p>11.279</text:p>
              </table:table-cell>
              <table:table-cell office:value-type="float" office:value="31.36667">
                <text:p>31.3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304">
                <text:p>11.304</text:p>
              </table:table-cell>
              <table:table-cell office:value-type="float" office:value="33.73333">
                <text:p>33.73333</text:p>
              </table:table-cell>
              <table:table-cell office:value-type="float" office:value="34.06667">
                <text:p>34.0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327">
                <text:p>11.327</text:p>
              </table:table-cell>
              <table:table-cell office:value-type="float" office:value="30.93333">
                <text:p>30.9333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349">
                <text:p>11.349</text:p>
              </table:table-cell>
              <table:table-cell office:value-type="float" office:value="31.26667">
                <text:p>31.266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372">
                <text:p>11.372</text:p>
              </table:table-cell>
              <table:table-cell office:value-type="float" office:value="32.2">
                <text:p>32.2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395">
                <text:p>11.395</text:p>
              </table:table-cell>
              <table:table-cell office:value-type="float" office:value="30.96667">
                <text:p>30.96667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417">
                <text:p>11.417</text:p>
              </table:table-cell>
              <table:table-cell office:value-type="float" office:value="34">
                <text:p>34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439">
                <text:p>11.439</text:p>
              </table:table-cell>
              <table:table-cell office:value-type="float" office:value="32.7">
                <text:p>32.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611">
                <text:p>11.611</text:p>
              </table:table-cell>
              <table:table-cell office:value-type="float" office:value="33.86667">
                <text:p>33.86667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636">
                <text:p>11.636</text:p>
              </table:table-cell>
              <table:table-cell office:value-type="float" office:value="31.43333">
                <text:p>31.4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664">
                <text:p>11.664</text:p>
              </table:table-cell>
              <table:table-cell office:value-type="float" office:value="33.13334">
                <text:p>33.13334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686">
                <text:p>11.686</text:p>
              </table:table-cell>
              <table:table-cell office:value-type="float" office:value="32.06667">
                <text:p>32.066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708">
                <text:p>11.708</text:p>
              </table:table-cell>
              <table:table-cell office:value-type="float" office:value="32.36666">
                <text:p>32.36666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73">
                <text:p>11.73</text:p>
              </table:table-cell>
              <table:table-cell office:value-type="float" office:value="32.36666">
                <text:p>32.36666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52">
                <text:p>11.752</text:p>
              </table:table-cell>
              <table:table-cell office:value-type="float" office:value="32.8">
                <text:p>32.8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774">
                <text:p>11.774</text:p>
              </table:table-cell>
              <table:table-cell office:value-type="float" office:value="33.36667">
                <text:p>33.36667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796">
                <text:p>11.796</text:p>
              </table:table-cell>
              <table:table-cell office:value-type="float" office:value="31.33333">
                <text:p>31.33333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971">
                <text:p>11.971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994">
                <text:p>11.994</text:p>
              </table:table-cell>
              <table:table-cell office:value-type="float" office:value="31.76667">
                <text:p>31.7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019">
                <text:p>12.019</text:p>
              </table:table-cell>
              <table:table-cell office:value-type="float" office:value="33.23334">
                <text:p>33.23334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42">
                <text:p>12.042</text:p>
              </table:table-cell>
              <table:table-cell office:value-type="float" office:value="31.3">
                <text:p>31.3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64">
                <text:p>12.064</text:p>
              </table:table-cell>
              <table:table-cell office:value-type="float" office:value="32.26667">
                <text:p>32.26667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086">
                <text:p>12.086</text:p>
              </table:table-cell>
              <table:table-cell office:value-type="float" office:value="31.76667">
                <text:p>31.7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08">
                <text:p>12.108</text:p>
              </table:table-cell>
              <table:table-cell office:value-type="float" office:value="30.46667">
                <text:p>30.46667</text:p>
              </table:table-cell>
              <table:table-cell office:value-type="float" office:value="33.86667">
                <text:p>33.8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3">
                <text:p>12.13</text:p>
              </table:table-cell>
              <table:table-cell office:value-type="float" office:value="32.56667">
                <text:p>32.5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152">
                <text:p>12.152</text:p>
              </table:table-cell>
              <table:table-cell office:value-type="float" office:value="32.26667">
                <text:p>32.2666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324">
                <text:p>12.324</text:p>
              </table:table-cell>
              <table:table-cell office:value-type="float" office:value="32.13334">
                <text:p>32.13334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346">
                <text:p>12.346</text:p>
              </table:table-cell>
              <table:table-cell office:value-type="float" office:value="32.43334">
                <text:p>32.43334</text:p>
              </table:table-cell>
              <table:table-cell office:value-type="float" office:value="31.43333">
                <text:p>31.4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371">
                <text:p>12.371</text:p>
              </table:table-cell>
              <table:table-cell office:value-type="float" office:value="31.33333">
                <text:p>31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94">
                <text:p>12.394</text:p>
              </table:table-cell>
              <table:table-cell office:value-type="float" office:value="33.9">
                <text:p>33.9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16">
                <text:p>12.416</text:p>
              </table:table-cell>
              <table:table-cell office:value-type="float" office:value="31.93333">
                <text:p>31.93333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38">
                <text:p>12.438</text:p>
              </table:table-cell>
              <table:table-cell office:value-type="float" office:value="32.16667">
                <text:p>32.1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61">
                <text:p>12.461</text:p>
              </table:table-cell>
              <table:table-cell office:value-type="float" office:value="32.06667">
                <text:p>32.0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483">
                <text:p>12.483</text:p>
              </table:table-cell>
              <table:table-cell office:value-type="float" office:value="33.73333">
                <text:p>33.7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05">
                <text:p>12.505</text:p>
              </table:table-cell>
              <table:table-cell office:value-type="float" office:value="33.06667">
                <text:p>33.0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677">
                <text:p>12.677</text:p>
              </table:table-cell>
              <table:table-cell office:value-type="float" office:value="32.7">
                <text:p>32.7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703">
                <text:p>12.703</text:p>
              </table:table-cell>
              <table:table-cell office:value-type="float" office:value="31.73333">
                <text:p>31.7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726">
                <text:p>12.726</text:p>
              </table:table-cell>
              <table:table-cell office:value-type="float" office:value="33.26667">
                <text:p>33.26667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751">
                <text:p>12.751</text:p>
              </table:table-cell>
              <table:table-cell office:value-type="float" office:value="33.03333">
                <text:p>33.03333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773">
                <text:p>12.773</text:p>
              </table:table-cell>
              <table:table-cell office:value-type="float" office:value="31.23333">
                <text:p>31.2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795">
                <text:p>12.795</text:p>
              </table:table-cell>
              <table:table-cell office:value-type="float" office:value="31.06667">
                <text:p>31.0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817">
                <text:p>12.817</text:p>
              </table:table-cell>
              <table:table-cell office:value-type="float" office:value="31.63333">
                <text:p>31.633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839">
                <text:p>12.839</text:p>
              </table:table-cell>
              <table:table-cell office:value-type="float" office:value="32">
                <text:p>32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61">
                <text:p>12.861</text:p>
              </table:table-cell>
              <table:table-cell office:value-type="float" office:value="32.9">
                <text:p>32.9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036">
                <text:p>13.036</text:p>
              </table:table-cell>
              <table:table-cell office:value-type="float" office:value="32.3">
                <text:p>32.3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059">
                <text:p>13.059</text:p>
              </table:table-cell>
              <table:table-cell office:value-type="float" office:value="32.73333">
                <text:p>32.7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081">
                <text:p>13.081</text:p>
              </table:table-cell>
              <table:table-cell office:value-type="float" office:value="31.8">
                <text:p>31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109">
                <text:p>13.109</text:p>
              </table:table-cell>
              <table:table-cell office:value-type="float" office:value="33.03333">
                <text:p>33.0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131">
                <text:p>13.131</text:p>
              </table:table-cell>
              <table:table-cell office:value-type="float" office:value="29.9">
                <text:p>29.9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53">
                <text:p>13.153</text:p>
              </table:table-cell>
              <table:table-cell office:value-type="float" office:value="32.7">
                <text:p>32.7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175">
                <text:p>13.175</text:p>
              </table:table-cell>
              <table:table-cell office:value-type="float" office:value="32.6">
                <text:p>32.6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197">
                <text:p>13.197</text:p>
              </table:table-cell>
              <table:table-cell office:value-type="float" office:value="31.76667">
                <text:p>31.76667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2">
                <text:p>13.22</text:p>
              </table:table-cell>
              <table:table-cell office:value-type="float" office:value="33.6">
                <text:p>33.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93">
                <text:p>13.393</text:p>
              </table:table-cell>
              <table:table-cell office:value-type="float" office:value="33.4">
                <text:p>33.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415">
                <text:p>13.415</text:p>
              </table:table-cell>
              <table:table-cell office:value-type="float" office:value="30.56667">
                <text:p>30.5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438">
                <text:p>13.438</text:p>
              </table:table-cell>
              <table:table-cell office:value-type="float" office:value="31.76667">
                <text:p>31.76667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63">
                <text:p>13.463</text:p>
              </table:table-cell>
              <table:table-cell office:value-type="float" office:value="31.5">
                <text:p>31.5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85">
                <text:p>13.485</text:p>
              </table:table-cell>
              <table:table-cell office:value-type="float" office:value="33.4">
                <text:p>33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507">
                <text:p>13.507</text:p>
              </table:table-cell>
              <table:table-cell office:value-type="float" office:value="33.66667">
                <text:p>33.66667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529">
                <text:p>13.529</text:p>
              </table:table-cell>
              <table:table-cell office:value-type="float" office:value="32.9">
                <text:p>32.9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551">
                <text:p>13.551</text:p>
              </table:table-cell>
              <table:table-cell office:value-type="float" office:value="31.5">
                <text:p>31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573">
                <text:p>13.573</text:p>
              </table:table-cell>
              <table:table-cell office:value-type="float" office:value="33.43333">
                <text:p>33.4333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745">
                <text:p>13.745</text:p>
              </table:table-cell>
              <table:table-cell office:value-type="float" office:value="30.86667">
                <text:p>30.8666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77">
                <text:p>13.77</text:p>
              </table:table-cell>
              <table:table-cell office:value-type="float" office:value="32.56667">
                <text:p>32.5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94">
                <text:p>13.794</text:p>
              </table:table-cell>
              <table:table-cell office:value-type="float" office:value="31.03333">
                <text:p>31.03333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82">
                <text:p>13.82</text:p>
              </table:table-cell>
              <table:table-cell office:value-type="float" office:value="31.56667">
                <text:p>31.56667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842">
                <text:p>13.842</text:p>
              </table:table-cell>
              <table:table-cell office:value-type="float" office:value="32.16667">
                <text:p>32.16667</text:p>
              </table:table-cell>
              <table:table-cell office:value-type="float" office:value="31.73333">
                <text:p>31.7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64">
                <text:p>13.864</text:p>
              </table:table-cell>
              <table:table-cell office:value-type="float" office:value="32.3">
                <text:p>32.3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87">
                <text:p>13.887</text:p>
              </table:table-cell>
              <table:table-cell office:value-type="float" office:value="32.46667">
                <text:p>32.4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909">
                <text:p>13.909</text:p>
              </table:table-cell>
              <table:table-cell office:value-type="float" office:value="31.23333">
                <text:p>31.23333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931">
                <text:p>13.931</text:p>
              </table:table-cell>
              <table:table-cell office:value-type="float" office:value="34.1">
                <text:p>34.1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104">
                <text:p>14.104</text:p>
              </table:table-cell>
              <table:table-cell office:value-type="float" office:value="31.9">
                <text:p>31.9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127">
                <text:p>14.127</text:p>
              </table:table-cell>
              <table:table-cell office:value-type="float" office:value="33.16667">
                <text:p>33.1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149">
                <text:p>14.149</text:p>
              </table:table-cell>
              <table:table-cell office:value-type="float" office:value="33.13334">
                <text:p>33.13334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172">
                <text:p>14.172</text:p>
              </table:table-cell>
              <table:table-cell office:value-type="float" office:value="31.8">
                <text:p>31.8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195">
                <text:p>14.195</text:p>
              </table:table-cell>
              <table:table-cell office:value-type="float" office:value="32.83333">
                <text:p>32.83333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217">
                <text:p>14.217</text:p>
              </table:table-cell>
              <table:table-cell office:value-type="float" office:value="32.16667">
                <text:p>32.16667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239">
                <text:p>14.239</text:p>
              </table:table-cell>
              <table:table-cell office:value-type="float" office:value="33.16667">
                <text:p>33.166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61">
                <text:p>14.261</text:p>
              </table:table-cell>
              <table:table-cell office:value-type="float" office:value="31.63333">
                <text:p>31.6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83">
                <text:p>14.283</text:p>
              </table:table-cell>
              <table:table-cell office:value-type="float" office:value="33.2">
                <text:p>33.2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455">
                <text:p>14.455</text:p>
              </table:table-cell>
              <table:table-cell office:value-type="float" office:value="31.73333">
                <text:p>31.73333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477">
                <text:p>14.477</text:p>
              </table:table-cell>
              <table:table-cell office:value-type="float" office:value="31.5">
                <text:p>31.5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03">
                <text:p>14.503</text:p>
              </table:table-cell>
              <table:table-cell office:value-type="float" office:value="31.73333">
                <text:p>31.7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26">
                <text:p>14.526</text:p>
              </table:table-cell>
              <table:table-cell office:value-type="float" office:value="31.7">
                <text:p>31.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552">
                <text:p>14.552</text:p>
              </table:table-cell>
              <table:table-cell office:value-type="float" office:value="33.26667">
                <text:p>33.2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74">
                <text:p>14.574</text:p>
              </table:table-cell>
              <table:table-cell office:value-type="float" office:value="33.66667">
                <text:p>33.6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96">
                <text:p>14.596</text:p>
              </table:table-cell>
              <table:table-cell office:value-type="float" office:value="32.93334">
                <text:p>32.93334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618">
                <text:p>14.618</text:p>
              </table:table-cell>
              <table:table-cell office:value-type="float" office:value="31.63333">
                <text:p>31.6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64">
                <text:p>14.64</text:p>
              </table:table-cell>
              <table:table-cell office:value-type="float" office:value="33.33333">
                <text:p>33.33333</text:p>
              </table:table-cell>
              <table:table-cell office:value-type="float" office:value="33.83333">
                <text:p>33.8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812">
                <text:p>14.812</text:p>
              </table:table-cell>
              <table:table-cell office:value-type="float" office:value="33.13334">
                <text:p>33.1333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837">
                <text:p>14.837</text:p>
              </table:table-cell>
              <table:table-cell office:value-type="float" office:value="33.56667">
                <text:p>33.5666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86">
                <text:p>14.86</text:p>
              </table:table-cell>
              <table:table-cell office:value-type="float" office:value="32.23333">
                <text:p>32.2333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82">
                <text:p>14.882</text:p>
              </table:table-cell>
              <table:table-cell office:value-type="float" office:value="32.4">
                <text:p>32.4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913">
                <text:p>14.913</text:p>
              </table:table-cell>
              <table:table-cell office:value-type="float" office:value="32.93334">
                <text:p>32.9333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935">
                <text:p>14.935</text:p>
              </table:table-cell>
              <table:table-cell office:value-type="float" office:value="32.13334">
                <text:p>32.13334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957">
                <text:p>14.957</text:p>
              </table:table-cell>
              <table:table-cell office:value-type="float" office:value="33.43333">
                <text:p>33.4333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983">
                <text:p>14.983</text:p>
              </table:table-cell>
              <table:table-cell office:value-type="float" office:value="31.96667">
                <text:p>31.9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005">
                <text:p>15.005</text:p>
              </table:table-cell>
              <table:table-cell office:value-type="float" office:value="34.1">
                <text:p>34.1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17">
                <text:p>15.17</text:p>
              </table:table-cell>
              <table:table-cell office:value-type="float" office:value="33.46667">
                <text:p>33.4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193">
                <text:p>15.193</text:p>
              </table:table-cell>
              <table:table-cell office:value-type="float" office:value="33.56667">
                <text:p>33.56667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216">
                <text:p>15.216</text:p>
              </table:table-cell>
              <table:table-cell office:value-type="float" office:value="32.8">
                <text:p>32.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239">
                <text:p>15.239</text:p>
              </table:table-cell>
              <table:table-cell office:value-type="float" office:value="31.96667">
                <text:p>31.96667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264">
                <text:p>15.264</text:p>
              </table:table-cell>
              <table:table-cell office:value-type="float" office:value="31.33333">
                <text:p>31.33333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286">
                <text:p>15.286</text:p>
              </table:table-cell>
              <table:table-cell office:value-type="float" office:value="33.2">
                <text:p>33.2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308">
                <text:p>15.308</text:p>
              </table:table-cell>
              <table:table-cell office:value-type="float" office:value="32.76667">
                <text:p>32.7666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3">
                <text:p>15.33</text:p>
              </table:table-cell>
              <table:table-cell office:value-type="float" office:value="31.13333">
                <text:p>31.1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52">
                <text:p>15.352</text:p>
              </table:table-cell>
              <table:table-cell office:value-type="float" office:value="33.33333">
                <text:p>33.333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524">
                <text:p>15.524</text:p>
              </table:table-cell>
              <table:table-cell office:value-type="float" office:value="31.6">
                <text:p>31.6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46">
                <text:p>15.546</text:p>
              </table:table-cell>
              <table:table-cell office:value-type="float" office:value="33.76667">
                <text:p>33.7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71">
                <text:p>15.571</text:p>
              </table:table-cell>
              <table:table-cell office:value-type="float" office:value="32.86667">
                <text:p>32.8666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594">
                <text:p>15.594</text:p>
              </table:table-cell>
              <table:table-cell office:value-type="float" office:value="33.16667">
                <text:p>33.1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21">
                <text:p>15.621</text:p>
              </table:table-cell>
              <table:table-cell office:value-type="float" office:value="33.86667">
                <text:p>33.8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643">
                <text:p>15.643</text:p>
              </table:table-cell>
              <table:table-cell office:value-type="float" office:value="32.93334">
                <text:p>32.93334</text:p>
              </table:table-cell>
              <table:table-cell office:value-type="float" office:value="33.33333">
                <text:p>33.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665">
                <text:p>15.665</text:p>
              </table:table-cell>
              <table:table-cell office:value-type="float" office:value="33.63333">
                <text:p>33.63333</text:p>
              </table:table-cell>
              <table:table-cell office:value-type="float" office:value="33.56667">
                <text:p>33.5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687">
                <text:p>15.687</text:p>
              </table:table-cell>
              <table:table-cell office:value-type="float" office:value="30.5">
                <text:p>30.5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709">
                <text:p>15.709</text:p>
              </table:table-cell>
              <table:table-cell office:value-type="float" office:value="32.66667">
                <text:p>32.66667</text:p>
              </table:table-cell>
              <table:table-cell office:value-type="float" office:value="31.83333">
                <text:p>31.8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882">
                <text:p>15.882</text:p>
              </table:table-cell>
              <table:table-cell office:value-type="float" office:value="31.36667">
                <text:p>31.36667</text:p>
              </table:table-cell>
              <table:table-cell office:value-type="float" office:value="34.03333">
                <text:p>34.0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905">
                <text:p>15.905</text:p>
              </table:table-cell>
              <table:table-cell office:value-type="float" office:value="32.83333">
                <text:p>32.83333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927">
                <text:p>15.927</text:p>
              </table:table-cell>
              <table:table-cell office:value-type="float" office:value="33">
                <text:p>33</text:p>
              </table:table-cell>
              <table:table-cell office:value-type="float" office:value="32.86667">
                <text:p>32.8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949">
                <text:p>15.949</text:p>
              </table:table-cell>
              <table:table-cell office:value-type="float" office:value="33.86667">
                <text:p>33.8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972">
                <text:p>15.972</text:p>
              </table:table-cell>
              <table:table-cell office:value-type="float" office:value="33.03333">
                <text:p>33.03333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995">
                <text:p>15.995</text:p>
              </table:table-cell>
              <table:table-cell office:value-type="float" office:value="32.36666">
                <text:p>32.3666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017">
                <text:p>16.017</text:p>
              </table:table-cell>
              <table:table-cell office:value-type="float" office:value="33.63333">
                <text:p>33.6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039">
                <text:p>16.039</text:p>
              </table:table-cell>
              <table:table-cell office:value-type="float" office:value="33.83333">
                <text:p>33.83333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061">
                <text:p>16.061</text:p>
              </table:table-cell>
              <table:table-cell office:value-type="float" office:value="31.66667">
                <text:p>31.6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236">
                <text:p>16.236</text:p>
              </table:table-cell>
              <table:table-cell office:value-type="float" office:value="32.16667">
                <text:p>32.1666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259">
                <text:p>16.259</text:p>
              </table:table-cell>
              <table:table-cell office:value-type="float" office:value="32">
                <text:p>32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281">
                <text:p>16.281</text:p>
              </table:table-cell>
              <table:table-cell office:value-type="float" office:value="33.46667">
                <text:p>33.46667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304">
                <text:p>16.304</text:p>
              </table:table-cell>
              <table:table-cell office:value-type="float" office:value="31.46667">
                <text:p>31.4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327">
                <text:p>16.327</text:p>
              </table:table-cell>
              <table:table-cell office:value-type="float" office:value="32.43334">
                <text:p>32.43334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353">
                <text:p>16.353</text:p>
              </table:table-cell>
              <table:table-cell office:value-type="float" office:value="31.96667">
                <text:p>31.96667</text:p>
              </table:table-cell>
              <table:table-cell office:value-type="float" office:value="33.76667">
                <text:p>33.7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375">
                <text:p>16.375</text:p>
              </table:table-cell>
              <table:table-cell office:value-type="float" office:value="33.43333">
                <text:p>33.4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398">
                <text:p>16.398</text:p>
              </table:table-cell>
              <table:table-cell office:value-type="float" office:value="31.73333">
                <text:p>31.7333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2">
                <text:p>16.42</text:p>
              </table:table-cell>
              <table:table-cell office:value-type="float" office:value="33.43333">
                <text:p>33.433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93">
                <text:p>16.593</text:p>
              </table:table-cell>
              <table:table-cell office:value-type="float" office:value="33.03333">
                <text:p>33.0333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615">
                <text:p>16.615</text:p>
              </table:table-cell>
              <table:table-cell office:value-type="float" office:value="33.6">
                <text:p>33.6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638">
                <text:p>16.638</text:p>
              </table:table-cell>
              <table:table-cell office:value-type="float" office:value="34.06667">
                <text:p>34.06667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61">
                <text:p>16.661</text:p>
              </table:table-cell>
              <table:table-cell office:value-type="float" office:value="32.16667">
                <text:p>32.1666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683">
                <text:p>16.683</text:p>
              </table:table-cell>
              <table:table-cell office:value-type="float" office:value="33.4">
                <text:p>33.4</text:p>
              </table:table-cell>
              <table:table-cell office:value-type="float" office:value="32.36666">
                <text:p>32.366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704">
                <text:p>16.704</text:p>
              </table:table-cell>
              <table:table-cell office:value-type="float" office:value="33.46667">
                <text:p>33.46667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727">
                <text:p>16.727</text:p>
              </table:table-cell>
              <table:table-cell office:value-type="float" office:value="34.53333">
                <text:p>34.53333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749">
                <text:p>16.749</text:p>
              </table:table-cell>
              <table:table-cell office:value-type="float" office:value="32.83333">
                <text:p>32.83333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771">
                <text:p>16.771</text:p>
              </table:table-cell>
              <table:table-cell office:value-type="float" office:value="31.9">
                <text:p>31.9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945">
                <text:p>16.945</text:p>
              </table:table-cell>
              <table:table-cell office:value-type="float" office:value="32.6">
                <text:p>32.6</text:p>
              </table:table-cell>
              <table:table-cell office:value-type="float" office:value="34.36666">
                <text:p>34.366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971">
                <text:p>16.971</text:p>
              </table:table-cell>
              <table:table-cell office:value-type="float" office:value="33.86667">
                <text:p>33.86667</text:p>
              </table:table-cell>
              <table:table-cell office:value-type="float" office:value="32.16667">
                <text:p>32.1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994">
                <text:p>16.994</text:p>
              </table:table-cell>
              <table:table-cell office:value-type="float" office:value="31.6">
                <text:p>31.6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016">
                <text:p>17.016</text:p>
              </table:table-cell>
              <table:table-cell office:value-type="float" office:value="31.83333">
                <text:p>31.83333</text:p>
              </table:table-cell>
              <table:table-cell office:value-type="float" office:value="33.03333">
                <text:p>33.0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039">
                <text:p>17.039</text:p>
              </table:table-cell>
              <table:table-cell office:value-type="float" office:value="32.43334">
                <text:p>32.43334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065">
                <text:p>17.065</text:p>
              </table:table-cell>
              <table:table-cell office:value-type="float" office:value="31.56667">
                <text:p>31.56667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088">
                <text:p>17.088</text:p>
              </table:table-cell>
              <table:table-cell office:value-type="float" office:value="33.46667">
                <text:p>33.4666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13">
                <text:p>17.113</text:p>
              </table:table-cell>
              <table:table-cell office:value-type="float" office:value="31.7">
                <text:p>31.7</text:p>
              </table:table-cell>
              <table:table-cell office:value-type="float" office:value="33.93333">
                <text:p>33.9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135">
                <text:p>17.135</text:p>
              </table:table-cell>
              <table:table-cell office:value-type="float" office:value="34.43333">
                <text:p>34.43333</text:p>
              </table:table-cell>
              <table:table-cell office:value-type="float" office:value="31.43333">
                <text:p>31.4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96">
                <text:p>17.296</text:p>
              </table:table-cell>
              <table:table-cell office:value-type="float" office:value="32.4">
                <text:p>32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318">
                <text:p>17.318</text:p>
              </table:table-cell>
              <table:table-cell office:value-type="float" office:value="32.8">
                <text:p>32.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34">
                <text:p>17.34</text:p>
              </table:table-cell>
              <table:table-cell office:value-type="float" office:value="33.36667">
                <text:p>33.3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362">
                <text:p>17.362</text:p>
              </table:table-cell>
              <table:table-cell office:value-type="float" office:value="33.23334">
                <text:p>33.2333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384">
                <text:p>17.384</text:p>
              </table:table-cell>
              <table:table-cell office:value-type="float" office:value="30.96667">
                <text:p>30.96667</text:p>
              </table:table-cell>
              <table:table-cell office:value-type="float" office:value="32.43334">
                <text:p>32.433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406">
                <text:p>17.406</text:p>
              </table:table-cell>
              <table:table-cell office:value-type="float" office:value="34.26667">
                <text:p>34.26667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437">
                <text:p>17.437</text:p>
              </table:table-cell>
              <table:table-cell office:value-type="float" office:value="32.46667">
                <text:p>32.46667</text:p>
              </table:table-cell>
              <table:table-cell office:value-type="float" office:value="32.46667">
                <text:p>32.4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46">
                <text:p>17.46</text:p>
              </table:table-cell>
              <table:table-cell office:value-type="float" office:value="32.63334">
                <text:p>32.63334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482">
                <text:p>17.482</text:p>
              </table:table-cell>
              <table:table-cell office:value-type="float" office:value="32.3">
                <text:p>32.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654">
                <text:p>17.654</text:p>
              </table:table-cell>
              <table:table-cell office:value-type="float" office:value="30.96667">
                <text:p>30.9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676">
                <text:p>17.676</text:p>
              </table:table-cell>
              <table:table-cell office:value-type="float" office:value="31.53333">
                <text:p>31.5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698">
                <text:p>17.698</text:p>
              </table:table-cell>
              <table:table-cell office:value-type="float" office:value="32.86667">
                <text:p>32.8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72">
                <text:p>17.72</text:p>
              </table:table-cell>
              <table:table-cell office:value-type="float" office:value="32.76667">
                <text:p>32.7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743">
                <text:p>17.743</text:p>
              </table:table-cell>
              <table:table-cell office:value-type="float" office:value="32.06667">
                <text:p>32.0666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765">
                <text:p>17.765</text:p>
              </table:table-cell>
              <table:table-cell office:value-type="float" office:value="32.5">
                <text:p>32.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787">
                <text:p>17.787</text:p>
              </table:table-cell>
              <table:table-cell office:value-type="float" office:value="32.83333">
                <text:p>32.83333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809">
                <text:p>17.809</text:p>
              </table:table-cell>
              <table:table-cell office:value-type="float" office:value="32.9">
                <text:p>32.9</text:p>
              </table:table-cell>
              <table:table-cell office:value-type="float" office:value="33.96667">
                <text:p>33.9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831">
                <text:p>17.831</text:p>
              </table:table-cell>
              <table:table-cell office:value-type="float" office:value="30.8">
                <text:p>30.8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.853">
                <text:p>17.853</text:p>
              </table:table-cell>
              <table:table-cell office:value-type="float" office:value="32.63334">
                <text:p>32.6333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014">
                <text:p>18.014</text:p>
              </table:table-cell>
              <table:table-cell office:value-type="float" office:value="33.7">
                <text:p>33.7</text:p>
              </table:table-cell>
              <table:table-cell office:value-type="float" office:value="33.46667">
                <text:p>33.4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038">
                <text:p>18.038</text:p>
              </table:table-cell>
              <table:table-cell office:value-type="float" office:value="32.23333">
                <text:p>32.2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06">
                <text:p>18.06</text:p>
              </table:table-cell>
              <table:table-cell office:value-type="float" office:value="32.3">
                <text:p>32.3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082">
                <text:p>18.082</text:p>
              </table:table-cell>
              <table:table-cell office:value-type="float" office:value="32.6">
                <text:p>32.6</text:p>
              </table:table-cell>
              <table:table-cell office:value-type="float" office:value="32.56667">
                <text:p>32.5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104">
                <text:p>18.104</text:p>
              </table:table-cell>
              <table:table-cell office:value-type="float" office:value="32.56667">
                <text:p>32.56667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127">
                <text:p>18.127</text:p>
              </table:table-cell>
              <table:table-cell office:value-type="float" office:value="33.13334">
                <text:p>33.13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155">
                <text:p>18.155</text:p>
              </table:table-cell>
              <table:table-cell office:value-type="float" office:value="33.6">
                <text:p>33.6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182">
                <text:p>18.182</text:p>
              </table:table-cell>
              <table:table-cell office:value-type="float" office:value="33.06667">
                <text:p>33.06667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204">
                <text:p>18.204</text:p>
              </table:table-cell>
              <table:table-cell office:value-type="float" office:value="32.56667">
                <text:p>32.5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365">
                <text:p>18.365</text:p>
              </table:table-cell>
              <table:table-cell office:value-type="float" office:value="31.63333">
                <text:p>31.63333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387">
                <text:p>18.387</text:p>
              </table:table-cell>
              <table:table-cell office:value-type="float" office:value="32.73333">
                <text:p>32.73333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41">
                <text:p>18.41</text:p>
              </table:table-cell>
              <table:table-cell office:value-type="float" office:value="33.56667">
                <text:p>33.56667</text:p>
              </table:table-cell>
              <table:table-cell office:value-type="float" office:value="32.06667">
                <text:p>32.0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432">
                <text:p>18.432</text:p>
              </table:table-cell>
              <table:table-cell office:value-type="float" office:value="32.03333">
                <text:p>32.0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454">
                <text:p>18.454</text:p>
              </table:table-cell>
              <table:table-cell office:value-type="float" office:value="32.23333">
                <text:p>32.23333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476">
                <text:p>18.476</text:p>
              </table:table-cell>
              <table:table-cell office:value-type="float" office:value="33.06667">
                <text:p>33.0666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07">
                <text:p>18.507</text:p>
              </table:table-cell>
              <table:table-cell office:value-type="float" office:value="30.76667">
                <text:p>30.76667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529">
                <text:p>18.529</text:p>
              </table:table-cell>
              <table:table-cell office:value-type="float" office:value="33.13334">
                <text:p>33.1333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551">
                <text:p>18.551</text:p>
              </table:table-cell>
              <table:table-cell office:value-type="float" office:value="32.4">
                <text:p>32.4</text:p>
              </table:table-cell>
              <table:table-cell office:value-type="float" office:value="33.23334">
                <text:p>33.23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723">
                <text:p>18.723</text:p>
              </table:table-cell>
              <table:table-cell office:value-type="float" office:value="33">
                <text:p>33</text:p>
              </table:table-cell>
              <table:table-cell office:value-type="float" office:value="33.36667">
                <text:p>33.3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745">
                <text:p>18.745</text:p>
              </table:table-cell>
              <table:table-cell office:value-type="float" office:value="31.13333">
                <text:p>31.1333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7">
                <text:p>18.77</text:p>
              </table:table-cell>
              <table:table-cell office:value-type="float" office:value="33">
                <text:p>3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794">
                <text:p>18.794</text:p>
              </table:table-cell>
              <table:table-cell office:value-type="float" office:value="31.8">
                <text:p>31.8</text:p>
              </table:table-cell>
              <table:table-cell office:value-type="float" office:value="31.86667">
                <text:p>31.8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816">
                <text:p>18.816</text:p>
              </table:table-cell>
              <table:table-cell office:value-type="float" office:value="33.43333">
                <text:p>33.4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838">
                <text:p>18.838</text:p>
              </table:table-cell>
              <table:table-cell office:value-type="float" office:value="33.33333">
                <text:p>33.33333</text:p>
              </table:table-cell>
              <table:table-cell office:value-type="float" office:value="32.93334">
                <text:p>32.93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864">
                <text:p>18.864</text:p>
              </table:table-cell>
              <table:table-cell office:value-type="float" office:value="32.86667">
                <text:p>32.86667</text:p>
              </table:table-cell>
              <table:table-cell office:value-type="float" office:value="32.63334">
                <text:p>32.633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886">
                <text:p>18.886</text:p>
              </table:table-cell>
              <table:table-cell office:value-type="float" office:value="32.83333">
                <text:p>32.83333</text:p>
              </table:table-cell>
              <table:table-cell office:value-type="float" office:value="32.03333">
                <text:p>32.0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908">
                <text:p>18.908</text:p>
              </table:table-cell>
              <table:table-cell office:value-type="float" office:value="32.3">
                <text:p>32.3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081">
                <text:p>19.081</text:p>
              </table:table-cell>
              <table:table-cell office:value-type="float" office:value="32.4">
                <text:p>32.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104">
                <text:p>19.104</text:p>
              </table:table-cell>
              <table:table-cell office:value-type="float" office:value="32.16667">
                <text:p>32.16667</text:p>
              </table:table-cell>
              <table:table-cell office:value-type="float" office:value="32.73333">
                <text:p>32.7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127">
                <text:p>19.127</text:p>
              </table:table-cell>
              <table:table-cell office:value-type="float" office:value="33.63333">
                <text:p>33.6333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149">
                <text:p>19.149</text:p>
              </table:table-cell>
              <table:table-cell office:value-type="float" office:value="32.86667">
                <text:p>32.86667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172">
                <text:p>19.172</text:p>
              </table:table-cell>
              <table:table-cell office:value-type="float" office:value="33.4">
                <text:p>33.4</text:p>
              </table:table-cell>
              <table:table-cell office:value-type="float" office:value="31.96667">
                <text:p>31.9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195">
                <text:p>19.195</text:p>
              </table:table-cell>
              <table:table-cell office:value-type="float" office:value="32.06667">
                <text:p>32.06667</text:p>
              </table:table-cell>
              <table:table-cell office:value-type="float" office:value="32.33333">
                <text:p>32.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222">
                <text:p>19.222</text:p>
              </table:table-cell>
              <table:table-cell office:value-type="float" office:value="32.63334">
                <text:p>32.63334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247">
                <text:p>19.247</text:p>
              </table:table-cell>
              <table:table-cell office:value-type="float" office:value="32.06667">
                <text:p>32.06667</text:p>
              </table:table-cell>
              <table:table-cell office:value-type="float" office:value="32.83333">
                <text:p>32.8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27">
                <text:p>19.27</text:p>
              </table:table-cell>
              <table:table-cell office:value-type="float" office:value="31.76667">
                <text:p>31.76667</text:p>
              </table:table-cell>
              <table:table-cell office:value-type="float" office:value="32.26667">
                <text:p>32.2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443">
                <text:p>19.443</text:p>
              </table:table-cell>
              <table:table-cell office:value-type="float" office:value="33.9">
                <text:p>33.9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.465">
                <text:p>19.465</text:p>
              </table:table-cell>
              <table:table-cell office:value-type="float" office:value="32.03333">
                <text:p>32.03333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487">
                <text:p>19.487</text:p>
              </table:table-cell>
              <table:table-cell office:value-type="float" office:value="32.7">
                <text:p>32.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.509">
                <text:p>19.509</text:p>
              </table:table-cell>
              <table:table-cell office:value-type="float" office:value="30.9">
                <text:p>30.9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.531">
                <text:p>19.531</text:p>
              </table:table-cell>
              <table:table-cell office:value-type="float" office:value="33.9">
                <text:p>33.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.553">
                <text:p>19.553</text:p>
              </table:table-cell>
              <table:table-cell office:value-type="float" office:value="32.56667">
                <text:p>32.56667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584">
                <text:p>19.584</text:p>
              </table:table-cell>
              <table:table-cell office:value-type="float" office:value="32.93334">
                <text:p>32.93334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607">
                <text:p>19.607</text:p>
              </table:table-cell>
              <table:table-cell office:value-type="float" office:value="32.63334">
                <text:p>32.63334</text:p>
              </table:table-cell>
              <table:table-cell office:value-type="float" office:value="32.23333">
                <text:p>32.2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629">
                <text:p>19.629</text:p>
              </table:table-cell>
              <table:table-cell office:value-type="float" office:value="32.2">
                <text:p>32.2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801">
                <text:p>19.801</text:p>
              </table:table-cell>
              <table:table-cell office:value-type="float" office:value="33.76667">
                <text:p>33.76667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823">
                <text:p>19.823</text:p>
              </table:table-cell>
              <table:table-cell office:value-type="float" office:value="32.43334">
                <text:p>32.43334</text:p>
              </table:table-cell>
              <table:table-cell office:value-type="float" office:value="33.06667">
                <text:p>33.0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85">
                <text:p>19.85</text:p>
              </table:table-cell>
              <table:table-cell office:value-type="float" office:value="32.2">
                <text:p>32.2</text:p>
              </table:table-cell>
              <table:table-cell office:value-type="float" office:value="32.96667">
                <text:p>32.9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872">
                <text:p>19.872</text:p>
              </table:table-cell>
              <table:table-cell office:value-type="float" office:value="33.36667">
                <text:p>33.36667</text:p>
              </table:table-cell>
              <table:table-cell office:value-type="float" office:value="33.66667">
                <text:p>33.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.894">
                <text:p>19.894</text:p>
              </table:table-cell>
              <table:table-cell office:value-type="float" office:value="33.43333">
                <text:p>33.4333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916">
                <text:p>19.916</text:p>
              </table:table-cell>
              <table:table-cell office:value-type="float" office:value="30.93333">
                <text:p>30.93333</text:p>
              </table:table-cell>
              <table:table-cell office:value-type="float" office:value="34.13334">
                <text:p>34.133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942">
                <text:p>19.942</text:p>
              </table:table-cell>
              <table:table-cell office:value-type="float" office:value="32.3">
                <text:p>32.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.964">
                <text:p>19.964</text:p>
              </table:table-cell>
              <table:table-cell office:value-type="float" office:value="33.03333">
                <text:p>33.03333</text:p>
              </table:table-cell>
              <table:table-cell office:value-type="float" office:value="32.53333">
                <text:p>32.5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.986">
                <text:p>19.986</text:p>
              </table:table-cell>
              <table:table-cell office:value-type="float" office:value="32.16667">
                <text:p>32.16667</text:p>
              </table:table-cell>
              <table:table-cell office:value-type="float" office:value="33.26667">
                <text:p>33.2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158">
                <text:p>20.158</text:p>
              </table:table-cell>
              <table:table-cell office:value-type="float" office:value="33.23334">
                <text:p>33.23334</text:p>
              </table:table-cell>
              <table:table-cell office:value-type="float" office:value="31.63333">
                <text:p>31.6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183">
                <text:p>20.183</text:p>
              </table:table-cell>
              <table:table-cell office:value-type="float" office:value="31.76667">
                <text:p>31.76667</text:p>
              </table:table-cell>
              <table:table-cell office:value-type="float" office:value="33.16667">
                <text:p>33.1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205">
                <text:p>20.205</text:p>
              </table:table-cell>
              <table:table-cell office:value-type="float" office:value="32.63334">
                <text:p>32.63334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.227">
                <text:p>20.227</text:p>
              </table:table-cell>
              <table:table-cell office:value-type="float" office:value="32.6">
                <text:p>32.6</text:p>
              </table:table-cell>
              <table:table-cell office:value-type="float" office:value="33.43333">
                <text:p>33.4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.25">
                <text:p>20.25</text:p>
              </table:table-cell>
              <table:table-cell office:value-type="float" office:value="32.9">
                <text:p>32.9</text:p>
              </table:table-cell>
              <table:table-cell office:value-type="float" office:value="32.13334">
                <text:p>32.13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273">
                <text:p>20.273</text:p>
              </table:table-cell>
              <table:table-cell office:value-type="float" office:value="30.96667">
                <text:p>30.9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301">
                <text:p>20.301</text:p>
              </table:table-cell>
              <table:table-cell office:value-type="float" office:value="31.06667">
                <text:p>31.06667</text:p>
              </table:table-cell>
              <table:table-cell office:value-type="float" office:value="34.26667">
                <text:p>34.2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.324">
                <text:p>20.324</text:p>
              </table:table-cell>
              <table:table-cell office:value-type="float" office:value="32.2">
                <text:p>32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346">
                <text:p>20.346</text:p>
              </table:table-cell>
              <table:table-cell office:value-type="float" office:value="33.46667">
                <text:p>33.46667</text:p>
              </table:table-cell>
              <table:table-cell office:value-type="float" office:value="32.76667">
                <text:p>32.7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.518">
                <text:p>20.518</text:p>
              </table:table-cell>
              <table:table-cell office:value-type="float" office:value="33.63333">
                <text:p>33.63333</text:p>
              </table:table-cell>
              <table:table-cell office:value-type="float" office:value="31.23333">
                <text:p>31.2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.54">
                <text:p>20.54</text:p>
              </table:table-cell>
              <table:table-cell office:value-type="float" office:value="32.4">
                <text:p>32.4</text:p>
              </table:table-cell>
              <table:table-cell office:value-type="float" office:value="33.13334">
                <text:p>33.133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.562">
                <text:p>20.562</text:p>
              </table:table-cell>
              <table:table-cell office:value-type="float" office:value="33.53333">
                <text:p>33.5333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.584">
                <text:p>20.584</text:p>
              </table:table-cell>
              <table:table-cell office:value-type="float" office:value="33.2">
                <text:p>33.2</text:p>
              </table:table-cell>
              <table:table-cell office:value-type="float" office:value="33.53333">
                <text:p>33.5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.606">
                <text:p>20.606</text:p>
              </table:table-cell>
              <table:table-cell office:value-type="float" office:value="32.76667">
                <text:p>32.76667</text:p>
              </table:table-cell>
              <table:table-cell office:value-type="float" office:value="32.06667">
                <text:p>32.0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